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20000000206FB901C8.png" manifest:media-type="image/png"/>
  <manifest:file-entry manifest:full-path="Pictures/100002000000002000000020832FC288.png" manifest:media-type="image/png"/>
  <manifest:file-entry manifest:full-path="Pictures/1000020000000020000000205CE34C52.png" manifest:media-type="image/png"/>
  <manifest:file-entry manifest:full-path="Pictures/100002000000002000000020E45777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Lucidabright1" svg:font-family="Lucidabright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Lucidabright" svg:font-family="Lucidabright" style:font-family-generic="roman"/>
    <style:font-face style:name="Times" svg:font-family="Times" style:font-family-generic="roman"/>
    <style:font-face style:name="Times New Roman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ffff" draw:fill="none" draw:fill-color="#ffffff" draw:auto-grow-height="true" fo:max-height="0cm" fo:min-height="2.909cm"/>
    </style:style>
    <style:style style:name="gr4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color="#ffff00" draw:fill="none" draw:fill-color="#ffffff" draw:auto-grow-height="true" fo:max-height="0cm" fo:min-height="2.978cm"/>
    </style:style>
    <style:style style:name="gr6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color="#c0c0c0" draw:fill="none" draw:fill-color="#ffffff" draw:auto-grow-height="true" fo:max-height="0cm" fo:min-height="3.402cm"/>
    </style:style>
    <style:style style:name="gr8" style:family="graphic" style:parent-style-name="standard">
      <style:graphic-properties draw:stroke="solid" draw:stroke-dash="Dashed_20__28_var_29__20_2" svg:stroke-width="0.102cm" svg:stroke-color="#c0c0c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cm"/>
    </style:style>
    <style:style style:name="gr12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16" style:family="graphic" style:parent-style-name="standard">
      <style:graphic-properties svg:stroke-color="#00ff00" draw:fill="none" draw:fill-color="#ffffff" draw:auto-grow-height="true" draw:auto-grow-width="true" fo:min-height="0.955cm" fo:min-width="0.847cm"/>
    </style:style>
    <style:style style:name="gr1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c0c0c0" draw:opacity="30%" draw:fill-image-width="2.54cm" draw:fill-image-height="2.54cm" draw:textarea-horizontal-align="center" draw:textarea-vertical-align="middle" draw:shadow-opacity="30%"/>
    </style:style>
    <style:style style:name="gr21" style:family="graphic" style:parent-style-name="standard">
      <style:graphic-properties svg:stroke-color="#c0c0c0" draw:fill="none" draw:fill-color="#ffffff" draw:auto-grow-height="true" draw:auto-grow-width="true" fo:min-height="1.022cm" fo:min-width="5.168cm"/>
    </style:style>
    <style:style style:name="gr22" style:family="graphic" style:parent-style-name="standard">
      <style:graphic-properties svg:stroke-color="#ff0000" draw:fill="none" draw:fill-color="#ffffff" draw:auto-grow-height="true" draw:auto-grow-width="true" fo:min-height="0.955cm" fo:min-width="4.878cm"/>
    </style:style>
    <style:style style:name="gr23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24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25" style:family="graphic" style:parent-style-name="standard">
      <style:graphic-properties draw:stroke="solid" svg:stroke-color="#ffffff" draw:fill="none" draw:fill-color="#ffffff" draw:auto-grow-height="true" draw:auto-grow-width="false" fo:max-height="0cm" fo:min-height="5.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gr28" style:family="graphic" style:parent-style-name="standard">
      <style:graphic-properties draw:stroke="none" draw:fill="none" fo:min-height="1.2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2cm" fo:min-width="0cm"/>
    </style:style>
    <style:style style:name="gr31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1.349cm" fo:min-width="0cm"/>
    </style:style>
    <style:style style:name="gr32" style:family="graphic" style:parent-style-name="standard">
      <style:graphic-properties svg:stroke-color="#00ffff" draw:fill="none" draw:fill-color="#ffffff" draw:auto-grow-height="true" draw:auto-grow-width="true" fo:min-height="0.949cm" fo:min-width="0.847cm"/>
    </style:style>
    <style:style style:name="gr3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349cm" fo:min-width="2.452cm"/>
    </style:style>
    <style:style style:name="gr34" style:family="graphic" style:parent-style-name="standard">
      <style:graphic-properties svg:stroke-color="#00ffff" draw:fill="none" draw:fill-color="#ffffff" draw:auto-grow-height="true" draw:auto-grow-width="true" fo:min-height="0.949cm" fo:min-width="1.504cm"/>
    </style:style>
    <style:style style:name="gr35" style:family="graphic" style:parent-style-name="standard">
      <style:graphic-properties svg:stroke-color="#ffff00" draw:fill="none" draw:fill-color="#ffffff" draw:auto-grow-height="true" draw:auto-grow-width="true" fo:min-height="0.94cm" fo:min-width="1.406cm"/>
    </style:style>
    <style:style style:name="gr36" style:family="graphic" style:parent-style-name="standard">
      <style:graphic-properties svg:stroke-color="#00ffff" draw:fill="none" draw:fill-color="#ffffff" draw:auto-grow-height="true" draw:auto-grow-width="true" fo:min-height="0.94cm" fo:min-width="0.847cm"/>
    </style:style>
    <style:style style:name="gr37" style:family="graphic" style:parent-style-name="standard">
      <style:graphic-properties svg:stroke-color="#0000ff" draw:fill="none" draw:fill-color="#ffffff" draw:auto-grow-height="true" draw:auto-grow-width="true" fo:min-height="0.94cm" fo:min-width="0.847cm"/>
    </style:style>
    <style:style style:name="gr38" style:family="graphic" style:parent-style-name="standard">
      <style:graphic-properties svg:stroke-color="#ff00ff" draw:fill="none" draw:fill-color="#ffffff" draw:auto-grow-height="true" draw:auto-grow-width="true" fo:min-height="0.94cm" fo:min-width="0.847cm"/>
    </style:style>
    <style:style style:name="gr39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94cm" fo:padding-top="0.025cm" fo:padding-bottom="0.025cm" fo:padding-left="0.025cm" fo:padding-right="0.025cm" draw:shadow-opacity="20%"/>
    </style:style>
    <style:style style:name="gr40" style:family="graphic" style:parent-style-name="standard">
      <style:graphic-properties draw:stroke="none" svg:stroke-color="#000000" draw:fill="none" draw:fill-color="#ffffff" draw:auto-grow-height="true" fo:max-height="0cm" fo:min-height="0.889cm"/>
    </style:style>
    <style:style style:name="gr41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3.971cm" fo:padding-top="0.025cm" fo:padding-bottom="0.025cm" fo:padding-left="0.025cm" fo:padding-right="0.025cm" draw:shadow-opacity="20%"/>
    </style:style>
    <style:style style:name="gr4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3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5.773cm" fo:padding-top="0.025cm" fo:padding-bottom="0.025cm" fo:padding-left="0.025cm" fo:padding-right="0.025cm" draw:shadow-opacity="20%"/>
    </style:style>
    <style:style style:name="gr4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7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8" style:family="graphic" style:parent-style-name="standard">
      <style:graphic-properties draw:stroke="none" svg:stroke-color="#000000" draw:fill="none" draw:fill-color="#ffffff" draw:auto-grow-height="true" fo:max-height="0cm" fo:min-height="1.381cm"/>
    </style:style>
    <style:style style:name="gr49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2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0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2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1" style:family="graphic" style:parent-style-name="standard">
      <style:graphic-properties draw:stroke="none" draw:fill-color="#ff0000" draw:opacity="50%" draw:fill-image-width="2.54cm" draw:fill-image-height="2.54cm" draw:textarea-horizontal-align="center" draw:textarea-vertical-align="middle" draw:shadow-opacity="50%"/>
    </style:style>
    <style:style style:name="gr52" style:family="graphic" style:parent-style-name="standard">
      <style:graphic-properties draw:stroke="none" svg:stroke-color="#ffffff" draw:fill="none" draw:fill-color="#ffffff" draw:auto-grow-height="true" fo:max-height="0cm" fo:min-height="2.978cm"/>
    </style:style>
    <style:style style:name="gr53" style:family="graphic" style:parent-style-name="standard">
      <style:graphic-properties draw:stroke="none" svg:stroke-color="#ffffff" draw:fill="none" draw:fill-color="#ffffff" draw:auto-grow-height="true" fo:max-height="0cm" fo:min-height="2.909cm"/>
    </style:style>
    <style:style style:name="gr54" style:family="graphic" style:parent-style-name="standard">
      <style:graphic-properties draw:stroke="none" svg:stroke-color="#ffffff" draw:fill="none" draw:fill-color="#ffffff" draw:auto-grow-height="true" fo:max-height="0cm" fo:min-height="3.402cm"/>
    </style:style>
    <style:style style:name="gr55" style:family="graphic" style:parent-style-name="standard">
      <style:graphic-properties svg:stroke-color="#ffff00" draw:textarea-horizontal-align="center" draw:textarea-vertical-align="middle"/>
    </style:style>
    <style:style style:name="gr5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cm"/>
    </style:style>
    <style:style style:name="gr57" style:family="graphic" style:parent-style-name="standard">
      <style:graphic-properties draw:stroke="none" svg:stroke-color="#000000" draw:fill="none" draw:fill-color="#ffffff" draw:auto-grow-height="true" fo:max-height="0cm" fo:min-height="1.184cm"/>
    </style:style>
    <style:style style:name="gr58" style:family="graphic" style:parent-style-name="standard">
      <style:graphic-properties draw:stroke="none" svg:stroke-color="#000000" draw:fill="none" draw:fill-color="#ffffff" draw:auto-grow-height="true" fo:max-height="0cm" fo:min-height="2.295cm"/>
    </style:style>
    <style:style style:name="gr5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934cm"/>
    </style:style>
    <style:style style:name="gr6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4.069cm"/>
    </style:style>
    <style:style style:name="gr61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2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2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2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4.524cm"/>
    </style:style>
    <style:style style:name="gr64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2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65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2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66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2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7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2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722cm"/>
    </style:style>
    <style:style style:name="gr6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721cm"/>
    </style:style>
    <style:style style:name="gr7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15cm"/>
    </style:style>
    <style:style style:name="gr7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78cm"/>
    </style:style>
    <style:style style:name="gr7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96cm"/>
    </style:style>
    <style:style style:name="gr7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11cm"/>
    </style:style>
    <style:style style:name="gr7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6.561cm"/>
    </style:style>
    <style:style style:name="gr75" style:family="graphic" style:parent-style-name="standard">
      <style:graphic-properties draw:stroke="none" svg:stroke-color="#000000" draw:fill="none" draw:fill-color="#ffffff" draw:auto-grow-height="true" fo:max-height="0cm" fo:min-height="1.152cm"/>
    </style:style>
    <style:style style:name="gr76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0cm" fo:padding-top="0.025cm" fo:padding-bottom="0.025cm" fo:padding-left="0.025cm" fo:padding-right="0.025cm"/>
    </style:style>
    <style:style style:name="gr77" style:family="graphic" style:parent-style-name="standard">
      <style:graphic-properties svg:stroke-color="#ffffff" draw:textarea-horizontal-align="center" draw:textarea-vertical-align="middle"/>
    </style:style>
    <style:style style:name="gr78" style:family="graphic" style:parent-style-name="standard">
      <style:graphic-properties draw:stroke="none" svg:stroke-color="#ffffff" draw:fill="solid" draw:fill-color="#ffffff" draw:opacity="50%" draw:fill-image-width="2.54cm" draw:fill-image-height="2.54cm" draw:textarea-horizontal-align="center" draw:textarea-vertical-align="middle" draw:shadow-opacity="50%"/>
    </style:style>
    <style:style style:name="gr79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2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2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176cm"/>
    </style:style>
    <style:style style:name="gr8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0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5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6.4cm"/>
    </style:style>
    <style:style style:name="gr8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79cm"/>
    </style:style>
    <style:style style:name="gr89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9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05cm"/>
    </style:style>
    <style:style style:name="gr91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5.381cm" fo:padding-top="0.025cm" fo:padding-bottom="0.025cm" fo:padding-left="0.025cm" fo:padding-right="0.025cm"/>
    </style:style>
    <style:style style:name="gr9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3.651cm"/>
    </style:style>
    <style:style style:name="gr9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22cm"/>
    </style:style>
    <style:style style:name="gr9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95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9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19cm"/>
    </style:style>
    <style:style style:name="gr9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18cm"/>
    </style:style>
    <style:style style:name="gr9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23cm"/>
    </style:style>
    <style:style style:name="gr99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none" draw:fill="solid" draw:fill-color="#00ffff" draw:opacity="50%" draw:fill-image-width="2.54cm" draw:fill-image-height="2.54cm" draw:textarea-horizontal-align="center" draw:textarea-vertical-align="middle" draw:shadow-opacity="50%"/>
    </style:style>
    <style:style style:name="gr10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6.929cm"/>
    </style:style>
    <style:style style:name="gr102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0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48cm"/>
    </style:style>
    <style:style style:name="gr105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6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7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8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108cm"/>
    </style:style>
    <style:style style:name="gr110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67cm"/>
    </style:style>
    <style:style style:name="gr11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66cm"/>
    </style:style>
    <style:style style:name="gr11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72cm"/>
    </style:style>
    <style:style style:name="gr11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71cm"/>
    </style:style>
    <style:style style:name="gr11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273cm"/>
    </style:style>
    <style:style style:name="gr11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46cm"/>
    </style:style>
    <style:style style:name="gr11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09cm"/>
    </style:style>
    <style:style style:name="gr11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20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0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1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38cm"/>
    </style:style>
    <style:style style:name="gr12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3cm"/>
    </style:style>
    <style:style style:name="gr12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42cm"/>
    </style:style>
    <style:style style:name="gr12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3.839cm"/>
    </style:style>
    <style:style style:name="gr12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4cm"/>
    </style:style>
    <style:style style:name="gr12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225cm"/>
    </style:style>
    <style:style style:name="gr130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13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2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4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3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4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4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4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21cm"/>
    </style:style>
    <style:style style:name="gr13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378cm"/>
    </style:style>
    <style:style style:name="gr137" style:family="graphic" style:parent-style-name="standard">
      <style:graphic-properties svg:stroke-color="#ffff00" draw:marker-end="Arrowheads_20_48" draw:marker-end-width="0.25cm" draw:textarea-horizontal-align="center" draw:textarea-vertical-align="middle"/>
    </style:style>
    <style:style style:name="gr138" style:family="graphic" style:parent-style-name="standard">
      <style:graphic-properties svg:stroke-color="#ffff00" draw:marker-end="Arrowheads_20_49" draw:marker-end-width="0.25cm" draw:textarea-horizontal-align="center" draw:textarea-vertical-align="middle"/>
    </style:style>
    <style:style style:name="gr139" style:family="graphic" style:parent-style-name="standard">
      <style:graphic-properties svg:stroke-color="#ffff00" draw:marker-end="Arrowheads_20_50" draw:marker-end-width="0.25cm" draw:textarea-horizontal-align="center" draw:textarea-vertical-align="middle"/>
    </style:style>
    <style:style style:name="gr14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4.801cm"/>
    </style:style>
    <style:style style:name="gr141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2.107cm" fo:padding-top="0.025cm" fo:padding-bottom="0.025cm" fo:padding-left="0.025cm" fo:padding-right="0.025cm"/>
    </style:style>
    <style:style style:name="gr14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256cm"/>
    </style:style>
    <style:style style:name="gr14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47cm"/>
    </style:style>
    <style:style style:name="gr144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1.04cm" fo:padding-top="0.025cm" fo:padding-bottom="0.025cm" fo:padding-left="0.025cm" fo:padding-right="0.025cm"/>
    </style:style>
    <style:style style:name="gr14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4.403cm"/>
    </style:style>
    <style:style style:name="gr14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855cm"/>
    </style:style>
    <style:style style:name="gr147" style:family="graphic" style:parent-style-name="standard">
      <style:graphic-properties svg:stroke-color="#ffffff" draw:marker-end="Arrowheads_20_51" draw:marker-end-width="0.25cm" draw:textarea-horizontal-align="center" draw:textarea-vertical-align="middle"/>
    </style:style>
    <style:style style:name="gr148" style:family="graphic" style:parent-style-name="standard">
      <style:graphic-properties svg:stroke-color="#ff0000" draw:marker-end="Arrowheads_20_52" draw:marker-end-width="0.25cm" draw:textarea-horizontal-align="center" draw:textarea-vertical-align="middle"/>
    </style:style>
    <style:style style:name="gr149" style:family="graphic" style:parent-style-name="standard">
      <style:graphic-properties svg:stroke-color="#ffffff" draw:marker-end="Arrowheads_20_53" draw:marker-end-width="0.25cm" draw:textarea-horizontal-align="center" draw:textarea-vertical-align="middle"/>
    </style:style>
    <style:style style:name="gr150" style:family="graphic" style:parent-style-name="standard">
      <style:graphic-properties svg:stroke-color="#ff0000" draw:marker-end="Arrowheads_20_54" draw:marker-end-width="0.25cm" draw:textarea-horizontal-align="center" draw:textarea-vertical-align="middle"/>
    </style:style>
    <style:style style:name="gr15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4cm"/>
    </style:style>
    <style:style style:name="gr152" style:family="graphic" style:parent-style-name="standard">
      <style:graphic-properties svg:stroke-color="#ffffff" draw:marker-end="Arrowheads_20_55" draw:marker-end-width="0.25cm" draw:textarea-horizontal-align="center" draw:textarea-vertical-align="middle"/>
    </style:style>
    <style:style style:name="gr153" style:family="graphic" style:parent-style-name="standard">
      <style:graphic-properties svg:stroke-color="#ff0000" draw:marker-end="Arrowheads_20_56" draw:marker-end-width="0.25cm" draw:textarea-horizontal-align="center" draw:textarea-vertical-align="middle"/>
    </style:style>
    <style:style style:name="gr154" style:family="graphic" style:parent-style-name="standard">
      <style:graphic-properties svg:stroke-color="#ffffff" draw:marker-end="Arrowheads_20_57" draw:marker-end-width="0.25cm" draw:textarea-horizontal-align="center" draw:textarea-vertical-align="middle"/>
    </style:style>
    <style:style style:name="gr155" style:family="graphic" style:parent-style-name="standard">
      <style:graphic-properties svg:stroke-color="#ff0000" draw:marker-end="Arrowheads_20_58" draw:marker-end-width="0.25cm" draw:textarea-horizontal-align="center" draw:textarea-vertical-align="middle"/>
    </style:style>
    <style:style style:name="gr156" style:family="graphic" style:parent-style-name="standard">
      <style:graphic-properties draw:stroke="dash" draw:stroke-dash="Fine_20_Dashed" svg:stroke-width="0.051cm" svg:stroke-color="#ff0000" draw:marker-start-width="0.376cm" draw:marker-start-center="false" draw:marker-end-width="0.376cm" draw:marker-end-center="false" svg:stroke-opacity="100%" draw:stroke-linejoin="round" draw:fill="solid" draw:fill-color="#ff0000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7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6.363cm" fo:padding-top="0.025cm" fo:padding-bottom="0.025cm" fo:padding-left="0.025cm" fo:padding-right="0.025cm"/>
    </style:style>
    <style:style style:name="gr158" style:family="graphic" style:parent-style-name="standard">
      <style:graphic-properties draw:stroke="solid" svg:stroke-color="#ffffff" draw:fill="solid" draw:fill-color="#ffffff" draw:textarea-horizontal-align="center" draw:textarea-vertical-align="middle"/>
    </style:style>
    <style:style style:name="gr159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4.317cm" fo:padding-top="0.025cm" fo:padding-bottom="0.025cm" fo:padding-left="0.025cm" fo:padding-right="0.025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83cm"/>
    </style:style>
    <style:style style:name="gr16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27cm"/>
    </style:style>
    <style:style style:name="gr162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463cm"/>
    </style:style>
    <style:style style:name="gr163" style:family="graphic" style:parent-style-name="standard">
      <style:graphic-properties svg:stroke-color="#00ff00" draw:textarea-horizontal-align="center" draw:textarea-vertical-align="middle"/>
    </style:style>
    <style:style style:name="gr16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6cm"/>
    </style:style>
    <style:style style:name="gr16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174cm"/>
    </style:style>
    <style:style style:name="gr16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5.38cm"/>
    </style:style>
    <style:style style:name="gr16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76cm"/>
    </style:style>
    <style:style style:name="gr16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75cm"/>
    </style:style>
    <style:style style:name="gr16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72cm"/>
    </style:style>
    <style:style style:name="gr170" style:family="graphic" style:parent-style-name="standard">
      <style:graphic-properties svg:stroke-color="#00ffff" draw:marker-end="Arrowheads_20_59" draw:marker-end-width="0.25cm" draw:textarea-horizontal-align="center" draw:textarea-vertical-align="middle"/>
    </style:style>
    <style:style style:name="gr171" style:family="graphic" style:parent-style-name="standard">
      <style:graphic-properties svg:stroke-color="#00ffff" draw:marker-end="Arrowheads_20_60" draw:marker-end-width="0.25cm" draw:textarea-horizontal-align="center" draw:textarea-vertical-align="middle"/>
    </style:style>
    <style:style style:name="gr172" style:family="graphic" style:parent-style-name="standard">
      <style:graphic-properties draw:stroke="none" svg:stroke-width="0.051cm" svg:stroke-color="#ffff00" draw:marker-start-width="0.076cm" draw:marker-end-width="0.076cm" draw:fill="none" draw:fill-color="#ffffff" draw:auto-grow-height="true" fo:max-height="0cm" fo:min-height="0.983cm"/>
    </style:style>
    <style:style style:name="gr173" style:family="graphic" style:parent-style-name="standard">
      <style:graphic-properties svg:stroke-color="#ffff00" draw:marker-end="Arrowheads_20_61" draw:marker-end-width="0.25cm" draw:textarea-horizontal-align="center" draw:textarea-vertical-align="middle"/>
    </style:style>
    <style:style style:name="gr17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4.192cm"/>
    </style:style>
    <style:style style:name="gr175" style:family="graphic" style:parent-style-name="standard">
      <style:graphic-properties svg:stroke-color="#ffff00" draw:marker-end="Arrowheads_20_62" draw:marker-end-width="0.25cm" draw:textarea-horizontal-align="center" draw:textarea-vertical-align="middle"/>
    </style:style>
    <style:style style:name="gr17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3.817cm"/>
    </style:style>
    <style:style style:name="gr177" style:family="graphic" style:parent-style-name="standard">
      <style:graphic-properties svg:stroke-color="#00ffff" draw:marker-end="Arrowheads_20_63" draw:marker-end-width="0.25cm" draw:textarea-horizontal-align="center" draw:textarea-vertical-align="middle"/>
    </style:style>
    <style:style style:name="gr178" style:family="graphic" style:parent-style-name="standard">
      <style:graphic-properties svg:stroke-color="#00ffff" draw:marker-end="Arrowheads_20_64" draw:marker-end-width="0.25cm" draw:textarea-horizontal-align="center" draw:textarea-vertical-align="middle"/>
    </style:style>
    <style:style style:name="gr17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1" style:family="graphic" style:parent-style-name="standard">
      <style:graphic-properties draw:fill="solid" draw:fill-color="#ff0000" draw:textarea-horizontal-align="center" draw:textarea-vertical-align="middle"/>
    </style:style>
    <style:style style:name="gr182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442cm" fo:padding-top="0.025cm" fo:padding-bottom="0.025cm" fo:padding-left="0.025cm" fo:padding-right="0.025cm" draw:shadow-opacity="20%"/>
    </style:style>
    <style:style style:name="gr183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547cm" fo:padding-top="0.025cm" fo:padding-bottom="0.025cm" fo:padding-left="0.025cm" fo:padding-right="0.025cm" draw:shadow-opacity="20%"/>
    </style:style>
    <style:style style:name="gr18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3.063cm"/>
    </style:style>
    <style:style style:name="gr188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847cm"/>
    </style:style>
    <style:style style:name="gr189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04cm"/>
    </style:style>
    <style:style style:name="gr190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191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7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2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3.313cm" fo:padding-top="0.025cm" fo:padding-bottom="0.025cm" fo:padding-left="0.025cm" fo:padding-right="0.025cm" draw:shadow-opacity="20%"/>
    </style:style>
    <style:style style:name="gr19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914cm"/>
    </style:style>
    <style:style style:name="gr19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839cm"/>
    </style:style>
    <style:style style:name="gr195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7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035cm"/>
    </style:style>
    <style:style style:name="gr197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7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8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7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5.344cm"/>
    </style:style>
    <style:style style:name="gr201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5.021cm"/>
    </style:style>
    <style:style style:name="gr202" style:family="graphic" style:parent-style-name="standard">
      <style:graphic-properties draw:stroke="none" draw:fill="solid" draw:fill-color="#99ccff" draw:fill-image-width="2.54cm" draw:fill-image-height="2.54cm" draw:textarea-horizontal-align="center" draw:textarea-vertical-align="middle"/>
    </style:style>
    <style:style style:name="gr203" style:family="graphic" style:parent-style-name="standard">
      <style:graphic-properties draw:stroke="none" svg:stroke-color="#00ff00" draw:fill="solid" draw:fill-color="#0047ff" draw:opacity="100%" draw:fill-image-width="2.54cm" draw:fill-image-height="2.54cm" draw:textarea-horizontal-align="center" draw:textarea-vertical-align="middle" draw:shadow-opacity="100%"/>
    </style:style>
    <style:style style:name="gr204" style:family="graphic" style:parent-style-name="standard">
      <style:graphic-properties draw:stroke="none" svg:stroke-color="#00ff00" draw:fill="solid" draw:fill-color="#00ff00" draw:opacity="100%" draw:fill-image-width="2.54cm" draw:fill-image-height="2.54cm" draw:textarea-horizontal-align="center" draw:textarea-vertical-align="middle" draw:shadow-opacity="100%"/>
    </style:style>
    <style:style style:name="gr205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75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6" style:family="graphic" style:parent-style-name="standard">
      <style:graphic-properties draw:stroke="solid" draw:stroke-dash="Dashed_20__28_var_29__20_2" svg:stroke-width="0.051cm" svg:stroke-color="#99ccff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7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208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76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9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77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0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78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1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79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2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80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3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81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4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82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5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83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6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="Arrowheads_20_84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7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8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8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8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2.574cm"/>
    </style:style>
    <style:style style:name="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draw:auto-grow-height="true" fo:min-height="10.587cm"/>
    </style:style>
    <style:style style:name="pr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835cm"/>
    </style:style>
    <style:style style:name="pr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7cm"/>
    </style:style>
    <style:style style:name="pr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541cm"/>
    </style:style>
    <style:style style:name="pr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6cm"/>
    </style:style>
    <style:style style:name="pr7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405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1cm" fo:margin-right="0cm" fo:text-indent="0cm"/>
      <style:text-properties fo:color="#00ffff" fo:font-size="2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99ff"/>
    </style:style>
    <style:style style:name="P5" style:family="paragraph">
      <style:text-properties fo:color="#c0c0c0"/>
    </style:style>
    <style:style style:name="P6" style:family="paragraph">
      <style:text-properties fo:color="#ffffff" fo:font-size="36pt"/>
    </style:style>
    <style:style style:name="P7" style:family="paragraph">
      <style:text-properties fo:color="#ffff00"/>
    </style:style>
    <style:style style:name="P8" style:family="paragraph">
      <style:text-properties fo:color="#00ffff"/>
    </style:style>
    <style:style style:name="P9" style:family="paragraph">
      <style:text-properties fo:color="#ffffff" fo:font-size="48pt"/>
    </style:style>
    <style:style style:name="P10" style:family="paragraph">
      <style:text-properties fo:color="#ffff00" fo:font-size="48pt"/>
    </style:style>
    <style:style style:name="P11" style:family="paragraph">
      <style:text-properties fo:color="#c0c0c0" fo:font-size="48pt"/>
    </style:style>
    <style:style style:name="P12" style:family="paragraph">
      <style:text-properties fo:color="#ffffff"/>
    </style:style>
    <style:style style:name="P13" style:family="paragraph">
      <style:text-properties fo:color="#00ff00"/>
    </style:style>
    <style:style style:name="P14" style:family="paragraph">
      <style:text-properties fo:color="#00ff00" fo:font-size="48pt"/>
    </style:style>
    <style:style style:name="P15" style:family="paragraph">
      <style:text-properties fo:color="#ff0000"/>
    </style:style>
    <style:style style:name="P16" style:family="paragraph">
      <style:text-properties fo:color="#00ff00" fo:font-size="20pt" style:font-size-asian="20pt" style:font-size-complex="20pt"/>
    </style:style>
    <style:style style:name="P17" style:family="paragraph">
      <style:paragraph-properties fo:margin-left="0cm" fo:margin-right="0cm" fo:text-indent="0cm"/>
      <style:text-properties fo:color="#00ff00" fo:font-size="20pt" style:font-size-asian="20pt" style:font-size-complex="20pt"/>
    </style:style>
    <style:style style:name="P18" style:family="paragraph">
      <style:text-properties fo:color="#ffffff" fo:font-size="20pt" style:font-size-asian="20pt" style:font-size-complex="20pt"/>
    </style:style>
    <style:style style:name="P19" style:family="paragraph">
      <style:text-properties fo:color="#00ff00" fo:font-size="24pt" style:font-size-asian="24pt" style:font-size-complex="24pt"/>
    </style:style>
    <style:style style:name="P20" style:family="paragraph">
      <style:text-properties fo:color="#ffff00" fo:font-size="24pt" style:font-size-asian="24pt" style:font-size-complex="24pt"/>
    </style:style>
    <style:style style:name="P21" style:family="paragraph">
      <style:text-properties fo:color="#00ffff" fo:font-size="24pt" style:font-size-asian="24pt" style:font-size-complex="24pt"/>
    </style:style>
    <style:style style:name="P22" style:family="paragraph">
      <style:text-properties fo:color="#0000ff" fo:font-size="24pt" style:font-size-asian="24pt" style:font-size-complex="24pt"/>
    </style:style>
    <style:style style:name="P23" style:family="paragraph">
      <style:text-properties fo:color="#ff00ff" fo:font-size="24pt" style:font-size-asian="24pt" style:font-size-complex="24pt"/>
    </style:style>
    <style:style style:name="P24" style:family="paragraph">
      <style:text-properties fo:color="#ff0000" fo:font-size="24pt" style:font-size-asian="24pt" style:font-size-complex="24pt"/>
    </style:style>
    <style:style style:name="P25" style:family="paragraph">
      <style:paragraph-properties fo:margin-left="0cm" fo:margin-right="0cm" fo:text-indent="0cm"/>
      <style:text-properties fo:color="#ffff00" fo:font-size="20pt" style:font-size-asian="20pt" style:font-size-complex="20pt"/>
    </style:style>
    <style:style style:name="P26" style:family="paragraph">
      <style:paragraph-properties fo:margin-left="0cm" fo:margin-right="0cm" fo:text-indent="0cm"/>
      <style:text-properties fo:color="#00ffff" fo:font-size="20pt" style:font-size-asian="20pt" style:font-size-complex="20pt"/>
    </style:style>
    <style:style style:name="P27" style:family="paragraph">
      <style:paragraph-properties fo:margin-left="0cm" fo:margin-right="0cm" fo:text-indent="0cm"/>
      <style:text-properties fo:color="#0000ff" fo:font-size="20pt" style:font-size-asian="20pt" style:font-size-complex="20pt"/>
    </style:style>
    <style:style style:name="P28" style:family="paragraph">
      <style:paragraph-properties fo:margin-left="0cm" fo:margin-right="0cm" fo:text-indent="0cm"/>
      <style:text-properties fo:color="#ff00ff" fo:font-size="20pt" style:font-size-asian="20pt" style:font-size-complex="20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justify" fo:text-indent="0cm"/>
    </style:style>
    <style:style style:name="P31" style:family="paragraph">
      <style:paragraph-properties fo:text-align="justify"/>
      <style:text-properties fo:color="#ffffff" fo:font-size="20pt"/>
    </style:style>
    <style:style style:name="P32" style:family="paragraph">
      <style:paragraph-properties fo:text-align="justify"/>
      <style:text-properties fo:color="#00ff00" fo:font-size="20pt"/>
    </style:style>
    <style:style style:name="P33" style:family="paragraph">
      <style:paragraph-properties fo:text-align="justify"/>
      <style:text-properties fo:color="#c0c0c0" fo:font-size="20pt"/>
    </style:style>
    <style:style style:name="P34" style:family="paragraph">
      <style:paragraph-properties fo:text-align="justify"/>
      <style:text-properties fo:color="#ffffff"/>
    </style:style>
    <style:style style:name="P35" style:family="paragraph">
      <style:text-properties fo:color="#00ff00" fo:font-size="18pt"/>
    </style:style>
    <style:style style:name="P36" style:family="paragraph">
      <style:text-properties fo:color="#ff0000" fo:font-size="18pt"/>
    </style:style>
    <style:style style:name="P37" style:family="paragraph">
      <style:text-properties fo:color="#00ffff" fo:font-size="48pt"/>
    </style:style>
    <style:style style:name="P38" style:family="paragraph">
      <style:text-properties fo:color="#ffff00" style:font-name="Symbol" fo:font-size="20pt"/>
    </style:style>
    <style:style style:name="P39" style:family="paragraph">
      <style:text-properties fo:color="#00ffff" fo:font-size="18pt"/>
    </style:style>
    <style:style style:name="P40" style:family="paragraph">
      <style:paragraph-properties fo:text-align="justify"/>
      <style:text-properties fo:color="#0099ff"/>
    </style:style>
    <style:style style:name="P41" style:family="paragraph">
      <style:text-properties fo:color="#00ff00" fo:font-size="20pt"/>
    </style:style>
    <style:style style:name="P42" style:family="paragraph">
      <style:text-properties fo:color="#ffffff" fo:font-size="20pt"/>
    </style:style>
    <style:style style:name="P43" style:family="paragraph">
      <style:paragraph-properties fo:text-align="justify"/>
      <style:text-properties fo:color="#ffffff" fo:font-size="22pt"/>
    </style:style>
    <style:style style:name="P44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45" style:family="paragraph">
      <style:text-properties fo:color="#ff0000" fo:font-size="20pt"/>
    </style:style>
    <style:style style:name="P46" style:family="paragraph">
      <style:text-properties fo:color="#ffff00" fo:font-size="20pt"/>
    </style:style>
    <style:style style:name="P47" style:family="paragraph">
      <style:paragraph-properties fo:text-align="justify"/>
      <style:text-properties fo:color="#ffff00" fo:font-size="20pt"/>
    </style:style>
    <style:style style:name="P48" style:family="paragraph">
      <style:paragraph-properties fo:text-align="justify"/>
      <style:text-properties fo:color="#0099ff" fo:font-size="20pt"/>
    </style:style>
    <style:style style:name="P49" style:family="paragraph">
      <style:paragraph-properties fo:text-align="justify"/>
      <style:text-properties fo:color="#00ff00" fo:font-size="19pt"/>
    </style:style>
    <style:style style:name="P50" style:family="paragraph">
      <style:text-properties style:text-position="0% 100%" fo:font-size="22pt"/>
    </style:style>
    <style:style style:name="P51" style:family="paragraph">
      <style:paragraph-properties fo:text-align="justify"/>
      <style:text-properties fo:color="#ffff00" fo:font-size="24pt"/>
    </style:style>
    <style:style style:name="P52" style:family="paragraph">
      <style:paragraph-properties fo:text-align="justify"/>
      <style:text-properties fo:color="#00ff00" fo:font-size="24pt"/>
    </style:style>
    <style:style style:name="P53" style:family="paragraph">
      <style:text-properties fo:color="#00ffff" fo:font-size="22pt"/>
    </style:style>
    <style:style style:name="P54" style:family="paragraph">
      <style:text-properties fo:color="#ffff00" fo:font-size="22pt"/>
    </style:style>
    <style:style style:name="P55" style:family="paragraph">
      <style:text-properties fo:color="#00ff00" fo:font-size="22pt"/>
    </style:style>
    <style:style style:name="T1" style:family="text">
      <style:text-properties fo:color="#00ffff" fo:font-size="26pt"/>
    </style:style>
    <style:style style:name="T2" style:family="text">
      <style:text-properties fo:color="#0099ff"/>
    </style:style>
    <style:style style:name="T3" style:family="text">
      <style:text-properties fo:color="#c0c0c0"/>
    </style:style>
    <style:style style:name="T4" style:family="text">
      <style:text-properties fo:color="#ffffff" fo:font-size="36pt"/>
    </style:style>
    <style:style style:name="T5" style:family="text">
      <style:text-properties fo:color="#c0c0c0" fo:font-size="36pt"/>
    </style:style>
    <style:style style:name="T6" style:family="text">
      <style:text-properties fo:color="#c0c0c0" style:font-name="Standard Symbols L" fo:font-size="36pt"/>
    </style:style>
    <style:style style:name="T7" style:family="text">
      <style:text-properties fo:color="#00ff00" fo:font-size="36pt"/>
    </style:style>
    <style:style style:name="T8" style:family="text">
      <style:text-properties fo:color="#00ffff" fo:font-size="36pt"/>
    </style:style>
    <style:style style:name="T9" style:family="text">
      <style:text-properties fo:color="#ffff00" fo:font-size="36pt"/>
    </style:style>
    <style:style style:name="T10" style:family="text">
      <style:text-properties fo:color="#ffff00"/>
    </style:style>
    <style:style style:name="T11" style:family="text">
      <style:text-properties fo:color="#00ffff"/>
    </style:style>
    <style:style style:name="T12" style:family="text">
      <style:text-properties fo:color="#00ffff" fo:font-size="48pt"/>
    </style:style>
    <style:style style:name="T13" style:family="text">
      <style:text-properties fo:color="#ffff00" fo:font-size="48pt"/>
    </style:style>
    <style:style style:name="T14" style:family="text">
      <style:text-properties fo:color="#c0c0c0" style:font-name="Standard Symbols L"/>
    </style:style>
    <style:style style:name="T15" style:family="text">
      <style:text-properties fo:color="#c0c0c0" style:font-name="Symbol"/>
    </style:style>
    <style:style style:name="T16" style:family="text">
      <style:text-properties fo:color="#c0c0c0" fo:font-size="48pt"/>
    </style:style>
    <style:style style:name="T17" style:family="text">
      <style:text-properties fo:color="#ffffff"/>
    </style:style>
    <style:style style:name="T18" style:family="text">
      <style:text-properties fo:color="#ffffff" fo:font-size="48pt"/>
    </style:style>
    <style:style style:name="T19" style:family="text">
      <style:text-properties fo:color="#00ff00"/>
    </style:style>
    <style:style style:name="T20" style:family="text">
      <style:text-properties fo:color="#00ff00" fo:font-size="48pt"/>
    </style:style>
    <style:style style:name="T21" style:family="text">
      <style:text-properties fo:color="#c0c0c0" style:font-name="Times1"/>
    </style:style>
    <style:style style:name="T22" style:family="text">
      <style:text-properties fo:color="#ff0000"/>
    </style:style>
    <style:style style:name="T23" style:family="text">
      <style:text-properties fo:color="#ff0000" style:text-position="sub 58%"/>
    </style:style>
    <style:style style:name="T24" style:family="text">
      <style:text-properties fo:color="#00ffff" style:text-position="sub 58%"/>
    </style:style>
    <style:style style:name="T25" style:family="text">
      <style:text-properties fo:color="#00ff00" fo:font-size="20pt" style:font-size-asian="20pt" style:font-size-complex="20pt"/>
    </style:style>
    <style:style style:name="T26" style:family="text">
      <style:text-properties fo:color="#c0c0c0" fo:font-size="20pt" style:font-size-asian="20pt" style:font-size-complex="20pt"/>
    </style:style>
    <style:style style:name="T27" style:family="text">
      <style:text-properties fo:color="#ff0000" fo:font-size="20pt" style:font-size-asian="20pt" style:font-size-complex="20pt"/>
    </style:style>
    <style:style style:name="T28" style:family="text">
      <style:text-properties fo:color="#ffffff" fo:font-size="20pt" style:font-size-asian="20pt" style:font-size-complex="20pt"/>
    </style:style>
    <style:style style:name="T29" style:family="text">
      <style:text-properties fo:color="#ffffff" style:text-position="sub 58%" fo:font-size="20pt" style:font-size-asian="20pt" style:font-size-complex="20pt"/>
    </style:style>
    <style:style style:name="T30" style:family="text">
      <style:text-properties fo:color="#ffff00" fo:font-size="20pt" style:font-size-asian="20pt" style:font-size-complex="20pt"/>
    </style:style>
    <style:style style:name="T31" style:family="text">
      <style:text-properties fo:color="#ffff00" style:text-position="sub 58%" fo:font-size="20pt" style:font-size-asian="20pt" style:font-size-complex="20pt"/>
    </style:style>
    <style:style style:name="T32" style:family="text">
      <style:text-properties fo:color="#00ff00" style:text-position="sub 58%" fo:font-size="20pt" style:font-size-asian="20pt" style:font-size-complex="20pt"/>
    </style:style>
    <style:style style:name="T33" style:family="text">
      <style:text-properties fo:color="#ffffff" style:text-position="0% 100%" fo:font-size="20pt" style:font-size-asian="20pt" style:font-size-complex="20pt"/>
    </style:style>
    <style:style style:name="T34" style:family="text">
      <style:text-properties fo:color="#00ff00" style:text-position="0% 100%" fo:font-size="20pt" style:font-size-asian="20pt" style:font-size-complex="20pt"/>
    </style:style>
    <style:style style:name="T35" style:family="text">
      <style:text-properties fo:color="#ffff00" style:text-position="0% 100%" fo:font-size="20pt" style:font-size-asian="20pt" style:font-size-complex="20pt"/>
    </style:style>
    <style:style style:name="T36" style:family="text">
      <style:text-properties fo:color="#00ffff" style:text-position="0% 100%" fo:font-size="20pt" style:font-size-asian="20pt" style:font-size-complex="20pt"/>
    </style:style>
    <style:style style:name="T37" style:family="text">
      <style:text-properties fo:color="#00ffff" style:text-position="sub 58%" fo:font-size="20pt" style:font-size-asian="20pt" style:font-size-complex="20pt"/>
    </style:style>
    <style:style style:name="T38" style:family="text">
      <style:text-properties fo:color="#ff00ff" style:text-position="0% 100%" fo:font-size="20pt" style:font-size-asian="20pt" style:font-size-complex="20pt"/>
    </style:style>
    <style:style style:name="T39" style:family="text">
      <style:text-properties fo:color="#ff00ff" style:text-position="sub 58%" fo:font-size="20pt" style:font-size-asian="20pt" style:font-size-complex="20pt"/>
    </style:style>
    <style:style style:name="T40" style:family="text">
      <style:text-properties fo:color="#0000ff" style:text-position="0% 100%" fo:font-size="20pt" style:font-size-asian="20pt" style:font-size-complex="20pt"/>
    </style:style>
    <style:style style:name="T41" style:family="text">
      <style:text-properties fo:color="#0000ff" style:text-position="sub 58%" fo:font-size="20pt" style:font-size-asian="20pt" style:font-size-complex="20pt"/>
    </style:style>
    <style:style style:name="T42" style:family="text">
      <style:text-properties fo:color="#ff0000" style:text-position="0% 100%" fo:font-size="20pt" style:font-size-asian="20pt" style:font-size-complex="20pt"/>
    </style:style>
    <style:style style:name="T43" style:family="text">
      <style:text-properties fo:color="#ff0000" style:text-position="sub 58%" fo:font-size="20pt" style:font-size-asian="20pt" style:font-size-complex="20pt"/>
    </style:style>
    <style:style style:name="T44" style:family="text">
      <style:text-properties fo:color="#00ff00" fo:font-size="24pt" style:font-size-asian="24pt" style:font-size-complex="24pt"/>
    </style:style>
    <style:style style:name="T45" style:family="text">
      <style:text-properties fo:color="#00ff00" style:text-position="sub 58%" fo:font-size="24pt" style:font-size-asian="24pt" style:font-size-complex="24pt"/>
    </style:style>
    <style:style style:name="T46" style:family="text">
      <style:text-properties fo:color="#ffff00" fo:font-size="24pt" style:font-size-asian="24pt" style:font-size-complex="24pt"/>
    </style:style>
    <style:style style:name="T47" style:family="text">
      <style:text-properties fo:color="#ffff00" style:text-position="sub 58%" fo:font-size="24pt" style:font-size-asian="24pt" style:font-size-complex="24pt"/>
    </style:style>
    <style:style style:name="T48" style:family="text">
      <style:text-properties fo:color="#00ffff" fo:font-size="24pt" style:font-size-asian="24pt" style:font-size-complex="24pt"/>
    </style:style>
    <style:style style:name="T49" style:family="text">
      <style:text-properties fo:color="#00ffff" style:text-position="sub 58%" fo:font-size="24pt" style:font-size-asian="24pt" style:font-size-complex="24pt"/>
    </style:style>
    <style:style style:name="T50" style:family="text">
      <style:text-properties fo:color="#0000ff" fo:font-size="24pt" style:font-size-asian="24pt" style:font-size-complex="24pt"/>
    </style:style>
    <style:style style:name="T51" style:family="text">
      <style:text-properties fo:color="#0000ff" style:text-position="sub 58%" fo:font-size="24pt" style:font-size-asian="24pt" style:font-size-complex="24pt"/>
    </style:style>
    <style:style style:name="T52" style:family="text">
      <style:text-properties fo:color="#ff00ff" fo:font-size="24pt" style:font-size-asian="24pt" style:font-size-complex="24pt"/>
    </style:style>
    <style:style style:name="T53" style:family="text">
      <style:text-properties fo:color="#ff00ff" style:text-position="sub 58%" fo:font-size="24pt" style:font-size-asian="24pt" style:font-size-complex="24pt"/>
    </style:style>
    <style:style style:name="T54" style:family="text">
      <style:text-properties fo:color="#ff0000" fo:font-size="24pt" style:font-size-asian="24pt" style:font-size-complex="24pt"/>
    </style:style>
    <style:style style:name="T55" style:family="text">
      <style:text-properties fo:color="#ff0000" style:text-position="sub 58%" fo:font-size="24pt" style:font-size-asian="24pt" style:font-size-complex="24pt"/>
    </style:style>
    <style:style style:name="T56" style:family="text">
      <style:text-properties fo:color="#ffffff" style:text-position="sub 58%"/>
    </style:style>
    <style:style style:name="T57" style:family="text">
      <style:text-properties fo:color="#ffffff" style:text-position="0% 100%"/>
    </style:style>
    <style:style style:name="T58" style:family="text">
      <style:text-properties fo:color="#ffffff" style:text-position="super 58%"/>
    </style:style>
    <style:style style:name="T59" style:family="text">
      <style:text-properties fo:color="#00ffff" fo:font-size="20pt" style:font-size-asian="20pt" style:font-size-complex="20pt"/>
    </style:style>
    <style:style style:name="T60" style:family="text">
      <style:text-properties fo:color="#0000ff" fo:font-size="20pt" style:font-size-asian="20pt" style:font-size-complex="20pt"/>
    </style:style>
    <style:style style:name="T61" style:family="text">
      <style:text-properties fo:color="#ff00ff" fo:font-size="20pt" style:font-size-asian="20pt" style:font-size-complex="20pt"/>
    </style:style>
    <style:style style:name="T62" style:family="text">
      <style:text-properties fo:color="#ffffff" fo:font-size="20pt"/>
    </style:style>
    <style:style style:name="T63" style:family="text">
      <style:text-properties fo:color="#00ff00" fo:font-size="20pt"/>
    </style:style>
    <style:style style:name="T64" style:family="text">
      <style:text-properties fo:color="#c0c0c0" fo:font-size="20pt"/>
    </style:style>
    <style:style style:name="T65" style:family="text">
      <style:text-properties fo:color="#0099ff" style:font-name="Times1"/>
    </style:style>
    <style:style style:name="T66" style:family="text">
      <style:text-properties fo:color="#00ff00" style:font-name="Times1" fo:font-size="18pt"/>
    </style:style>
    <style:style style:name="T67" style:family="text">
      <style:text-properties fo:color="#ff0000" style:font-name="Times1" fo:font-size="18pt"/>
    </style:style>
    <style:style style:name="T68" style:family="text">
      <style:text-properties fo:color="#cccccc" style:font-name="Times1" fo:font-size="24pt"/>
    </style:style>
    <style:style style:name="T69" style:family="text">
      <style:text-properties fo:color="#cccccc" style:text-position="super 58%" style:font-name="Times1" fo:font-size="24pt" style:font-size-asian="24pt" style:font-size-complex="24pt"/>
    </style:style>
    <style:style style:name="T70" style:family="text">
      <style:text-properties fo:color="#cccccc" style:text-position="sub 58%" style:font-name="Times1" fo:font-size="24pt"/>
    </style:style>
    <style:style style:name="T71" style:family="text">
      <style:text-properties fo:color="#66ffff" style:font-name="Times1" fo:font-size="24pt"/>
    </style:style>
    <style:style style:name="T72" style:family="text">
      <style:text-properties fo:color="#66ffff" style:text-position="super 58%" style:font-name="Times1" fo:font-size="24pt" style:font-size-asian="24pt" style:font-size-complex="24pt"/>
    </style:style>
    <style:style style:name="T73" style:family="text">
      <style:text-properties fo:color="#66ffff" style:text-position="sub 58%" style:font-name="Times1" fo:font-size="24pt"/>
    </style:style>
    <style:style style:name="T74" style:family="text">
      <style:text-properties fo:color="#ff0000" style:font-name="Standard Symbols L"/>
    </style:style>
    <style:style style:name="T75" style:family="text">
      <style:text-properties fo:color="#ffffff" style:font-name="Symbol"/>
    </style:style>
    <style:style style:name="T76" style:family="text">
      <style:text-properties fo:color="#ffffff" style:font-name="Times New Roman2"/>
    </style:style>
    <style:style style:name="T77" style:family="text">
      <style:text-properties fo:color="#ffff00" style:font-name="Times1" fo:font-size="24pt"/>
    </style:style>
    <style:style style:name="T78" style:family="text">
      <style:text-properties fo:color="#ffff00" style:text-position="super 58%" style:font-name="Times1" fo:font-size="24pt" style:font-size-asian="24pt" style:font-size-complex="24pt"/>
    </style:style>
    <style:style style:name="T79" style:family="text">
      <style:text-properties fo:color="#ffff00" style:text-position="sub 58%" style:font-name="Times1" fo:font-size="24pt"/>
    </style:style>
    <style:style style:name="T80" style:family="text">
      <style:text-properties fo:color="#00ff00" style:text-position="sub 75%"/>
    </style:style>
    <style:style style:name="T81" style:family="text">
      <style:text-properties fo:color="#ff0000" style:text-position="0% 100%"/>
    </style:style>
    <style:style style:name="T82" style:family="text">
      <style:text-properties fo:color="#00ff00" style:text-position="0% 100%"/>
    </style:style>
    <style:style style:name="T83" style:family="text">
      <style:text-properties fo:color="#ffff00" style:font-name="Standard Symbols L" fo:font-size="20pt"/>
    </style:style>
    <style:style style:name="T84" style:family="text">
      <style:text-properties fo:color="#ffff00" style:font-name="Times1" fo:font-size="20pt"/>
    </style:style>
    <style:style style:name="T85" style:family="text">
      <style:text-properties fo:color="#ffff00" style:text-position="super 58%" style:font-name="Times1" fo:font-size="20pt"/>
    </style:style>
    <style:style style:name="T86" style:family="text">
      <style:text-properties fo:color="#00ff00" style:font-name="Times1" fo:font-size="20pt"/>
    </style:style>
    <style:style style:name="T87" style:family="text">
      <style:text-properties fo:color="#00ff00" style:text-position="sub 75%" style:font-name="Times1" fo:font-size="20pt"/>
    </style:style>
    <style:style style:name="T88" style:family="text">
      <style:text-properties fo:color="#ffff00" style:font-name="Standard Symbols L"/>
    </style:style>
    <style:style style:name="T89" style:family="text">
      <style:text-properties fo:color="#00ffff" style:text-position="0% 100%"/>
    </style:style>
    <style:style style:name="T90" style:family="text">
      <style:text-properties fo:color="#00ff00" style:text-position="sub 75%" style:font-name="Times1" fo:font-size="18pt"/>
    </style:style>
    <style:style style:name="T91" style:family="text">
      <style:text-properties fo:color="#00ff00" style:text-position="0% 100%" style:font-name="Times1" fo:font-size="18pt"/>
    </style:style>
    <style:style style:name="T92" style:family="text">
      <style:text-properties fo:color="#00ffff" style:font-name="Times1" fo:font-size="18pt"/>
    </style:style>
    <style:style style:name="T93" style:family="text">
      <style:text-properties fo:color="#ff0000" style:text-position="sub 75%" style:font-name="Times1" fo:font-size="18pt"/>
    </style:style>
    <style:style style:name="T94" style:family="text">
      <style:text-properties fo:color="#ff0000" style:text-position="sub 75%"/>
    </style:style>
    <style:style style:name="T95" style:family="text">
      <style:text-properties fo:color="#ff0000" style:font-name="Times1"/>
    </style:style>
    <style:style style:name="T96" style:family="text">
      <style:text-properties fo:color="#ffffff" style:font-name="Times1"/>
    </style:style>
    <style:style style:name="T97" style:family="text">
      <style:text-properties fo:color="#66ffff" style:font-name="Times1"/>
    </style:style>
    <style:style style:name="T98" style:family="text">
      <style:text-properties fo:color="#66ffff" style:text-position="sub 58%" style:font-name="Times1"/>
    </style:style>
    <style:style style:name="T99" style:family="text">
      <style:text-properties fo:color="#ffff00" style:font-name="Times1"/>
    </style:style>
    <style:style style:name="T100" style:family="text">
      <style:text-properties fo:color="#ffff00" style:text-position="sub 58%" style:font-name="Times1"/>
    </style:style>
    <style:style style:name="T101" style:family="text">
      <style:text-properties fo:color="#cccccc" style:font-name="Times1"/>
    </style:style>
    <style:style style:name="T102" style:family="text">
      <style:text-properties fo:color="#cccccc" style:text-position="sub 58%" style:font-name="Times1"/>
    </style:style>
    <style:style style:name="T103" style:family="text">
      <style:text-properties fo:color="#00ff00" style:font-name="Times1"/>
    </style:style>
    <style:style style:name="T104" style:family="text">
      <style:text-properties fo:color="#ffffff" style:font-name="Times1" fo:font-size="20pt"/>
    </style:style>
    <style:style style:name="T105" style:family="text">
      <style:text-properties fo:color="#ffffff" style:text-position="sub 75%" style:font-name="Times1" fo:font-size="20pt"/>
    </style:style>
    <style:style style:name="T106" style:family="text">
      <style:text-properties fo:color="#ffffff" style:font-name="Times1" fo:font-size="22pt"/>
    </style:style>
    <style:style style:name="T107" style:family="text">
      <style:text-properties fo:color="#00ff00" style:font-name="Times1" fo:font-size="22pt"/>
    </style:style>
    <style:style style:name="T108" style:family="text">
      <style:text-properties fo:color="#ffffff" style:text-position="sub 75%" style:font-name="Times1" fo:font-size="22pt"/>
    </style:style>
    <style:style style:name="T109" style:family="text">
      <style:text-properties fo:color="#00ffff" style:font-name="Times1" fo:font-weight="bold"/>
    </style:style>
    <style:style style:name="T110" style:family="text">
      <style:text-properties fo:color="#ff0000" style:font-name="Times1" fo:font-size="20pt"/>
    </style:style>
    <style:style style:name="T111" style:family="text">
      <style:text-properties fo:color="#ff0000" style:text-position="sub 75%" style:font-name="Times1" fo:font-size="20pt"/>
    </style:style>
    <style:style style:name="T112" style:family="text">
      <style:text-properties fo:color="#00ff00" style:font-name="Symbol" fo:font-size="20pt"/>
    </style:style>
    <style:style style:name="T113" style:family="text">
      <style:text-properties fo:color="#ffff00" style:text-position="sub 75%" style:font-name="Times1" fo:font-size="20pt"/>
    </style:style>
    <style:style style:name="T114" style:family="text">
      <style:text-properties fo:color="#00ff00" style:text-position="0% 100%" style:font-name="Times1" fo:font-size="20pt"/>
    </style:style>
    <style:style style:name="T115" style:family="text">
      <style:text-properties fo:color="#00ff00" style:text-position="0% 100%" style:font-name="Symbol" fo:font-size="20pt"/>
    </style:style>
    <style:style style:name="T116" style:family="text">
      <style:text-properties fo:color="#00ffff" fo:font-size="20pt"/>
    </style:style>
    <style:style style:name="T117" style:family="text">
      <style:text-properties fo:color="#ffffff" style:text-position="sub 75%" fo:font-size="20pt"/>
    </style:style>
    <style:style style:name="T118" style:family="text">
      <style:text-properties fo:color="#ffffff" style:text-position="0% 100%" style:font-name="Times1" fo:font-size="20pt"/>
    </style:style>
    <style:style style:name="T119" style:family="text">
      <style:text-properties fo:color="#ffffff" style:text-position="0% 100%" style:font-name="Symbol" fo:font-size="20pt"/>
    </style:style>
    <style:style style:name="T120" style:family="text">
      <style:text-properties fo:color="#ff0000" style:text-position="0% 100%" style:font-name="Times1" fo:font-size="20pt"/>
    </style:style>
    <style:style style:name="T121" style:family="text">
      <style:text-properties fo:color="#ffff00" fo:font-size="20pt"/>
    </style:style>
    <style:style style:name="T122" style:family="text">
      <style:text-properties fo:color="#ffff00" style:text-position="sub 75%" fo:font-size="20pt"/>
    </style:style>
    <style:style style:name="T123" style:family="text">
      <style:text-properties fo:color="#0099ff" fo:font-size="20pt"/>
    </style:style>
    <style:style style:name="T124" style:family="text">
      <style:text-properties fo:color="#00ff00" fo:font-size="20pt" fo:font-weight="normal"/>
    </style:style>
    <style:style style:name="T125" style:family="text">
      <style:text-properties fo:color="#00ff00" style:text-position="0% 100%" style:font-name="Symbol" fo:font-size="20pt" fo:font-weight="normal"/>
    </style:style>
    <style:style style:name="T126" style:family="text">
      <style:text-properties fo:color="#ffffff" style:text-position="super 58%" fo:font-size="20pt"/>
    </style:style>
    <style:style style:name="T127" style:family="text">
      <style:text-properties fo:color="#00ff00" style:text-position="0% 100%" style:font-name="Times1" fo:font-size="19pt"/>
    </style:style>
    <style:style style:name="T128" style:family="text">
      <style:text-properties fo:color="#ffffff" style:text-position="0% 100%" style:font-name="Times1" fo:font-size="19pt"/>
    </style:style>
    <style:style style:name="T129" style:family="text">
      <style:text-properties fo:color="#ff0000" style:text-position="0% 100%" style:font-name="Times1" fo:font-size="19pt"/>
    </style:style>
    <style:style style:name="T130" style:family="text">
      <style:text-properties fo:color="#ff0000" style:text-position="sub 70%" style:font-name="Times1" fo:font-size="19pt"/>
    </style:style>
    <style:style style:name="T131" style:family="text">
      <style:text-properties fo:color="#00ffff" style:text-position="0% 100%" style:font-name="Times1" fo:font-size="19pt"/>
    </style:style>
    <style:style style:name="T132" style:family="text">
      <style:text-properties fo:color="#00ffff" style:text-position="sub 70%" style:font-name="Times1" fo:font-size="19pt"/>
    </style:style>
    <style:style style:name="T133" style:family="text">
      <style:text-properties fo:color="#ffff00" style:text-position="0% 100%" style:font-name="Times1" fo:font-size="19pt"/>
    </style:style>
    <style:style style:name="T134" style:family="text">
      <style:text-properties fo:color="#00ffff" style:text-position="0% 100%" style:font-name="Times1" fo:font-size="18pt"/>
    </style:style>
    <style:style style:name="T135" style:family="text">
      <style:text-properties fo:color="#00ffff" style:text-position="sub 70%" style:font-name="Times1" fo:font-size="18pt"/>
    </style:style>
    <style:style style:name="T136" style:family="text">
      <style:text-properties fo:color="#ffff00" style:text-position="0% 100%" style:font-name="Times1" fo:font-size="18pt"/>
    </style:style>
    <style:style style:name="T137" style:family="text">
      <style:text-properties fo:color="#ffffff" style:text-position="0% 100%" style:font-name="Symbol" fo:font-size="18pt"/>
    </style:style>
    <style:style style:name="T138" style:family="text">
      <style:text-properties fo:color="#ffffff" style:text-position="0% 100%" style:font-name="Times1" fo:font-size="18pt"/>
    </style:style>
    <style:style style:name="T139" style:family="text">
      <style:text-properties fo:color="#00ffff" style:text-position="0% 100%" style:font-name="Times1" fo:font-size="22pt"/>
    </style:style>
    <style:style style:name="T140" style:family="text">
      <style:text-properties fo:color="#00ffff" style:text-position="sub 70%" style:font-name="Times1" fo:font-size="22pt"/>
    </style:style>
    <style:style style:name="T141" style:family="text">
      <style:text-properties fo:color="#ffffff" fo:font-size="24pt"/>
    </style:style>
    <style:style style:name="T142" style:family="text">
      <style:text-properties fo:color="#ffffff" style:text-position="sub 75%" fo:font-size="24pt"/>
    </style:style>
    <style:style style:name="T143" style:family="text">
      <style:text-properties fo:color="#ff0000" fo:font-size="20pt"/>
    </style:style>
    <style:style style:name="T144" style:family="text">
      <style:text-properties fo:color="#ff0000" style:text-position="sub 75%" fo:font-size="20pt"/>
    </style:style>
    <style:style style:name="T145" style:family="text">
      <style:text-properties fo:color="#00ff00" fo:font-size="24pt"/>
    </style:style>
    <style:style style:name="T146" style:family="text">
      <style:text-properties fo:color="#00ffff" style:font-name="Times1" fo:font-size="22pt"/>
    </style:style>
    <style:style style:name="T147" style:family="text">
      <style:text-properties fo:color="#ffff00" style:font-name="Times1" fo:font-size="22pt"/>
    </style:style>
    <style:style style:name="T148" style:family="text">
      <style:text-properties fo:color="#ffff00" style:text-position="sub 75%" style:font-name="Times1" fo:font-size="22pt"/>
    </style:style>
    <style:style style:name="T149" style:family="text">
      <style:text-properties fo:color="#0099ff" style:font-name="Times1" fo:font-size="20pt"/>
    </style:style>
    <style:style style:name="T150" style:family="text">
      <style:text-properties fo:color="#00ffff" style:font-name="Times1" fo:font-size="20pt"/>
    </style:style>
    <style:style style:name="T151" style:family="text">
      <style:text-properties fo:color="#00ff00" style:text-position="sub 75%" fo:font-size="20pt"/>
    </style:style>
    <style:style style:name="T152" style:family="text">
      <style:text-properties fo:color="#ffffff" style:text-position="0% 100%" fo:font-size="20pt"/>
    </style:style>
    <style:style style:name="T153" style:family="text">
      <style:text-properties fo:color="#0099ff" style:font-name="Times1" fo:font-size="22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image text:level="1">
        <style:list-level-properties style:vertical-pos="middle" style:vertical-rel="line"/>
      </text:list-level-style-image>
      <text:list-level-style-image text:level="2">
        <style:list-level-properties text:space-before="0.6cm" text:min-label-width="0.6cm" style:vertical-pos="middle" style:vertical-rel="line"/>
      </text:list-level-style-image>
      <text:list-level-style-image text:level="3">
        <style:list-level-properties text:space-before="1.2cm" text:min-label-width="0.6cm" style:vertical-pos="middle" style:vertical-rel="line"/>
      </text:list-level-style-image>
      <text:list-level-style-image text:level="4">
        <style:list-level-properties text:space-before="1.8cm" text:min-label-width="0.6cm" style:vertical-pos="middle" style:vertical-rel="line"/>
      </text:list-level-style-image>
      <text:list-level-style-image text:level="5">
        <style:list-level-properties text:space-before="2.4cm" text:min-label-width="0.6cm" style:vertical-pos="middle" style:vertical-rel="line"/>
      </text:list-level-style-image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</office:automatic-styles>
  <office:body>
    <office:presentation>
      <draw:page draw:name="page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 presentation:presentation-page-layout-name="AL1T0">
        <office:forms form:automatic-focus="false" form:apply-design-mode="false"/>
        <draw:frame presentation:style-name="pr1" draw:text-style-name="P2" draw:layer="layout" svg:width="23.91cm" svg:height="2.574cm" svg:x="1.742cm" svg:y="1.182cm" presentation:class="title" presentation:user-transformed="true">
          <draw:text-box>
            <text:p text:style-name="P1"><text:span text:style-name="T1">INDICE</text:span></text:p>
          </draw:text-box>
        </draw:frame>
        <draw:frame draw:style-name="gr1" draw:text-style-name="P4" draw:layer="layout" svg:width="23.898cm" svg:height="13.209cm" svg:x="1.36cm" svg:y="5.527cm">
          <draw:text-box>
            <text:p text:style-name="P3"><text:span text:style-name="T2">1. Introducción</text:span></text:p>
            <text:p text:style-name="P3"><text:span text:style-name="T2"/></text:p>
            <text:p text:style-name="P3"><text:span text:style-name="T2"/></text:p>
            <text:p text:style-name="P3"><text:span text:style-name="T2">2. Tubería de Vista</text:span></text:p>
            <text:p text:style-name="P3"><text:span text:style-name="T2"/></text:p>
            <text:p text:style-name="P3"><text:span text:style-name="T2"/></text:p>
            <text:p text:style-name="P3"><text:span text:style-name="T2">3. Transformación Ventana-Puerto de Vista</text:span></text:p>
            <text:p text:style-name="P3"><text:span text:style-name="T2"/></text:p>
            <text:p text:style-name="P3"><text:span text:style-name="T2"/></text:p>
            <text:p text:style-name="P3"><text:span text:style-name="T2">5. Recorte de Líneas</text:span></text:p>
            <text:p text:style-name="P3"><text:span text:style-name="T2"/></text:p>
            <text:p text:style-name="P3"><text:span text:style-name="T2"/></text:p>
            <text:p text:style-name="P3"><text:span text:style-name="T2">6. Recorte de Polígonos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" presentation:class="page"/>
          <draw:frame presentation:style-name="pr2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3" draw:text-style-name="P2" draw:layer="layout" svg:width="23.91cm" svg:height="1.835cm" svg:x="1.938cm" svg:y="0.489cm" presentation:class="title" presentation:user-transformed="true">
          <draw:text-box>
            <text:p text:style-name="P1"><text:span text:style-name="T1">INTRODUCCION</text:span></text:p>
          </draw:text-box>
        </draw:frame>
        <draw:frame draw:style-name="gr1" draw:text-style-name="P5" draw:layer="layout" svg:width="4.477cm" svg:height="1.017cm" svg:x="0.489cm" svg:y="15.638cm">
          <draw:text-box>
            <text:p text:style-name="P3"><text:span text:style-name="T3">Rotación</text:span></text:p>
          </draw:text-box>
        </draw:frame>
        <draw:frame draw:style-name="gr1" draw:text-style-name="P6" draw:layer="layout" svg:width="9.624cm" svg:height="1.661cm" svg:x="3.429cm" svg:y="17.172cm">
          <draw:text-box>
            <text:p text:style-name="P3"><text:span text:style-name="T4">P' = </text:span><text:span text:style-name="T5">R(</text:span><text:span text:style-name="T6">b</text:span><text:span text:style-name="T5">)</text:span><text:span text:style-name="T4"> * <text:s/></text:span><text:span text:style-name="T7">P</text:span></text:p>
          </draw:text-box>
        </draw:frame>
        <draw:frame draw:style-name="gr1" draw:text-style-name="P6" draw:layer="layout" svg:width="13.25cm" svg:height="1.534cm" svg:x="3.659cm" svg:y="8.809cm">
          <draw:text-box>
            <text:p text:style-name="P3"><text:span text:style-name="T4">P'</text:span><text:span text:style-name="T8"> </text:span><text:span text:style-name="T4">= </text:span><text:span text:style-name="T9">T(dx,dy) </text:span><text:span text:style-name="T4">* </text:span><text:span text:style-name="T7">P</text:span></text:p>
          </draw:text-box>
        </draw:frame>
        <draw:frame draw:style-name="gr1" draw:text-style-name="P7" draw:layer="layout" svg:width="4.202cm" svg:height="1.017cm" svg:x="0.523cm" svg:y="7.405cm">
          <draw:text-box>
            <text:p text:style-name="P3"><text:span text:style-name="T10">Traslación</text:span></text:p>
          </draw:text-box>
        </draw:frame>
        <draw:frame draw:style-name="gr1" draw:text-style-name="P6" draw:layer="layout" svg:width="12.826cm" svg:height="1.534cm" svg:x="3.474cm" svg:y="13.382cm">
          <draw:text-box>
            <text:p text:style-name="P3"><text:span text:style-name="T4">P' = </text:span><text:span text:style-name="T8">S(sx,sy)</text:span><text:span text:style-name="T4"> * <text:s/></text:span><text:span text:style-name="T7">P</text:span></text:p>
          </draw:text-box>
        </draw:frame>
        <draw:frame draw:style-name="gr1" draw:text-style-name="P8" draw:layer="layout" svg:width="5.314cm" svg:height="1.017cm" svg:x="0.567cm" svg:y="11.358cm">
          <draw:text-box>
            <text:p text:style-name="P3"><text:span text:style-name="T11">Escalamiento</text:span></text:p>
          </draw:text-box>
        </draw:frame>
        <draw:frame draw:style-name="gr1" draw:text-style-name="P4" draw:layer="layout" svg:width="23.898cm" svg:height="1.017cm" svg:x="0.414cm" svg:y="2.781cm">
          <draw:text-box>
            <text:p text:style-name="P3"><text:span text:style-name="T2">Resumen de transformaciones</text:span></text:p>
          </draw:text-box>
        </draw:frame>
        <draw:g>
          <draw:g>
            <draw:frame draw:style-name="gr3" draw:text-style-name="P8" draw:layer="layout" svg:width="3.353cm" svg:height="3.049cm" svg:x="21.243cm" svg:y="12.672cm">
              <draw:text-box>
                <text:p text:style-name="P3"><text:span text:style-name="T11">sx</text:span><text:span text:style-name="T11"><text:tab/></text:span><text:span text:style-name="T11">0</text:span><text:span text:style-name="T11"><text:tab/></text:span><text:span text:style-name="T11">0</text:span></text:p>
                <text:p text:style-name="P3"><text:span text:style-name="T11">0</text:span><text:span text:style-name="T11"><text:tab/></text:span><text:span text:style-name="T11">sy</text:span><text:span text:style-name="T11"><text:tab/></text:span><text:span text:style-name="T11">0</text:span></text:p>
                <text:p text:style-name="P3"><text:span text:style-name="T11">0</text:span><text:span text:style-name="T11"><text:tab/></text:span><text:span text:style-name="T11">0</text:span><text:span text:style-name="T11"><text:tab/></text:span><text:span text:style-name="T11">1</text:span></text:p>
              </draw:text-box>
            </draw:frame>
            <draw:g>
              <draw:line draw:style-name="gr4" draw:layer="layout" svg:x1="24.887cm" svg:y1="15.734cm" svg:x2="24.887cm" svg:y2="12.444cm">
                <text:p/>
              </draw:line>
              <draw:line draw:style-name="gr4" draw:layer="layout" svg:x1="24.152cm" svg:y1="12.456cm" svg:x2="24.927cm" svg:y2="12.456cm">
                <text:p/>
              </draw:line>
              <draw:line draw:style-name="gr4" draw:layer="layout" svg:x1="24.137cm" svg:y1="15.743cm" svg:x2="24.912cm" svg:y2="15.743cm">
                <text:p/>
              </draw:line>
            </draw:g>
            <draw:g>
              <draw:line draw:style-name="gr4" draw:layer="layout" svg:x1="20.54cm" svg:y1="15.605cm" svg:x2="20.54cm" svg:y2="12.479cm">
                <text:p/>
              </draw:line>
              <draw:line draw:style-name="gr4" draw:layer="layout" svg:x1="20.534cm" svg:y1="12.494cm" svg:x2="21.31cm" svg:y2="12.494cm">
                <text:p/>
              </draw:line>
              <draw:line draw:style-name="gr4" draw:layer="layout" svg:x1="20.506cm" svg:y1="15.614cm" svg:x2="21.281cm" svg:y2="15.614cm">
                <text:p/>
              </draw:line>
            </draw:g>
          </draw:g>
          <draw:frame draw:style-name="gr1" draw:text-style-name="P9" draw:layer="layout" svg:width="2.864cm" svg:height="2.041cm" svg:x="17.486cm" svg:y="13.153cm">
            <draw:text-box>
              <text:p text:style-name="P3"><text:span text:style-name="T8">S</text:span><text:span text:style-name="T12"> =</text:span></text:p>
            </draw:text-box>
          </draw:frame>
        </draw:g>
        <draw:g>
          <draw:g>
            <draw:frame draw:style-name="gr5" draw:text-style-name="P7" draw:layer="layout" svg:width="3.548cm" svg:height="3.049cm" svg:x="21.266cm" svg:y="8.325cm">
              <draw:text-box>
                <text:p text:style-name="P3"><text:span text:style-name="T10">1</text:span><text:span text:style-name="T10"><text:tab/></text:span><text:span text:style-name="T10">0</text:span><text:span text:style-name="T10"><text:tab/></text:span><text:span text:style-name="T10">dx</text:span></text:p>
                <text:p text:style-name="P3"><text:span text:style-name="T10">0</text:span><text:span text:style-name="T10"><text:tab/></text:span><text:span text:style-name="T10">1</text:span><text:span text:style-name="T10"><text:tab/></text:span><text:span text:style-name="T10">dy</text:span></text:p>
                <text:p text:style-name="P3"><text:span text:style-name="T10">0</text:span><text:span text:style-name="T10"><text:tab/></text:span><text:span text:style-name="T10">0</text:span><text:span text:style-name="T10"><text:tab/></text:span><text:span text:style-name="T10">1</text:span></text:p>
              </draw:text-box>
            </draw:frame>
            <draw:g>
              <draw:line draw:style-name="gr6" draw:layer="layout" svg:x1="25.111cm" svg:y1="11.326cm" svg:x2="25.111cm" svg:y2="8.068cm">
                <text:p/>
              </draw:line>
              <draw:line draw:style-name="gr6" draw:layer="layout" svg:x1="24.48cm" svg:y1="8.08cm" svg:x2="25.145cm" svg:y2="8.08cm">
                <text:p/>
              </draw:line>
              <draw:line draw:style-name="gr6" draw:layer="layout" svg:x1="24.467cm" svg:y1="11.335cm" svg:x2="25.132cm" svg:y2="11.335cm">
                <text:p/>
              </draw:line>
            </draw:g>
            <draw:g>
              <draw:line draw:style-name="gr6" draw:layer="layout" svg:x1="20.656cm" svg:y1="11.391cm" svg:x2="20.656cm" svg:y2="8.036cm">
                <text:p/>
              </draw:line>
              <draw:line draw:style-name="gr6" draw:layer="layout" svg:x1="20.651cm" svg:y1="8.052cm" svg:x2="21.317cm" svg:y2="8.052cm">
                <text:p/>
              </draw:line>
              <draw:line draw:style-name="gr6" draw:layer="layout" svg:x1="20.627cm" svg:y1="11.4cm" svg:x2="21.292cm" svg:y2="11.4cm">
                <text:p/>
              </draw:line>
            </draw:g>
          </draw:g>
          <draw:frame draw:style-name="gr1" draw:text-style-name="P10" draw:layer="layout" svg:width="2.864cm" svg:height="2.041cm" svg:x="17.508cm" svg:y="8.743cm">
            <draw:text-box>
              <text:p text:style-name="P3"><text:span text:style-name="T9">T</text:span><text:span text:style-name="T13"> =</text:span></text:p>
            </draw:text-box>
          </draw:frame>
        </draw:g>
        <draw:g>
          <draw:g>
            <draw:frame draw:style-name="gr7" draw:text-style-name="P5" draw:layer="layout" svg:width="5.815cm" svg:height="3.402cm" svg:x="21.166cm" svg:y="16.034cm">
              <draw:text-box>
                <text:p text:style-name="P3"><text:span text:style-name="T3">cos</text:span><text:span text:style-name="T14">b</text:span><text:span text:style-name="T3"><text:tab/></text:span><text:span text:style-name="T3">-sen</text:span><text:span text:style-name="T14">b</text:span><text:span text:style-name="T15"><text:tab/></text:span><text:span text:style-name="T14">0</text:span></text:p>
                <text:p text:style-name="P3"><text:span text:style-name="T3">sen</text:span><text:span text:style-name="T14">b</text:span><text:span text:style-name="T3"><text:tab/></text:span><text:span text:style-name="T3">cos</text:span><text:span text:style-name="T14">b</text:span><text:span text:style-name="T15"><text:tab/></text:span><text:span text:style-name="T14">0</text:span></text:p>
                <text:p text:style-name="P3"><text:span text:style-name="T14">0</text:span><text:span text:style-name="T14"><text:tab/></text:span><text:span text:style-name="T14"><text:tab/></text:span><text:span text:style-name="T14">0</text:span><text:span text:style-name="T14"><text:tab/></text:span><text:span text:style-name="T14"><text:tab/></text:span><text:span text:style-name="T14">1</text:span></text:p>
              </draw:text-box>
            </draw:frame>
            <draw:g>
              <draw:line draw:style-name="gr8" draw:text-style-name="P5" draw:layer="layout" svg:x1="27.2cm" svg:y1="19.263cm" svg:x2="27.2cm" svg:y2="15.973cm">
                <text:p/>
              </draw:line>
              <draw:line draw:style-name="gr8" draw:text-style-name="P5" draw:layer="layout" svg:x1="26.569cm" svg:y1="15.985cm" svg:x2="27.234cm" svg:y2="15.985cm">
                <text:p/>
              </draw:line>
              <draw:line draw:style-name="gr8" draw:text-style-name="P5" draw:layer="layout" svg:x1="26.556cm" svg:y1="19.272cm" svg:x2="27.221cm" svg:y2="19.272cm">
                <text:p/>
              </draw:line>
            </draw:g>
            <draw:g>
              <draw:line draw:style-name="gr8" draw:text-style-name="P5" draw:layer="layout" svg:x1="20.621cm" svg:y1="19.394cm" svg:x2="20.621cm" svg:y2="16.136cm">
                <text:p/>
              </draw:line>
              <draw:line draw:style-name="gr8" draw:text-style-name="P5" draw:layer="layout" svg:x1="20.616cm" svg:y1="16.152cm" svg:x2="21.282cm" svg:y2="16.152cm">
                <text:p/>
              </draw:line>
              <draw:line draw:style-name="gr8" draw:text-style-name="P5" draw:layer="layout" svg:x1="20.592cm" svg:y1="19.403cm" svg:x2="21.257cm" svg:y2="19.403cm">
                <text:p/>
              </draw:line>
            </draw:g>
          </draw:g>
          <draw:frame draw:style-name="gr1" draw:text-style-name="P11" draw:layer="layout" svg:width="2.864cm" svg:height="2.041cm" svg:x="17.488cm" svg:y="16.876cm">
            <draw:text-box>
              <text:p text:style-name="P3"><text:span text:style-name="T5">R</text:span><text:span text:style-name="T16"> =</text:span></text:p>
            </draw:text-box>
          </draw:frame>
        </draw:g>
        <draw:g>
          <draw:g>
            <draw:frame draw:style-name="gr5" draw:text-style-name="P12" draw:layer="layout" svg:width="0.748cm" svg:height="3.049cm" svg:x="8.104cm" svg:y="4.441cm">
              <draw:text-box>
                <text:p text:style-name="P3"><text:span text:style-name="T17">x'</text:span></text:p>
                <text:p text:style-name="P3"><text:span text:style-name="T17">y'</text:span></text:p>
                <text:p text:style-name="P3"><text:span text:style-name="T17">1</text:span></text:p>
              </draw:text-box>
            </draw:frame>
            <draw:g>
              <draw:line draw:style-name="gr9" draw:text-style-name="P12" draw:layer="layout" svg:x1="9.401cm" svg:y1="7.537cm" svg:x2="9.401cm" svg:y2="4.151cm">
                <text:p/>
              </draw:line>
              <draw:line draw:style-name="gr9" draw:text-style-name="P12" draw:layer="layout" svg:x1="8.77cm" svg:y1="4.163cm" svg:x2="9.435cm" svg:y2="4.163cm">
                <text:p/>
              </draw:line>
              <draw:line draw:style-name="gr9" draw:text-style-name="P12" draw:layer="layout" svg:x1="8.757cm" svg:y1="7.546cm" svg:x2="9.422cm" svg:y2="7.546cm">
                <text:p/>
              </draw:line>
            </draw:g>
            <draw:g>
              <draw:line draw:style-name="gr9" draw:text-style-name="P12" draw:layer="layout" svg:x1="7.494cm" svg:y1="7.507cm" svg:x2="7.494cm" svg:y2="4.152cm">
                <text:p/>
              </draw:line>
              <draw:line draw:style-name="gr9" draw:text-style-name="P12" draw:layer="layout" svg:x1="7.489cm" svg:y1="4.168cm" svg:x2="8.155cm" svg:y2="4.168cm">
                <text:p/>
              </draw:line>
              <draw:line draw:style-name="gr9" draw:text-style-name="P12" draw:layer="layout" svg:x1="7.465cm" svg:y1="7.516cm" svg:x2="8.13cm" svg:y2="7.516cm">
                <text:p/>
              </draw:line>
            </draw:g>
          </draw:g>
          <draw:frame draw:style-name="gr1" draw:text-style-name="P9" draw:layer="layout" svg:width="2.864cm" svg:height="2.041cm" svg:x="4.313cm" svg:y="4.892cm">
            <draw:text-box>
              <text:p text:style-name="P3"><text:span text:style-name="T4">P'</text:span><text:span text:style-name="T18"> =</text:span></text:p>
            </draw:text-box>
          </draw:frame>
        </draw:g>
        <draw:g>
          <draw:g>
            <draw:frame draw:style-name="gr5" draw:text-style-name="P13" draw:layer="layout" svg:width="0.748cm" svg:height="3.049cm" svg:x="16.303cm" svg:y="4.413cm">
              <draw:text-box>
                <text:p text:style-name="P3"><text:span text:style-name="T19">x</text:span></text:p>
                <text:p text:style-name="P3"><text:span text:style-name="T19">y</text:span></text:p>
                <text:p text:style-name="P3"><text:span text:style-name="T19">1</text:span></text:p>
              </draw:text-box>
            </draw:frame>
            <draw:g>
              <draw:line draw:style-name="gr10" draw:text-style-name="P12" draw:layer="layout" svg:x1="17.469cm" svg:y1="7.509cm" svg:x2="17.469cm" svg:y2="4.123cm">
                <text:p/>
              </draw:line>
              <draw:line draw:style-name="gr10" draw:text-style-name="P12" draw:layer="layout" svg:x1="16.838cm" svg:y1="4.135cm" svg:x2="17.503cm" svg:y2="4.135cm">
                <text:p/>
              </draw:line>
              <draw:line draw:style-name="gr10" draw:text-style-name="P12" draw:layer="layout" svg:x1="16.825cm" svg:y1="7.518cm" svg:x2="17.49cm" svg:y2="7.518cm">
                <text:p/>
              </draw:line>
            </draw:g>
            <draw:g>
              <draw:line draw:style-name="gr10" draw:text-style-name="P12" draw:layer="layout" svg:x1="15.693cm" svg:y1="7.479cm" svg:x2="15.693cm" svg:y2="4.124cm">
                <text:p/>
              </draw:line>
              <draw:line draw:style-name="gr10" draw:text-style-name="P12" draw:layer="layout" svg:x1="15.688cm" svg:y1="4.14cm" svg:x2="16.354cm" svg:y2="4.14cm">
                <text:p/>
              </draw:line>
              <draw:line draw:style-name="gr10" draw:text-style-name="P12" draw:layer="layout" svg:x1="15.664cm" svg:y1="7.488cm" svg:x2="16.329cm" svg:y2="7.488cm">
                <text:p/>
              </draw:line>
            </draw:g>
          </draw:g>
          <draw:frame draw:style-name="gr1" draw:text-style-name="P14" draw:layer="layout" svg:width="2.864cm" svg:height="2.041cm" svg:x="12.512cm" svg:y="4.864cm">
            <draw:text-box>
              <text:p text:style-name="P3"><text:span text:style-name="T7">P</text:span><text:span text:style-name="T20"> 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2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1.865cm" svg:y="0.277cm" presentation:class="title" presentation:user-transformed="true">
          <draw:text-box>
            <text:p text:style-name="P1"><text:span text:style-name="T1">REPASO: TRANSFORMACIONES DE MODELADO</text:span></text:p>
          </draw:text-box>
        </draw:frame>
        <draw:frame draw:style-name="gr11" draw:text-style-name="P5" draw:layer="layout" svg:width="17.36cm" svg:height="1.017cm" svg:x="0.526cm" svg:y="2.231cm">
          <draw:text-box>
            <text:p text:style-name="P3"><text:span text:style-name="T21">Ejemplo matrix stack</text:span></text:p>
          </draw:text-box>
        </draw:frame>
        <draw:circle draw:style-name="gr12" draw:layer="layout" svg:width="2.384cm" svg:height="2.384cm" svg:x="8.15cm" svg:y="5.048cm">
          <text:p/>
        </draw:circle>
        <draw:circle draw:style-name="gr13" draw:text-style-name="P15" draw:layer="layout" svg:width="2.384cm" svg:height="2.384cm" svg:x="5.828cm" svg:y="8.747cm">
          <text:p><text:span text:style-name="T22">T</text:span><text:span text:style-name="T23">1</text:span><text:span text:style-name="T22">R</text:span><text:span text:style-name="T23">1</text:span></text:p>
        </draw:circle>
        <draw:circle draw:style-name="gr14" draw:text-style-name="P8" draw:layer="layout" svg:width="2.384cm" svg:height="2.384cm" svg:x="10.147cm" svg:y="8.819cm">
          <text:p><text:span text:style-name="T11">T</text:span><text:span text:style-name="T24">c</text:span><text:span text:style-name="T11">R</text:span><text:span text:style-name="T24">c</text:span><text:span text:style-name="T11">S</text:span><text:span text:style-name="T24">c</text:span></text:p>
        </draw:circle>
        <draw:circle draw:style-name="gr15" draw:text-style-name="P15" draw:layer="layout" svg:width="2.384cm" svg:height="2.384cm" svg:x="3.591cm" svg:y="12.185cm">
          <text:p><text:span text:style-name="T22">T</text:span><text:span text:style-name="T23">2</text:span><text:span text:style-name="T22">R</text:span><text:span text:style-name="T23">2</text:span></text:p>
        </draw:circle>
        <draw:caption draw:style-name="gr16" draw:text-style-name="P16" draw:layer="layout" svg:width="6.929cm" svg:height="0.955cm" svg:x="11.874cm" svg:y="3.111cm" draw:caption-point-x="-2.28cm" draw:caption-point-y="2.045cm">
          <text:p text:style-name="P3"><text:span text:style-name="T25"><text:s/></text:span><text:span text:style-name="T25">coordenadas mundiales </text:span></text:p>
        </draw:caption>
        <draw:line draw:style-name="gr17" draw:layer="layout" svg:x1="5.322cm" svg:y1="12.322cm" svg:x2="6.369cm" svg:y2="10.944cm">
          <text:p/>
        </draw:line>
        <draw:line draw:style-name="gr18" draw:layer="layout" svg:x1="7.582cm" svg:y1="8.849cm" svg:x2="8.657cm" svg:y2="7.168cm">
          <text:p/>
        </draw:line>
        <draw:line draw:style-name="gr19" draw:layer="layout" svg:x1="10.944cm" svg:y1="8.877cm" svg:x2="10.007cm" svg:y2="7.14cm">
          <text:p/>
        </draw:line>
        <draw:rect draw:style-name="gr20" draw:layer="layout" svg:width="13.184cm" svg:height="10.85cm" svg:x="0.351cm" svg:y="8.114cm">
          <text:p/>
        </draw:rect>
        <draw:caption draw:style-name="gr21" draw:text-style-name="P17" draw:layer="layout" svg:width="5.168cm" svg:height="1.695cm" svg:x="0.375cm" svg:y="5.769cm" draw:caption-point-x="6.408cm" draw:caption-point-y="2.281cm">
          <text:p text:style-name="P3"><text:span text:style-name="T25"><text:s/></text:span><text:span text:style-name="T26">Coordenadas</text:span></text:p>
          <text:p text:style-name="P3"><text:span text:style-name="T26">locales</text:span></text:p>
        </draw:caption>
        <draw:caption draw:style-name="gr22" draw:text-style-name="P17" draw:layer="layout" svg:width="4.878cm" svg:height="1.695cm" svg:x="14.281cm" svg:y="5.538cm" draw:caption-point-x="-2.123cm" draw:caption-point-y="4.055cm">
          <text:p text:style-name="P3"><text:span text:style-name="T25"><text:s/></text:span><text:span text:style-name="T27">Coordenadas</text:span></text:p>
          <text:p text:style-name="P3"><text:span text:style-name="T27">Sistema cámara</text:span></text:p>
        </draw:caption>
        <draw:circle draw:style-name="gr23" draw:text-style-name="P8" draw:layer="layout" svg:width="2.384cm" svg:height="2.384cm" svg:x="7.395cm" svg:y="12.295cm">
          <text:p><text:span text:style-name="T11">T</text:span><text:span text:style-name="T24">3</text:span><text:span text:style-name="T11">R</text:span><text:span text:style-name="T24">3</text:span></text:p>
        </draw:circle>
        <draw:line draw:style-name="gr17" draw:layer="layout" svg:x1="8.299cm" svg:y1="12.322cm" svg:x2="7.555cm" svg:y2="11.027cm">
          <text:p/>
        </draw:line>
        <draw:circle draw:style-name="gr24" draw:text-style-name="P15" draw:layer="layout" svg:width="2.384cm" svg:height="2.384cm" svg:x="1.413cm" svg:y="15.604cm">
          <text:p><text:span text:style-name="T22">T</text:span><text:span text:style-name="T23">4</text:span><text:span text:style-name="T22">R</text:span><text:span text:style-name="T23">4</text:span></text:p>
        </draw:circle>
        <draw:line draw:style-name="gr17" draw:layer="layout" svg:x1="3.144cm" svg:y1="15.741cm" svg:x2="4.191cm" svg:y2="14.363cm">
          <text:p/>
        </draw:line>
        <draw:frame draw:style-name="gr25" draw:text-style-name="P18" draw:layer="layout" svg:width="14.065cm" svg:height="5.62cm" svg:x="13.935cm" svg:y="12.46cm">
          <draw:text-box>
            <text:p><text:span text:style-name="T28">T</text:span><text:span text:style-name="T29">1</text:span><text:span text:style-name="T28">R</text:span><text:span text:style-name="T29">1</text:span><text:span text:style-name="T29"> <text:s text:c="4"/></text:span><text:span text:style-name="T28">: </text:span><text:span text:style-name="T30">F</text:span><text:span text:style-name="T31">1</text:span><text:span text:style-name="T28"> → </text:span><text:span text:style-name="T25">F</text:span><text:span text:style-name="T32">w</text:span><text:span text:style-name="T29"> </text:span><text:span text:style-name="T33">(traslada y rota </text:span><text:span text:style-name="T34">F</text:span><text:span text:style-name="T32">w</text:span><text:span text:style-name="T33"> → </text:span><text:span text:style-name="T35">F</text:span><text:span text:style-name="T31">1</text:span><text:span text:style-name="T33">)</text:span></text:p>
            <text:p><text:span text:style-name="T33">T</text:span><text:span text:style-name="T29">2</text:span><text:span text:style-name="T33">R</text:span><text:span text:style-name="T29">2</text:span><text:span text:style-name="T29"> <text:s text:c="4"/></text:span><text:span text:style-name="T33">: </text:span><text:span text:style-name="T36">F</text:span><text:span text:style-name="T37">2</text:span><text:span text:style-name="T33"> → </text:span><text:span text:style-name="T35">F</text:span><text:span text:style-name="T31">1</text:span><text:span text:style-name="T29"> </text:span><text:span text:style-name="T33">(traslada y rota </text:span><text:span text:style-name="T35">F</text:span><text:span text:style-name="T31">1</text:span><text:span text:style-name="T33"> → </text:span><text:span text:style-name="T36">F</text:span><text:span text:style-name="T37">2</text:span><text:span text:style-name="T33">)</text:span></text:p>
            <text:p><text:span text:style-name="T33">T</text:span><text:span text:style-name="T29">3</text:span><text:span text:style-name="T33">R</text:span><text:span text:style-name="T29">3</text:span><text:span text:style-name="T29"> <text:s text:c="4"/></text:span><text:span text:style-name="T33">: </text:span><text:span text:style-name="T38">F</text:span><text:span text:style-name="T39">3</text:span><text:span text:style-name="T33"> → </text:span><text:span text:style-name="T35">F</text:span><text:span text:style-name="T31">1</text:span><text:span text:style-name="T29"> </text:span><text:span text:style-name="T33">(traslada y rota </text:span><text:span text:style-name="T35">F</text:span><text:span text:style-name="T31">1</text:span><text:span text:style-name="T33"> → </text:span><text:span text:style-name="T38">F</text:span><text:span text:style-name="T39">3</text:span><text:span text:style-name="T33">)</text:span></text:p>
            <text:p><text:span text:style-name="T33">T</text:span><text:span text:style-name="T29">4</text:span><text:span text:style-name="T33">R</text:span><text:span text:style-name="T29">4</text:span><text:span text:style-name="T29"> <text:s text:c="4"/></text:span><text:span text:style-name="T33">: </text:span><text:span text:style-name="T40">F</text:span><text:span text:style-name="T41">4</text:span><text:span text:style-name="T33"> → </text:span><text:span text:style-name="T36">F</text:span><text:span text:style-name="T37">2 </text:span><text:span text:style-name="T33">(traslada y rota </text:span><text:span text:style-name="T36">F</text:span><text:span text:style-name="T37">2</text:span><text:span text:style-name="T33"> → </text:span><text:span text:style-name="T40">F</text:span><text:span text:style-name="T41">4</text:span><text:span text:style-name="T33">)</text:span></text:p>
            <text:p><text:span text:style-name="T33">T</text:span><text:span text:style-name="T29">c</text:span><text:span text:style-name="T33">R</text:span><text:span text:style-name="T29">c</text:span><text:span text:style-name="T33">S</text:span><text:span text:style-name="T29">c</text:span><text:span text:style-name="T33">: </text:span><text:span text:style-name="T42">F</text:span><text:span text:style-name="T43">c</text:span><text:span text:style-name="T33"> → </text:span><text:span text:style-name="T34">F</text:span><text:span text:style-name="T32">w</text:span><text:span text:style-name="T29"> </text:span><text:span text:style-name="T33">(traslada, rota <text:s/>y escala </text:span><text:span text:style-name="T34">F</text:span><text:span text:style-name="T32">w</text:span><text:span text:style-name="T33"> → </text:span><text:span text:style-name="T42">F</text:span><text:span text:style-name="T43">c</text:span><text:span text:style-name="T33">)</text:span></text:p>
          </draw:text-box>
        </draw:frame>
        <draw:frame draw:style-name="gr26" draw:text-style-name="P19" draw:layer="layout" svg:width="0.826cm" svg:height="1.272cm" svg:x="7.224cm" svg:y="5.018cm">
          <draw:text-box>
            <text:p><text:span text:style-name="T44">F</text:span><text:span text:style-name="T45">w</text:span></text:p>
          </draw:text-box>
        </draw:frame>
        <draw:frame draw:style-name="gr27" draw:text-style-name="P20" draw:layer="layout" svg:width="0.717cm" svg:height="1.712cm" svg:x="4.799cm" svg:y="8.739cm">
          <draw:text-box>
            <text:p><text:span text:style-name="T46">F</text:span><text:span text:style-name="T47">1</text:span></text:p>
          </draw:text-box>
        </draw:frame>
        <draw:frame draw:style-name="gr28" draw:text-style-name="P21" draw:layer="layout" svg:width="0.717cm" svg:height="1.273cm" svg:x="2.621cm" svg:y="12.154cm">
          <draw:text-box>
            <text:p><text:span text:style-name="T48">F</text:span><text:span text:style-name="T49">2</text:span></text:p>
          </draw:text-box>
        </draw:frame>
        <draw:frame draw:style-name="gr29" draw:text-style-name="P22" draw:layer="layout" svg:width="0.717cm" svg:height="1.272cm" svg:x="1.132cm" svg:y="14.362cm">
          <draw:text-box>
            <text:p><text:span text:style-name="T50">F</text:span><text:span text:style-name="T51">4</text:span></text:p>
          </draw:text-box>
        </draw:frame>
        <draw:frame draw:style-name="gr28" draw:text-style-name="P23" draw:layer="layout" svg:width="0.717cm" svg:height="1.273cm" svg:x="10.301cm" svg:y="12.513cm">
          <draw:text-box>
            <text:p><text:span text:style-name="T52">F</text:span><text:span text:style-name="T53">3</text:span></text:p>
          </draw:text-box>
        </draw:frame>
        <draw:frame draw:style-name="gr28" draw:text-style-name="P24" draw:layer="layout" svg:width="0.717cm" svg:height="1.273cm" svg:x="12.855cm" svg:y="8.572cm">
          <draw:text-box>
            <text:p><text:span text:style-name="T54">F</text:span><text:span text:style-name="T55">c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3" presentation:class="page"/>
          <draw:frame presentation:style-name="pr6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1.865cm" svg:y="0.483cm" presentation:class="title" presentation:user-transformed="true">
          <draw:text-box>
            <text:p text:style-name="P1"><text:span text:style-name="T1">REPASO: TRANSFORMACIONES DE MODELADO</text:span></text:p>
          </draw:text-box>
        </draw:frame>
        <draw:frame draw:style-name="gr11" draw:text-style-name="P5" draw:layer="layout" svg:width="17.36cm" svg:height="1.017cm" svg:x="0.526cm" svg:y="2.437cm">
          <draw:text-box>
            <text:p text:style-name="P3"><text:span text:style-name="T21">Ejemplo matrix stack</text:span></text:p>
          </draw:text-box>
        </draw:frame>
        <draw:circle draw:style-name="gr12" draw:layer="layout" svg:width="2.384cm" svg:height="2.384cm" svg:x="8.15cm" svg:y="5.254cm">
          <text:p/>
        </draw:circle>
        <draw:circle draw:style-name="gr13" draw:text-style-name="P15" draw:layer="layout" svg:width="2.384cm" svg:height="2.384cm" svg:x="5.828cm" svg:y="8.953cm">
          <text:p><text:span text:style-name="T22">T</text:span><text:span text:style-name="T23">1</text:span><text:span text:style-name="T22">R</text:span><text:span text:style-name="T23">1</text:span></text:p>
        </draw:circle>
        <draw:circle draw:style-name="gr14" draw:text-style-name="P8" draw:layer="layout" svg:width="2.384cm" svg:height="2.384cm" svg:x="10.147cm" svg:y="9.025cm">
          <text:p><text:span text:style-name="T11">T</text:span><text:span text:style-name="T24">c</text:span><text:span text:style-name="T11">R</text:span><text:span text:style-name="T24">c</text:span><text:span text:style-name="T11">S</text:span><text:span text:style-name="T24">c</text:span></text:p>
        </draw:circle>
        <draw:circle draw:style-name="gr15" draw:text-style-name="P15" draw:layer="layout" svg:width="2.384cm" svg:height="2.384cm" svg:x="3.591cm" svg:y="12.391cm">
          <text:p><text:span text:style-name="T22">T</text:span><text:span text:style-name="T23">2</text:span><text:span text:style-name="T22">R</text:span><text:span text:style-name="T23">2</text:span></text:p>
        </draw:circle>
        <draw:caption draw:style-name="gr16" draw:text-style-name="P16" draw:layer="layout" svg:width="6.929cm" svg:height="0.955cm" svg:x="10.936cm" svg:y="2.986cm" draw:caption-point-x="-1.509cm" draw:caption-point-y="2.293cm">
          <text:p text:style-name="P3"><text:span text:style-name="T25"><text:s/></text:span><text:span text:style-name="T25">coordenadas mundiales </text:span></text:p>
        </draw:caption>
        <draw:line draw:style-name="gr17" draw:layer="layout" svg:x1="5.322cm" svg:y1="12.528cm" svg:x2="6.369cm" svg:y2="11.15cm">
          <text:p/>
        </draw:line>
        <draw:line draw:style-name="gr18" draw:layer="layout" svg:x1="7.582cm" svg:y1="9.055cm" svg:x2="8.657cm" svg:y2="7.374cm">
          <text:p/>
        </draw:line>
        <draw:line draw:style-name="gr19" draw:layer="layout" svg:x1="10.944cm" svg:y1="9.083cm" svg:x2="10.007cm" svg:y2="7.346cm">
          <text:p/>
        </draw:line>
        <draw:rect draw:style-name="gr20" draw:layer="layout" svg:width="13.594cm" svg:height="10.85cm" svg:x="0.661cm" svg:y="8.256cm">
          <text:p/>
        </draw:rect>
        <draw:caption draw:style-name="gr21" draw:text-style-name="P17" draw:layer="layout" svg:width="5.168cm" svg:height="1.695cm" svg:x="0.375cm" svg:y="5.975cm" draw:caption-point-x="6.408cm" draw:caption-point-y="2.281cm">
          <text:p text:style-name="P3"><text:span text:style-name="T25"><text:s/></text:span><text:span text:style-name="T26">Coordenadas</text:span></text:p>
          <text:p text:style-name="P3"><text:span text:style-name="T26">locales</text:span></text:p>
        </draw:caption>
        <draw:caption draw:style-name="gr22" draw:text-style-name="P17" draw:layer="layout" svg:width="4.878cm" svg:height="1.695cm" svg:x="6.894cm" svg:y="16.108cm" draw:caption-point-x="4.876cm" draw:caption-point-y="-4.958cm">
          <text:p text:style-name="P3"><text:span text:style-name="T25"><text:s/></text:span><text:span text:style-name="T27">Coordenadas</text:span></text:p>
          <text:p text:style-name="P3"><text:span text:style-name="T27">Sistema cámara</text:span></text:p>
        </draw:caption>
        <draw:circle draw:style-name="gr23" draw:text-style-name="P8" draw:layer="layout" svg:width="2.384cm" svg:height="2.384cm" svg:x="7.395cm" svg:y="12.501cm">
          <text:p><text:span text:style-name="T11">T</text:span><text:span text:style-name="T24">3</text:span><text:span text:style-name="T11">R</text:span><text:span text:style-name="T24">3</text:span></text:p>
        </draw:circle>
        <draw:line draw:style-name="gr17" draw:layer="layout" svg:x1="8.299cm" svg:y1="12.528cm" svg:x2="7.555cm" svg:y2="11.233cm">
          <text:p/>
        </draw:line>
        <draw:circle draw:style-name="gr24" draw:text-style-name="P15" draw:layer="layout" svg:width="2.384cm" svg:height="2.384cm" svg:x="1.413cm" svg:y="15.81cm">
          <text:p><text:span text:style-name="T22">T</text:span><text:span text:style-name="T23">4</text:span><text:span text:style-name="T22">R</text:span><text:span text:style-name="T23">4</text:span></text:p>
        </draw:circle>
        <draw:line draw:style-name="gr17" draw:layer="layout" svg:x1="3.144cm" svg:y1="15.947cm" svg:x2="4.191cm" svg:y2="14.569cm">
          <text:p/>
        </draw:line>
        <draw:frame draw:style-name="gr26" draw:text-style-name="P19" draw:layer="layout" svg:width="0.826cm" svg:height="1.272cm" svg:x="7.224cm" svg:y="5.224cm">
          <draw:text-box>
            <text:p><text:span text:style-name="T44">F</text:span><text:span text:style-name="T45">w</text:span></text:p>
          </draw:text-box>
        </draw:frame>
        <draw:frame draw:style-name="gr30" draw:text-style-name="P20" draw:layer="layout" svg:width="0.717cm" svg:height="4.332cm" svg:x="4.799cm" svg:y="8.945cm">
          <draw:text-box>
            <text:p><text:span text:style-name="T46">F</text:span><text:span text:style-name="T47">1</text:span></text:p>
          </draw:text-box>
        </draw:frame>
        <draw:frame draw:style-name="gr28" draw:text-style-name="P21" draw:layer="layout" svg:width="0.717cm" svg:height="1.273cm" svg:x="2.621cm" svg:y="12.36cm">
          <draw:text-box>
            <text:p><text:span text:style-name="T48">F</text:span><text:span text:style-name="T49">2</text:span></text:p>
          </draw:text-box>
        </draw:frame>
        <draw:frame draw:style-name="gr29" draw:text-style-name="P22" draw:layer="layout" svg:width="0.717cm" svg:height="1.272cm" svg:x="1.132cm" svg:y="14.568cm">
          <draw:text-box>
            <text:p><text:span text:style-name="T50">F</text:span><text:span text:style-name="T51">4</text:span></text:p>
          </draw:text-box>
        </draw:frame>
        <draw:frame draw:style-name="gr28" draw:text-style-name="P23" draw:layer="layout" svg:width="0.717cm" svg:height="1.273cm" svg:x="10.301cm" svg:y="12.719cm">
          <draw:text-box>
            <text:p><text:span text:style-name="T52">F</text:span><text:span text:style-name="T53">3</text:span></text:p>
          </draw:text-box>
        </draw:frame>
        <draw:frame draw:style-name="gr28" draw:text-style-name="P24" draw:layer="layout" svg:width="0.717cm" svg:height="1.273cm" svg:x="12.855cm" svg:y="8.778cm">
          <draw:text-box>
            <text:p><text:span text:style-name="T54">F</text:span><text:span text:style-name="T55">c</text:span></text:p>
          </draw:text-box>
        </draw:frame>
        <draw:frame draw:style-name="gr26" draw:text-style-name="P12" draw:layer="layout" svg:width="12.254cm" svg:height="4.065cm" svg:x="14.746cm" svg:y="4.452cm">
          <draw:text-box>
            <text:p><text:span text:style-name="T19">OpenGL matrix stack (model-view)</text:span></text:p>
            <text:p><text:span text:style-name="T11">pushMatrix: </text:span><text:span text:style-name="T17">multiply current matrix</text:span></text:p>
            <text:p><text:span text:style-name="T17">and adds to the head</text:span></text:p>
            <text:p><text:span text:style-name="T22">popMatrix:</text:span><text:span text:style-name="T11"> </text:span><text:span text:style-name="T17">remove head</text:span></text:p>
          </draw:text-box>
        </draw:frame>
        <draw:g>
          <draw:frame draw:style-name="gr31" draw:text-style-name="P12" draw:layer="layout" svg:width="3.179cm" svg:height="1.349cm" svg:x="19.104cm" svg:y="17.078cm">
            <draw:text-box>
              <text:p><text:span text:style-name="T17">(T</text:span><text:span text:style-name="T56">c</text:span><text:span text:style-name="T17">R</text:span><text:span text:style-name="T56">c</text:span><text:span text:style-name="T17">S</text:span><text:span text:style-name="T56">c</text:span><text:span text:style-name="T57">)</text:span><text:span text:style-name="T58">-1</text:span></text:p>
            </draw:text-box>
          </draw:frame>
          <draw:caption draw:style-name="gr32" draw:text-style-name="P17" draw:layer="layout" svg:width="1.504cm" svg:height="0.949cm" svg:x="16.931cm" svg:y="17.92cm" draw:caption-point-x="2.172cm" draw:caption-point-y="0.48cm">
            <text:p text:style-name="P3"><text:span text:style-name="T25"><text:s/></text:span><text:span text:style-name="T59">push</text:span></text:p>
          </draw:caption>
        </draw:g>
        <draw:g>
          <draw:frame draw:style-name="gr33" draw:text-style-name="P12" draw:layer="layout" svg:width="2.452cm" svg:height="1.349cm" svg:x="19.132cm" svg:y="15.728cm">
            <draw:text-box>
              <text:p><text:span text:style-name="T17">T</text:span><text:span text:style-name="T56">1</text:span><text:span text:style-name="T17">R</text:span><text:span text:style-name="T56">1</text:span></text:p>
            </draw:text-box>
          </draw:frame>
          <draw:caption draw:style-name="gr34" draw:text-style-name="P17" draw:layer="layout" svg:width="1.504cm" svg:height="0.949cm" svg:x="16.876cm" svg:y="16.598cm" draw:caption-point-x="2.172cm" draw:caption-point-y="0.48cm">
            <text:p text:style-name="P3"><text:span text:style-name="T25"><text:s/></text:span><text:span text:style-name="T59">push</text:span></text:p>
          </draw:caption>
          <draw:caption draw:style-name="gr35" draw:text-style-name="P25" draw:layer="layout" svg:width="1.406cm" svg:height="0.94cm" svg:x="22.192cm" svg:y="15.283cm" draw:caption-point-x="-0.663cm" draw:caption-point-y="0.469cm">
            <text:p text:style-name="P3"><text:span text:style-name="T30">draw</text:span></text:p>
          </draw:caption>
        </draw:g>
        <draw:g>
          <draw:frame draw:style-name="gr33" draw:text-style-name="P12" draw:layer="layout" svg:width="2.452cm" svg:height="1.349cm" svg:x="19.132cm" svg:y="14.377cm">
            <draw:text-box>
              <text:p><text:span text:style-name="T17">T</text:span><text:span text:style-name="T56">2</text:span><text:span text:style-name="T17">R</text:span><text:span text:style-name="T56">2</text:span></text:p>
            </draw:text-box>
          </draw:frame>
          <draw:caption draw:style-name="gr32" draw:text-style-name="P17" draw:layer="layout" svg:width="1.504cm" svg:height="0.949cm" svg:x="16.931cm" svg:y="15.247cm" draw:caption-point-x="2.172cm" draw:caption-point-y="0.48cm">
            <text:p text:style-name="P3"><text:span text:style-name="T25"><text:s/></text:span><text:span text:style-name="T59">push</text:span></text:p>
          </draw:caption>
          <draw:caption draw:style-name="gr36" draw:text-style-name="P26" draw:layer="layout" svg:width="1.406cm" svg:height="0.94cm" svg:x="22.192cm" svg:y="13.932cm" draw:caption-point-x="-0.663cm" draw:caption-point-y="0.469cm">
            <text:p text:style-name="P3"><text:span text:style-name="T59">draw</text:span></text:p>
          </draw:caption>
        </draw:g>
        <draw:g>
          <draw:frame draw:style-name="gr33" draw:text-style-name="P12" draw:layer="layout" svg:width="2.452cm" svg:height="1.349cm" svg:x="19.132cm" svg:y="13.054cm">
            <draw:text-box>
              <text:p><text:span text:style-name="T17">T</text:span><text:span text:style-name="T56">4</text:span><text:span text:style-name="T17">R</text:span><text:span text:style-name="T56">4</text:span></text:p>
            </draw:text-box>
          </draw:frame>
          <draw:caption draw:style-name="gr32" draw:text-style-name="P17" draw:layer="layout" svg:width="1.504cm" svg:height="0.949cm" svg:x="16.931cm" svg:y="13.924cm" draw:caption-point-x="2.172cm" draw:caption-point-y="0.48cm">
            <text:p text:style-name="P3"><text:span text:style-name="T25"><text:s/></text:span><text:span text:style-name="T59">push</text:span></text:p>
          </draw:caption>
          <draw:caption draw:style-name="gr37" draw:text-style-name="P27" draw:layer="layout" svg:width="1.406cm" svg:height="0.94cm" svg:x="22.192cm" svg:y="12.609cm" draw:caption-point-x="-0.663cm" draw:caption-point-y="0.469cm">
            <text:p text:style-name="P3"><text:span text:style-name="T60">draw</text:span></text:p>
          </draw:caption>
        </draw:g>
        <draw:g>
          <draw:frame draw:style-name="gr33" draw:text-style-name="P12" draw:layer="layout" svg:width="2.452cm" svg:height="1.349cm" svg:x="19.177cm" svg:y="14.403cm">
            <draw:text-box>
              <text:p><text:span text:style-name="T17">T</text:span><text:span text:style-name="T56">3</text:span><text:span text:style-name="T17">R</text:span><text:span text:style-name="T56">3</text:span></text:p>
            </draw:text-box>
          </draw:frame>
          <draw:caption draw:style-name="gr32" draw:text-style-name="P17" draw:layer="layout" svg:width="1.504cm" svg:height="0.949cm" svg:x="16.976cm" svg:y="15.273cm" draw:caption-point-x="2.172cm" draw:caption-point-y="0.48cm">
            <text:p text:style-name="P3"><text:span text:style-name="T25"><text:s/></text:span><text:span text:style-name="T59">push</text:span></text:p>
          </draw:caption>
          <draw:caption draw:style-name="gr38" draw:text-style-name="P28" draw:layer="layout" svg:width="1.406cm" svg:height="0.94cm" svg:x="22.237cm" svg:y="13.958cm" draw:caption-point-x="-0.663cm" draw:caption-point-y="0.469cm">
            <text:p text:style-name="P3"><text:span text:style-name="T61">draw</text:span></text:p>
          </draw:caption>
        </draw:g>
        <presentation:notes draw:style-name="dp2">
          <draw:page-thumbnail draw:style-name="gr2" draw:layer="layout" svg:width="14.181cm" svg:height="9.538cm" svg:x="3.773cm" svg:y="2.647cm" draw:page-number="4" presentation:class="page"/>
          <draw:frame presentation:style-name="pr6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4cm" svg:y="0.976cm" presentation:class="title" presentation:user-transformed="true">
          <draw:text-box>
            <text:p text:style-name="P1"><text:span text:style-name="T1">TUBERIA DE VISTA</text:span></text:p>
          </draw:text-box>
        </draw:frame>
        <draw:g>
          <draw:frame draw:style-name="gr39" draw:text-style-name="P12" draw:layer="layout" svg:width="4.41cm" svg:height="2.99cm" svg:x="1.17cm" svg:y="9.179cm">
            <draw:text-box>
              <text:p text:style-name="P29"><text:span text:style-name="T17">creación de la escena</text:span></text:p>
            </draw:text-box>
          </draw:frame>
          <draw:frame draw:style-name="gr40" draw:text-style-name="P31" draw:layer="layout" svg:width="2.024cm" svg:height="0.889cm" svg:x="2.157cm" svg:y="8.16cm">
            <draw:text-box>
              <text:p text:style-name="P30"><text:span text:style-name="T62"><text:s/></text:span><text:span text:style-name="T62">(CM)</text:span></text:p>
            </draw:text-box>
          </draw:frame>
        </draw:g>
        <draw:g>
          <draw:g>
            <draw:frame draw:style-name="gr41" draw:text-style-name="P12" draw:layer="layout" svg:width="4.858cm" svg:height="4.021cm" svg:x="7.392cm" svg:y="8.598cm">
              <draw:text-box>
                <text:p text:style-name="P29"><text:span text:style-name="T17">conversión a coordenadas de vista</text:span></text:p>
              </draw:text-box>
            </draw:frame>
            <draw:line draw:style-name="gr42" draw:layer="layout" svg:x1="5.645cm" svg:y1="10.698cm" svg:x2="7.383cm" svg:y2="10.714cm">
              <text:p/>
            </draw:line>
          </draw:g>
          <draw:frame draw:style-name="gr40" draw:text-style-name="P32" draw:layer="layout" svg:width="1.697cm" svg:height="0.889cm" svg:x="9.31cm" svg:y="7.54cm">
            <draw:text-box>
              <text:p text:style-name="P30"><text:span text:style-name="T63">(CV)</text:span></text:p>
            </draw:text-box>
          </draw:frame>
        </draw:g>
        <draw:g>
          <draw:g>
            <draw:frame draw:style-name="gr43" draw:text-style-name="P12" draw:layer="layout" svg:width="5.896cm" svg:height="5.823cm" svg:x="13.964cm" svg:y="7.521cm">
              <draw:text-box>
                <text:p text:style-name="P29"><text:span text:style-name="T17">conversión a coordenadas de vista normalizadas</text:span></text:p>
              </draw:text-box>
            </draw:frame>
            <draw:line draw:style-name="gr44" draw:layer="layout" svg:x1="12.249cm" svg:y1="10.649cm" svg:x2="14.015cm" svg:y2="10.641cm">
              <text:p/>
            </draw:line>
          </draw:g>
          <draw:frame draw:style-name="gr40" draw:text-style-name="P32" draw:layer="layout" svg:width="2.055cm" svg:height="0.889cm" svg:x="15.813cm" svg:y="6.398cm">
            <draw:text-box>
              <text:p text:style-name="P30"><text:span text:style-name="T63">(CVN)</text:span></text:p>
            </draw:text-box>
          </draw:frame>
        </draw:g>
        <draw:g>
          <draw:g>
            <draw:frame draw:style-name="gr41" draw:text-style-name="P12" draw:layer="layout" svg:width="5.04cm" svg:height="4.021cm" svg:x="21.353cm" svg:y="8.43cm">
              <draw:text-box>
                <text:p text:style-name="P29"><text:span text:style-name="T17">conversión a coordenadas de dispositivo</text:span></text:p>
              </draw:text-box>
            </draw:frame>
            <draw:line draw:style-name="gr45" draw:layer="layout" svg:x1="19.926cm" svg:y1="10.617cm" svg:x2="21.397cm" svg:y2="10.627cm">
              <text:p/>
            </draw:line>
          </draw:g>
          <draw:frame draw:style-name="gr40" draw:text-style-name="P33" draw:layer="layout" svg:width="2.055cm" svg:height="0.889cm" svg:x="22.804cm" svg:y="7.313cm">
            <draw:text-box>
              <text:p text:style-name="P30"><text:span text:style-name="T64">(CD)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5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08cm" svg:y="0.228cm" presentation:class="title" presentation:user-transformed="true">
          <draw:text-box>
            <text:p text:style-name="P1"><text:span text:style-name="T1">TRANSFORMACION VENTANA-PUERTO DE VISTA</text:span></text:p>
          </draw:text-box>
        </draw:frame>
        <draw:frame draw:style-name="gr11" draw:text-style-name="P4" draw:layer="layout" svg:width="25.297cm" svg:height="1.017cm" svg:x="0.577cm" svg:y="2.032cm">
          <draw:text-box>
            <text:p text:style-name="P3"><text:span text:style-name="T65">Ejemplo para ventana rectangular general y puerto de vista normalizado</text:span></text:p>
          </draw:text-box>
        </draw:frame>
        <draw:g>
          <draw:line draw:style-name="gr46" draw:text-style-name="P13" draw:layer="layout" svg:x1="1.564cm" svg:y1="15.853cm" svg:x2="1.564cm" svg:y2="5.153cm">
            <text:p/>
          </draw:line>
          <draw:line draw:style-name="gr47" draw:text-style-name="P13" draw:layer="layout" svg:x1="0.692cm" svg:y1="14.54cm" svg:x2="11.323cm" svg:y2="14.54cm">
            <text:p/>
          </draw:line>
        </draw:g>
        <draw:frame draw:style-name="gr48" draw:text-style-name="P34" xml:id="id2" draw:id="id2" draw:layer="layout" svg:width="14.536cm" svg:height="2.033cm" svg:x="12.792cm" svg:y="3.388cm">
          <draw:text-box>
            <text:p text:style-name="P30"><text:span text:style-name="T3">Paso 1:</text:span><text:span text:style-name="T17"> Se traslada el origen de coordenadas del </text:span><text:span text:style-name="T22">sistema 2</text:span><text:span text:style-name="T17"> al del </text:span><text:span text:style-name="T19">sistema 1</text:span></text:p>
          </draw:text-box>
        </draw:frame>
        <draw:g>
          <draw:line draw:style-name="gr49" draw:layer="layout" svg:x1="3.168cm" svg:y1="13.723cm" svg:x2="9.983cm" svg:y2="10.074cm">
            <text:p/>
          </draw:line>
          <draw:line draw:style-name="gr50" draw:layer="layout" svg:x1="4.838cm" svg:y1="14.111cm" svg:x2="1.699cm" svg:y2="8.297cm">
            <text:p/>
          </draw:line>
        </draw:g>
        <draw:frame draw:style-name="gr48" draw:text-style-name="P34" xml:id="id5" draw:id="id5" draw:layer="layout" svg:width="14.536cm" svg:height="2.033cm" svg:x="12.923cm" svg:y="9.432cm">
          <draw:text-box>
            <text:p text:style-name="P30"><text:span text:style-name="T10">Paso 2:</text:span><text:span text:style-name="T17"> El </text:span><text:span text:style-name="T22">sistema 2</text:span><text:span text:style-name="T17"> se rota de modo que sus ejes coincidan con los del </text:span><text:span text:style-name="T19">sistema 1</text:span></text:p>
          </draw:text-box>
        </draw:frame>
        <draw:frame draw:style-name="gr48" draw:text-style-name="P34" xml:id="id9" draw:id="id9" draw:layer="layout" svg:width="10.857cm" svg:height="2.033cm" svg:x="0.837cm" svg:y="17.403cm">
          <draw:text-box>
            <text:p text:style-name="P30"><text:span text:style-name="T11">Paso 3:</text:span><text:span text:style-name="T17"> Se definen los valores de los factores de escalamiento</text:span></text:p>
          </draw:text-box>
        </draw:frame>
        <draw:frame draw:style-name="gr11" draw:text-style-name="P35" draw:layer="layout" svg:width="1.205cm" svg:height="0.763cm" svg:x="0.625cm" svg:y="4.026cm">
          <draw:text-box>
            <text:p text:style-name="P3"><text:span text:style-name="T66">YW</text:span></text:p>
          </draw:text-box>
        </draw:frame>
        <draw:frame draw:style-name="gr11" draw:text-style-name="P36" draw:layer="layout" svg:width="1.106cm" svg:height="0.763cm" draw:transform="rotate (0.54175019981904) translate (1.493cm 7.632cm)">
          <draw:text-box>
            <text:p text:style-name="P3"><text:span text:style-name="T67">YV</text:span></text:p>
          </draw:text-box>
        </draw:frame>
        <draw:rect draw:style-name="gr51" draw:layer="layout" svg:width="4.475cm" svg:height="3.038cm" draw:transform="rotate (0.502654824574367) translate (2.878cm 10.445cm)">
          <text:p/>
        </draw:rect>
        <draw:frame draw:style-name="gr11" draw:text-style-name="P35" draw:layer="layout" svg:width="1.205cm" svg:height="0.763cm" svg:x="9.969cm" svg:y="15.066cm">
          <draw:text-box>
            <text:p text:style-name="P3"><text:span text:style-name="T66">XW</text:span></text:p>
          </draw:text-box>
        </draw:frame>
        <draw:frame draw:style-name="gr11" draw:text-style-name="P36" draw:layer="layout" svg:width="1.106cm" svg:height="0.763cm" draw:transform="rotate (0.54175019981904) translate (9.692cm 9.396cm)">
          <draw:text-box>
            <text:p text:style-name="P3"><text:span text:style-name="T67">XV</text:span></text:p>
          </draw:text-box>
        </draw:frame>
        <draw:g xml:id="id3" draw:id="id3">
          <draw:g>
            <draw:frame draw:style-name="gr52" draw:text-style-name="P12" draw:layer="layout" svg:width="3.766cm" svg:height="3.049cm" svg:x="16.887cm" svg:y="5.813cm">
              <draw:text-box>
                <text:p text:style-name="P3"><text:span text:style-name="T17">1</text:span><text:span text:style-name="T17"><text:tab/></text:span><text:span text:style-name="T17">0</text:span><text:span text:style-name="T17"><text:tab/></text:span><text:span text:style-name="T22">dx</text:span></text:p>
                <text:p text:style-name="P3"><text:span text:style-name="T17">0</text:span><text:span text:style-name="T17"><text:tab/></text:span><text:span text:style-name="T17">1</text:span><text:span text:style-name="T17"><text:tab/></text:span><text:span text:style-name="T22">dy</text:span></text:p>
                <text:p text:style-name="P3"><text:span text:style-name="T17">0</text:span><text:span text:style-name="T17"><text:tab/></text:span><text:span text:style-name="T17">0</text:span><text:span text:style-name="T17"><text:tab/></text:span><text:span text:style-name="T17">1</text:span></text:p>
              </draw:text-box>
            </draw:frame>
            <draw:g>
              <draw:line draw:style-name="gr9" draw:text-style-name="P12" draw:layer="layout" svg:x1="20.968cm" svg:y1="8.814cm" svg:x2="20.968cm" svg:y2="5.556cm">
                <text:p/>
              </draw:line>
              <draw:line draw:style-name="gr9" draw:text-style-name="P12" draw:layer="layout" svg:x1="20.298cm" svg:y1="5.568cm" svg:x2="21.004cm" svg:y2="5.568cm">
                <text:p/>
              </draw:line>
              <draw:line draw:style-name="gr9" draw:text-style-name="P12" draw:layer="layout" svg:x1="20.284cm" svg:y1="8.823cm" svg:x2="20.991cm" svg:y2="8.823cm">
                <text:p/>
              </draw:line>
            </draw:g>
            <draw:g>
              <draw:line draw:style-name="gr9" draw:text-style-name="P12" draw:layer="layout" svg:x1="16.24cm" svg:y1="8.879cm" svg:x2="16.24cm" svg:y2="5.524cm">
                <text:p/>
              </draw:line>
              <draw:line draw:style-name="gr9" draw:text-style-name="P12" draw:layer="layout" svg:x1="16.234cm" svg:y1="5.54cm" svg:x2="16.941cm" svg:y2="5.54cm">
                <text:p/>
              </draw:line>
              <draw:line draw:style-name="gr9" draw:text-style-name="P12" draw:layer="layout" svg:x1="16.209cm" svg:y1="8.888cm" svg:x2="16.914cm" svg:y2="8.888cm">
                <text:p/>
              </draw:line>
            </draw:g>
          </draw:g>
          <draw:frame draw:style-name="gr1" draw:text-style-name="P11" draw:layer="layout" svg:width="3.185cm" svg:height="2.059cm" svg:x="12.74cm" svg:y="6.231cm">
            <draw:text-box>
              <text:p text:style-name="P3"><text:span text:style-name="T68">T</text:span><text:span text:style-name="T69">-1</text:span><text:span text:style-name="T70">c</text:span><text:span text:style-name="T16"> =</text:span></text:p>
            </draw:text-box>
          </draw:frame>
        </draw:g>
        <draw:g xml:id="id10" draw:id="id10">
          <draw:g>
            <draw:frame draw:style-name="gr53" draw:text-style-name="P12" draw:layer="layout" svg:width="3.353cm" svg:height="3.049cm" svg:x="16.343cm" svg:y="16.334cm">
              <draw:text-box>
                <text:p text:style-name="P3"><text:span text:style-name="T22">sx</text:span><text:span text:style-name="T17"><text:tab/></text:span><text:span text:style-name="T17">0</text:span><text:span text:style-name="T17"><text:tab/></text:span><text:span text:style-name="T17">0</text:span></text:p>
                <text:p text:style-name="P3"><text:span text:style-name="T17">0</text:span><text:span text:style-name="T17"><text:tab/></text:span><text:span text:style-name="T22">sy</text:span><text:span text:style-name="T17"><text:tab/></text:span><text:span text:style-name="T17">0</text:span></text:p>
                <text:p text:style-name="P3"><text:span text:style-name="T17">0</text:span><text:span text:style-name="T17"><text:tab/></text:span><text:span text:style-name="T17">0</text:span><text:span text:style-name="T17"><text:tab/></text:span><text:span text:style-name="T17">1</text:span></text:p>
              </draw:text-box>
            </draw:frame>
            <draw:g>
              <draw:line draw:style-name="gr9" draw:layer="layout" svg:x1="19.987cm" svg:y1="19.396cm" svg:x2="19.987cm" svg:y2="16.106cm">
                <text:p/>
              </draw:line>
              <draw:line draw:style-name="gr9" draw:layer="layout" svg:x1="19.252cm" svg:y1="16.118cm" svg:x2="20.027cm" svg:y2="16.118cm">
                <text:p/>
              </draw:line>
              <draw:line draw:style-name="gr9" draw:layer="layout" svg:x1="19.237cm" svg:y1="19.405cm" svg:x2="20.012cm" svg:y2="19.405cm">
                <text:p/>
              </draw:line>
            </draw:g>
            <draw:g>
              <draw:line draw:style-name="gr9" draw:layer="layout" svg:x1="15.64cm" svg:y1="19.267cm" svg:x2="15.64cm" svg:y2="16.141cm">
                <text:p/>
              </draw:line>
              <draw:line draw:style-name="gr9" draw:layer="layout" svg:x1="15.634cm" svg:y1="16.156cm" svg:x2="16.41cm" svg:y2="16.156cm">
                <text:p/>
              </draw:line>
              <draw:line draw:style-name="gr9" draw:layer="layout" svg:x1="15.606cm" svg:y1="19.276cm" svg:x2="16.381cm" svg:y2="19.276cm">
                <text:p/>
              </draw:line>
            </draw:g>
          </draw:g>
          <draw:frame draw:style-name="gr1" draw:text-style-name="P37" draw:layer="layout" svg:width="2.864cm" svg:height="2.059cm" svg:x="12.586cm" svg:y="16.815cm">
            <draw:text-box>
              <text:p text:style-name="P3"><text:span text:style-name="T71">S</text:span><text:span text:style-name="T72">-1</text:span><text:span text:style-name="T73">c</text:span><text:span text:style-name="T12"> =</text:span></text:p>
            </draw:text-box>
          </draw:frame>
        </draw:g>
        <draw:g xml:id="id6" draw:id="id6">
          <draw:g>
            <draw:frame draw:style-name="gr54" draw:text-style-name="P12" draw:layer="layout" svg:width="6.741cm" svg:height="3.402cm" svg:x="15.896cm" svg:y="12.054cm">
              <draw:text-box>
                <text:p text:style-name="P3"><text:span text:style-name="T17">cos</text:span><text:span text:style-name="T74">b</text:span><text:span text:style-name="T17"><text:tab/></text:span><text:span text:style-name="T17">-sen</text:span><text:span text:style-name="T74">b</text:span><text:span text:style-name="T75"><text:tab/></text:span><text:span text:style-name="T76">0</text:span></text:p>
                <text:p text:style-name="P3"><text:span text:style-name="T17">sen</text:span><text:span text:style-name="T74">b</text:span><text:span text:style-name="T17"><text:tab/></text:span><text:span text:style-name="T17">cos</text:span><text:span text:style-name="T74">b</text:span><text:span text:style-name="T75"><text:tab/></text:span><text:span text:style-name="T76">0</text:span></text:p>
                <text:p text:style-name="P3"><text:span text:style-name="T76">0</text:span><text:span text:style-name="T75"><text:tab/></text:span><text:span text:style-name="T75"><text:tab/></text:span><text:span text:style-name="T76">0</text:span><text:span text:style-name="T75"><text:tab/></text:span><text:span text:style-name="T75"><text:tab/></text:span><text:span text:style-name="T76">1</text:span></text:p>
              </draw:text-box>
            </draw:frame>
            <draw:g>
              <draw:line draw:style-name="gr9" draw:text-style-name="P5" draw:layer="layout" svg:x1="22.892cm" svg:y1="15.283cm" svg:x2="22.892cm" svg:y2="11.993cm">
                <text:p/>
              </draw:line>
              <draw:line draw:style-name="gr9" draw:text-style-name="P5" draw:layer="layout" svg:x1="22.16cm" svg:y1="12.005cm" svg:x2="22.931cm" svg:y2="12.005cm">
                <text:p/>
              </draw:line>
              <draw:line draw:style-name="gr9" draw:text-style-name="P5" draw:layer="layout" svg:x1="22.145cm" svg:y1="15.292cm" svg:x2="22.916cm" svg:y2="15.292cm">
                <text:p/>
              </draw:line>
            </draw:g>
            <draw:g>
              <draw:line draw:style-name="gr9" draw:text-style-name="P5" draw:layer="layout" svg:x1="15.264cm" svg:y1="15.414cm" svg:x2="15.264cm" svg:y2="12.156cm">
                <text:p/>
              </draw:line>
              <draw:line draw:style-name="gr9" draw:text-style-name="P5" draw:layer="layout" svg:x1="15.258cm" svg:y1="12.172cm" svg:x2="16.03cm" svg:y2="12.172cm">
                <text:p/>
              </draw:line>
              <draw:line draw:style-name="gr9" draw:text-style-name="P5" draw:layer="layout" svg:x1="15.23cm" svg:y1="15.423cm" svg:x2="16.001cm" svg:y2="15.423cm">
                <text:p/>
              </draw:line>
            </draw:g>
          </draw:g>
          <draw:frame draw:style-name="gr1" draw:text-style-name="P10" draw:layer="layout" svg:width="3.32cm" svg:height="2.059cm" svg:x="12.654cm" svg:y="12.798cm">
            <draw:text-box>
              <text:p text:style-name="P3"><text:span text:style-name="T77">R</text:span><text:span text:style-name="T78">-1</text:span><text:span text:style-name="T79">c</text:span><text:span text:style-name="T13"> =</text:span></text:p>
            </draw:text-box>
          </draw:frame>
        </draw:g>
        <draw:frame draw:style-name="gr48" draw:text-style-name="P34" xml:id="id4" draw:id="id4" draw:layer="layout" svg:width="3.41cm" svg:height="2.335cm" svg:x="22.363cm" svg:y="6.1cm">
          <draw:text-box>
            <text:p text:style-name="P30"><text:span text:style-name="T22">dx</text:span><text:span text:style-name="T10"> </text:span><text:span text:style-name="T17">= </text:span><text:span text:style-name="T19">-X</text:span><text:span text:style-name="T80">1</text:span></text:p>
            <text:p text:style-name="P30"><text:span text:style-name="T81">dy</text:span><text:span text:style-name="T57"> = </text:span><text:span text:style-name="T82">-Y</text:span><text:span text:style-name="T80">1</text:span></text:p>
          </draw:text-box>
        </draw:frame>
        <draw:g xml:id="id7" draw:id="id7">
          <draw:line draw:style-name="gr55" draw:layer="layout" svg:x1="3.985cm" svg:y1="13.131cm" svg:x2="11.106cm" svg:y2="13.131cm">
            <text:p/>
          </draw:line>
          <draw:frame draw:style-name="gr56" draw:text-style-name="P38" draw:layer="layout" svg:width="7.475cm" svg:height="1.2cm" svg:x="6.571cm" svg:y="11.964cm">
            <draw:text-box>
              <text:p text:style-name="P3"><text:span text:style-name="T83">q</text:span><text:span text:style-name="T84">=tg</text:span><text:span text:style-name="T85">-1</text:span><text:span text:style-name="T84">((</text:span><text:span text:style-name="T86">Y</text:span><text:span text:style-name="T87">2</text:span><text:span text:style-name="T84">-</text:span><text:span text:style-name="T86">Y</text:span><text:span text:style-name="T87">1</text:span><text:span text:style-name="T84">)/(</text:span><text:span text:style-name="T86">X</text:span><text:span text:style-name="T87">2</text:span><text:span text:style-name="T84">-</text:span><text:span text:style-name="T86">X</text:span><text:span text:style-name="T87">1</text:span><text:span text:style-name="T84">))</text:span></text:p>
            </draw:text-box>
          </draw:frame>
        </draw:g>
        <draw:frame draw:style-name="gr57" draw:text-style-name="P34" xml:id="id8" draw:id="id8" draw:layer="layout" svg:width="3.537cm" svg:height="1.184cm" svg:x="23.049cm" svg:y="12.862cm">
          <draw:text-box>
            <text:p text:style-name="P30"><text:span text:style-name="T74">b</text:span><text:span text:style-name="T17">= </text:span><text:span text:style-name="T10">-</text:span><text:span text:style-name="T88">q</text:span></text:p>
          </draw:text-box>
        </draw:frame>
        <draw:frame draw:style-name="gr58" draw:text-style-name="P34" xml:id="id13" draw:id="id13" draw:layer="layout" svg:width="4.782cm" svg:height="2.295cm" svg:x="21.285cm" svg:y="16.52cm">
          <draw:text-box>
            <text:p text:style-name="P30"><text:span text:style-name="T22">sx</text:span><text:span text:style-name="T10"> </text:span><text:span text:style-name="T17">= </text:span><text:span text:style-name="T11">1 / |</text:span><text:span text:style-name="T10"> </text:span><text:span text:style-name="T11">v |</text:span></text:p>
            <text:p text:style-name="P30"><text:span text:style-name="T81">sy</text:span><text:span text:style-name="T57"> = </text:span><text:span text:style-name="T89">1 / | w |</text:span></text:p>
          </draw:text-box>
        </draw:frame>
        <draw:g xml:id="id1" draw:id="id1">
          <draw:frame draw:style-name="gr11" draw:text-style-name="P35" draw:layer="layout" svg:width="2.034cm" svg:height="0.876cm" svg:x="4.599cm" svg:y="13.075cm">
            <draw:text-box>
              <text:p text:style-name="P3"><text:span text:style-name="T66">(X</text:span><text:span text:style-name="T90">1</text:span><text:span text:style-name="T91">,Y</text:span><text:span text:style-name="T90">1</text:span><text:span text:style-name="T91">)</text:span></text:p>
            </draw:text-box>
          </draw:frame>
          <draw:frame draw:style-name="gr11" draw:text-style-name="P35" draw:layer="layout" svg:width="2.034cm" svg:height="0.876cm" svg:x="7.963cm" svg:y="11.017cm">
            <draw:text-box>
              <text:p text:style-name="P3"><text:span text:style-name="T66">(X</text:span><text:span text:style-name="T90">2</text:span><text:span text:style-name="T91">,Y</text:span><text:span text:style-name="T90">2</text:span><text:span text:style-name="T91">)</text:span></text:p>
            </draw:text-box>
          </draw:frame>
          <draw:frame draw:style-name="gr11" draw:text-style-name="P35" draw:layer="layout" svg:width="2.034cm" svg:height="0.876cm" svg:x="7.146cm" svg:y="8.176cm">
            <draw:text-box>
              <text:p text:style-name="P3"><text:span text:style-name="T66">(X</text:span><text:span text:style-name="T90">3</text:span><text:span text:style-name="T91">,Y</text:span><text:span text:style-name="T90">3</text:span><text:span text:style-name="T91">)</text:span></text:p>
            </draw:text-box>
          </draw:frame>
          <draw:frame draw:style-name="gr59" draw:text-style-name="P36" draw:layer="layout" svg:width="1.442cm" svg:height="1.934cm" draw:transform="rotate (0.541226601043442) translate (6.556cm 7.659cm)">
            <draw:text-box>
              <text:p text:style-name="P3"><text:span text:style-name="T67">(1,1)</text:span></text:p>
            </draw:text-box>
          </draw:frame>
          <draw:frame draw:style-name="gr11" draw:text-style-name="P35" draw:layer="layout" svg:width="2.034cm" svg:height="0.876cm" svg:x="2.702cm" svg:y="8.958cm">
            <draw:text-box>
              <text:p text:style-name="P3"><text:span text:style-name="T66">(X</text:span><text:span text:style-name="T90">4</text:span><text:span text:style-name="T91">,Y</text:span><text:span text:style-name="T90">4</text:span><text:span text:style-name="T91">)</text:span></text:p>
            </draw:text-box>
          </draw:frame>
        </draw:g>
        <draw:g xml:id="id11" draw:id="id11">
          <draw:frame draw:style-name="gr60" draw:text-style-name="P39" draw:layer="layout" svg:width="6.064cm" svg:height="4.069cm" draw:transform="skewX (7.54579341827563E-017) rotate (0.541401133968641) translate (3.746cm 11.896cm)">
            <draw:text-box>
              <text:p text:style-name="P3"><text:span text:style-name="T92">V=((</text:span><text:span text:style-name="T66">X</text:span><text:span text:style-name="T90">2</text:span><text:span text:style-name="T92">-</text:span><text:span text:style-name="T66">X</text:span><text:span text:style-name="T90">1</text:span><text:span text:style-name="T92">)-(</text:span><text:span text:style-name="T66">Y</text:span><text:span text:style-name="T90">2</text:span><text:span text:style-name="T92">-</text:span><text:span text:style-name="T66">Y</text:span><text:span text:style-name="T90">1</text:span><text:span text:style-name="T92">))</text:span></text:p>
            </draw:text-box>
          </draw:frame>
          <draw:line draw:style-name="gr61" draw:layer="layout" svg:x1="4.3cm" svg:y1="13.12cm" svg:x2="8.253cm" svg:y2="11.03cm">
            <text:p/>
          </draw:line>
        </draw:g>
        <draw:g xml:id="id12" draw:id="id12">
          <draw:line draw:style-name="gr62" draw:layer="layout" svg:x1="4.334cm" svg:y1="13.12cm" svg:x2="2.897cm" svg:y2="10.409cm">
            <text:p/>
          </draw:line>
          <draw:frame draw:style-name="gr63" draw:text-style-name="P39" draw:layer="layout" svg:width="6.742cm" svg:height="4.524cm" draw:transform="skewX (6.10461644850754E-017) rotate (2.09910749137358) translate (3.138cm 13.253cm)">
            <draw:text-box>
              <text:p text:style-name="P3"><text:span text:style-name="T92">w=((</text:span><text:span text:style-name="T66">X</text:span><text:span text:style-name="T90">4</text:span><text:span text:style-name="T92">-</text:span><text:span text:style-name="T66">X</text:span><text:span text:style-name="T90">1</text:span><text:span text:style-name="T92">)-(</text:span><text:span text:style-name="T66">Y</text:span><text:span text:style-name="T90">4</text:span><text:span text:style-name="T92">-</text:span><text:span text:style-name="T66">Y</text:span><text:span text:style-name="T90">1</text:span><text:span text:style-name="T92">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" smil:attributeName="visibility" smil:to="visible"/>
                  <anim:transitionFilter smil:dur="1s" smil:targetElement="id1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" smil:attributeName="visibility" smil:to="visible"/>
                  <anim:transitionFilter smil:dur="1s" smil:targetElement="id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" smil:attributeName="visibility" smil:to="visible"/>
                  <anim:transitionFilter smil:dur="1s" smil:targetElement="id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" smil:attributeName="visibility" smil:to="visible"/>
                  <anim:transitionFilter smil:dur="1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" smil:attributeName="visibility" smil:to="visible"/>
                  <anim:transitionFilter smil:dur="1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6" smil:attributeName="visibility" smil:to="visible"/>
                  <anim:transitionFilter smil:dur="1s" smil:targetElement="id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" smil:attributeName="visibility" smil:to="visible"/>
                  <anim:transitionFilter smil:dur="1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" smil:attributeName="visibility" smil:to="visible"/>
                  <anim:transitionFilter smil:dur="1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0" smil:attributeName="visibility" smil:to="visible"/>
                  <anim:transitionFilter smil:dur="1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1" smil:attributeName="visibility" smil:to="visible"/>
                  <anim:transitionFilter smil:dur="1s" smil:targetElement="id11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2" smil:attributeName="visibility" smil:to="visible"/>
                  <anim:transitionFilter smil:dur="1s" smil:targetElement="id12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" smil:attributeName="visibility" smil:to="visible"/>
                  <anim:transitionFilter smil:dur="1s" smil:targetElement="id1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6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2.108cm" svg:y="0.39cm" presentation:class="title" presentation:user-transformed="true">
          <draw:text-box>
            <text:p text:style-name="P1"><text:span text:style-name="T1">TRANSFORMACION VENTANA-PUERTO DE VISTA</text:span></text:p>
          </draw:text-box>
        </draw:frame>
        <draw:frame draw:style-name="gr11" draw:text-style-name="P4" draw:layer="layout" svg:width="25.297cm" svg:height="1.017cm" svg:x="0.611cm" svg:y="2.228cm">
          <draw:text-box>
            <text:p text:style-name="P3"><text:span text:style-name="T65">Ejemplo para ventana rectangular general y puerto de vista general</text:span></text:p>
          </draw:text-box>
        </draw:frame>
        <draw:g>
          <draw:line draw:style-name="gr64" draw:text-style-name="P13" draw:layer="layout" svg:x1="1.83cm" svg:y1="13.654cm" svg:x2="1.83cm" svg:y2="4.01cm">
            <text:p/>
          </draw:line>
          <draw:line draw:style-name="gr65" draw:text-style-name="P13" draw:layer="layout" svg:x1="1.044cm" svg:y1="12.47cm" svg:x2="10.626cm" svg:y2="12.47cm">
            <text:p/>
          </draw:line>
        </draw:g>
        <draw:g>
          <draw:line draw:style-name="gr66" draw:layer="layout" svg:x1="3.275cm" svg:y1="11.734cm" svg:x2="9.417cm" svg:y2="8.446cm">
            <text:p/>
          </draw:line>
          <draw:line draw:style-name="gr67" draw:layer="layout" svg:x1="4.78cm" svg:y1="12.083cm" svg:x2="1.951cm" svg:y2="6.845cm">
            <text:p/>
          </draw:line>
        </draw:g>
        <draw:frame draw:style-name="gr68" draw:text-style-name="P35" draw:layer="layout" svg:width="1.086cm" svg:height="0.763cm" svg:x="0.539cm" svg:y="4.011cm">
          <draw:text-box>
            <text:p text:style-name="P3"><text:span text:style-name="T66">YW</text:span></text:p>
          </draw:text-box>
        </draw:frame>
        <draw:frame draw:style-name="gr68" draw:text-style-name="P36" draw:layer="layout" svg:width="0.997cm" svg:height="0.763cm" draw:transform="rotate (0.54175019981904) translate (1.766cm 6.245cm)">
          <draw:text-box>
            <text:p text:style-name="P3"><text:span text:style-name="T67">YV</text:span></text:p>
          </draw:text-box>
        </draw:frame>
        <draw:rect draw:style-name="gr51" draw:layer="layout" svg:width="4.033cm" svg:height="2.739cm" draw:transform="rotate (0.502654824574367) translate (3.014cm 8.779cm)">
          <text:p/>
        </draw:rect>
        <draw:frame draw:style-name="gr69" draw:text-style-name="P35" draw:layer="layout" svg:width="1.085cm" svg:height="0.763cm" svg:x="9.375cm" svg:y="11.357cm">
          <draw:text-box>
            <text:p text:style-name="P3"><text:span text:style-name="T66">XW</text:span></text:p>
          </draw:text-box>
        </draw:frame>
        <draw:frame draw:style-name="gr68" draw:text-style-name="P36" draw:layer="layout" svg:width="0.997cm" svg:height="0.763cm" draw:transform="rotate (0.54175019981904) translate (9.156cm 7.834cm)">
          <draw:text-box>
            <text:p text:style-name="P3"><text:span text:style-name="T67">XV</text:span></text:p>
          </draw:text-box>
        </draw:frame>
        <draw:frame draw:style-name="gr70" draw:text-style-name="P35" draw:layer="layout" svg:width="2.104cm" svg:height="0.915cm" svg:x="2.077cm" svg:y="10.617cm">
          <draw:text-box>
            <text:p text:style-name="P3"><text:span text:style-name="T66">(X</text:span><text:span text:style-name="T90">1</text:span><text:span text:style-name="T91">,Y</text:span><text:span text:style-name="T90">1</text:span><text:span text:style-name="T91">)</text:span></text:p>
          </draw:text-box>
        </draw:frame>
        <draw:frame draw:style-name="gr71" draw:text-style-name="P35" draw:layer="layout" svg:width="2.062cm" svg:height="0.978cm" svg:x="7.737cm" svg:y="9.214cm">
          <draw:text-box>
            <text:p text:style-name="P3"><text:span text:style-name="T66">(X</text:span><text:span text:style-name="T90">2</text:span><text:span text:style-name="T91">,Y</text:span><text:span text:style-name="T90">2</text:span><text:span text:style-name="T91">)</text:span></text:p>
          </draw:text-box>
        </draw:frame>
        <draw:frame draw:style-name="gr72" draw:text-style-name="P35" draw:layer="layout" svg:width="2.054cm" svg:height="0.996cm" svg:x="7.06cm" svg:y="6.876cm">
          <draw:text-box>
            <text:p text:style-name="P3"><text:span text:style-name="T66">(X</text:span><text:span text:style-name="T90">3</text:span><text:span text:style-name="T91">,Y</text:span><text:span text:style-name="T90">3</text:span><text:span text:style-name="T91">)</text:span></text:p>
          </draw:text-box>
        </draw:frame>
        <draw:frame draw:style-name="gr59" draw:text-style-name="P36" xml:id="id14" draw:id="id14" draw:layer="layout" svg:width="1.442cm" svg:height="1.934cm" draw:transform="rotate (0.541226601043442) translate (5.654cm 6.354cm)">
          <draw:text-box>
            <text:p text:style-name="P3"><text:span text:style-name="T67">(1,1)</text:span></text:p>
          </draw:text-box>
        </draw:frame>
        <draw:frame draw:style-name="gr73" draw:text-style-name="P35" draw:layer="layout" svg:width="2.022cm" svg:height="0.911cm" svg:x="2.519cm" svg:y="7.353cm">
          <draw:text-box>
            <text:p text:style-name="P3"><text:span text:style-name="T66">(X</text:span><text:span text:style-name="T90">4</text:span><text:span text:style-name="T91">,Y</text:span><text:span text:style-name="T90">4</text:span><text:span text:style-name="T91">)</text:span></text:p>
          </draw:text-box>
        </draw:frame>
        <draw:g xml:id="id15" draw:id="id15">
          <draw:frame draw:style-name="gr74" draw:text-style-name="P36" draw:layer="layout" svg:width="4.888cm" svg:height="6.561cm" draw:transform="skewX (-5.80595763353007E-017) rotate (0.541401133968641) translate (5.249cm 6.498cm)">
            <draw:text-box>
              <text:p text:style-name="P3"><text:span text:style-name="T67">(XV</text:span><text:span text:style-name="T93">máx</text:span><text:span text:style-name="T67">, YV</text:span><text:span text:style-name="T93">máx</text:span><text:span text:style-name="T67">)</text:span></text:p>
            </draw:text-box>
          </draw:frame>
          <draw:frame draw:style-name="gr59" draw:text-style-name="P36" draw:layer="layout" svg:width="1.442cm" svg:height="1.934cm" draw:transform="rotate (0.541226601043442) translate (4.382cm 11.192cm)">
            <draw:text-box>
              <text:p text:style-name="P3"><text:span text:style-name="T67">(0,0)</text:span></text:p>
            </draw:text-box>
          </draw:frame>
        </draw:g>
        <draw:frame draw:style-name="gr75" draw:text-style-name="P34" xml:id="id16" draw:id="id16" draw:layer="layout" svg:width="14.536cm" svg:height="1.152cm" svg:x="12.368cm" svg:y="4.891cm">
          <draw:text-box>
            <text:p text:style-name="P30"><text:span text:style-name="T3">Paso 1 y </text:span><text:span text:style-name="T10">2</text:span><text:span text:style-name="T3">:</text:span><text:span text:style-name="T17"> Idem</text:span></text:p>
          </draw:text-box>
        </draw:frame>
        <draw:frame draw:style-name="gr48" draw:text-style-name="P34" xml:id="id17" draw:id="id17" draw:layer="layout" svg:width="2.528cm" svg:height="1.381cm" svg:x="12.402cm" svg:y="6.465cm">
          <draw:text-box>
            <text:p text:style-name="P30"><text:span text:style-name="T11">Paso 3</text:span></text:p>
          </draw:text-box>
        </draw:frame>
        <draw:g xml:id="id18" draw:id="id18">
          <draw:g>
            <draw:frame draw:style-name="gr53" draw:text-style-name="P12" draw:layer="layout" svg:width="3.353cm" svg:height="3.049cm" svg:x="16.049cm" svg:y="8.499cm">
              <draw:text-box>
                <text:p text:style-name="P3"><text:span text:style-name="T22">sx</text:span><text:span text:style-name="T17"><text:tab/></text:span><text:span text:style-name="T17">0</text:span><text:span text:style-name="T17"><text:tab/></text:span><text:span text:style-name="T17">0</text:span></text:p>
                <text:p text:style-name="P3"><text:span text:style-name="T17">0</text:span><text:span text:style-name="T17"><text:tab/></text:span><text:span text:style-name="T22">sy</text:span><text:span text:style-name="T17"><text:tab/></text:span><text:span text:style-name="T17">0</text:span></text:p>
                <text:p text:style-name="P3"><text:span text:style-name="T17">0</text:span><text:span text:style-name="T17"><text:tab/></text:span><text:span text:style-name="T17">0</text:span><text:span text:style-name="T17"><text:tab/></text:span><text:span text:style-name="T17">1</text:span></text:p>
              </draw:text-box>
            </draw:frame>
            <draw:g>
              <draw:line draw:style-name="gr9" draw:layer="layout" svg:x1="19.693cm" svg:y1="11.561cm" svg:x2="19.693cm" svg:y2="8.271cm">
                <text:p/>
              </draw:line>
              <draw:line draw:style-name="gr9" draw:layer="layout" svg:x1="18.958cm" svg:y1="8.283cm" svg:x2="19.733cm" svg:y2="8.283cm">
                <text:p/>
              </draw:line>
              <draw:line draw:style-name="gr9" draw:layer="layout" svg:x1="18.943cm" svg:y1="11.57cm" svg:x2="19.718cm" svg:y2="11.57cm">
                <text:p/>
              </draw:line>
            </draw:g>
            <draw:g>
              <draw:line draw:style-name="gr9" draw:layer="layout" svg:x1="15.346cm" svg:y1="11.432cm" svg:x2="15.346cm" svg:y2="8.306cm">
                <text:p/>
              </draw:line>
              <draw:line draw:style-name="gr9" draw:layer="layout" svg:x1="15.34cm" svg:y1="8.321cm" svg:x2="16.116cm" svg:y2="8.321cm">
                <text:p/>
              </draw:line>
              <draw:line draw:style-name="gr9" draw:layer="layout" svg:x1="15.312cm" svg:y1="11.441cm" svg:x2="16.087cm" svg:y2="11.441cm">
                <text:p/>
              </draw:line>
            </draw:g>
          </draw:g>
          <draw:frame draw:style-name="gr1" draw:text-style-name="P37" draw:layer="layout" svg:width="2.864cm" svg:height="2.059cm" svg:x="12.292cm" svg:y="8.98cm">
            <draw:text-box>
              <text:p text:style-name="P3"><text:span text:style-name="T71">S</text:span><text:span text:style-name="T72">-1</text:span><text:span text:style-name="T73">c</text:span><text:span text:style-name="T12"> =</text:span></text:p>
            </draw:text-box>
          </draw:frame>
        </draw:g>
        <draw:frame draw:style-name="gr58" draw:text-style-name="P34" xml:id="id19" draw:id="id19" draw:layer="layout" svg:width="6.898cm" svg:height="2.335cm" svg:x="20.482cm" svg:y="8.652cm">
          <draw:text-box>
            <text:p text:style-name="P30"><text:span text:style-name="T22">sx</text:span><text:span text:style-name="T10"> </text:span><text:span text:style-name="T17">= </text:span><text:span text:style-name="T22">XV</text:span><text:span text:style-name="T94">máx</text:span><text:span text:style-name="T11"> / |</text:span><text:span text:style-name="T10"> </text:span><text:span text:style-name="T11">v |</text:span></text:p>
            <text:p text:style-name="P30"><text:span text:style-name="T81">sy</text:span><text:span text:style-name="T57"> = </text:span><text:span text:style-name="T81">YV</text:span><text:span text:style-name="T94">máx</text:span><text:span text:style-name="T89"> / | w |</text:span></text:p>
          </draw:text-box>
        </draw:frame>
        <draw:frame draw:style-name="gr11" draw:text-style-name="P4" xml:id="id20" draw:id="id20" draw:layer="layout" svg:width="25.297cm" svg:height="1.017cm" svg:x="0.972cm" svg:y="14.183cm">
          <draw:text-box>
            <text:p text:style-name="P3"><text:span text:style-name="T65">Resumen de transformaciones Ventana-Puerto de Vista (</text:span><text:span text:style-name="T95">TRANS</text:span><text:span text:style-name="T65">)</text:span></text:p>
          </draw:text-box>
        </draw:frame>
        <draw:frame draw:style-name="gr76" draw:text-style-name="P40" xml:id="id21" draw:id="id21" draw:layer="layout" svg:width="27.429cm" svg:height="1.349cm" svg:x="0.265cm" svg:y="16.927cm">
          <draw:text-box>
            <text:p text:style-name="P30"><text:span text:style-name="T95">TRANS</text:span><text:span text:style-name="T96"> = </text:span><text:span text:style-name="T97">S</text:span><text:span text:style-name="T72">-1</text:span><text:span text:style-name="T98">c</text:span><text:span text:style-name="T99">R</text:span><text:span text:style-name="T78">-1</text:span><text:span text:style-name="T100">c</text:span><text:span text:style-name="T101">T</text:span><text:span text:style-name="T69">-1</text:span><text:span text:style-name="T102">c</text:span><text:span text:style-name="T96"> <text:s/></text:span><text:span text:style-name="T103">P</text:span><text:span text:style-name="T96"> <text:s/>(</text:span><text:span text:style-name="T103">P</text:span><text:span text:style-name="T96"> representa las coord. Homogéneas del sist. mundial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" smil:attributeName="visibility" smil:to="visible"/>
                  <anim:transitionFilter smil:dur="1s" smil:targetElement="id1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7" smil:attributeName="visibility" smil:to="visible"/>
                  <anim:transitionFilter smil:dur="1s" smil:targetElement="id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8" smil:attributeName="visibility" smil:to="visible"/>
                  <anim:transitionFilter smil:dur="1s" smil:targetElement="id1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9" smil:attributeName="visibility" smil:to="visible"/>
                  <anim:transitionFilter smil:dur="1s" smil:targetElement="id1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" smil:attributeName="visibility" smil:to="visible"/>
                  <anim:transitionFilter smil:dur="1s" smil:targetElement="id2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" smil:attributeName="visibility" smil:to="visible"/>
                  <anim:transitionFilter smil:dur="1s" smil:targetElement="id21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7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1.541cm" svg:x="1.977cm" svg:y="0.358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612cm" svg:y="2.489cm">
          <draw:text-box>
            <text:p text:style-name="P3"><text:span text:style-name="T65">Problemática y enfoque burdo de solución</text:span></text:p>
          </draw:text-box>
        </draw:frame>
        <draw:g xml:id="id22" draw:id="id22">
          <draw:line draw:style-name="gr77" draw:layer="layout" svg:x1="4.716cm" svg:y1="6.859cm" svg:x2="4.725cm" svg:y2="15.574cm">
            <text:p/>
          </draw:line>
          <draw:line draw:style-name="gr77" draw:layer="layout" svg:x1="9.746cm" svg:y1="6.826cm" svg:x2="9.742cm" svg:y2="15.612cm">
            <text:p/>
          </draw:line>
          <draw:line draw:style-name="gr77" draw:layer="layout" svg:x1="1.819cm" svg:y1="9.194cm" svg:x2="12.654cm" svg:y2="9.178cm">
            <text:p/>
          </draw:line>
          <draw:line draw:style-name="gr77" draw:layer="layout" svg:x1="1.809cm" svg:y1="13.457cm" svg:x2="12.686cm" svg:y2="13.457cm">
            <text:p/>
          </draw:line>
          <draw:rect draw:style-name="gr78" draw:layer="layout" svg:width="5.026cm" svg:height="4.29cm" svg:x="4.716cm" svg:y="9.178cm">
            <text:p/>
          </draw:rect>
        </draw:g>
        <draw:g>
          <draw:g>
            <draw:line draw:style-name="gr79" draw:layer="layout" svg:x1="1.755cm" svg:y1="16.855cm" svg:x2="1.755cm" svg:y2="6.652cm">
              <text:p/>
            </draw:line>
            <draw:line draw:style-name="gr80" draw:layer="layout" svg:x1="0.722cm" svg:y1="15.603cm" svg:x2="13.307cm" svg:y2="15.603cm">
              <text:p/>
            </draw:line>
          </draw:g>
          <draw:line draw:style-name="gr81" draw:layer="layout" svg:x1="7.558cm" svg:y1="14.438cm" svg:x2="10.825cm" svg:y2="9.669cm">
            <text:p/>
          </draw:line>
          <draw:line draw:style-name="gr81" draw:layer="layout" svg:x1="5.455cm" svg:y1="10.439cm" svg:x2="8.537cm" svg:y2="11.106cm">
            <text:p/>
          </draw:line>
          <draw:line draw:style-name="gr81" draw:layer="layout" svg:x1="3.678cm" svg:y1="8.532cm" svg:x2="8.93cm" svg:y2="7.513cm">
            <text:p/>
          </draw:line>
          <draw:line draw:style-name="gr81" draw:layer="layout" svg:x1="2.691cm" svg:y1="11.531cm" svg:x2="6.349cm" svg:y2="12.478cm">
            <text:p/>
          </draw:line>
          <draw:frame draw:style-name="gr11" draw:text-style-name="P41" draw:layer="layout" svg:width="0.694cm" svg:height="0.975cm" svg:x="6.505cm" svg:y="12.093cm">
            <draw:text-box>
              <text:p text:style-name="P3"><text:span text:style-name="T86">P</text:span><text:span text:style-name="T87">8</text:span></text:p>
            </draw:text-box>
          </draw:frame>
          <draw:frame draw:style-name="gr11" draw:text-style-name="P41" draw:layer="layout" svg:width="0.694cm" svg:height="0.975cm" svg:x="1.964cm" svg:y="10.852cm">
            <draw:text-box>
              <text:p text:style-name="P3"><text:span text:style-name="T86">P</text:span><text:span text:style-name="T87">7</text:span></text:p>
            </draw:text-box>
          </draw:frame>
          <draw:frame draw:style-name="gr11" draw:text-style-name="P41" draw:layer="layout" svg:width="0.694cm" svg:height="0.975cm" svg:x="2.911cm" svg:y="8.108cm">
            <draw:text-box>
              <text:p text:style-name="P3"><text:span text:style-name="T86">P</text:span><text:span text:style-name="T87">1</text:span></text:p>
            </draw:text-box>
          </draw:frame>
          <draw:frame draw:style-name="gr11" draw:text-style-name="P41" draw:layer="layout" svg:width="0.694cm" svg:height="0.975cm" svg:x="8.987cm" svg:y="6.802cm">
            <draw:text-box>
              <text:p text:style-name="P3"><text:span text:style-name="T86">P</text:span><text:span text:style-name="T87">2</text:span></text:p>
            </draw:text-box>
          </draw:frame>
          <draw:frame draw:style-name="gr11" draw:text-style-name="P41" draw:layer="layout" svg:width="0.694cm" svg:height="0.975cm" svg:x="4.839cm" svg:y="9.611cm">
            <draw:text-box>
              <text:p text:style-name="P3"><text:span text:style-name="T86">P</text:span><text:span text:style-name="T87">3</text:span></text:p>
            </draw:text-box>
          </draw:frame>
          <draw:frame draw:style-name="gr11" draw:text-style-name="P41" draw:layer="layout" svg:width="0.694cm" svg:height="0.975cm" svg:x="8.66cm" svg:y="10.557cm">
            <draw:text-box>
              <text:p text:style-name="P3"><text:span text:style-name="T86">P</text:span><text:span text:style-name="T87">4</text:span></text:p>
            </draw:text-box>
          </draw:frame>
          <draw:frame draw:style-name="gr11" draw:text-style-name="P41" draw:layer="layout" svg:width="0.694cm" svg:height="0.975cm" svg:x="6.832cm" svg:y="14.249cm">
            <draw:text-box>
              <text:p text:style-name="P3"><text:span text:style-name="T86">P</text:span><text:span text:style-name="T87">5</text:span></text:p>
            </draw:text-box>
          </draw:frame>
          <draw:frame draw:style-name="gr11" draw:text-style-name="P41" draw:layer="layout" svg:width="0.694cm" svg:height="0.975cm" svg:x="10.915cm" svg:y="9.185cm">
            <draw:text-box>
              <text:p text:style-name="P3"><text:span text:style-name="T86">P</text:span><text:span text:style-name="T87">6</text:span></text:p>
            </draw:text-box>
          </draw:frame>
        </draw:g>
        <draw:g xml:id="id26" draw:id="id26">
          <draw:line draw:style-name="gr81" draw:layer="layout" svg:x1="17.99cm" svg:y1="12.064cm" svg:x2="19.578cm" svg:y2="12.477cm">
            <text:p/>
          </draw:line>
          <draw:frame draw:style-name="gr11" draw:text-style-name="P41" draw:layer="layout" svg:width="0.975cm" svg:height="0.975cm" svg:x="19.779cm" svg:y="12.144cm">
            <draw:text-box>
              <text:p text:style-name="P3"><text:span text:style-name="T86">P</text:span><text:span text:style-name="T87">8</text:span></text:p>
            </draw:text-box>
          </draw:frame>
          <draw:frame draw:style-name="gr11" draw:text-style-name="P41" draw:layer="layout" svg:width="0.911cm" svg:height="0.975cm" svg:x="16.969cm" svg:y="11.353cm">
            <draw:text-box>
              <text:p text:style-name="P3"><text:span text:style-name="T86">P'</text:span><text:span text:style-name="T87">7</text:span></text:p>
            </draw:text-box>
          </draw:frame>
        </draw:g>
        <draw:g xml:id="id24" draw:id="id24">
          <draw:line draw:style-name="gr81" draw:layer="layout" svg:x1="18.763cm" svg:y1="10.582cm" svg:x2="21.845cm" svg:y2="11.249cm">
            <text:p/>
          </draw:line>
          <draw:frame draw:style-name="gr11" draw:text-style-name="P41" draw:layer="layout" svg:width="0.694cm" svg:height="0.975cm" svg:x="18.147cm" svg:y="9.754cm">
            <draw:text-box>
              <text:p text:style-name="P3"><text:span text:style-name="T86">P</text:span><text:span text:style-name="T87">3</text:span></text:p>
            </draw:text-box>
          </draw:frame>
          <draw:frame draw:style-name="gr11" draw:text-style-name="P41" draw:layer="layout" svg:width="0.694cm" svg:height="0.975cm" svg:x="21.968cm" svg:y="10.7cm">
            <draw:text-box>
              <text:p text:style-name="P3"><text:span text:style-name="T86">P</text:span><text:span text:style-name="T87">4</text:span></text:p>
            </draw:text-box>
          </draw:frame>
        </draw:g>
        <draw:g xml:id="id25" draw:id="id25">
          <draw:line draw:style-name="gr81" draw:layer="layout" svg:x1="21.453cm" svg:y1="13.477cm" svg:x2="22.942cm" svg:y2="11.367cm">
            <text:p/>
          </draw:line>
          <draw:frame draw:style-name="gr11" draw:text-style-name="P41" draw:layer="layout" svg:width="1.007cm" svg:height="0.975cm" svg:x="20.792cm" svg:y="13.778cm">
            <draw:text-box>
              <text:p text:style-name="P3"><text:span text:style-name="T86">P'</text:span><text:span text:style-name="T87">5</text:span></text:p>
            </draw:text-box>
          </draw:frame>
          <draw:frame draw:style-name="gr82" draw:text-style-name="P41" draw:layer="layout" svg:width="1.106cm" svg:height="1.176cm" svg:x="23.144cm" svg:y="10.576cm">
            <draw:text-box>
              <text:p text:style-name="P3"><text:span text:style-name="T86">P'</text:span><text:span text:style-name="T87">6</text:span></text:p>
            </draw:text-box>
          </draw:frame>
        </draw:g>
        <draw:g xml:id="id23" draw:id="id23">
          <draw:g>
            <draw:line draw:style-name="gr83" draw:layer="layout" svg:x1="15.095cm" svg:y1="16.868cm" svg:x2="15.095cm" svg:y2="6.665cm">
              <text:p/>
            </draw:line>
            <draw:line draw:style-name="gr84" draw:layer="layout" svg:x1="14.062cm" svg:y1="15.616cm" svg:x2="26.647cm" svg:y2="15.616cm">
              <text:p/>
            </draw:line>
          </draw:g>
          <draw:g>
            <draw:line draw:style-name="gr77" draw:layer="layout" svg:x1="17.951cm" svg:y1="6.957cm" svg:x2="17.96cm" svg:y2="15.672cm">
              <text:p/>
            </draw:line>
            <draw:line draw:style-name="gr77" draw:layer="layout" svg:x1="22.981cm" svg:y1="6.924cm" svg:x2="22.977cm" svg:y2="15.71cm">
              <text:p/>
            </draw:line>
            <draw:line draw:style-name="gr77" draw:layer="layout" svg:x1="15.054cm" svg:y1="9.292cm" svg:x2="25.889cm" svg:y2="9.276cm">
              <text:p/>
            </draw:line>
            <draw:line draw:style-name="gr77" draw:layer="layout" svg:x1="15.044cm" svg:y1="13.555cm" svg:x2="25.921cm" svg:y2="13.555cm">
              <text:p/>
            </draw:line>
            <draw:rect draw:style-name="gr78" draw:layer="layout" svg:width="5.026cm" svg:height="4.29cm" svg:x="17.951cm" svg:y="9.276cm">
              <text:p/>
            </draw:rect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" smil:attributeName="visibility" smil:to="visible"/>
                  <anim:transitionFilter smil:dur="1s" smil:targetElement="id2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3" smil:attributeName="visibility" smil:to="visible"/>
                  <anim:transitionFilter smil:dur="1s" smil:targetElement="id2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4" smil:attributeName="visibility" smil:to="visible"/>
                  <anim:transitionFilter smil:dur="1s" smil:targetElement="id2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5" smil:attributeName="visibility" smil:to="visible"/>
                  <anim:transitionFilter smil:dur="1s" smil:targetElement="id25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6" smil:attributeName="visibility" smil:to="visible"/>
                  <anim:transitionFilter smil:dur="1s" smil:targetElement="id2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8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978cm" svg:y="0.294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613cm" svg:y="2.131cm">
          <draw:text-box>
            <text:p text:style-name="P3"><text:span text:style-name="T65">Algoritmo Cohen-Sutherland</text:span></text:p>
          </draw:text-box>
        </draw:frame>
        <draw:g>
          <draw:line draw:style-name="gr77" draw:layer="layout" svg:x1="4.782cm" svg:y1="4.031cm" svg:x2="4.769cm" svg:y2="12.773cm">
            <text:p/>
          </draw:line>
          <draw:line draw:style-name="gr77" draw:layer="layout" svg:x1="9.812cm" svg:y1="3.998cm" svg:x2="9.808cm" svg:y2="12.784cm">
            <text:p/>
          </draw:line>
          <draw:line draw:style-name="gr77" draw:layer="layout" svg:x1="1.885cm" svg:y1="6.366cm" svg:x2="12.739cm" svg:y2="6.371cm">
            <text:p/>
          </draw:line>
          <draw:line draw:style-name="gr77" draw:layer="layout" svg:x1="1.875cm" svg:y1="10.629cm" svg:x2="12.752cm" svg:y2="10.629cm">
            <text:p/>
          </draw:line>
          <draw:rect draw:style-name="gr78" draw:layer="layout" svg:width="5.026cm" svg:height="4.29cm" svg:x="4.782cm" svg:y="6.35cm">
            <text:p/>
          </draw:rect>
        </draw:g>
        <draw:g>
          <draw:line draw:style-name="gr85" draw:layer="layout" svg:x1="1.854cm" svg:y1="14.06cm" svg:x2="1.854cm" svg:y2="3.857cm">
            <text:p/>
          </draw:line>
          <draw:line draw:style-name="gr86" draw:layer="layout" svg:x1="0.821cm" svg:y1="12.808cm" svg:x2="13.406cm" svg:y2="12.808cm">
            <text:p/>
          </draw:line>
        </draw:g>
        <draw:frame draw:style-name="gr11" draw:text-style-name="P42" draw:layer="layout" svg:width="1.367cm" svg:height="0.975cm" svg:x="4.284cm" svg:y="13.055cm">
          <draw:text-box>
            <text:p text:style-name="P3"><text:span text:style-name="T104">x</text:span><text:span text:style-name="T105">mín</text:span></text:p>
          </draw:text-box>
        </draw:frame>
        <draw:frame draw:style-name="gr11" draw:text-style-name="P42" draw:layer="layout" svg:width="1.367cm" svg:height="0.975cm" svg:x="9.087cm" svg:y="13.055cm">
          <draw:text-box>
            <text:p text:style-name="P3"><text:span text:style-name="T104">x</text:span><text:span text:style-name="T105">máx</text:span></text:p>
          </draw:text-box>
        </draw:frame>
        <draw:frame draw:style-name="gr11" draw:text-style-name="P42" draw:layer="layout" svg:width="1.367cm" svg:height="0.975cm" svg:x="0.236cm" svg:y="5.869cm">
          <draw:text-box>
            <text:p text:style-name="P3"><text:span text:style-name="T104">y</text:span><text:span text:style-name="T105">máx</text:span></text:p>
          </draw:text-box>
        </draw:frame>
        <draw:frame draw:style-name="gr11" draw:text-style-name="P42" draw:layer="layout" svg:width="1.367cm" svg:height="0.975cm" svg:x="0.17cm" svg:y="10.083cm">
          <draw:text-box>
            <text:p text:style-name="P3"><text:span text:style-name="T104">y</text:span><text:span text:style-name="T105">mín</text:span></text:p>
          </draw:text-box>
        </draw:frame>
        <draw:frame draw:style-name="gr87" draw:text-style-name="P43" xml:id="id27" draw:id="id27" draw:layer="layout" svg:width="14.176cm" svg:height="6.4cm" svg:x="13.328cm" svg:y="1.868cm">
          <draw:text-box>
            <text:p xml:id="id28" text:id="id28" text:style-name="P30"><text:span text:style-name="T106">Codificación del plano xy (</text:span><text:span text:style-name="T107">4-bit</text:span><text:span text:style-name="T106">)</text:span></text:p>
            <text:p text:style-name="P30"><text:span text:style-name="T106"/></text:p>
            <text:p xml:id="id29" text:id="id29" text:style-name="P30"><text:span text:style-name="T107">1er. bit:</text:span><text:span text:style-name="T106"><text:tab/></text:span><text:span text:style-name="T106">encima de la arista sup.,</text:span><text:span text:style-name="T106"><text:tab/></text:span><text:span text:style-name="T106"><text:tab/></text:span><text:span text:style-name="T107">y</text:span><text:span text:style-name="T106">&gt;y</text:span><text:span text:style-name="T108">máx</text:span></text:p>
            <text:p xml:id="id30" text:id="id30" text:style-name="P30"><text:span text:style-name="T107">2do. bit:</text:span><text:span text:style-name="T106"> debajo de la arista inf.,</text:span><text:span text:style-name="T106"><text:tab/></text:span><text:span text:style-name="T106"><text:tab/></text:span><text:span text:style-name="T107">y</text:span><text:span text:style-name="T106">&lt;y</text:span><text:span text:style-name="T108">mín</text:span></text:p>
            <text:p xml:id="id31" text:id="id31" text:style-name="P30"><text:span text:style-name="T107">3er. bit:</text:span><text:span text:style-name="T106"><text:tab/></text:span><text:span text:style-name="T106">a la der. de la arista der.,</text:span><text:span text:style-name="T106"><text:tab/></text:span><text:span text:style-name="T107">x</text:span><text:span text:style-name="T106">&gt;x</text:span><text:span text:style-name="T108">máx</text:span></text:p>
            <text:p xml:id="id32" text:id="id32" text:style-name="P30"><text:span text:style-name="T107">4to. bit:</text:span><text:span text:style-name="T106"><text:tab/></text:span><text:span text:style-name="T106">a la izq. de la arista izq.,</text:span><text:span text:style-name="T106"><text:tab/></text:span><text:span text:style-name="T106"><text:tab/></text:span><text:span text:style-name="T107">x</text:span><text:span text:style-name="T106">&lt;x</text:span><text:span text:style-name="T108">mín</text:span></text:p>
          </draw:text-box>
        </draw:frame>
        <draw:frame draw:style-name="gr11" draw:text-style-name="P13" xml:id="id33" draw:id="id33" draw:layer="layout" svg:width="1.771cm" svg:height="1.017cm" svg:x="6.297cm" svg:y="8.206cm">
          <draw:text-box>
            <text:p text:style-name="P3"><text:span text:style-name="T103">0000</text:span></text:p>
          </draw:text-box>
        </draw:frame>
        <draw:g xml:id="id34" draw:id="id34">
          <draw:frame draw:style-name="gr11" draw:text-style-name="P13" draw:layer="layout" svg:width="1.771cm" svg:height="1.017cm" svg:x="6.333cm" svg:y="4.646cm">
            <draw:text-box>
              <text:p text:style-name="P3"><text:span text:style-name="T103">1000</text:span></text:p>
            </draw:text-box>
          </draw:frame>
          <draw:frame draw:style-name="gr11" draw:text-style-name="P13" draw:layer="layout" svg:width="1.771cm" svg:height="1.017cm" svg:x="10.451cm" svg:y="8.239cm">
            <draw:text-box>
              <text:p text:style-name="P3"><text:span text:style-name="T103">0010</text:span></text:p>
            </draw:text-box>
          </draw:frame>
          <draw:frame draw:style-name="gr11" draw:text-style-name="P13" draw:layer="layout" svg:width="1.771cm" svg:height="1.017cm" svg:x="2.51cm" svg:y="8.142cm">
            <draw:text-box>
              <text:p text:style-name="P3"><text:span text:style-name="T103">0001</text:span></text:p>
            </draw:text-box>
          </draw:frame>
          <draw:frame draw:style-name="gr11" draw:text-style-name="P13" draw:layer="layout" svg:width="1.771cm" svg:height="1.017cm" svg:x="6.302cm" svg:y="11.277cm">
            <draw:text-box>
              <text:p text:style-name="P3"><text:span text:style-name="T103">0100</text:span></text:p>
            </draw:text-box>
          </draw:frame>
        </draw:g>
        <draw:g xml:id="id35" draw:id="id35">
          <draw:frame draw:style-name="gr11" draw:text-style-name="P13" draw:layer="layout" svg:width="1.771cm" svg:height="1.017cm" svg:x="2.445cm" svg:y="4.613cm">
            <draw:text-box>
              <text:p text:style-name="P3"><text:span text:style-name="T103">1001</text:span></text:p>
            </draw:text-box>
          </draw:frame>
          <draw:frame draw:style-name="gr11" draw:text-style-name="P13" draw:layer="layout" svg:width="1.771cm" svg:height="1.017cm" svg:x="10.482cm" svg:y="4.58cm">
            <draw:text-box>
              <text:p text:style-name="P3"><text:span text:style-name="T103">1010</text:span></text:p>
            </draw:text-box>
          </draw:frame>
          <draw:frame draw:style-name="gr11" draw:text-style-name="P13" draw:layer="layout" svg:width="1.771cm" svg:height="1.017cm" svg:x="2.511cm" svg:y="11.244cm">
            <draw:text-box>
              <text:p text:style-name="P3"><text:span text:style-name="T103">0101</text:span></text:p>
            </draw:text-box>
          </draw:frame>
          <draw:frame draw:style-name="gr11" draw:text-style-name="P13" draw:layer="layout" svg:width="1.771cm" svg:height="1.017cm" svg:x="10.417cm" svg:y="11.243cm">
            <draw:text-box>
              <text:p text:style-name="P3"><text:span text:style-name="T103">0110</text:span></text:p>
            </draw:text-box>
          </draw:frame>
        </draw:g>
        <draw:frame draw:style-name="gr88" draw:text-style-name="P43" xml:id="id36" draw:id="id36" draw:layer="layout" svg:width="14.176cm" svg:height="1.881cm" svg:x="13.328cm" svg:y="8.108cm">
          <draw:text-box>
            <text:p xml:id="id37" text:id="id37" text:style-name="P30"><text:span text:style-name="T106">Aplicando la op. lógica </text:span><text:span text:style-name="T107">and</text:span><text:span text:style-name="T106"> a los extremos de una línea obtenemos por ejemplo:</text:span></text:p>
          </draw:text-box>
        </draw:frame>
        <draw:polyline draw:style-name="gr89" xml:id="id38" draw:id="id38" draw:layer="layout" svg:width="4.964cm" svg:height="0.946cm" svg:x="4.018cm" svg:y="4.378cm" svg:viewBox="0 0 4965 947" draw:points="0,0 4965,947">
          <text:p text:style-name="P3"/>
        </draw:polyline>
        <draw:polyline draw:style-name="gr89" xml:id="id41" draw:id="id41" draw:layer="layout" svg:width="0.933cm" svg:height="6.487cm" svg:x="10.943cm" svg:y="5.521cm" svg:viewBox="0 0 934 6488" draw:points="934,6488 0,0">
          <text:p text:style-name="P3"/>
        </draw:polyline>
        <draw:polyline draw:style-name="gr89" xml:id="id44" draw:id="id44" draw:layer="layout" svg:width="7.246cm" svg:height="7.486cm" svg:x="3.631cm" svg:y="4.41cm" svg:viewBox="0 0 7247 7487" draw:points="0,7487 7247,0">
          <text:p text:style-name="P3"/>
        </draw:polyline>
        <draw:polyline draw:style-name="gr89" xml:id="id47" draw:id="id47" draw:layer="layout" svg:width="0.456cm" svg:height="4.343cm" svg:x="8.689cm" svg:y="7.873cm" svg:viewBox="0 0 457 4344" draw:points="0,4344 457,0">
          <text:p text:style-name="P3"/>
        </draw:polyline>
        <draw:frame draw:style-name="gr90" draw:text-style-name="P43" xml:id="id39" draw:id="id39" draw:layer="layout" svg:width="7.545cm" svg:height="1.005cm" svg:x="16.269cm" svg:y="10.067cm">
          <draw:text-box>
            <text:p xml:id="id40" text:id="id40" text:style-name="P30"><text:span text:style-name="T106">1001 </text:span><text:span text:style-name="T107">and </text:span><text:span text:style-name="T106">1000 = </text:span><text:span text:style-name="T107">1000</text:span></text:p>
          </draw:text-box>
        </draw:frame>
        <draw:frame draw:style-name="gr90" draw:text-style-name="P43" xml:id="id42" draw:id="id42" draw:layer="layout" svg:width="7.545cm" svg:height="1.005cm" svg:x="16.237cm" svg:y="11.081cm">
          <draw:text-box>
            <text:p xml:id="id43" text:id="id43" text:style-name="P30"><text:span text:style-name="T106">1010 </text:span><text:span text:style-name="T107">and </text:span><text:span text:style-name="T106">0110 = </text:span><text:span text:style-name="T107">0010</text:span></text:p>
          </draw:text-box>
        </draw:frame>
        <draw:frame draw:style-name="gr90" draw:text-style-name="P43" xml:id="id45" draw:id="id45" draw:layer="layout" svg:width="7.545cm" svg:height="1.005cm" svg:x="16.336cm" svg:y="12.126cm">
          <draw:text-box>
            <text:p xml:id="id46" text:id="id46" text:style-name="P30"><text:span text:style-name="T106">0101 </text:span><text:span text:style-name="T107">and </text:span><text:span text:style-name="T106">1010 = </text:span><text:span text:style-name="T107">0000</text:span></text:p>
          </draw:text-box>
        </draw:frame>
        <draw:frame draw:style-name="gr90" draw:text-style-name="P43" xml:id="id48" draw:id="id48" draw:layer="layout" svg:width="7.545cm" svg:height="1.005cm" svg:x="16.303cm" svg:y="13.172cm">
          <draw:text-box>
            <text:p xml:id="id49" text:id="id49" text:style-name="P30"><text:span text:style-name="T106">0000 </text:span><text:span text:style-name="T107">and </text:span><text:span text:style-name="T106">0100 = </text:span><text:span text:style-name="T107">0000</text:span></text:p>
          </draw:text-box>
        </draw:frame>
        <draw:frame draw:style-name="gr91" draw:text-style-name="P43" xml:id="id50" draw:id="id50" draw:layer="layout" svg:width="26.851cm" svg:height="5.691cm" svg:x="0.588cm" svg:y="14.081cm">
          <draw:text-box>
            <text:p text:style-name="P30"><text:span text:style-name="T107">Conclusiones:</text:span><text:span text:style-name="T106"> </text:span></text:p>
            <text:p text:style-name="P30"><text:span text:style-name="T106">1. Si la operación </text:span><text:span text:style-name="T107">and</text:span><text:span text:style-name="T106"> entre los extremos de una línea es diferente de cero, esta se puede </text:span><text:span text:style-name="T107">rechazar trivialmente</text:span></text:p>
            <text:p text:style-name="P30"><text:span text:style-name="T106">2. Si ambos extremos yacen en la ventana de recorte (el resultado de </text:span><text:span text:style-name="T107">and</text:span><text:span text:style-name="T106"> es cero) la línea se puede </text:span><text:span text:style-name="T107">aceptar trivialmente</text:span></text:p>
            <text:p text:style-name="P30"><text:span text:style-name="T106">3. Si el resultado de </text:span><text:span text:style-name="T107">and</text:span><text:span text:style-name="T106"> es cero y no sucede el caso 2 entonces se debe </text:span><text:span text:style-name="T107">indagar má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27" anim:sub-item="background" smil:attributeName="visibility" smil:to="visible"/>
                  <anim:transitionFilter smil:dur="0.1s" smil:targetElement="id27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28" anim:sub-item="text" smil:attributeName="visibility" smil:to="visible"/>
                  <anim:transitionFilter smil:dur="0.1s" smil:targetElement="id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29" anim:sub-item="text" smil:attributeName="visibility" smil:to="visible"/>
                  <anim:transitionFilter smil:dur="0.1s" smil:targetElement="id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30" anim:sub-item="text" smil:attributeName="visibility" smil:to="visible"/>
                  <anim:transitionFilter smil:dur="0.1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31" anim:sub-item="text" smil:attributeName="visibility" smil:to="visible"/>
                  <anim:transitionFilter smil:dur="0.1s" smil:targetElement="id3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32" anim:sub-item="text" smil:attributeName="visibility" smil:to="visible"/>
                  <anim:transitionFilter smil:dur="0.1s" smil:targetElement="id3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3" smil:attributeName="visibility" smil:to="visible"/>
                  <anim:transitionFilter smil:dur="1s" smil:targetElement="id3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4" smil:attributeName="visibility" smil:to="visible"/>
                  <anim:transitionFilter smil:dur="1s" smil:targetElement="id3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5" smil:attributeName="visibility" smil:to="visible"/>
                  <anim:transitionFilter smil:dur="1s" smil:targetElement="id3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1">
                  <anim:set smil:begin="0s" smil:dur="0.0002s" smil:fill="hold" smil:targetElement="id36" anim:sub-item="background" smil:attributeName="visibility" smil:to="visible"/>
                  <anim:transitionFilter smil:dur="0.1s" smil:targetElement="id36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37" anim:sub-item="text" smil:attributeName="visibility" smil:to="visible"/>
                  <anim:transitionFilter smil:dur="0.1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8" smil:attributeName="visibility" smil:to="visible"/>
                  <anim:transitionFilter smil:dur="1s" smil:targetElement="id3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2">
                  <anim:set smil:begin="0s" smil:dur="0.0002s" smil:fill="hold" smil:targetElement="id39" anim:sub-item="background" smil:attributeName="visibility" smil:to="visible"/>
                  <anim:transitionFilter smil:dur="0.1s" smil:targetElement="id39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40" anim:sub-item="text" smil:attributeName="visibility" smil:to="visible"/>
                  <anim:transitionFilter smil:dur="0.1s" smil:targetElement="id4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1" smil:attributeName="visibility" smil:to="visible"/>
                  <anim:transitionFilter smil:dur="1s" smil:targetElement="id4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3">
                  <anim:set smil:begin="0s" smil:dur="0.0002s" smil:fill="hold" smil:targetElement="id42" anim:sub-item="background" smil:attributeName="visibility" smil:to="visible"/>
                  <anim:transitionFilter smil:dur="0.1s" smil:targetElement="id42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43" anim:sub-item="text" smil:attributeName="visibility" smil:to="visible"/>
                  <anim:transitionFilter smil:dur="0.1s" smil:targetElement="id4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4">
                  <anim:set smil:begin="0s" smil:dur="0.0002s" smil:fill="hold" smil:targetElement="id45" anim:sub-item="background" smil:attributeName="visibility" smil:to="visible"/>
                  <anim:transitionFilter smil:dur="0.1s" smil:targetElement="id45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46" anim:sub-item="text" smil:attributeName="visibility" smil:to="visible"/>
                  <anim:transitionFilter smil:dur="0.1s" smil:targetElement="id4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47" smil:attributeName="visibility" smil:to="visible"/>
                  <anim:transitionFilter smil:dur="1s" smil:targetElement="id4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5">
                  <anim:set smil:begin="0s" smil:dur="0.0002s" smil:fill="hold" smil:targetElement="id48" anim:sub-item="background" smil:attributeName="visibility" smil:to="visible"/>
                  <anim:transitionFilter smil:dur="0.1s" smil:targetElement="id48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49" anim:sub-item="text" smil:attributeName="visibility" smil:to="visible"/>
                  <anim:transitionFilter smil:dur="0.1s" smil:targetElement="id4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0" smil:attributeName="visibility" smil:to="visible"/>
                  <anim:transitionFilter smil:dur="1s" smil:targetElement="id5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9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815cm" svg:y="2.091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451cm" svg:y="4.907cm">
          <draw:text-box>
            <text:p text:style-name="P3"><text:span text:style-name="T65">Algoritmo Cohen-Sutherland</text:span><text:span text:style-name="T103"> Aguzando la Observación</text:span></text:p>
          </draw:text-box>
        </draw:frame>
        <draw:frame draw:style-name="gr92" draw:text-style-name="P43" draw:layer="layout" svg:width="5.976cm" svg:height="3.761cm" svg:x="20.352cm" svg:y="6.834cm">
          <draw:text-box>
            <text:p text:style-name="P30"><text:span text:style-name="T107">1er. bit:</text:span><text:span text:style-name="T106"><text:tab/></text:span><text:span text:style-name="T106">arista sup.</text:span></text:p>
            <text:p text:style-name="P30"><text:span text:style-name="T107">2do. bit:</text:span><text:span text:style-name="T106">arista inf.</text:span></text:p>
            <text:p text:style-name="P30"><text:span text:style-name="T107">3er. bit:</text:span><text:span text:style-name="T106"><text:tab/></text:span><text:span text:style-name="T106">arista der.</text:span></text:p>
            <text:p text:style-name="P30"><text:span text:style-name="T107">4to. bit:</text:span><text:span text:style-name="T106"><text:tab/></text:span><text:span text:style-name="T106">arista izq.</text:span></text:p>
          </draw:text-box>
        </draw:frame>
        <draw:frame draw:style-name="gr93" draw:text-style-name="P13" xml:id="id52" draw:id="id52" draw:layer="layout" svg:width="1.782cm" svg:height="1.017cm" svg:x="4.979cm" svg:y="11.754cm">
          <draw:text-box>
            <text:p text:style-name="P3"><text:span text:style-name="T103">0001</text:span></text:p>
          </draw:text-box>
        </draw:frame>
        <draw:g>
          <draw:line draw:style-name="gr77" draw:layer="layout" svg:x1="7.911cm" svg:y1="7.937cm" svg:x2="7.895cm" svg:y2="16.123cm">
            <text:p/>
          </draw:line>
          <draw:line draw:style-name="gr77" draw:layer="layout" svg:x1="14.307cm" svg:y1="7.758cm" svg:x2="14.323cm" svg:y2="16.134cm">
            <text:p/>
          </draw:line>
          <draw:line draw:style-name="gr77" draw:layer="layout" svg:x1="4.216cm" svg:y1="10.124cm" svg:x2="18.097cm" svg:y2="10.11cm">
            <text:p/>
          </draw:line>
          <draw:line draw:style-name="gr77" draw:layer="layout" svg:x1="4.202cm" svg:y1="14.116cm" svg:x2="18.08cm" svg:y2="14.116cm">
            <text:p/>
          </draw:line>
          <draw:rect draw:style-name="gr78" draw:layer="layout" svg:width="6.412cm" svg:height="4.018cm" svg:x="7.911cm" svg:y="10.109cm">
            <text:p/>
          </draw:rect>
          <draw:g>
            <draw:line draw:style-name="gr94" draw:layer="layout" svg:x1="4.175cm" svg:y1="17.329cm" svg:x2="4.175cm" svg:y2="7.774cm">
              <text:p/>
            </draw:line>
            <draw:line draw:style-name="gr95" draw:layer="layout" svg:x1="2.858cm" svg:y1="16.156cm" svg:x2="18.914cm" svg:y2="16.156cm">
              <text:p/>
            </draw:line>
          </draw:g>
          <draw:frame draw:style-name="gr96" draw:text-style-name="P42" draw:layer="layout" svg:width="1.744cm" svg:height="0.975cm" svg:x="7.276cm" svg:y="16.388cm">
            <draw:text-box>
              <text:p text:style-name="P3"><text:span text:style-name="T104">x</text:span><text:span text:style-name="T105">mín</text:span></text:p>
            </draw:text-box>
          </draw:frame>
          <draw:frame draw:style-name="gr96" draw:text-style-name="P42" draw:layer="layout" svg:width="1.745cm" svg:height="0.975cm" svg:x="13.403cm" svg:y="16.388cm">
            <draw:text-box>
              <text:p text:style-name="P3"><text:span text:style-name="T104">x</text:span><text:span text:style-name="T105">máx</text:span></text:p>
            </draw:text-box>
          </draw:frame>
          <draw:frame draw:style-name="gr97" draw:text-style-name="P42" draw:layer="layout" svg:width="1.745cm" svg:height="0.975cm" svg:x="2.111cm" svg:y="9.659cm">
            <draw:text-box>
              <text:p text:style-name="P3"><text:span text:style-name="T104">y</text:span><text:span text:style-name="T105">máx</text:span></text:p>
            </draw:text-box>
          </draw:frame>
          <draw:frame draw:style-name="gr96" draw:text-style-name="P42" draw:layer="layout" svg:width="1.743cm" svg:height="0.975cm" svg:x="2.027cm" svg:y="13.604cm">
            <draw:text-box>
              <text:p text:style-name="P3"><text:span text:style-name="T104">y</text:span><text:span text:style-name="T105">mín</text:span></text:p>
            </draw:text-box>
          </draw:frame>
          <draw:frame draw:style-name="gr93" draw:text-style-name="P13" draw:layer="layout" svg:width="2.26cm" svg:height="1.017cm" svg:x="9.928cm" svg:y="11.878cm">
            <draw:text-box>
              <text:p text:style-name="P3"><text:span text:style-name="T103">0000</text:span></text:p>
            </draw:text-box>
          </draw:frame>
          <draw:frame draw:style-name="gr93" draw:text-style-name="P13" draw:layer="layout" svg:width="2.26cm" svg:height="1.017cm" svg:x="9.89cm" svg:y="8.513cm">
            <draw:text-box>
              <text:p text:style-name="P3"><text:span text:style-name="T103">1000</text:span></text:p>
            </draw:text-box>
          </draw:frame>
          <draw:frame draw:style-name="gr93" draw:text-style-name="P13" draw:layer="layout" svg:width="2.259cm" svg:height="1.017cm" svg:x="15.144cm" svg:y="11.878cm">
            <draw:text-box>
              <text:p text:style-name="P3"><text:span text:style-name="T103">0010</text:span></text:p>
            </draw:text-box>
          </draw:frame>
          <draw:frame draw:style-name="gr98" draw:text-style-name="P13" draw:layer="layout" svg:width="2.26cm" svg:height="1.017cm" svg:x="9.85cm" svg:y="14.723cm">
            <draw:text-box>
              <text:p text:style-name="P3"><text:span text:style-name="T103">0100</text:span></text:p>
            </draw:text-box>
          </draw:frame>
          <draw:frame draw:style-name="gr93" draw:text-style-name="P13" draw:layer="layout" svg:width="2.258cm" svg:height="1.017cm" svg:x="15.184cm" svg:y="8.451cm">
            <draw:text-box>
              <text:p text:style-name="P3"><text:span text:style-name="T103">1010</text:span></text:p>
            </draw:text-box>
          </draw:frame>
          <draw:frame draw:style-name="gr98" draw:text-style-name="P13" draw:layer="layout" svg:width="2.259cm" svg:height="1.017cm" svg:x="5.014cm" svg:y="14.692cm">
            <draw:text-box>
              <text:p text:style-name="P3"><text:span text:style-name="T103">0101</text:span></text:p>
            </draw:text-box>
          </draw:frame>
          <draw:frame draw:style-name="gr98" draw:text-style-name="P13" draw:layer="layout" svg:width="2.259cm" svg:height="1.017cm" svg:x="15.101cm" svg:y="14.691cm">
            <draw:text-box>
              <text:p text:style-name="P3"><text:span text:style-name="T103">0110</text:span></text:p>
            </draw:text-box>
          </draw:frame>
          <draw:frame draw:style-name="gr93" draw:text-style-name="P13" draw:layer="layout" svg:width="2.259cm" svg:height="1.017cm" svg:x="4.931cm" svg:y="8.542cm">
            <draw:text-box>
              <text:p text:style-name="P3"><text:span text:style-name="T103">1001</text:span></text:p>
            </draw:text-box>
          </draw:frame>
        </draw:g>
        <draw:g xml:id="id53" draw:id="id53">
          <draw:frame draw:style-name="gr93" draw:text-style-name="P13" draw:layer="layout" svg:width="1.848cm" svg:height="1.102cm" svg:x="4.848cm" svg:y="11.773cm">
            <draw:text-box>
              <text:p text:style-name="P3"><text:span text:style-name="T103">000</text:span><text:span text:style-name="T109">1</text:span></text:p>
            </draw:text-box>
          </draw:frame>
          <draw:line draw:style-name="gr99" draw:layer="layout" svg:x1="7.881cm" svg:y1="16.24cm" svg:x2="7.873cm" svg:y2="7.744cm">
            <text:p/>
          </draw:line>
          <draw:rect draw:style-name="gr100" draw:layer="layout" svg:width="10.244cm" svg:height="8.325cm" svg:x="7.886cm" svg:y="7.843cm">
            <text:p/>
          </draw:rect>
        </draw:g>
        <draw:g xml:id="id51" draw:id="id51">
          <draw:line draw:style-name="gr89" draw:layer="layout" svg:x1="6.721cm" svg:y1="12.157cm" svg:x2="15.669cm" svg:y2="11.438cm">
            <text:p/>
          </draw:line>
          <draw:line draw:style-name="gr89" draw:layer="layout" svg:x1="6.686cm" svg:y1="12.092cm" svg:x2="11.031cm" svg:y2="8.303cm">
            <text:p/>
          </draw:line>
          <draw:line draw:style-name="gr89" draw:layer="layout" svg:x1="6.719cm" svg:y1="12.157cm" svg:x2="14.852cm" svg:y2="8.401cm">
            <text:p/>
          </draw:line>
          <draw:line draw:style-name="gr10" draw:layer="layout" svg:x1="6.688cm" svg:y1="12.158cm" svg:x2="8.319cm" svg:y2="8.303cm">
            <text:p/>
          </draw:line>
          <draw:line draw:style-name="gr89" draw:layer="layout" svg:x1="6.752cm" svg:y1="12.157cm" svg:x2="17.629cm" svg:y2="9.805cm">
            <text:p/>
          </draw:line>
          <draw:line draw:style-name="gr89" draw:layer="layout" svg:x1="6.654cm" svg:y1="12.27cm" svg:x2="11.059cm" svg:y2="15.685cm">
            <text:p/>
          </draw:line>
          <draw:line draw:style-name="gr89" draw:layer="layout" svg:x1="6.687cm" svg:y1="12.211cm" svg:x2="14.932cm" svg:y2="15.597cm">
            <text:p/>
          </draw:line>
          <draw:line draw:style-name="gr10" draw:layer="layout" svg:x1="6.656cm" svg:y1="12.21cm" svg:x2="8.309cm" svg:y2="15.685cm">
            <text:p/>
          </draw:line>
          <draw:line draw:style-name="gr89" draw:layer="layout" svg:x1="6.721cm" svg:y1="12.211cm" svg:x2="17.747cm" svg:y2="14.331cm">
            <text:p/>
          </draw:line>
          <draw:line draw:style-name="gr89" draw:layer="layout" svg:x1="6.719cm" svg:y1="12.157cm" svg:x2="13.252cm" svg:y2="12.6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1" smil:attributeName="visibility" smil:to="visible"/>
                  <anim:transitionFilter smil:dur="1s" smil:targetElement="id5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3" smil:attributeName="visibility" smil:to="visible"/>
                  <anim:transitionFilter smil:dur="1s" smil:targetElement="id5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0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979cm" svg:y="0.295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615cm" svg:y="2.131cm">
          <draw:text-box>
            <text:p text:style-name="P3"><text:span text:style-name="T65">Algoritmo Cohen-Sutherland</text:span><text:span text:style-name="T103"> Aguzando la Observación</text:span></text:p>
          </draw:text-box>
        </draw:frame>
        <draw:frame draw:style-name="gr92" draw:text-style-name="P43" draw:layer="layout" svg:width="5.976cm" svg:height="3.761cm" svg:x="20.516cm" svg:y="4.058cm">
          <draw:text-box>
            <text:p text:style-name="P30"><text:span text:style-name="T107">1er. bit:</text:span><text:span text:style-name="T106"><text:tab/></text:span><text:span text:style-name="T106">arista sup.</text:span></text:p>
            <text:p text:style-name="P30"><text:span text:style-name="T107">2do. bit:</text:span><text:span text:style-name="T106">arista inf.</text:span></text:p>
            <text:p text:style-name="P30"><text:span text:style-name="T107">3er. bit:</text:span><text:span text:style-name="T106"><text:tab/></text:span><text:span text:style-name="T106">arista der.</text:span></text:p>
            <text:p text:style-name="P30"><text:span text:style-name="T107">4to. bit:</text:span><text:span text:style-name="T106"><text:tab/></text:span><text:span text:style-name="T106">arista izq.</text:span></text:p>
          </draw:text-box>
        </draw:frame>
        <draw:frame draw:style-name="gr101" draw:text-style-name="P40" draw:layer="layout" svg:width="28cm" svg:height="6.929cm" svg:x="0cm" svg:y="12.915cm">
          <draw:text-box>
            <text:p text:style-name="P30"><text:span text:style-name="T65">Idea acerca de cuando una línea no puede aceptarse o rechazarse trivialmente </text:span><text:span text:style-name="T104">Partiendo de un extremo de la línea que se encuentre por fuera de la ventana, se debe buscar su intersección con las aristas que correspondan a bits iguales a 1 en su código de región (ya que estas son los </text:span><text:span text:style-name="T86">únicas</text:span><text:span text:style-name="T104"> candidatas inmediatas a intersecar la ventana). El segmento de línea resultante se rechaza trivialmente y al restante, de no poder ser tratado trivialmente, se le hace lo mismo, empezando desde una región adyacente a la anterior. </text:span><text:span text:style-name="T86">Nota: </text:span><text:span text:style-name="T104">El orden de búsqueda de las aristas es sup-inf-der-izq, osea que se busca el bit en 1 más a la izquierda en el código de región.</text:span></text:p>
          </draw:text-box>
        </draw:frame>
        <draw:g>
          <draw:g>
            <draw:line draw:style-name="gr77" draw:layer="layout" svg:x1="8.008cm" svg:y1="3.655cm" svg:x2="7.992cm" svg:y2="11.841cm">
              <text:p/>
            </draw:line>
            <draw:line draw:style-name="gr77" draw:layer="layout" svg:x1="14.426cm" svg:y1="3.624cm" svg:x2="14.42cm" svg:y2="11.852cm">
              <text:p/>
            </draw:line>
            <draw:line draw:style-name="gr77" draw:layer="layout" svg:x1="4.313cm" svg:y1="5.842cm" svg:x2="18.16cm" svg:y2="5.846cm">
              <text:p/>
            </draw:line>
            <draw:line draw:style-name="gr77" draw:layer="layout" svg:x1="4.299cm" svg:y1="9.834cm" svg:x2="18.177cm" svg:y2="9.834cm">
              <text:p/>
            </draw:line>
            <draw:rect draw:style-name="gr78" draw:layer="layout" svg:width="6.412cm" svg:height="4.018cm" svg:x="8.008cm" svg:y="5.827cm">
              <text:p/>
            </draw:rect>
          </draw:g>
          <draw:g>
            <draw:line draw:style-name="gr102" draw:layer="layout" svg:x1="4.272cm" svg:y1="13.047cm" svg:x2="4.272cm" svg:y2="3.492cm">
              <text:p/>
            </draw:line>
            <draw:line draw:style-name="gr103" draw:layer="layout" svg:x1="2.955cm" svg:y1="11.874cm" svg:x2="19.011cm" svg:y2="11.874cm">
              <text:p/>
            </draw:line>
          </draw:g>
          <draw:frame draw:style-name="gr96" draw:text-style-name="P42" draw:layer="layout" svg:width="1.744cm" svg:height="0.975cm" svg:x="7.373cm" svg:y="12.106cm">
            <draw:text-box>
              <text:p text:style-name="P3"><text:span text:style-name="T104">x</text:span><text:span text:style-name="T105">mín</text:span></text:p>
            </draw:text-box>
          </draw:frame>
          <draw:frame draw:style-name="gr96" draw:text-style-name="P42" draw:layer="layout" svg:width="1.745cm" svg:height="0.975cm" svg:x="13.5cm" svg:y="12.106cm">
            <draw:text-box>
              <text:p text:style-name="P3"><text:span text:style-name="T104">x</text:span><text:span text:style-name="T105">máx</text:span></text:p>
            </draw:text-box>
          </draw:frame>
          <draw:frame draw:style-name="gr97" draw:text-style-name="P42" draw:layer="layout" svg:width="1.745cm" svg:height="0.975cm" svg:x="2.208cm" svg:y="5.377cm">
            <draw:text-box>
              <text:p text:style-name="P3"><text:span text:style-name="T104">y</text:span><text:span text:style-name="T105">máx</text:span></text:p>
            </draw:text-box>
          </draw:frame>
          <draw:frame draw:style-name="gr96" draw:text-style-name="P42" draw:layer="layout" svg:width="1.743cm" svg:height="0.975cm" svg:x="2.124cm" svg:y="9.322cm">
            <draw:text-box>
              <text:p text:style-name="P3"><text:span text:style-name="T104">y</text:span><text:span text:style-name="T105">mín</text:span></text:p>
            </draw:text-box>
          </draw:frame>
          <draw:frame draw:style-name="gr93" draw:text-style-name="P13" draw:layer="layout" svg:width="2.26cm" svg:height="1.017cm" svg:x="10.025cm" svg:y="7.596cm">
            <draw:text-box>
              <text:p text:style-name="P3"><text:span text:style-name="T103">0000</text:span></text:p>
            </draw:text-box>
          </draw:frame>
          <draw:g>
            <draw:frame draw:style-name="gr93" draw:text-style-name="P13" draw:layer="layout" svg:width="2.26cm" svg:height="1.017cm" svg:x="9.987cm" svg:y="4.231cm">
              <draw:text-box>
                <text:p text:style-name="P3"><text:span text:style-name="T103">1000</text:span></text:p>
              </draw:text-box>
            </draw:frame>
            <draw:frame draw:style-name="gr93" draw:text-style-name="P13" draw:layer="layout" svg:width="2.259cm" svg:height="1.017cm" svg:x="15.241cm" svg:y="7.596cm">
              <draw:text-box>
                <text:p text:style-name="P3"><text:span text:style-name="T103">0010</text:span></text:p>
              </draw:text-box>
            </draw:frame>
            <draw:frame draw:style-name="gr93" draw:text-style-name="P13" draw:layer="layout" svg:width="2.26cm" svg:height="1.017cm" svg:x="5.109cm" svg:y="7.505cm">
              <draw:text-box>
                <text:p text:style-name="P3"><text:span text:style-name="T103">0001</text:span></text:p>
              </draw:text-box>
            </draw:frame>
            <draw:frame draw:style-name="gr98" draw:text-style-name="P13" draw:layer="layout" svg:width="2.26cm" svg:height="1.017cm" svg:x="9.947cm" svg:y="10.441cm">
              <draw:text-box>
                <text:p text:style-name="P3"><text:span text:style-name="T103">0100</text:span></text:p>
              </draw:text-box>
            </draw:frame>
          </draw:g>
          <draw:frame draw:style-name="gr93" draw:text-style-name="P13" draw:layer="layout" svg:width="2.258cm" svg:height="1.017cm" svg:x="15.281cm" svg:y="4.169cm">
            <draw:text-box>
              <text:p text:style-name="P3"><text:span text:style-name="T103">1010</text:span></text:p>
            </draw:text-box>
          </draw:frame>
          <draw:frame draw:style-name="gr98" draw:text-style-name="P13" draw:layer="layout" svg:width="2.259cm" svg:height="1.017cm" svg:x="5.111cm" svg:y="10.41cm">
            <draw:text-box>
              <text:p text:style-name="P3"><text:span text:style-name="T103">0101</text:span></text:p>
            </draw:text-box>
          </draw:frame>
          <draw:frame draw:style-name="gr98" draw:text-style-name="P13" draw:layer="layout" svg:width="2.259cm" svg:height="1.017cm" svg:x="15.198cm" svg:y="10.409cm">
            <draw:text-box>
              <text:p text:style-name="P3"><text:span text:style-name="T103">0110</text:span></text:p>
            </draw:text-box>
          </draw:frame>
        </draw:g>
        <draw:frame draw:style-name="gr93" draw:text-style-name="P13" xml:id="id54" draw:id="id54" draw:layer="layout" svg:width="2.259cm" svg:height="1.017cm" svg:x="5.028cm" svg:y="4.26cm">
          <draw:text-box>
            <text:p text:style-name="P3"><text:span text:style-name="T103">1001</text:span></text:p>
          </draw:text-box>
        </draw:frame>
        <draw:g xml:id="id55" draw:id="id55">
          <draw:frame draw:style-name="gr104" draw:text-style-name="P13" draw:layer="layout" svg:width="2.464cm" svg:height="1.102cm" svg:x="5.023cm" svg:y="4.25cm">
            <draw:text-box>
              <text:p text:style-name="P3"><text:span text:style-name="T109">1</text:span><text:span text:style-name="T103">00</text:span><text:span text:style-name="T109">1</text:span></text:p>
            </draw:text-box>
          </draw:frame>
          <draw:line draw:style-name="gr99" draw:layer="layout" svg:x1="4.237cm" svg:y1="5.822cm" svg:x2="18.323cm" svg:y2="5.822cm">
            <text:p/>
          </draw:line>
          <draw:line draw:style-name="gr99" draw:layer="layout" svg:x1="7.987cm" svg:y1="11.817cm" svg:x2="7.987cm" svg:y2="3.558cm">
            <text:p/>
          </draw:line>
          <draw:rect draw:style-name="gr100" draw:layer="layout" svg:width="10.128cm" svg:height="6.025cm" svg:x="8.029cm" svg:y="5.822cm">
            <text:p/>
          </draw:rect>
        </draw:g>
        <draw:g xml:id="id56" draw:id="id56">
          <draw:line draw:style-name="gr105" draw:text-style-name="P44" draw:layer="layout" svg:x1="7.098cm" svg:y1="4.074cm" svg:x2="17.793cm" svg:y2="10.36cm">
            <text:p/>
          </draw:line>
          <draw:line draw:style-name="gr106" draw:text-style-name="P44" draw:layer="layout" svg:x1="7.047cm" svg:y1="4.023cm" svg:x2="13.057cm" svg:y2="6.472cm">
            <text:p/>
          </draw:line>
          <draw:line draw:style-name="gr107" draw:text-style-name="P44" draw:layer="layout" svg:x1="7.047cm" svg:y1="4.023cm" svg:x2="15.507cm" svg:y2="6.799cm">
            <text:p/>
          </draw:line>
          <draw:line draw:style-name="gr108" draw:text-style-name="P44" draw:layer="layout" svg:x1="7.15cm" svg:y1="4.125cm" svg:x2="12.926cm" svg:y2="10.654cm">
            <text:p/>
          </draw:line>
          <draw:line draw:style-name="gr10" draw:layer="layout" svg:x1="7.047cm" svg:y1="4.009cm" svg:x2="17.663cm" svg:y2="6.263cm">
            <text:p/>
          </draw:line>
        </draw:g>
        <draw:g xml:id="id57" draw:id="id57">
          <draw:g>
            <draw:line draw:style-name="gr89" draw:layer="layout" svg:x1="4.956cm" svg:y1="5.199cm" svg:x2="9.333cm" svg:y2="11.242cm">
              <text:p/>
            </draw:line>
            <draw:line draw:style-name="gr89" draw:layer="layout" svg:x1="4.956cm" svg:y1="5.232cm" svg:x2="14.951cm" svg:y2="11.406cm">
              <text:p/>
            </draw:line>
            <draw:line draw:style-name="gr89" draw:layer="layout" svg:x1="4.891cm" svg:y1="5.199cm" svg:x2="8.778cm" svg:y2="8.596cm">
              <text:p/>
            </draw:line>
            <draw:line draw:style-name="gr89" draw:layer="layout" svg:x1="5.087cm" svg:y1="5.297cm" svg:x2="15.147cm" svg:y2="9.446cm">
              <text:p/>
            </draw:line>
          </draw:g>
          <draw:line draw:style-name="gr10" draw:layer="layout" svg:x1="4.877cm" svg:y1="5.172cm" svg:x2="8.484cm" svg:y2="11.52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5" smil:attributeName="visibility" smil:to="visible"/>
                  <anim:transitionFilter smil:dur="1s" smil:targetElement="id5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6" smil:attributeName="visibility" smil:to="visible"/>
                  <anim:transitionFilter smil:dur="1s" smil:targetElement="id5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7" smil:attributeName="visibility" smil:to="visible"/>
                  <anim:transitionFilter smil:dur="1s" smil:targetElement="id5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1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18cm" svg:y="0.72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6cm" svg:y="3.046cm">
          <draw:text-box>
            <text:p text:style-name="P3"><text:span text:style-name="T65">Algoritmo Cohen-Sutherland</text:span><text:span text:style-name="T103"> Ejemplo 1</text:span></text:p>
          </draw:text-box>
        </draw:frame>
        <draw:frame draw:style-name="gr109" draw:text-style-name="P13" draw:layer="layout" svg:width="1.986cm" svg:height="1.108cm" svg:x="5.233cm" svg:y="10.62cm">
          <draw:text-box>
            <text:p text:style-name="P3"><text:span text:style-name="T103">0001</text:span></text:p>
          </draw:text-box>
        </draw:frame>
        <draw:g>
          <draw:line draw:style-name="gr110" draw:layer="layout" svg:x1="3.795cm" svg:y1="17.89cm" svg:x2="3.795cm" svg:y2="5.151cm">
            <text:p/>
          </draw:line>
          <draw:line draw:style-name="gr111" draw:layer="layout" svg:x1="2.19cm" svg:y1="16.326cm" svg:x2="21.755cm" svg:y2="16.326cm">
            <text:p/>
          </draw:line>
        </draw:g>
        <draw:g>
          <draw:line draw:style-name="gr77" draw:layer="layout" svg:x1="8.591cm" svg:y1="5.324cm" svg:x2="8.59cm" svg:y2="16.313cm">
            <text:p/>
          </draw:line>
          <draw:line draw:style-name="gr77" draw:layer="layout" svg:x1="16.431cm" svg:y1="5.032cm" svg:x2="16.421cm" svg:y2="16.264cm">
            <text:p/>
          </draw:line>
          <draw:line draw:style-name="gr77" draw:layer="layout" svg:x1="3.813cm" svg:y1="8.513cm" svg:x2="20.514cm" svg:y2="8.527cm">
            <text:p/>
          </draw:line>
          <draw:line draw:style-name="gr77" draw:layer="layout" svg:x1="3.829cm" svg:y1="13.9cm" svg:x2="20.739cm" svg:y2="13.9cm">
            <text:p/>
          </draw:line>
          <draw:rect draw:style-name="gr78" draw:layer="layout" svg:width="7.812cm" svg:height="5.356cm" svg:x="8.609cm" svg:y="8.558cm">
            <text:p/>
          </draw:rect>
          <draw:frame draw:style-name="gr112" draw:text-style-name="P42" draw:layer="layout" svg:width="2.126cm" svg:height="1.267cm" svg:x="7.998cm" svg:y="16.569cm">
            <draw:text-box>
              <text:p text:style-name="P3"><text:span text:style-name="T104">x</text:span><text:span text:style-name="T105">mín</text:span></text:p>
            </draw:text-box>
          </draw:frame>
          <draw:frame draw:style-name="gr112" draw:text-style-name="P42" draw:layer="layout" svg:width="2.128cm" svg:height="1.267cm" svg:x="15.79cm" svg:y="16.634cm">
            <draw:text-box>
              <text:p text:style-name="P3"><text:span text:style-name="T104">x</text:span><text:span text:style-name="T105">máx</text:span></text:p>
            </draw:text-box>
          </draw:frame>
          <draw:frame draw:style-name="gr112" draw:text-style-name="P42" draw:layer="layout" svg:width="1.432cm" svg:height="1.267cm" svg:x="2.423cm" svg:y="7.957cm">
            <draw:text-box>
              <text:p text:style-name="P3"><text:span text:style-name="T104">y</text:span><text:span text:style-name="T105">máx</text:span></text:p>
            </draw:text-box>
          </draw:frame>
          <draw:frame draw:style-name="gr113" draw:text-style-name="P42" draw:layer="layout" svg:width="1.338cm" svg:height="1.266cm" svg:x="2.484cm" svg:y="13.283cm">
            <draw:text-box>
              <text:p text:style-name="P3"><text:span text:style-name="T104">y</text:span><text:span text:style-name="T105">mín</text:span></text:p>
            </draw:text-box>
          </draw:frame>
          <draw:frame draw:style-name="gr114" draw:text-style-name="P13" draw:layer="layout" svg:width="2.756cm" svg:height="1.272cm" svg:x="11.066cm" svg:y="10.916cm">
            <draw:text-box>
              <text:p text:style-name="P3"><text:span text:style-name="T103">0000</text:span></text:p>
            </draw:text-box>
          </draw:frame>
          <draw:frame draw:style-name="gr115" draw:text-style-name="P13" draw:layer="layout" svg:width="2.753cm" svg:height="1.271cm" svg:x="11.02cm" svg:y="6.43cm">
            <draw:text-box>
              <text:p text:style-name="P3"><text:span text:style-name="T103">1000</text:span></text:p>
            </draw:text-box>
          </draw:frame>
          <draw:frame draw:style-name="gr114" draw:text-style-name="P13" draw:layer="layout" svg:width="2.751cm" svg:height="1.272cm" svg:x="17.423cm" svg:y="10.916cm">
            <draw:text-box>
              <text:p text:style-name="P3"><text:span text:style-name="T103">0010</text:span></text:p>
            </draw:text-box>
          </draw:frame>
          <draw:frame draw:style-name="gr116" draw:text-style-name="P13" draw:layer="layout" svg:width="2.753cm" svg:height="1.273cm" svg:x="10.972cm" svg:y="14.708cm">
            <draw:text-box>
              <text:p text:style-name="P3"><text:span text:style-name="T103">0100</text:span></text:p>
            </draw:text-box>
          </draw:frame>
          <draw:frame draw:style-name="gr116" draw:text-style-name="P13" draw:layer="layout" svg:width="2.752cm" svg:height="1.273cm" svg:x="17.471cm" svg:y="6.346cm">
            <draw:text-box>
              <text:p text:style-name="P3"><text:span text:style-name="T103">1010</text:span></text:p>
            </draw:text-box>
          </draw:frame>
          <draw:frame draw:style-name="gr114" draw:text-style-name="P13" draw:layer="layout" svg:width="2.752cm" svg:height="1.272cm" svg:x="5.079cm" svg:y="14.667cm">
            <draw:text-box>
              <text:p text:style-name="P3"><text:span text:style-name="T103">0101</text:span></text:p>
            </draw:text-box>
          </draw:frame>
          <draw:frame draw:style-name="gr114" draw:text-style-name="P13" draw:layer="layout" svg:width="2.752cm" svg:height="1.272cm" svg:x="17.37cm" svg:y="14.666cm">
            <draw:text-box>
              <text:p text:style-name="P3"><text:span text:style-name="T103">0110</text:span></text:p>
            </draw:text-box>
          </draw:frame>
        </draw:g>
        <draw:frame draw:style-name="gr117" draw:text-style-name="P13" xml:id="id58" draw:id="id58" draw:layer="layout" svg:width="2.045cm" svg:height="1.046cm" svg:x="5.174cm" svg:y="6.402cm">
          <draw:text-box>
            <text:p text:style-name="P3"><text:span text:style-name="T103">1001</text:span></text:p>
          </draw:text-box>
        </draw:frame>
        <draw:frame draw:style-name="gr117" draw:text-style-name="P13" xml:id="id59" draw:id="id59" draw:layer="layout" svg:width="1.816cm" svg:height="1.102cm" svg:x="5.142cm" svg:y="6.37cm">
          <draw:text-box>
            <text:p text:style-name="P3"><text:span text:style-name="T109">1</text:span><text:span text:style-name="T103">00</text:span><text:span text:style-name="T109">1</text:span></text:p>
          </draw:text-box>
        </draw:frame>
        <draw:frame draw:style-name="gr92" draw:text-style-name="P43" draw:layer="layout" svg:width="5.976cm" svg:height="3.761cm" svg:x="20.19cm" svg:y="3.538cm">
          <draw:text-box>
            <text:p text:style-name="P30"><text:span text:style-name="T107">1er. bit:</text:span><text:span text:style-name="T106"><text:tab/></text:span><text:span text:style-name="T106">arista sup.</text:span></text:p>
            <text:p text:style-name="P30"><text:span text:style-name="T107">2do. bit:</text:span><text:span text:style-name="T106">arista inf.</text:span></text:p>
            <text:p text:style-name="P30"><text:span text:style-name="T107">3er. bit:</text:span><text:span text:style-name="T106"><text:tab/></text:span><text:span text:style-name="T106">arista der.</text:span></text:p>
            <text:p text:style-name="P30"><text:span text:style-name="T107">4to. bit:</text:span><text:span text:style-name="T106"><text:tab/></text:span><text:span text:style-name="T106">arista izq.</text:span></text:p>
          </draw:text-box>
        </draw:frame>
        <draw:polyline draw:style-name="gr89" xml:id="id61" draw:id="id61" draw:layer="layout" svg:width="2.482cm" svg:height="2.579cm" svg:x="7.512cm" svg:y="5.978cm" svg:viewBox="0 0 2483 2580" draw:points="0,0 2483,2580">
          <text:p text:style-name="P3"/>
        </draw:polyline>
        <draw:line draw:style-name="gr89" draw:layer="layout" svg:x1="10.029cm" svg:y1="8.559cm" svg:x2="11.694cm" svg:y2="10.257cm">
          <text:p/>
        </draw:line>
        <draw:g xml:id="id60" draw:id="id60">
          <draw:frame draw:style-name="gr118" draw:text-style-name="P15" draw:layer="layout" svg:width="0.68cm" svg:height="1.017cm" svg:x="9.904cm" svg:y="7.486cm">
            <draw:text-box>
              <text:p text:style-name="P3"><text:span text:style-name="T95">a</text:span></text:p>
            </draw:text-box>
          </draw:frame>
          <draw:circle draw:style-name="gr119" draw:layer="layout" svg:width="0.424cm" svg:height="0.424cm" svg:x="9.799cm" svg:y="8.33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9" smil:attributeName="visibility" smil:to="visible"/>
                  <anim:transitionFilter smil:dur="1s" smil:targetElement="id5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60" smil:attributeName="visibility" smil:to="visible"/>
                  <anim:transitionFilter smil:dur="1s" smil:targetElement="id6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2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18cm" svg:y="0.719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6cm" svg:y="3.045cm">
          <draw:text-box>
            <text:p text:style-name="P3"><text:span text:style-name="T65">Algoritmo Cohen-Sutherland</text:span><text:span text:style-name="T103"> Ejemplo 2</text:span></text:p>
          </draw:text-box>
        </draw:frame>
        <draw:frame draw:style-name="gr109" draw:text-style-name="P13" xml:id="id66" draw:id="id66" draw:layer="layout" svg:width="1.986cm" svg:height="1.108cm" svg:x="5.233cm" svg:y="10.619cm">
          <draw:text-box>
            <text:p text:style-name="P3"><text:span text:style-name="T103">0001</text:span></text:p>
          </draw:text-box>
        </draw:frame>
        <draw:g>
          <draw:line draw:style-name="gr120" draw:layer="layout" svg:x1="3.795cm" svg:y1="17.889cm" svg:x2="3.795cm" svg:y2="5.15cm">
            <text:p/>
          </draw:line>
          <draw:line draw:style-name="gr121" draw:layer="layout" svg:x1="2.19cm" svg:y1="16.325cm" svg:x2="21.755cm" svg:y2="16.325cm">
            <text:p/>
          </draw:line>
        </draw:g>
        <draw:g>
          <draw:line draw:style-name="gr77" draw:layer="layout" svg:x1="8.591cm" svg:y1="5.323cm" svg:x2="8.59cm" svg:y2="16.312cm">
            <text:p/>
          </draw:line>
          <draw:line draw:style-name="gr77" draw:layer="layout" svg:x1="16.431cm" svg:y1="5.031cm" svg:x2="16.421cm" svg:y2="16.263cm">
            <text:p/>
          </draw:line>
          <draw:line draw:style-name="gr77" draw:layer="layout" svg:x1="3.813cm" svg:y1="8.512cm" svg:x2="20.514cm" svg:y2="8.526cm">
            <text:p/>
          </draw:line>
          <draw:line draw:style-name="gr77" draw:layer="layout" svg:x1="3.829cm" svg:y1="13.899cm" svg:x2="20.739cm" svg:y2="13.899cm">
            <text:p/>
          </draw:line>
          <draw:rect draw:style-name="gr78" draw:layer="layout" svg:width="7.812cm" svg:height="5.356cm" svg:x="8.609cm" svg:y="8.557cm">
            <text:p/>
          </draw:rect>
          <draw:frame draw:style-name="gr112" draw:text-style-name="P42" draw:layer="layout" svg:width="2.126cm" svg:height="1.267cm" svg:x="7.998cm" svg:y="16.568cm">
            <draw:text-box>
              <text:p text:style-name="P3"><text:span text:style-name="T104">x</text:span><text:span text:style-name="T105">mín</text:span></text:p>
            </draw:text-box>
          </draw:frame>
          <draw:frame draw:style-name="gr112" draw:text-style-name="P42" draw:layer="layout" svg:width="2.128cm" svg:height="1.267cm" svg:x="15.79cm" svg:y="16.633cm">
            <draw:text-box>
              <text:p text:style-name="P3"><text:span text:style-name="T104">x</text:span><text:span text:style-name="T105">máx</text:span></text:p>
            </draw:text-box>
          </draw:frame>
          <draw:frame draw:style-name="gr112" draw:text-style-name="P42" draw:layer="layout" svg:width="1.432cm" svg:height="1.267cm" svg:x="2.423cm" svg:y="7.956cm">
            <draw:text-box>
              <text:p text:style-name="P3"><text:span text:style-name="T104">y</text:span><text:span text:style-name="T105">máx</text:span></text:p>
            </draw:text-box>
          </draw:frame>
          <draw:frame draw:style-name="gr113" draw:text-style-name="P42" draw:layer="layout" svg:width="1.338cm" svg:height="1.266cm" svg:x="2.484cm" svg:y="13.282cm">
            <draw:text-box>
              <text:p text:style-name="P3"><text:span text:style-name="T104">y</text:span><text:span text:style-name="T105">mín</text:span></text:p>
            </draw:text-box>
          </draw:frame>
          <draw:frame draw:style-name="gr114" draw:text-style-name="P13" draw:layer="layout" svg:width="2.756cm" svg:height="1.272cm" svg:x="11.066cm" svg:y="10.915cm">
            <draw:text-box>
              <text:p text:style-name="P3"><text:span text:style-name="T103">0000</text:span></text:p>
            </draw:text-box>
          </draw:frame>
          <draw:frame draw:style-name="gr115" draw:text-style-name="P13" draw:layer="layout" svg:width="2.753cm" svg:height="1.271cm" svg:x="11.02cm" svg:y="6.429cm">
            <draw:text-box>
              <text:p text:style-name="P3"><text:span text:style-name="T103">1000</text:span></text:p>
            </draw:text-box>
          </draw:frame>
          <draw:frame draw:style-name="gr114" draw:text-style-name="P13" draw:layer="layout" svg:width="2.751cm" svg:height="1.272cm" svg:x="17.423cm" svg:y="10.915cm">
            <draw:text-box>
              <text:p text:style-name="P3"><text:span text:style-name="T103">0010</text:span></text:p>
            </draw:text-box>
          </draw:frame>
          <draw:frame draw:style-name="gr116" draw:text-style-name="P13" draw:layer="layout" svg:width="2.753cm" svg:height="1.273cm" svg:x="10.972cm" svg:y="14.707cm">
            <draw:text-box>
              <text:p text:style-name="P3"><text:span text:style-name="T103">0100</text:span></text:p>
            </draw:text-box>
          </draw:frame>
          <draw:frame draw:style-name="gr116" draw:text-style-name="P13" draw:layer="layout" svg:width="2.752cm" svg:height="1.273cm" svg:x="17.471cm" svg:y="6.345cm">
            <draw:text-box>
              <text:p text:style-name="P3"><text:span text:style-name="T103">1010</text:span></text:p>
            </draw:text-box>
          </draw:frame>
          <draw:frame draw:style-name="gr114" draw:text-style-name="P13" draw:layer="layout" svg:width="2.752cm" svg:height="1.272cm" svg:x="5.079cm" svg:y="14.666cm">
            <draw:text-box>
              <text:p text:style-name="P3"><text:span text:style-name="T103">0101</text:span></text:p>
            </draw:text-box>
          </draw:frame>
          <draw:frame draw:style-name="gr114" draw:text-style-name="P13" draw:layer="layout" svg:width="2.752cm" svg:height="1.272cm" svg:x="17.37cm" svg:y="14.665cm">
            <draw:text-box>
              <text:p text:style-name="P3"><text:span text:style-name="T103">0110</text:span></text:p>
            </draw:text-box>
          </draw:frame>
        </draw:g>
        <draw:frame draw:style-name="gr117" draw:text-style-name="P13" xml:id="id62" draw:id="id62" draw:layer="layout" svg:width="2.045cm" svg:height="1.046cm" svg:x="5.174cm" svg:y="6.401cm">
          <draw:text-box>
            <text:p text:style-name="P3"><text:span text:style-name="T103">1001</text:span></text:p>
          </draw:text-box>
        </draw:frame>
        <draw:frame draw:style-name="gr117" draw:text-style-name="P13" xml:id="id63" draw:id="id63" draw:layer="layout" svg:width="1.816cm" svg:height="1.102cm" svg:x="5.174cm" svg:y="6.434cm">
          <draw:text-box>
            <text:p text:style-name="P3"><text:span text:style-name="T109">1</text:span><text:span text:style-name="T103">00</text:span><text:span text:style-name="T109">1</text:span></text:p>
          </draw:text-box>
        </draw:frame>
        <draw:frame draw:style-name="gr92" draw:text-style-name="P43" draw:layer="layout" svg:width="5.976cm" svg:height="3.761cm" svg:x="20.19cm" svg:y="3.537cm">
          <draw:text-box>
            <text:p text:style-name="P30"><text:span text:style-name="T107">1er. bit:</text:span><text:span text:style-name="T106"><text:tab/></text:span><text:span text:style-name="T106">arista sup.</text:span></text:p>
            <text:p text:style-name="P30"><text:span text:style-name="T107">2do. bit:</text:span><text:span text:style-name="T106">arista inf.</text:span></text:p>
            <text:p text:style-name="P30"><text:span text:style-name="T107">3er. bit:</text:span><text:span text:style-name="T106"><text:tab/></text:span><text:span text:style-name="T106">arista der.</text:span></text:p>
            <text:p text:style-name="P30"><text:span text:style-name="T107">4to. bit:</text:span><text:span text:style-name="T106"><text:tab/></text:span><text:span text:style-name="T106">arista izq.</text:span></text:p>
          </draw:text-box>
        </draw:frame>
        <draw:frame draw:style-name="gr115" draw:text-style-name="P13" xml:id="id67" draw:id="id67" draw:layer="layout" svg:width="2.293cm" svg:height="1.271cm" svg:x="5.199cm" svg:y="10.619cm">
          <draw:text-box>
            <text:p text:style-name="P3"><text:span text:style-name="T103">000</text:span><text:span text:style-name="T109">1</text:span></text:p>
          </draw:text-box>
        </draw:frame>
        <draw:g xml:id="id64" draw:id="id64">
          <draw:frame draw:style-name="gr118" draw:text-style-name="P15" draw:layer="layout" svg:width="0.68cm" svg:height="1.017cm" svg:x="7.879cm" svg:y="7.454cm">
            <draw:text-box>
              <text:p text:style-name="P3"><text:span text:style-name="T95"><text:s/></text:span><text:span text:style-name="T95">a</text:span></text:p>
            </draw:text-box>
          </draw:frame>
          <draw:circle draw:style-name="gr119" draw:layer="layout" svg:width="0.424cm" svg:height="0.424cm" svg:x="7.774cm" svg:y="8.298cm">
            <text:p/>
          </draw:circle>
        </draw:g>
        <draw:g xml:id="id68" draw:id="id68">
          <draw:frame draw:style-name="gr118" draw:text-style-name="P15" draw:layer="layout" svg:width="0.68cm" svg:height="1.017cm" svg:x="8.5cm" svg:y="8.957cm">
            <draw:text-box>
              <text:p text:style-name="P3"><text:span text:style-name="T95"><text:s/></text:span><text:span text:style-name="T95">b</text:span></text:p>
            </draw:text-box>
          </draw:frame>
          <draw:circle draw:style-name="gr119" draw:layer="layout" svg:width="0.424cm" svg:height="0.424cm" svg:x="8.395cm" svg:y="9.801cm">
            <text:p/>
          </draw:circle>
        </draw:g>
        <draw:polyline draw:style-name="gr89" xml:id="id65" draw:id="id65" draw:layer="layout" svg:width="1.044cm" svg:height="2.58cm" svg:x="6.893cm" svg:y="5.977cm" svg:viewBox="0 0 1045 2581" draw:points="0,0 1045,2581">
          <text:p text:style-name="P3"/>
        </draw:polyline>
        <draw:polyline draw:style-name="gr89" xml:id="id69" draw:id="id69" draw:layer="layout" svg:width="0.634cm" svg:height="1.483cm" svg:x="7.956cm" svg:y="8.61cm" svg:viewBox="0 0 635 1484" draw:points="0,0 635,1484">
          <text:p text:style-name="P3"/>
        </draw:polyline>
        <draw:line draw:style-name="gr89" draw:layer="layout" svg:x1="8.595cm" svg:y1="10.131cm" svg:x2="9.668cm" svg:y2="12.77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63" smil:attributeName="visibility" smil:to="visible"/>
                  <anim:transitionFilter smil:dur="1s" smil:targetElement="id6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64" smil:attributeName="visibility" smil:to="visible"/>
                  <anim:transitionFilter smil:dur="1s" smil:targetElement="id6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67" smil:attributeName="visibility" smil:to="visible"/>
                  <anim:transitionFilter smil:dur="1s" smil:targetElement="id6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68" smil:attributeName="visibility" smil:to="visible"/>
                  <anim:transitionFilter smil:dur="1s" smil:targetElement="id6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3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18cm" svg:y="0.72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6cm" svg:y="3.046cm">
          <draw:text-box>
            <text:p text:style-name="P3"><text:span text:style-name="T65">Algoritmo Cohen-Sutherland</text:span><text:span text:style-name="T103"> Ejemplo 3</text:span></text:p>
          </draw:text-box>
        </draw:frame>
        <draw:frame draw:style-name="gr116" draw:text-style-name="P13" xml:id="id71" draw:id="id71" draw:layer="layout" svg:width="2.753cm" svg:height="1.273cm" svg:x="11.071cm" svg:y="14.61cm">
          <draw:text-box>
            <text:p text:style-name="P3"><text:span text:style-name="T103">0</text:span><text:span text:style-name="T109">1</text:span><text:span text:style-name="T103">00</text:span></text:p>
          </draw:text-box>
        </draw:frame>
        <draw:frame draw:style-name="gr122" draw:text-style-name="P13" xml:id="id74" draw:id="id74" draw:layer="layout" svg:width="1.867cm" svg:height="1.017cm" svg:x="17.47cm" svg:y="6.38cm">
          <draw:text-box>
            <text:p text:style-name="P3"><text:span text:style-name="T103">1010</text:span></text:p>
          </draw:text-box>
        </draw:frame>
        <draw:frame draw:style-name="gr114" draw:text-style-name="P13" xml:id="id79" draw:id="id79" draw:layer="layout" svg:width="2.751cm" svg:height="1.272cm" svg:x="17.652cm" svg:y="10.72cm">
          <draw:text-box>
            <text:p text:style-name="P3"><text:span text:style-name="T103">00</text:span><text:span text:style-name="T109">1</text:span><text:span text:style-name="T103">0</text:span></text:p>
          </draw:text-box>
        </draw:frame>
        <draw:g>
          <draw:frame draw:style-name="gr115" draw:text-style-name="P13" draw:layer="layout" svg:width="2.293cm" svg:height="1.271cm" svg:x="5.036cm" svg:y="10.751cm">
            <draw:text-box>
              <text:p text:style-name="P3"><text:span text:style-name="T103">0001</text:span></text:p>
            </draw:text-box>
          </draw:frame>
          <draw:line draw:style-name="gr77" draw:layer="layout" svg:x1="8.591cm" svg:y1="5.324cm" svg:x2="8.59cm" svg:y2="16.313cm">
            <text:p/>
          </draw:line>
          <draw:line draw:style-name="gr77" draw:layer="layout" svg:x1="16.431cm" svg:y1="5.032cm" svg:x2="16.421cm" svg:y2="16.264cm">
            <text:p/>
          </draw:line>
          <draw:line draw:style-name="gr77" draw:layer="layout" svg:x1="3.813cm" svg:y1="8.513cm" svg:x2="20.514cm" svg:y2="8.527cm">
            <text:p/>
          </draw:line>
          <draw:line draw:style-name="gr77" draw:layer="layout" svg:x1="3.829cm" svg:y1="13.9cm" svg:x2="20.739cm" svg:y2="13.9cm">
            <text:p/>
          </draw:line>
          <draw:rect draw:style-name="gr78" draw:layer="layout" svg:width="7.812cm" svg:height="5.356cm" svg:x="8.609cm" svg:y="8.558cm">
            <text:p/>
          </draw:rect>
          <draw:g>
            <draw:line draw:style-name="gr123" draw:layer="layout" svg:x1="3.795cm" svg:y1="17.89cm" svg:x2="3.795cm" svg:y2="5.151cm">
              <text:p/>
            </draw:line>
            <draw:line draw:style-name="gr124" draw:layer="layout" svg:x1="2.19cm" svg:y1="16.326cm" svg:x2="21.755cm" svg:y2="16.326cm">
              <text:p/>
            </draw:line>
          </draw:g>
          <draw:frame draw:style-name="gr112" draw:text-style-name="P42" draw:layer="layout" svg:width="2.126cm" svg:height="1.267cm" svg:x="7.998cm" svg:y="16.569cm">
            <draw:text-box>
              <text:p text:style-name="P3"><text:span text:style-name="T104">x</text:span><text:span text:style-name="T105">mín</text:span></text:p>
            </draw:text-box>
          </draw:frame>
          <draw:frame draw:style-name="gr112" draw:text-style-name="P42" draw:layer="layout" svg:width="2.128cm" svg:height="1.267cm" svg:x="15.79cm" svg:y="16.634cm">
            <draw:text-box>
              <text:p text:style-name="P3"><text:span text:style-name="T104">x</text:span><text:span text:style-name="T105">máx</text:span></text:p>
            </draw:text-box>
          </draw:frame>
          <draw:frame draw:style-name="gr112" draw:text-style-name="P42" draw:layer="layout" svg:width="1.432cm" svg:height="1.267cm" svg:x="2.423cm" svg:y="7.957cm">
            <draw:text-box>
              <text:p text:style-name="P3"><text:span text:style-name="T104">y</text:span><text:span text:style-name="T105">máx</text:span></text:p>
            </draw:text-box>
          </draw:frame>
          <draw:frame draw:style-name="gr113" draw:text-style-name="P42" draw:layer="layout" svg:width="1.338cm" svg:height="1.266cm" svg:x="2.484cm" svg:y="13.283cm">
            <draw:text-box>
              <text:p text:style-name="P3"><text:span text:style-name="T104">y</text:span><text:span text:style-name="T105">mín</text:span></text:p>
            </draw:text-box>
          </draw:frame>
          <draw:frame draw:style-name="gr114" draw:text-style-name="P13" draw:layer="layout" svg:width="2.756cm" svg:height="1.272cm" svg:x="11.066cm" svg:y="10.916cm">
            <draw:text-box>
              <text:p text:style-name="P3"><text:span text:style-name="T103">0000</text:span></text:p>
            </draw:text-box>
          </draw:frame>
          <draw:frame draw:style-name="gr115" draw:text-style-name="P13" draw:layer="layout" svg:width="2.753cm" svg:height="1.271cm" svg:x="11.02cm" svg:y="6.43cm">
            <draw:text-box>
              <text:p text:style-name="P3"><text:span text:style-name="T103">1000</text:span></text:p>
            </draw:text-box>
          </draw:frame>
          <draw:frame draw:style-name="gr114" draw:text-style-name="P13" draw:layer="layout" svg:width="2.752cm" svg:height="1.272cm" svg:x="5.079cm" svg:y="14.667cm">
            <draw:text-box>
              <text:p text:style-name="P3"><text:span text:style-name="T103">0101</text:span></text:p>
            </draw:text-box>
          </draw:frame>
          <draw:frame draw:style-name="gr114" draw:text-style-name="P13" draw:layer="layout" svg:width="2.752cm" svg:height="1.272cm" svg:x="17.37cm" svg:y="14.666cm">
            <draw:text-box>
              <text:p text:style-name="P3"><text:span text:style-name="T103">0110</text:span></text:p>
            </draw:text-box>
          </draw:frame>
          <draw:frame draw:style-name="gr117" draw:text-style-name="P13" draw:layer="layout" svg:width="2.045cm" svg:height="1.046cm" svg:x="4.946cm" svg:y="6.403cm">
            <draw:text-box>
              <text:p text:style-name="P3"><text:span text:style-name="T103">1001</text:span></text:p>
            </draw:text-box>
          </draw:frame>
        </draw:g>
        <draw:frame draw:style-name="gr92" draw:text-style-name="P43" draw:layer="layout" svg:width="5.976cm" svg:height="3.761cm" svg:x="20.19cm" svg:y="3.538cm">
          <draw:text-box>
            <text:p text:style-name="P30"><text:span text:style-name="T107">1er. bit:</text:span><text:span text:style-name="T106"><text:tab/></text:span><text:span text:style-name="T106">arista sup.</text:span></text:p>
            <text:p text:style-name="P30"><text:span text:style-name="T107">2do. bit:</text:span><text:span text:style-name="T106">arista inf.</text:span></text:p>
            <text:p text:style-name="P30"><text:span text:style-name="T107">3er. bit:</text:span><text:span text:style-name="T106"><text:tab/></text:span><text:span text:style-name="T106">arista der.</text:span></text:p>
            <text:p text:style-name="P30"><text:span text:style-name="T107">4to. bit:</text:span><text:span text:style-name="T106"><text:tab/></text:span><text:span text:style-name="T106">arista izq.</text:span></text:p>
          </draw:text-box>
        </draw:frame>
        <draw:frame draw:style-name="gr116" draw:text-style-name="P13" xml:id="id75" draw:id="id75" draw:layer="layout" svg:width="2.752cm" svg:height="1.273cm" svg:x="17.405cm" svg:y="6.413cm">
          <draw:text-box>
            <text:p text:style-name="P3"><text:span text:style-name="T109">1</text:span><text:span text:style-name="T103">0</text:span><text:span text:style-name="T109">1</text:span><text:span text:style-name="T103">0</text:span></text:p>
          </draw:text-box>
        </draw:frame>
        <draw:frame draw:style-name="gr125" draw:text-style-name="P13" xml:id="id70" draw:id="id70" draw:layer="layout" svg:width="1.831cm" svg:height="1.03cm" svg:x="11.202cm" svg:y="14.634cm">
          <draw:text-box>
            <text:p text:style-name="P3"><text:span text:style-name="T103">0100</text:span></text:p>
          </draw:text-box>
        </draw:frame>
        <draw:frame draw:style-name="gr126" draw:text-style-name="P13" xml:id="id78" draw:id="id78" draw:layer="layout" svg:width="1.816cm" svg:height="1.017cm" svg:x="17.717cm" svg:y="10.72cm">
          <draw:text-box>
            <text:p text:style-name="P3"><text:span text:style-name="T103">0010</text:span></text:p>
          </draw:text-box>
        </draw:frame>
        <draw:g xml:id="id72" draw:id="id72">
          <draw:frame draw:style-name="gr118" draw:text-style-name="P15" draw:layer="layout" svg:width="0.68cm" svg:height="1.017cm" svg:x="15.165cm" svg:y="12.844cm">
            <draw:text-box>
              <text:p text:style-name="P3"><text:span text:style-name="T95">a</text:span></text:p>
            </draw:text-box>
          </draw:frame>
          <draw:circle draw:style-name="gr119" draw:layer="layout" svg:width="0.424cm" svg:height="0.424cm" svg:x="15.06cm" svg:y="13.688cm">
            <text:p/>
          </draw:circle>
        </draw:g>
        <draw:g xml:id="id76" draw:id="id76">
          <draw:frame draw:style-name="gr127" draw:text-style-name="P15" draw:layer="layout" svg:width="0.68cm" svg:height="3.839cm" svg:x="19.019cm" svg:y="7.422cm">
            <draw:text-box>
              <text:p text:style-name="P3"><text:span text:style-name="T95">b</text:span></text:p>
            </draw:text-box>
          </draw:frame>
          <draw:circle draw:style-name="gr119" draw:layer="layout" svg:width="0.424cm" svg:height="0.424cm" svg:x="18.914cm" svg:y="8.266cm">
            <text:p/>
          </draw:circle>
        </draw:g>
        <draw:g xml:id="id80" draw:id="id80">
          <draw:frame draw:style-name="gr118" draw:text-style-name="P15" draw:layer="layout" svg:width="0.68cm" svg:height="1.017cm" svg:x="16.441cm" svg:y="11.08cm">
            <draw:text-box>
              <text:p text:style-name="P3"><text:span text:style-name="T95">c</text:span></text:p>
            </draw:text-box>
          </draw:frame>
          <draw:circle draw:style-name="gr119" draw:layer="layout" svg:width="0.424cm" svg:height="0.424cm" svg:x="16.336cm" svg:y="11.924cm">
            <text:p/>
          </draw:circle>
        </draw:g>
        <draw:polyline draw:style-name="gr89" xml:id="id73" draw:id="id73" draw:layer="layout" svg:width="1.208cm" svg:height="1.731cm" svg:x="14.046cm" svg:y="13.882cm" svg:viewBox="0 0 1209 1732" draw:points="0,1732 1209,0">
          <text:p text:style-name="P3"/>
        </draw:polyline>
        <draw:line draw:style-name="gr89" draw:layer="layout" svg:x1="15.255cm" svg:y1="13.883cm" svg:x2="16.451cm" svg:y2="12.234cm">
          <text:p/>
        </draw:line>
        <draw:polyline draw:style-name="gr89" xml:id="id81" draw:id="id81" draw:layer="layout" svg:width="2.704cm" svg:height="3.728cm" svg:x="16.502cm" svg:y="8.493cm" svg:viewBox="0 0 2705 3729" draw:points="0,3729 2705,0">
          <text:p text:style-name="P3"/>
        </draw:polyline>
        <draw:polyline draw:style-name="gr89" xml:id="id77" draw:id="id77" draw:layer="layout" svg:width="0.829cm" svg:height="1.128cm" svg:x="19.194cm" svg:y="7.415cm" svg:viewBox="0 0 830 1129" draw:points="0,1129 830,0">
          <text:p text:style-name="P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1" smil:attributeName="visibility" smil:to="visible"/>
                  <anim:transitionFilter smil:dur="1s" smil:targetElement="id7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2" smil:attributeName="visibility" smil:to="visible"/>
                  <anim:transitionFilter smil:dur="1s" smil:targetElement="id7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5" smil:attributeName="visibility" smil:to="visible"/>
                  <anim:transitionFilter smil:dur="1s" smil:targetElement="id7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6" smil:attributeName="visibility" smil:to="visible"/>
                  <anim:transitionFilter smil:dur="1s" smil:targetElement="id7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9" smil:attributeName="visibility" smil:to="visible"/>
                  <anim:transitionFilter smil:dur="1s" smil:targetElement="id7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80" smil:attributeName="visibility" smil:to="visible"/>
                  <anim:transitionFilter smil:dur="1s" smil:targetElement="id8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4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19cm" svg:y="0.556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7cm" svg:y="2.426cm">
          <draw:text-box>
            <text:p text:style-name="P3"><text:span text:style-name="T65">Algoritmo Paramétrico Cyrus-Beck </text:span><text:span text:style-name="T103">1a parte</text:span></text:p>
          </draw:text-box>
        </draw:frame>
        <draw:g>
          <draw:line draw:style-name="gr77" draw:layer="layout" svg:x1="3.454cm" svg:y1="17.16cm" svg:x2="14.111cm" svg:y2="17.159cm">
            <text:p/>
          </draw:line>
          <draw:rect draw:style-name="gr78" draw:layer="layout" svg:width="8.186cm" svg:height="10.448cm" svg:x="4.648cm" svg:y="6.676cm">
            <text:p/>
          </draw:rect>
          <draw:line draw:style-name="gr77" draw:layer="layout" svg:x1="4.606cm" svg:y1="4.834cm" svg:x2="4.606cm" svg:y2="18.772cm">
            <text:p/>
          </draw:line>
          <draw:line draw:style-name="gr77" draw:layer="layout" svg:x1="3.373cm" svg:y1="6.689cm" svg:x2="14.083cm" svg:y2="6.695cm">
            <text:p/>
          </draw:line>
          <draw:line draw:style-name="gr77" draw:layer="layout" svg:x1="12.869cm" svg:y1="5.04cm" svg:x2="12.869cm" svg:y2="18.978cm">
            <text:p/>
          </draw:line>
        </draw:g>
        <draw:frame draw:style-name="gr128" draw:text-style-name="P42" draw:layer="layout" svg:width="2.764cm" svg:height="1.04cm" svg:x="3.736cm" svg:y="3.926cm">
          <draw:text-box>
            <text:p text:style-name="P3"><text:span text:style-name="T104">Arista E</text:span><text:span text:style-name="T105">i</text:span></text:p>
          </draw:text-box>
        </draw:frame>
        <draw:g xml:id="id85" draw:id="id85">
          <draw:line draw:style-name="gr89" draw:layer="layout" svg:x1="0.854cm" svg:y1="15.162cm" svg:x2="9.837cm" svg:y2="10.916cm">
            <text:p/>
          </draw:line>
          <draw:g>
            <draw:frame draw:style-name="gr128" draw:text-style-name="P45" draw:layer="layout" svg:width="0.738cm" svg:height="1.04cm" svg:x="0.535cm" svg:y="13.922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0.588cm" svg:y="14.897cm">
              <text:p/>
            </draw:circle>
          </draw:g>
          <draw:g>
            <draw:frame draw:style-name="gr128" draw:text-style-name="P45" draw:layer="layout" svg:width="0.738cm" svg:height="1.04cm" svg:x="9.55cm" svg:y="9.61cm">
              <draw:text-box>
                <text:p text:style-name="P3"><text:span text:style-name="T110">P</text:span><text:span text:style-name="T111">1</text:span></text:p>
              </draw:text-box>
            </draw:frame>
            <draw:circle draw:style-name="gr119" draw:layer="layout" svg:width="0.555cm" svg:height="0.555cm" svg:x="9.603cm" svg:y="10.585cm">
              <text:p/>
            </draw:circle>
          </draw:g>
        </draw:g>
        <draw:frame draw:style-name="gr129" draw:text-style-name="P45" xml:id="id84" draw:id="id84" draw:layer="layout" svg:width="12.533cm" svg:height="2.225cm" svg:x="14.71cm" svg:y="5.754cm">
          <draw:text-box>
            <text:p text:style-name="P3"><text:span text:style-name="T104">Considere la rep. paramétrica del segmento:</text:span></text:p>
            <text:p text:style-name="P3"><text:span text:style-name="T110">P(</text:span><text:span text:style-name="T86">t</text:span><text:span text:style-name="T110">) = P</text:span><text:span text:style-name="T111">0</text:span><text:span text:style-name="T110"> + </text:span><text:span text:style-name="T86">t</text:span><text:span text:style-name="T110"> (P</text:span><text:span text:style-name="T111">1</text:span><text:span text:style-name="T110">-P</text:span><text:span text:style-name="T111">0</text:span><text:span text:style-name="T110">), </text:span><text:span text:style-name="T86">0 </text:span><text:span text:style-name="T112"></text:span><text:span text:style-name="T86"> t </text:span><text:span text:style-name="T112"></text:span><text:span text:style-name="T86"> 1</text:span><text:span text:style-name="T110"> </text:span></text:p>
          </draw:text-box>
        </draw:frame>
        <draw:g xml:id="id83" draw:id="id83">
          <draw:frame draw:style-name="gr128" draw:text-style-name="P46" draw:layer="layout" svg:width="0.902cm" svg:height="1.04cm" svg:x="4.26cm" svg:y="5.331cm">
            <draw:text-box>
              <text:p text:style-name="P3"><text:span text:style-name="T84">P</text:span><text:span text:style-name="T113">Ei</text:span></text:p>
            </draw:text-box>
          </draw:frame>
          <draw:circle draw:style-name="gr130" draw:layer="layout" svg:width="0.555cm" svg:height="0.555cm" svg:x="4.313cm" svg:y="6.306cm">
            <text:p/>
          </draw:circle>
        </draw:g>
        <draw:g xml:id="id87" draw:id="id87">
          <draw:line draw:style-name="gr131" draw:layer="layout" svg:x1="4.54cm" svg:y1="16.138cm" svg:x2="1.47cm" svg:y2="16.138cm">
            <text:p/>
          </draw:line>
          <draw:frame draw:style-name="gr128" draw:text-style-name="P42" draw:layer="layout" svg:width="0.903cm" svg:height="1.04cm" svg:x="2.167cm" svg:y="16.242cm">
            <draw:text-box>
              <text:p text:style-name="P3"><text:span text:style-name="T104">N</text:span><text:span text:style-name="T105">i</text:span></text:p>
            </draw:text-box>
          </draw:frame>
        </draw:g>
        <draw:g xml:id="id91" draw:id="id91">
          <draw:circle draw:style-name="gr119" draw:layer="layout" svg:width="0.36cm" svg:height="0.36cm" svg:x="1.927cm" svg:y="14.438cm">
            <text:p/>
          </draw:circle>
          <draw:line draw:style-name="gr132" draw:layer="layout" svg:x1="4.573cm" svg:y1="6.599cm" svg:x2="2.091cm" svg:y2="14.634cm">
            <text:p/>
          </draw:line>
        </draw:g>
        <draw:g xml:id="id90" draw:id="id90">
          <draw:circle draw:style-name="gr119" draw:layer="layout" svg:width="0.36cm" svg:height="0.36cm" svg:x="4.41cm" svg:y="13.294cm">
            <text:p/>
          </draw:circle>
          <draw:line draw:style-name="gr133" draw:layer="layout" svg:x1="4.607cm" svg:y1="6.631cm" svg:x2="4.607cm" svg:y2="13.425cm">
            <text:p/>
          </draw:line>
        </draw:g>
        <draw:g xml:id="id89" draw:id="id89">
          <draw:circle draw:style-name="gr119" draw:layer="layout" svg:width="0.36cm" svg:height="0.36cm" svg:x="8.264cm" svg:y="11.4cm">
            <text:p/>
          </draw:circle>
          <draw:line draw:style-name="gr134" draw:layer="layout" svg:x1="4.606cm" svg:y1="6.631cm" svg:x2="8.428cm" svg:y2="11.498cm">
            <text:p/>
          </draw:line>
        </draw:g>
        <draw:frame draw:style-name="gr135" draw:text-style-name="P32" xml:id="id88" draw:id="id88" draw:layer="layout" svg:width="12.119cm" svg:height="2.21cm" svg:x="14.666cm" svg:y="8.952cm">
          <draw:text-box>
            <text:p text:style-name="P30"><text:span text:style-name="T62">Considere vectores de la forma</text:span></text:p>
            <text:p text:style-name="P30"><text:span text:style-name="T110">P(</text:span><text:span text:style-name="T86">t</text:span><text:span text:style-name="T110">) </text:span><text:span text:style-name="T63">- </text:span><text:span text:style-name="T84">P</text:span><text:span text:style-name="T113">Ei</text:span><text:span text:style-name="T114"> con 0 </text:span><text:span text:style-name="T115"></text:span><text:span text:style-name="T114"> t </text:span><text:span text:style-name="T115"></text:span><text:span text:style-name="T114"> 1</text:span></text:p>
          </draw:text-box>
        </draw:frame>
        <draw:frame draw:style-name="gr128" draw:text-style-name="P32" xml:id="id86" draw:id="id86" draw:layer="layout" svg:width="14.34cm" svg:height="1.04cm" svg:x="13.425cm" svg:y="7.78cm">
          <draw:text-box>
            <text:p text:style-name="P30"><text:span text:style-name="T62">Considere la nomal (</text:span><text:span text:style-name="T116">af</text:span><text:span text:style-name="T62">.) a la arista en cuestión N</text:span><text:span text:style-name="T117">i</text:span></text:p>
          </draw:text-box>
        </draw:frame>
        <draw:frame draw:style-name="gr136" draw:text-style-name="P32" xml:id="id92" draw:id="id92" draw:layer="layout" svg:width="12.119cm" svg:height="2.378cm" svg:x="14.701cm" svg:y="10.98cm">
          <draw:text-box>
            <text:p text:style-name="P30"><text:span text:style-name="T118">Para el producto punto</text:span></text:p>
            <text:p text:style-name="P30"><text:span text:style-name="T118">N</text:span><text:span text:style-name="T105">i</text:span><text:span text:style-name="T118"> </text:span><text:span text:style-name="T119"></text:span><text:span text:style-name="T118"> (</text:span><text:span text:style-name="T114">P(t) - Pe</text:span><text:span text:style-name="T87">i</text:span><text:span text:style-name="T118">) tenemos entonces</text:span></text:p>
          </draw:text-box>
        </draw:frame>
        <draw:g xml:id="id93" draw:id="id93">
          <draw:frame draw:style-name="gr128" draw:text-style-name="P32" draw:layer="layout" svg:width="5.877cm" svg:height="1.04cm" svg:x="7.222cm" svg:y="12.354cm">
            <draw:text-box>
              <text:p text:style-name="P30"><text:span text:style-name="T118">N</text:span><text:span text:style-name="T105">i</text:span><text:span text:style-name="T118"> </text:span><text:span text:style-name="T119"></text:span><text:span text:style-name="T118"> (</text:span><text:span text:style-name="T114">P(t) - P</text:span><text:span text:style-name="T87">Ei</text:span><text:span text:style-name="T118">) </text:span><text:span text:style-name="T120">&lt;</text:span><text:span text:style-name="T118"> 0</text:span></text:p>
            </draw:text-box>
          </draw:frame>
          <draw:line draw:style-name="gr137" draw:layer="layout" svg:x1="8.787cm" svg:y1="12.282cm" svg:x2="8.46cm" svg:y2="11.629cm">
            <text:p/>
          </draw:line>
        </draw:g>
        <draw:g xml:id="id94" draw:id="id94">
          <draw:frame draw:style-name="gr128" draw:text-style-name="P32" draw:layer="layout" svg:width="5.877cm" svg:height="1.04cm" svg:x="5.852cm" svg:y="13.692cm">
            <draw:text-box>
              <text:p text:style-name="P30"><text:span text:style-name="T118">N</text:span><text:span text:style-name="T105">i</text:span><text:span text:style-name="T118"> </text:span><text:span text:style-name="T119"></text:span><text:span text:style-name="T118"> (</text:span><text:span text:style-name="T114">P(t) - P</text:span><text:span text:style-name="T87">Ei</text:span><text:span text:style-name="T118">) </text:span><text:span text:style-name="T120">=</text:span><text:span text:style-name="T118"> 0</text:span></text:p>
            </draw:text-box>
          </draw:frame>
          <draw:line draw:style-name="gr138" draw:layer="layout" svg:x1="5.651cm" svg:y1="13.981cm" svg:x2="4.864cm" svg:y2="13.619cm">
            <text:p/>
          </draw:line>
        </draw:g>
        <draw:g xml:id="id95" draw:id="id95">
          <draw:frame draw:style-name="gr128" draw:text-style-name="P32" draw:layer="layout" svg:width="5.877cm" svg:height="1.04cm" svg:x="2.878cm" svg:y="14.934cm">
            <draw:text-box>
              <text:p text:style-name="P30"><text:span text:style-name="T118">N</text:span><text:span text:style-name="T105">i</text:span><text:span text:style-name="T118"> </text:span><text:span text:style-name="T119"></text:span><text:span text:style-name="T118"> (</text:span><text:span text:style-name="T114">P(t) - P</text:span><text:span text:style-name="T87">Ei</text:span><text:span text:style-name="T118">) </text:span><text:span text:style-name="T120">&gt;</text:span><text:span text:style-name="T118"> 0</text:span></text:p>
            </draw:text-box>
          </draw:frame>
          <draw:line draw:style-name="gr139" draw:layer="layout" svg:x1="2.94cm" svg:y1="14.993cm" svg:x2="2.314cm" svg:y2="14.693cm">
            <text:p/>
          </draw:line>
        </draw:g>
        <draw:frame draw:style-name="gr140" draw:text-style-name="P32" xml:id="id96" draw:id="id96" draw:layer="layout" svg:width="12.639cm" svg:height="4.801cm" svg:x="14.734cm" svg:y="13.236cm">
          <draw:text-box>
            <text:p xml:id="id97" text:id="id97" text:style-name="P30"><text:span text:style-name="T118">Entonces el corte con la arista esta dado por:</text:span></text:p>
            <text:p xml:id="id98" text:id="id98" text:style-name="P30"><text:span text:style-name="T118">N</text:span><text:span text:style-name="T105">i</text:span><text:span text:style-name="T118"> </text:span><text:span text:style-name="T119"></text:span><text:span text:style-name="T118"> (</text:span><text:span text:style-name="T114">P(t) - Pe</text:span><text:span text:style-name="T87">i</text:span><text:span text:style-name="T118">) </text:span><text:span text:style-name="T120">=</text:span><text:span text:style-name="T118"> 0, resolviendo para </text:span><text:span text:style-name="T114">t</text:span></text:p>
            <text:p xml:id="id99" text:id="id99" text:style-name="P30"><text:span text:style-name="T118">N</text:span><text:span text:style-name="T105">i</text:span><text:span text:style-name="T118"> </text:span><text:span text:style-name="T119"></text:span><text:span text:style-name="T118"> (P</text:span><text:span text:style-name="T105">0</text:span><text:span text:style-name="T118"> + t (P</text:span><text:span text:style-name="T105">1</text:span><text:span text:style-name="T118">-P</text:span><text:span text:style-name="T105">0</text:span><text:span text:style-name="T118">) - P</text:span><text:span text:style-name="T105">Ei</text:span><text:span text:style-name="T118">) = 0</text:span></text:p>
            <text:p xml:id="id100" text:id="id100" text:style-name="P30"><text:span text:style-name="T118">N</text:span><text:span text:style-name="T105">i</text:span><text:span text:style-name="T118"> </text:span><text:span text:style-name="T119"></text:span><text:span text:style-name="T118"> (P</text:span><text:span text:style-name="T105">0</text:span><text:span text:style-name="T118"> - P</text:span><text:span text:style-name="T105">Ei</text:span><text:span text:style-name="T118">) + N</text:span><text:span text:style-name="T105">i</text:span><text:span text:style-name="T118"> </text:span><text:span text:style-name="T119"></text:span><text:span text:style-name="T118"> t (P</text:span><text:span text:style-name="T105">1</text:span><text:span text:style-name="T118">-P</text:span><text:span text:style-name="T105">0</text:span><text:span text:style-name="T118">) = 0</text:span></text:p>
          </draw:text-box>
        </draw:frame>
        <draw:frame draw:style-name="gr141" draw:text-style-name="P32" xml:id="id101" draw:id="id101" draw:layer="layout" svg:width="9.112cm" svg:height="2.157cm" svg:x="15.779cm" svg:y="17.406cm">
          <draw:text-box>
            <text:p text:style-name="P30"><text:span text:style-name="T114"><text:s/></text:span><text:span text:style-name="T114">t</text:span><text:span text:style-name="T118"> = N</text:span><text:span text:style-name="T105">i</text:span><text:span text:style-name="T118"> </text:span><text:span text:style-name="T119"></text:span><text:span text:style-name="T118"> (P</text:span><text:span text:style-name="T105">0</text:span><text:span text:style-name="T118"> - P</text:span><text:span text:style-name="T105">Ei</text:span><text:span text:style-name="T118">) / (- N</text:span><text:span text:style-name="T105">i</text:span><text:span text:style-name="T118"> </text:span><text:span text:style-name="T119"></text:span><text:span text:style-name="T118"> D) </text:span></text:p>
            <text:p text:style-name="P30"><text:span text:style-name="T118"><text:s/></text:span><text:span text:style-name="T118">con D = (P</text:span><text:span text:style-name="T105">1</text:span><text:span text:style-name="T118">-P</text:span><text:span text:style-name="T105">0</text:span><text:span text:style-name="T118">)</text:span></text:p>
          </draw:text-box>
        </draw:frame>
        <draw:frame draw:style-name="gr142" draw:text-style-name="P32" xml:id="id82" draw:id="id82" draw:layer="layout" svg:width="12.708cm" svg:height="2.256cm" svg:x="14.698cm" svg:y="3.697cm">
          <draw:text-box>
            <text:p text:style-name="P30"><text:span text:style-name="T62">Considere un punto cualquiera sobre la arista en cuestión </text:span><text:span text:style-name="T121">P</text:span><text:span text:style-name="T122">E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2" smil:attributeName="visibility" smil:to="visible"/>
                  <anim:transitionFilter smil:dur="1s" smil:targetElement="id8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83" smil:attributeName="visibility" smil:to="visible"/>
                  <anim:transitionFilter smil:dur="1s" smil:targetElement="id8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4" smil:attributeName="visibility" smil:to="visible"/>
                  <anim:transitionFilter smil:dur="1s" smil:targetElement="id8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85" smil:attributeName="visibility" smil:to="visible"/>
                  <anim:transitionFilter smil:dur="1s" smil:targetElement="id85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6" smil:attributeName="visibility" smil:to="visible"/>
                  <anim:transitionFilter smil:dur="1s" smil:targetElement="id8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87" smil:attributeName="visibility" smil:to="visible"/>
                  <anim:transitionFilter smil:dur="1s" smil:targetElement="id8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8" smil:attributeName="visibility" smil:to="visible"/>
                  <anim:transitionFilter smil:dur="1s" smil:targetElement="id8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9" smil:attributeName="visibility" smil:to="visible"/>
                  <anim:transitionFilter smil:dur="1s" smil:targetElement="id8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90" smil:attributeName="visibility" smil:to="visible"/>
                  <anim:transitionFilter smil:dur="1s" smil:targetElement="id9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91" smil:attributeName="visibility" smil:to="visible"/>
                  <anim:transitionFilter smil:dur="1s" smil:targetElement="id9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2" smil:attributeName="visibility" smil:to="visible"/>
                  <anim:transitionFilter smil:dur="1s" smil:targetElement="id9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93" smil:attributeName="visibility" smil:to="visible"/>
                  <anim:transitionFilter smil:dur="1s" smil:targetElement="id9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94" smil:attributeName="visibility" smil:to="visible"/>
                  <anim:transitionFilter smil:dur="1s" smil:targetElement="id9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95" smil:attributeName="visibility" smil:to="visible"/>
                  <anim:transitionFilter smil:dur="1s" smil:targetElement="id9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96" anim:sub-item="background" smil:attributeName="visibility" smil:to="visible"/>
                  <anim:transitionFilter smil:dur="0.1s" smil:targetElement="id96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97" anim:sub-item="text" smil:attributeName="visibility" smil:to="visible"/>
                  <anim:transitionFilter smil:dur="0.1s" smil:targetElement="id9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98" anim:sub-item="text" smil:attributeName="visibility" smil:to="visible"/>
                  <anim:transitionFilter smil:dur="0.1s" smil:targetElement="id9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99" anim:sub-item="text" smil:attributeName="visibility" smil:to="visible"/>
                  <anim:transitionFilter smil:dur="0.1s" smil:targetElement="id9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00" anim:sub-item="text" smil:attributeName="visibility" smil:to="visible"/>
                  <anim:transitionFilter smil:dur="0.1s" smil:targetElement="id10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01" smil:attributeName="visibility" smil:to="visible"/>
                  <anim:transitionFilter smil:dur="1s" smil:targetElement="id101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5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cm" svg:y="0.556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8cm" svg:y="2.426cm">
          <draw:text-box>
            <text:p text:style-name="P3"><text:span text:style-name="T65">Algoritmo Paramétrico Cyrus-Beck </text:span><text:span text:style-name="T103">2a parte</text:span></text:p>
          </draw:text-box>
        </draw:frame>
        <draw:g>
          <draw:line draw:style-name="gr77" draw:layer="layout" svg:x1="5.432cm" svg:y1="4.129cm" svg:x2="5.431cm" svg:y2="14.667cm">
            <text:p/>
          </draw:line>
          <draw:line draw:style-name="gr77" draw:layer="layout" svg:x1="13.272cm" svg:y1="3.849cm" svg:x2="13.262cm" svg:y2="14.62cm">
            <text:p/>
          </draw:line>
          <draw:line draw:style-name="gr77" draw:layer="layout" svg:x1="0.654cm" svg:y1="7.187cm" svg:x2="17.341cm" svg:y2="7.176cm">
            <text:p/>
          </draw:line>
          <draw:line draw:style-name="gr77" draw:layer="layout" svg:x1="0.67cm" svg:y1="12.353cm" svg:x2="17.58cm" svg:y2="12.353cm">
            <text:p/>
          </draw:line>
          <draw:rect draw:style-name="gr78" draw:layer="layout" svg:width="7.812cm" svg:height="5.136cm" svg:x="5.45cm" svg:y="7.23cm">
            <text:p/>
          </draw:rect>
        </draw:g>
        <draw:g>
          <draw:line draw:style-name="gr89" draw:layer="layout" svg:x1="1.947cm" svg:y1="7.809cm" svg:x2="8.429cm" svg:y2="5.194cm">
            <text:p/>
          </draw:line>
          <draw:g>
            <draw:frame draw:style-name="gr143" draw:text-style-name="P45" draw:layer="layout" svg:width="0.738cm" svg:height="0.975cm" svg:x="1.7cm" svg:y="6.542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1.753cm" svg:y="7.517cm">
              <text:p/>
            </draw:circle>
          </draw:g>
          <draw:g>
            <draw:frame draw:style-name="gr143" draw:text-style-name="P45" draw:layer="layout" svg:width="0.738cm" svg:height="0.975cm" svg:x="8.231cm" svg:y="3.929cm">
              <draw:text-box>
                <text:p text:style-name="P3"><text:span text:style-name="T110">P</text:span><text:span text:style-name="T111">1</text:span></text:p>
              </draw:text-box>
            </draw:frame>
            <draw:circle draw:style-name="gr119" draw:layer="layout" svg:width="0.555cm" svg:height="0.555cm" svg:x="8.284cm" svg:y="4.904cm">
              <text:p/>
            </draw:circle>
          </draw:g>
        </draw:g>
        <draw:g>
          <draw:line draw:style-name="gr89" draw:layer="layout" svg:x1="3.558cm" svg:y1="10.096cm" svg:x2="12.313cm" svg:y2="6.535cm">
            <text:p/>
          </draw:line>
          <draw:g>
            <draw:frame draw:style-name="gr143" draw:text-style-name="P45" draw:layer="layout" svg:width="0.738cm" svg:height="0.975cm" svg:x="3.245cm" svg:y="8.829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3.298cm" svg:y="9.804cm">
              <text:p/>
            </draw:circle>
          </draw:g>
          <draw:g>
            <draw:frame draw:style-name="gr143" draw:text-style-name="P45" draw:layer="layout" svg:width="0.738cm" svg:height="0.975cm" svg:x="12.064cm" svg:y="5.235cm">
              <draw:text-box>
                <text:p text:style-name="P3"><text:span text:style-name="T110">P</text:span><text:span text:style-name="T111">1</text:span></text:p>
              </draw:text-box>
            </draw:frame>
            <draw:circle draw:style-name="gr119" draw:layer="layout" svg:width="0.555cm" svg:height="0.555cm" svg:x="12.117cm" svg:y="6.21cm">
              <text:p/>
            </draw:circle>
          </draw:g>
        </draw:g>
        <draw:g>
          <draw:line draw:style-name="gr89" draw:layer="layout" svg:x1="1.599cm" svg:y1="12.84cm" svg:x2="16.758cm" svg:y2="6.631cm">
            <text:p/>
          </draw:line>
          <draw:g>
            <draw:frame draw:style-name="gr143" draw:text-style-name="P45" draw:layer="layout" svg:width="0.738cm" svg:height="0.975cm" svg:x="1.286cm" svg:y="11.573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1.339cm" svg:y="12.548cm">
              <text:p/>
            </draw:circle>
          </draw:g>
          <draw:g>
            <draw:frame draw:style-name="gr104" draw:text-style-name="P45" draw:layer="layout" svg:width="0.738cm" svg:height="0.975cm" svg:x="16.474cm" svg:y="5.267cm">
              <draw:text-box>
                <text:p text:style-name="P3"><text:span text:style-name="T110">P</text:span><text:span text:style-name="T111">1</text:span></text:p>
              </draw:text-box>
            </draw:frame>
            <draw:circle draw:style-name="gr119" draw:layer="layout" svg:width="0.555cm" svg:height="0.555cm" svg:x="16.527cm" svg:y="6.242cm">
              <text:p/>
            </draw:circle>
          </draw:g>
        </draw:g>
        <draw:frame draw:style-name="gr144" draw:text-style-name="P32" draw:layer="layout" svg:width="9.112cm" svg:height="2.008cm" svg:x="17.961cm" svg:y="4.345cm">
          <draw:text-box>
            <text:p text:style-name="P30"><text:span text:style-name="T114"><text:s/></text:span><text:span text:style-name="T114">t</text:span><text:span text:style-name="T118"> = N</text:span><text:span text:style-name="T105">i</text:span><text:span text:style-name="T118"> </text:span><text:span text:style-name="T119"></text:span><text:span text:style-name="T118"> (P</text:span><text:span text:style-name="T105">0</text:span><text:span text:style-name="T118"> - P</text:span><text:span text:style-name="T105">Ei</text:span><text:span text:style-name="T118">) / (- N</text:span><text:span text:style-name="T105">i</text:span><text:span text:style-name="T118"> </text:span><text:span text:style-name="T119"></text:span><text:span text:style-name="T118"> D) </text:span></text:p>
            <text:p text:style-name="P30"><text:span text:style-name="T118"><text:s/></text:span><text:span text:style-name="T118">con D = (P</text:span><text:span text:style-name="T105">1</text:span><text:span text:style-name="T118">-P</text:span><text:span text:style-name="T105">0</text:span><text:span text:style-name="T118">)</text:span></text:p>
          </draw:text-box>
        </draw:frame>
        <draw:frame draw:style-name="gr118" draw:text-style-name="P47" xml:id="id105" draw:id="id105" draw:layer="layout" svg:width="12.708cm" svg:height="0.909cm" svg:x="14.959cm" svg:y="8.041cm">
          <draw:text-box>
            <text:p text:style-name="P30"><text:span text:style-name="T121">¿Cómo clasificar los puntos de intersección?</text:span></text:p>
          </draw:text-box>
        </draw:frame>
        <draw:g xml:id="id103" draw:id="id103">
          <draw:circle draw:style-name="gr119" draw:layer="layout" svg:width="0.457cm" svg:height="0.457cm" svg:x="5.132cm" svg:y="9.082cm">
            <text:p/>
          </draw:circle>
          <draw:circle draw:style-name="gr119" draw:layer="layout" svg:width="0.457cm" svg:height="0.457cm" svg:x="10.522cm" svg:y="6.925cm">
            <text:p/>
          </draw:circle>
        </draw:g>
        <draw:g xml:id="id102" draw:id="id102">
          <draw:circle draw:style-name="gr119" draw:layer="layout" svg:width="0.457cm" svg:height="0.457cm" svg:x="3.332cm" svg:y="6.957cm">
            <text:p/>
          </draw:circle>
          <draw:circle draw:style-name="gr119" draw:layer="layout" svg:width="0.457cm" svg:height="0.457cm" svg:x="5.261cm" svg:y="6.207cm">
            <text:p/>
          </draw:circle>
          <draw:circle draw:style-name="gr119" draw:layer="layout" svg:width="0.457cm" svg:height="0.457cm" svg:x="5.262cm" svg:y="6.208cm">
            <text:p/>
          </draw:circle>
        </draw:g>
        <draw:g xml:id="id104" draw:id="id104">
          <draw:circle draw:style-name="gr119" draw:layer="layout" svg:width="0.457cm" svg:height="0.457cm" svg:x="2.681cm" svg:y="12.088cm">
            <text:p/>
          </draw:circle>
          <draw:circle draw:style-name="gr119" draw:layer="layout" svg:width="0.457cm" svg:height="0.457cm" svg:x="5.196cm" svg:y="11.075cm">
            <text:p/>
          </draw:circle>
          <draw:circle draw:style-name="gr119" draw:layer="layout" svg:width="0.457cm" svg:height="0.457cm" svg:x="13.036cm" svg:y="7.841cm">
            <text:p/>
          </draw:circle>
          <draw:circle draw:style-name="gr119" draw:layer="layout" svg:width="0.457cm" svg:height="0.457cm" svg:x="15.259cm" svg:y="6.927cm">
            <text:p/>
          </draw:circle>
        </draw:g>
        <draw:frame draw:style-name="gr145" draw:text-style-name="P48" xml:id="id106" draw:id="id106" draw:layer="layout" svg:width="26.461cm" svg:height="4.403cm" svg:x="0.553cm" svg:y="14.575cm">
          <draw:text-box>
            <text:p xml:id="id107" text:id="id107" text:style-name="P30"><text:span text:style-name="T123">Clasificación de Intersecciones</text:span></text:p>
            <text:p text:style-name="P30"><text:span text:style-name="T62"/></text:p>
            <text:p xml:id="id108" text:id="id108" text:style-name="P30"><text:span text:style-name="T62">Si el movimiento de P0 a P1 hace que crucemos una arista específica para ingresar al medio plano interior de la arista, la intersección se denomina </text:span><text:span text:style-name="T63">Potencialmente Entrante (PE), </text:span></text:p>
            <text:p xml:id="id109" text:id="id109" text:style-name="P30"><text:span text:style-name="T62">Si ocasiona la salida del medio plano interior, se denomina </text:span><text:span text:style-name="T63">Potencialmente Saliente (PL)</text:span></text:p>
          </draw:text-box>
        </draw:frame>
        <draw:frame draw:style-name="gr118" draw:text-style-name="P32" xml:id="id116" draw:id="id116" draw:layer="layout" svg:width="0.949cm" svg:height="0.909cm" svg:x="13.325cm" svg:y="8.271cm">
          <draw:text-box>
            <text:p text:style-name="P30"><text:span text:style-name="T63">PL</text:span></text:p>
          </draw:text-box>
        </draw:frame>
        <draw:frame draw:style-name="gr118" draw:text-style-name="P32" xml:id="id111" draw:id="id111" draw:layer="layout" svg:width="0.949cm" svg:height="0.909cm" svg:x="5.814cm" svg:y="6.147cm">
          <draw:text-box>
            <text:p text:style-name="P30"><text:span text:style-name="T63">PE</text:span></text:p>
          </draw:text-box>
        </draw:frame>
        <draw:frame draw:style-name="gr118" draw:text-style-name="P32" xml:id="id110" draw:id="id110" draw:layer="layout" svg:width="0.949cm" svg:height="0.909cm" svg:x="2.678cm" svg:y="6.214cm">
          <draw:text-box>
            <text:p text:style-name="P30"><text:span text:style-name="T63">PL</text:span></text:p>
          </draw:text-box>
        </draw:frame>
        <draw:frame draw:style-name="gr118" draw:text-style-name="P32" xml:id="id115" draw:id="id115" draw:layer="layout" svg:width="0.949cm" svg:height="0.909cm" svg:x="4.474cm" svg:y="10.461cm">
          <draw:text-box>
            <text:p text:style-name="P30"><text:span text:style-name="T63">PE</text:span></text:p>
          </draw:text-box>
        </draw:frame>
        <draw:frame draw:style-name="gr118" draw:text-style-name="P32" xml:id="id114" draw:id="id114" draw:layer="layout" svg:width="0.949cm" svg:height="0.909cm" svg:x="2.482cm" svg:y="11.277cm">
          <draw:text-box>
            <text:p text:style-name="P30"><text:span text:style-name="T63">PE</text:span></text:p>
          </draw:text-box>
        </draw:frame>
        <draw:frame draw:style-name="gr118" draw:text-style-name="P32" xml:id="id112" draw:id="id112" draw:layer="layout" svg:width="0.949cm" svg:height="0.909cm" svg:x="4.409cm" svg:y="8.435cm">
          <draw:text-box>
            <text:p text:style-name="P30"><text:span text:style-name="T63">PE</text:span></text:p>
          </draw:text-box>
        </draw:frame>
        <draw:frame draw:style-name="gr118" draw:text-style-name="P32" xml:id="id117" draw:id="id117" draw:layer="layout" svg:width="0.949cm" svg:height="0.909cm" svg:x="14.665cm" svg:y="6.214cm">
          <draw:text-box>
            <text:p text:style-name="P30"><text:span text:style-name="T63">PL</text:span></text:p>
          </draw:text-box>
        </draw:frame>
        <draw:frame draw:style-name="gr118" draw:text-style-name="P32" xml:id="id113" draw:id="id113" draw:layer="layout" svg:width="0.949cm" svg:height="0.909cm" svg:x="9.865cm" svg:y="6.248cm">
          <draw:text-box>
            <text:p text:style-name="P30"><text:span text:style-name="T63">PL</text:span></text:p>
          </draw:text-box>
        </draw:frame>
        <draw:frame draw:style-name="gr146" draw:text-style-name="P31" xml:id="id118" draw:id="id118" draw:layer="layout" svg:width="12.708cm" svg:height="1.855cm" svg:x="14.894cm" svg:y="9.741cm">
          <draw:text-box>
            <text:p text:style-name="P30"><text:span text:style-name="T62">Si </text:span><text:span text:style-name="T124">Ni </text:span><text:span text:style-name="T125"></text:span><text:span text:style-name="T124"> D</text:span><text:span text:style-name="T62"> &lt; 0 -&gt; </text:span><text:span text:style-name="T63">PE </text:span><text:span text:style-name="T62">(ángulo &gt; 90</text:span><text:span text:style-name="T126">o</text:span><text:span text:style-name="T62">)</text:span></text:p>
            <text:p text:style-name="P30"><text:span text:style-name="T62">Si </text:span><text:span text:style-name="T124">Ni </text:span><text:span text:style-name="T125"></text:span><text:span text:style-name="T124"> D</text:span><text:span text:style-name="T62"> &gt; 0 -&gt; </text:span><text:span text:style-name="T63">PL </text:span><text:span text:style-name="T62">(ángulo &lt; 90</text:span><text:span text:style-name="T126">o</text:span><text:span text:style-name="T62">)</text:span></text:p>
          </draw:text-box>
        </draw:frame>
        <draw:g xml:id="id119" draw:id="id119">
          <draw:line draw:style-name="gr147" draw:layer="layout" svg:x1="3.593cm" svg:y1="6.762cm" svg:x2="3.593cm" svg:y2="5.717cm">
            <text:p/>
          </draw:line>
          <draw:line draw:style-name="gr148" draw:layer="layout" svg:x1="3.593cm" svg:y1="6.762cm" svg:x2="4.639cm" svg:y2="6.305cm">
            <text:p/>
          </draw:line>
        </draw:g>
        <draw:g xml:id="id120" draw:id="id120">
          <draw:line draw:style-name="gr149" draw:layer="layout" svg:x1="5.452cm" svg:y1="6.074cm" svg:x2="4.345cm" svg:y2="6.077cm">
            <text:p/>
          </draw:line>
          <draw:line draw:style-name="gr150" draw:layer="layout" svg:x1="5.485cm" svg:y1="6.041cm" svg:x2="6.531cm" svg:y2="5.58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02" smil:attributeName="visibility" smil:to="visible"/>
                  <anim:transitionFilter smil:dur="1s" smil:targetElement="id102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03" smil:attributeName="visibility" smil:to="visible"/>
                  <anim:transitionFilter smil:dur="1s" smil:targetElement="id103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04" smil:attributeName="visibility" smil:to="visible"/>
                  <anim:transitionFilter smil:dur="1s" smil:targetElement="id104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05" smil:attributeName="visibility" smil:to="visible"/>
                  <anim:transitionFilter smil:dur="1s" smil:targetElement="id10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2s" smil:fill="hold" smil:targetElement="id106" anim:sub-item="background" smil:attributeName="visibility" smil:to="visible"/>
                  <anim:transitionFilter smil:dur="1s" smil:targetElement="id106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2s" smil:fill="hold" smil:targetElement="id107" anim:sub-item="text" smil:attributeName="visibility" smil:to="visible"/>
                  <anim:transitionFilter smil:dur="1s" smil:targetElement="id10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2s" smil:fill="hold" smil:targetElement="id108" anim:sub-item="text" smil:attributeName="visibility" smil:to="visible"/>
                  <anim:transitionFilter smil:dur="1s" smil:targetElement="id10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2s" smil:fill="hold" smil:targetElement="id109" anim:sub-item="text" smil:attributeName="visibility" smil:to="visible"/>
                  <anim:transitionFilter smil:dur="1s" smil:targetElement="id10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0" smil:attributeName="visibility" smil:to="visible"/>
                  <anim:transitionFilter smil:dur="1s" smil:targetElement="id1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1" smil:attributeName="visibility" smil:to="visible"/>
                  <anim:transitionFilter smil:dur="1s" smil:targetElement="id11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2" smil:attributeName="visibility" smil:to="visible"/>
                  <anim:transitionFilter smil:dur="1s" smil:targetElement="id1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3" smil:attributeName="visibility" smil:to="visible"/>
                  <anim:transitionFilter smil:dur="1s" smil:targetElement="id11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4" smil:attributeName="visibility" smil:to="visible"/>
                  <anim:transitionFilter smil:dur="1s" smil:targetElement="id11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5" smil:attributeName="visibility" smil:to="visible"/>
                  <anim:transitionFilter smil:dur="1s" smil:targetElement="id1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6" smil:attributeName="visibility" smil:to="visible"/>
                  <anim:transitionFilter smil:dur="1s" smil:targetElement="id11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7" smil:attributeName="visibility" smil:to="visible"/>
                  <anim:transitionFilter smil:dur="1s" smil:targetElement="id1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8" smil:attributeName="visibility" smil:to="visible"/>
                  <anim:transitionFilter smil:dur="1s" smil:targetElement="id11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19" smil:attributeName="visibility" smil:to="visible"/>
                  <anim:transitionFilter smil:dur="1s" smil:targetElement="id119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20" smil:attributeName="visibility" smil:to="visible"/>
                  <anim:transitionFilter smil:dur="1s" smil:targetElement="id120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6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g>
          <draw:g>
            <draw:line draw:style-name="gr77" draw:layer="layout" svg:x1="0.688cm" svg:y1="7.246cm" svg:x2="17.28cm" svg:y2="7.251cm">
              <text:p/>
            </draw:line>
            <draw:line draw:style-name="gr77" draw:layer="layout" svg:x1="0.671cm" svg:y1="12.254cm" svg:x2="17.581cm" svg:y2="12.254cm">
              <text:p/>
            </draw:line>
            <draw:g>
              <draw:g>
                <draw:line draw:style-name="gr89" draw:layer="layout" svg:x1="1.948cm" svg:y1="7.809cm" svg:x2="8.43cm" svg:y2="5.194cm">
                  <text:p/>
                </draw:line>
                <draw:g>
                  <draw:frame draw:style-name="gr143" draw:text-style-name="P45" draw:layer="layout" svg:width="0.738cm" svg:height="0.975cm" svg:x="1.701cm" svg:y="6.542cm">
                    <draw:text-box>
                      <text:p text:style-name="P3"><text:span text:style-name="T110">P</text:span><text:span text:style-name="T111">0</text:span></text:p>
                    </draw:text-box>
                  </draw:frame>
                  <draw:circle draw:style-name="gr119" draw:layer="layout" svg:width="0.555cm" svg:height="0.555cm" svg:x="1.754cm" svg:y="7.517cm">
                    <text:p/>
                  </draw:circle>
                </draw:g>
                <draw:g>
                  <draw:frame draw:style-name="gr143" draw:text-style-name="P45" draw:layer="layout" svg:width="0.738cm" svg:height="0.975cm" svg:x="8.232cm" svg:y="3.929cm">
                    <draw:text-box>
                      <text:p text:style-name="P3"><text:span text:style-name="T110">P</text:span><text:span text:style-name="T111">1</text:span></text:p>
                    </draw:text-box>
                  </draw:frame>
                  <draw:circle draw:style-name="gr119" draw:layer="layout" svg:width="0.555cm" svg:height="0.555cm" svg:x="8.285cm" svg:y="4.904cm">
                    <text:p/>
                  </draw:circle>
                </draw:g>
              </draw:g>
              <draw:g>
                <draw:line draw:style-name="gr89" draw:layer="layout" svg:x1="3.559cm" svg:y1="10.096cm" svg:x2="12.314cm" svg:y2="6.535cm">
                  <text:p/>
                </draw:line>
                <draw:g>
                  <draw:frame draw:style-name="gr151" draw:text-style-name="P45" draw:layer="layout" svg:width="0.738cm" svg:height="0.975cm" svg:x="3.246cm" svg:y="8.829cm">
                    <draw:text-box>
                      <text:p text:style-name="P3"><text:span text:style-name="T110">P</text:span><text:span text:style-name="T111">0</text:span></text:p>
                    </draw:text-box>
                  </draw:frame>
                  <draw:circle draw:style-name="gr119" draw:layer="layout" svg:width="0.555cm" svg:height="0.555cm" svg:x="3.299cm" svg:y="9.804cm">
                    <text:p/>
                  </draw:circle>
                </draw:g>
                <draw:g>
                  <draw:frame draw:style-name="gr151" draw:text-style-name="P45" draw:layer="layout" svg:width="0.738cm" svg:height="0.975cm" svg:x="12.065cm" svg:y="5.235cm">
                    <draw:text-box>
                      <text:p text:style-name="P3"><text:span text:style-name="T110">P</text:span><text:span text:style-name="T111">1</text:span></text:p>
                    </draw:text-box>
                  </draw:frame>
                  <draw:circle draw:style-name="gr119" draw:layer="layout" svg:width="0.555cm" svg:height="0.555cm" svg:x="12.118cm" svg:y="6.21cm">
                    <text:p/>
                  </draw:circle>
                </draw:g>
              </draw:g>
              <draw:g>
                <draw:line draw:style-name="gr89" draw:layer="layout" svg:x1="1.6cm" svg:y1="12.84cm" svg:x2="16.759cm" svg:y2="6.631cm">
                  <text:p/>
                </draw:line>
                <draw:g>
                  <draw:frame draw:style-name="gr143" draw:text-style-name="P45" draw:layer="layout" svg:width="0.738cm" svg:height="0.975cm" svg:x="1.287cm" svg:y="11.573cm">
                    <draw:text-box>
                      <text:p text:style-name="P3"><text:span text:style-name="T110">P</text:span><text:span text:style-name="T111">0</text:span></text:p>
                    </draw:text-box>
                  </draw:frame>
                  <draw:circle draw:style-name="gr119" draw:layer="layout" svg:width="0.555cm" svg:height="0.555cm" svg:x="1.34cm" svg:y="12.548cm">
                    <text:p/>
                  </draw:circle>
                </draw:g>
                <draw:g>
                  <draw:frame draw:style-name="gr104" draw:text-style-name="P45" draw:layer="layout" svg:width="0.738cm" svg:height="0.975cm" svg:x="16.475cm" svg:y="5.267cm">
                    <draw:text-box>
                      <text:p text:style-name="P3"><text:span text:style-name="T110">P</text:span><text:span text:style-name="T111">1</text:span></text:p>
                    </draw:text-box>
                  </draw:frame>
                  <draw:circle draw:style-name="gr119" draw:layer="layout" svg:width="0.555cm" svg:height="0.555cm" svg:x="16.528cm" svg:y="6.242cm">
                    <text:p/>
                  </draw:circle>
                </draw:g>
              </draw:g>
              <draw:g>
                <draw:circle draw:style-name="gr119" draw:layer="layout" svg:width="0.457cm" svg:height="0.457cm" svg:x="5.133cm" svg:y="9.082cm">
                  <text:p/>
                </draw:circle>
                <draw:circle draw:style-name="gr119" draw:layer="layout" svg:width="0.457cm" svg:height="0.457cm" svg:x="10.523cm" svg:y="6.925cm">
                  <text:p/>
                </draw:circle>
              </draw:g>
              <draw:g>
                <draw:circle draw:style-name="gr119" draw:layer="layout" svg:width="0.457cm" svg:height="0.457cm" svg:x="3.333cm" svg:y="6.957cm">
                  <text:p/>
                </draw:circle>
                <draw:circle draw:style-name="gr119" draw:layer="layout" svg:width="0.457cm" svg:height="0.457cm" svg:x="5.262cm" svg:y="6.207cm">
                  <text:p/>
                </draw:circle>
                <draw:circle draw:style-name="gr119" draw:layer="layout" svg:width="0.457cm" svg:height="0.457cm" svg:x="5.263cm" svg:y="6.208cm">
                  <text:p/>
                </draw:circle>
              </draw:g>
              <draw:g>
                <draw:circle draw:style-name="gr119" draw:layer="layout" svg:width="0.457cm" svg:height="0.457cm" svg:x="2.682cm" svg:y="12.088cm">
                  <text:p/>
                </draw:circle>
                <draw:circle draw:style-name="gr119" draw:layer="layout" svg:width="0.457cm" svg:height="0.457cm" svg:x="5.197cm" svg:y="11.075cm">
                  <text:p/>
                </draw:circle>
                <draw:circle draw:style-name="gr119" draw:layer="layout" svg:width="0.457cm" svg:height="0.457cm" svg:x="13.037cm" svg:y="7.841cm">
                  <text:p/>
                </draw:circle>
                <draw:circle draw:style-name="gr119" draw:layer="layout" svg:width="0.457cm" svg:height="0.457cm" svg:x="15.26cm" svg:y="6.927cm">
                  <text:p/>
                </draw:circle>
              </draw:g>
              <draw:frame draw:style-name="gr118" draw:text-style-name="P32" draw:layer="layout" svg:width="0.949cm" svg:height="0.909cm" svg:x="13.326cm" svg:y="8.271cm">
                <draw:text-box>
                  <text:p text:style-name="P30"><text:span text:style-name="T63">PL</text:span></text:p>
                </draw:text-box>
              </draw:frame>
              <draw:frame draw:style-name="gr118" draw:text-style-name="P32" draw:layer="layout" svg:width="0.949cm" svg:height="0.909cm" svg:x="5.815cm" svg:y="6.147cm">
                <draw:text-box>
                  <text:p text:style-name="P30"><text:span text:style-name="T63">PE</text:span></text:p>
                </draw:text-box>
              </draw:frame>
              <draw:frame draw:style-name="gr118" draw:text-style-name="P32" draw:layer="layout" svg:width="0.949cm" svg:height="0.909cm" svg:x="2.679cm" svg:y="6.214cm">
                <draw:text-box>
                  <text:p text:style-name="P30"><text:span text:style-name="T63">PL</text:span></text:p>
                </draw:text-box>
              </draw:frame>
              <draw:frame draw:style-name="gr118" draw:text-style-name="P32" draw:layer="layout" svg:width="0.949cm" svg:height="0.909cm" svg:x="4.475cm" svg:y="10.461cm">
                <draw:text-box>
                  <text:p text:style-name="P30"><text:span text:style-name="T63">PE</text:span></text:p>
                </draw:text-box>
              </draw:frame>
              <draw:frame draw:style-name="gr118" draw:text-style-name="P32" draw:layer="layout" svg:width="0.949cm" svg:height="0.909cm" svg:x="2.483cm" svg:y="11.277cm">
                <draw:text-box>
                  <text:p text:style-name="P30"><text:span text:style-name="T63">PE</text:span></text:p>
                </draw:text-box>
              </draw:frame>
              <draw:frame draw:style-name="gr118" draw:text-style-name="P32" draw:layer="layout" svg:width="0.949cm" svg:height="0.909cm" svg:x="4.41cm" svg:y="8.435cm">
                <draw:text-box>
                  <text:p text:style-name="P30"><text:span text:style-name="T63">PE</text:span></text:p>
                </draw:text-box>
              </draw:frame>
              <draw:frame draw:style-name="gr118" draw:text-style-name="P32" draw:layer="layout" svg:width="0.949cm" svg:height="0.909cm" svg:x="14.666cm" svg:y="6.214cm">
                <draw:text-box>
                  <text:p text:style-name="P30"><text:span text:style-name="T63">PL</text:span></text:p>
                </draw:text-box>
              </draw:frame>
              <draw:frame draw:style-name="gr118" draw:text-style-name="P32" draw:layer="layout" svg:width="0.949cm" svg:height="0.909cm" svg:x="9.866cm" svg:y="6.248cm">
                <draw:text-box>
                  <text:p text:style-name="P30"><text:span text:style-name="T63">PL</text:span></text:p>
                </draw:text-box>
              </draw:frame>
              <draw:g>
                <draw:line draw:style-name="gr152" draw:layer="layout" svg:x1="3.594cm" svg:y1="6.762cm" svg:x2="3.594cm" svg:y2="5.717cm">
                  <text:p/>
                </draw:line>
                <draw:line draw:style-name="gr153" draw:layer="layout" svg:x1="3.594cm" svg:y1="6.762cm" svg:x2="4.64cm" svg:y2="6.305cm">
                  <text:p/>
                </draw:line>
              </draw:g>
              <draw:g>
                <draw:line draw:style-name="gr154" draw:layer="layout" svg:x1="5.453cm" svg:y1="6.074cm" svg:x2="4.346cm" svg:y2="6.077cm">
                  <text:p/>
                </draw:line>
                <draw:line draw:style-name="gr155" draw:layer="layout" svg:x1="5.486cm" svg:y1="6.041cm" svg:x2="6.532cm" svg:y2="5.584cm">
                  <text:p/>
                </draw:line>
              </draw:g>
              <draw:line draw:style-name="gr77" draw:layer="layout" svg:x1="5.466cm" svg:y1="3.237cm" svg:x2="5.465cm" svg:y2="17.051cm">
                <text:p/>
              </draw:line>
              <draw:line draw:style-name="gr77" draw:layer="layout" svg:x1="13.306cm" svg:y1="2.87cm" svg:x2="13.296cm" svg:y2="16.989cm">
                <text:p/>
              </draw:line>
              <draw:rect draw:style-name="gr78" draw:layer="layout" svg:width="7.812cm" svg:height="4.914cm" svg:x="5.484cm" svg:y="7.302cm">
                <text:p/>
              </draw:rect>
            </draw:g>
          </draw:g>
          <draw:g>
            <draw:line draw:style-name="gr89" draw:layer="layout" svg:x1="1.665cm" svg:y1="17.708cm" svg:x2="16.824cm" svg:y2="11.499cm">
              <text:p/>
            </draw:line>
            <draw:g>
              <draw:frame draw:style-name="gr143" draw:text-style-name="P45" draw:layer="layout" svg:width="0.738cm" svg:height="0.975cm" svg:x="1.352cm" svg:y="16.441cm">
                <draw:text-box>
                  <text:p text:style-name="P3"><text:span text:style-name="T110">P</text:span><text:span text:style-name="T111">0</text:span></text:p>
                </draw:text-box>
              </draw:frame>
              <draw:circle draw:style-name="gr119" draw:layer="layout" svg:width="0.555cm" svg:height="0.555cm" svg:x="1.405cm" svg:y="17.416cm">
                <text:p/>
              </draw:circle>
            </draw:g>
            <draw:g>
              <draw:frame draw:style-name="gr104" draw:text-style-name="P45" draw:layer="layout" svg:width="0.738cm" svg:height="0.975cm" svg:x="16.54cm" svg:y="10.135cm">
                <draw:text-box>
                  <text:p text:style-name="P3"><text:span text:style-name="T110">P</text:span><text:span text:style-name="T111">1</text:span></text:p>
                </draw:text-box>
              </draw:frame>
              <draw:circle draw:style-name="gr119" draw:layer="layout" svg:width="0.555cm" svg:height="0.555cm" svg:x="16.593cm" svg:y="11.11cm">
                <text:p/>
              </draw:circle>
            </draw:g>
          </draw:g>
          <draw:line draw:style-name="gr156" draw:layer="layout" svg:x1="16.952cm" svg:y1="11.268cm" svg:x2="27.602cm" svg:y2="6.99cm">
            <text:p/>
          </draw:line>
          <draw:g>
            <draw:ellipse draw:style-name="gr119" draw:layer="layout" svg:width="0.458cm" svg:height="0.49cm" svg:x="5.225cm" svg:y="15.907cm">
              <text:p/>
            </draw:ellipse>
            <draw:frame draw:style-name="gr26" draw:text-style-name="P41" draw:layer="layout" svg:width="0.822cm" svg:height="0.848cm" svg:x="4.443cm" svg:y="15.123cm">
              <draw:text-box>
                <text:p text:style-name="P3"><text:span text:style-name="T63">PE</text:span></text:p>
              </draw:text-box>
            </draw:frame>
          </draw:g>
          <draw:g>
            <draw:ellipse draw:style-name="gr119" draw:layer="layout" svg:width="0.458cm" svg:height="0.49cm" svg:x="13.065cm" svg:y="12.706cm">
              <text:p/>
            </draw:ellipse>
            <draw:frame draw:style-name="gr26" draw:text-style-name="P41" draw:layer="layout" svg:width="0.822cm" svg:height="0.848cm" svg:x="11.955cm" svg:y="12.314cm">
              <draw:text-box>
                <text:p text:style-name="P3"><text:span text:style-name="T63">PL</text:span></text:p>
              </draw:text-box>
            </draw:frame>
          </draw:g>
          <draw:g>
            <draw:ellipse draw:style-name="gr119" draw:layer="layout" svg:width="0.458cm" svg:height="0.49cm" svg:x="14.633cm" svg:y="12.02cm">
              <text:p/>
            </draw:ellipse>
            <draw:frame draw:style-name="gr26" draw:text-style-name="P41" draw:layer="layout" svg:width="0.822cm" svg:height="0.848cm" svg:x="14.078cm" svg:y="11.107cm">
              <draw:text-box>
                <text:p text:style-name="P3"><text:span text:style-name="T63">PE</text:span></text:p>
              </draw:text-box>
            </draw:frame>
          </draw:g>
          <draw:g>
            <draw:ellipse draw:style-name="gr119" draw:layer="layout" svg:width="0.458cm" svg:height="0.49cm" svg:x="26.752cm" svg:y="7.022cm">
              <text:p/>
            </draw:ellipse>
            <draw:frame draw:style-name="gr26" draw:text-style-name="P41" draw:layer="layout" svg:width="0.822cm" svg:height="0.848cm" svg:x="25.871cm" svg:y="6.075cm">
              <draw:text-box>
                <text:p text:style-name="P3"><text:span text:style-name="T63">PL</text:span></text:p>
              </draw:text-box>
            </draw:frame>
          </draw:g>
        </draw:g>
        <draw:frame presentation:style-name="pr7" draw:text-style-name="P2" draw:layer="layout" svg:width="23.91cm" svg:height="1.405cm" svg:x="1.721cm" svg:y="0.36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421cm" svg:y="1.806cm">
          <draw:text-box>
            <text:p text:style-name="P3"><text:span text:style-name="T65">Algoritmo Paramétrico Cyrus-Beck </text:span><text:span text:style-name="T103">2a parte</text:span></text:p>
          </draw:text-box>
        </draw:frame>
        <draw:frame draw:style-name="gr157" draw:text-style-name="P49" xml:id="id121" draw:id="id121" draw:layer="layout" svg:width="14.275cm" svg:height="6.413cm" svg:x="13.491cm" svg:y="13.191cm">
          <draw:text-box>
            <text:p text:style-name="P30"><text:span text:style-name="T127">Observación </text:span></text:p>
            <text:p text:style-name="P30"><text:span text:style-name="T128">La porción de la línea infinita que pasa por </text:span><text:span text:style-name="T129">P</text:span><text:span text:style-name="T130">0</text:span><text:span text:style-name="T128"> </text:span><text:span text:style-name="T129">P</text:span><text:span text:style-name="T130">1</text:span><text:span text:style-name="T128"> que interseca la región de recorte, va desde la intersección </text:span><text:span text:style-name="T127">PE</text:span><text:span text:style-name="T128"> con el mayor valor de </text:span><text:span text:style-name="T127">t</text:span><text:span text:style-name="T128"> (</text:span><text:span text:style-name="T131">t</text:span><text:span text:style-name="T132">e</text:span><text:span text:style-name="T128">) a la intersección </text:span><text:span text:style-name="T127">PL</text:span><text:span text:style-name="T128"> con el menor valor de </text:span><text:span text:style-name="T127">t</text:span><text:span text:style-name="T128"> (</text:span><text:span text:style-name="T131">t</text:span><text:span text:style-name="T132">l</text:span><text:span text:style-name="T128">).</text:span></text:p>
            <text:p text:style-name="P30"><text:span text:style-name="T133">La porcion de linea intersecada se encuentra definida por (</text:span><text:span text:style-name="T131">t</text:span><text:span text:style-name="T132">e</text:span><text:span text:style-name="T133">, </text:span><text:span text:style-name="T131">t</text:span><text:span text:style-name="T132">l</text:span><text:span text:style-name="T133">)</text:span></text:p>
          </draw:text-box>
        </draw:frame>
        <draw:line draw:style-name="gr158" draw:layer="layout" svg:x1="17.247cm" svg:y1="7.25cm" svg:x2="28cm" svg:y2="7.251cm">
          <text:p/>
        </draw:line>
        <draw:frame draw:style-name="gr159" draw:text-style-name="P32" xml:id="id123" draw:id="id123" draw:layer="layout" svg:width="8.525cm" svg:height="4.367cm" svg:x="17.313cm" svg:y="2.504cm">
          <draw:text-box>
            <text:p text:style-name="P30"><text:span text:style-name="T114">Verificaciones</text:span></text:p>
            <text:list text:style-name="L3">
              <text:list-item>
                <text:p text:style-name="P30"><text:span text:style-name="T118"><text:s/></text:span><text:span text:style-name="T134">t</text:span><text:span text:style-name="T135">e</text:span><text:span text:style-name="T136"> </text:span><text:span text:style-name="T137"></text:span><text:span text:style-name="T136"> </text:span><text:span text:style-name="T138">0, </text:span><text:span text:style-name="T134">t</text:span><text:span text:style-name="T135">l </text:span><text:span text:style-name="T137"></text:span><text:span text:style-name="T138">1</text:span></text:p>
              </text:list-item>
              <text:list-item>
                <text:p text:style-name="P30"><text:span text:style-name="T138"><text:s/></text:span><text:span text:style-name="T138">Si </text:span><text:span text:style-name="T134">t</text:span><text:span text:style-name="T135">e </text:span><text:span text:style-name="T137"></text:span><text:span text:style-name="T134">t</text:span><text:span text:style-name="T135">l</text:span><text:span text:style-name="T138"> entonces el rectángulo </text:span><text:span text:style-name="T136">NO</text:span><text:span text:style-name="T138"> recorta la línea.</text:span></text:p>
              </text:list-item>
            </text:list>
          </draw:text-box>
        </draw:frame>
        <draw:g xml:id="id122" draw:id="id122">
          <draw:frame draw:style-name="gr26" draw:text-style-name="P50" draw:layer="layout" svg:width="0.458cm" svg:height="1.107cm" svg:x="5.913cm" svg:y="11.171cm">
            <draw:text-box>
              <text:p text:style-name="P30"><text:span text:style-name="T139">t</text:span><text:span text:style-name="T140">e</text:span></text:p>
            </draw:text-box>
          </draw:frame>
          <draw:frame draw:style-name="gr26" draw:text-style-name="P50" draw:layer="layout" svg:width="0.458cm" svg:height="1.107cm" svg:x="5.588cm" svg:y="9.342cm">
            <draw:text-box>
              <text:p text:style-name="P30"><text:span text:style-name="T139">t</text:span><text:span text:style-name="T140">e</text:span></text:p>
            </draw:text-box>
          </draw:frame>
          <draw:frame draw:style-name="gr26" draw:text-style-name="P50" draw:layer="layout" svg:width="0.458cm" svg:height="1.107cm" svg:x="15.158cm" svg:y="12.151cm">
            <draw:text-box>
              <text:p text:style-name="P30"><text:span text:style-name="T139">t</text:span><text:span text:style-name="T140">e</text:span></text:p>
            </draw:text-box>
          </draw:frame>
          <draw:frame draw:style-name="gr26" draw:text-style-name="P50" draw:layer="layout" svg:width="0.458cm" svg:height="1.107cm" svg:x="5.588cm" svg:y="6.762cm">
            <draw:text-box>
              <text:p text:style-name="P30"><text:span text:style-name="T139">t</text:span><text:span text:style-name="T140">e</text:span></text:p>
            </draw:text-box>
          </draw:frame>
          <draw:frame draw:style-name="gr26" draw:text-style-name="P50" draw:layer="layout" svg:width="0.368cm" svg:height="1.107cm" svg:x="12.741cm" svg:y="13.13cm">
            <draw:text-box>
              <text:p text:style-name="P30"><text:span text:style-name="T139">t</text:span><text:span text:style-name="T140">l</text:span></text:p>
            </draw:text-box>
          </draw:frame>
          <draw:frame draw:style-name="gr160" draw:text-style-name="P50" draw:layer="layout" svg:width="4.183cm" svg:height="1.107cm" svg:x="3.562cm" svg:y="7.316cm">
            <draw:text-box>
              <text:p text:style-name="P30"><text:span text:style-name="T139">t</text:span><text:span text:style-name="T140">l</text:span></text:p>
            </draw:text-box>
          </draw:frame>
          <draw:frame draw:style-name="gr26" draw:text-style-name="P50" draw:layer="layout" svg:width="0.368cm" svg:height="1.107cm" svg:x="12.807cm" svg:y="8.426cm">
            <draw:text-box>
              <text:p text:style-name="P30"><text:span text:style-name="T139">t</text:span><text:span text:style-name="T140">l</text:span></text:p>
            </draw:text-box>
          </draw:frame>
          <draw:frame draw:style-name="gr26" draw:text-style-name="P50" draw:layer="layout" svg:width="0.368cm" svg:height="1.107cm" svg:x="10.422cm" svg:y="7.479cm">
            <draw:text-box>
              <text:p text:style-name="P30"><text:span text:style-name="T139">t</text:span><text:span text:style-name="T140">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1" smil:attributeName="visibility" smil:to="visible"/>
                  <anim:transitionFilter smil:dur="1s" smil:targetElement="id12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2" smil:attributeName="visibility" smil:to="visible"/>
                  <anim:transitionFilter smil:dur="1s" smil:targetElement="id12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3" smil:attributeName="visibility" smil:to="visible"/>
                  <anim:transitionFilter smil:dur="1s" smil:targetElement="id12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7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cm" svg:y="0.557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19cm" svg:y="2.426cm">
          <draw:text-box>
            <text:p text:style-name="P3"><text:span text:style-name="T65">Algoritmo de Nicholl-Lee-Nicholl</text:span><text:span text:style-name="T103"> Casos</text:span></text:p>
          </draw:text-box>
        </draw:frame>
        <draw:g>
          <draw:line draw:style-name="gr77" draw:layer="layout" svg:x1="9.417cm" svg:y1="5.043cm" svg:x2="9.416cm" svg:y2="15.581cm">
            <text:p/>
          </draw:line>
          <draw:line draw:style-name="gr77" draw:layer="layout" svg:x1="17.257cm" svg:y1="4.763cm" svg:x2="17.247cm" svg:y2="15.534cm">
            <text:p/>
          </draw:line>
          <draw:line draw:style-name="gr77" draw:layer="layout" svg:x1="4.639cm" svg:y1="8.101cm" svg:x2="21.326cm" svg:y2="8.09cm">
            <text:p/>
          </draw:line>
          <draw:line draw:style-name="gr77" draw:layer="layout" svg:x1="4.655cm" svg:y1="13.267cm" svg:x2="21.565cm" svg:y2="13.267cm">
            <text:p/>
          </draw:line>
          <draw:rect draw:style-name="gr78" draw:layer="layout" svg:width="7.812cm" svg:height="5.136cm" svg:x="9.435cm" svg:y="8.144cm">
            <text:p/>
          </draw:rect>
        </draw:g>
        <draw:g>
          <draw:frame draw:style-name="gr143" draw:text-style-name="P45" draw:layer="layout" svg:width="0.738cm" svg:height="0.975cm" svg:x="6.404cm" svg:y="9.548cm">
            <draw:text-box>
              <text:p text:style-name="P3"><text:span text:style-name="T110">P</text:span><text:span text:style-name="T111">0</text:span></text:p>
            </draw:text-box>
          </draw:frame>
          <draw:circle draw:style-name="gr119" draw:layer="layout" svg:width="0.555cm" svg:height="0.555cm" svg:x="6.457cm" svg:y="10.523cm">
            <text:p/>
          </draw:circle>
        </draw:g>
        <draw:g>
          <draw:frame draw:style-name="gr143" draw:text-style-name="P45" draw:layer="layout" svg:width="0.738cm" svg:height="0.975cm" svg:x="12.61cm" svg:y="9.744cm">
            <draw:text-box>
              <text:p text:style-name="P3"><text:span text:style-name="T110">P</text:span><text:span text:style-name="T111">0</text:span></text:p>
            </draw:text-box>
          </draw:frame>
          <draw:circle draw:style-name="gr119" draw:layer="layout" svg:width="0.555cm" svg:height="0.555cm" svg:x="12.663cm" svg:y="10.719cm">
            <text:p/>
          </draw:circle>
        </draw:g>
        <draw:g>
          <draw:frame draw:style-name="gr143" draw:text-style-name="P45" draw:layer="layout" svg:width="0.738cm" svg:height="0.975cm" svg:x="6.503cm" svg:y="5.204cm">
            <draw:text-box>
              <text:p text:style-name="P3"><text:span text:style-name="T110">P</text:span><text:span text:style-name="T111">0</text:span></text:p>
            </draw:text-box>
          </draw:frame>
          <draw:circle draw:style-name="gr119" draw:layer="layout" svg:width="0.555cm" svg:height="0.555cm" svg:x="6.556cm" svg:y="6.179cm">
            <text:p/>
          </draw:circle>
        </draw:g>
        <draw:frame draw:style-name="gr161" draw:text-style-name="P47" draw:layer="layout" svg:width="26.556cm" svg:height="2.27cm" svg:x="0.654cm" svg:y="16.829cm">
          <draw:text-box>
            <text:p text:style-name="P30"><text:span text:style-name="T62">Al considerar la ubicación de uno de los extremos del segmento se obtienen 3 posibles casos </text:span><text:span text:style-name="T121">(los demás se obtienen por simetría)</text:span></text:p>
          </draw:text-box>
        </draw:frame>
        <draw:g>
          <draw:frame draw:style-name="gr118" draw:text-style-name="P51" draw:layer="layout" svg:width="0.915cm" svg:height="1.168cm" svg:x="8.493cm" svg:y="14.641cm">
            <draw:text-box>
              <text:p text:style-name="P30"><text:span text:style-name="T141">x</text:span><text:span text:style-name="T142">L</text:span></text:p>
            </draw:text-box>
          </draw:frame>
          <draw:frame draw:style-name="gr118" draw:text-style-name="P51" draw:layer="layout" svg:width="0.915cm" svg:height="1.168cm" svg:x="16.301cm" svg:y="14.543cm">
            <draw:text-box>
              <text:p text:style-name="P30"><text:span text:style-name="T141">x</text:span><text:span text:style-name="T142">R</text:span></text:p>
            </draw:text-box>
          </draw:frame>
          <draw:frame draw:style-name="gr118" draw:text-style-name="P51" draw:layer="layout" svg:width="0.915cm" svg:height="1.168cm" svg:x="4.083cm" svg:y="6.932cm">
            <draw:text-box>
              <text:p text:style-name="P30"><text:span text:style-name="T141">y</text:span><text:span text:style-name="T142">T</text:span></text:p>
            </draw:text-box>
          </draw:frame>
          <draw:frame draw:style-name="gr118" draw:text-style-name="P51" draw:layer="layout" svg:width="0.915cm" svg:height="1.168cm" svg:x="3.856cm" svg:y="12.094cm">
            <draw:text-box>
              <text:p text:style-name="P30"><text:span text:style-name="T141">y</text:span><text:span text:style-name="T142">B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18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1cm" svg:y="0.557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7.115cm" svg:height="1.017cm" svg:x="0.52cm" svg:y="2.426cm">
          <draw:text-box>
            <text:p text:style-name="P3"><text:span text:style-name="T65">Algoritmo de Nicholl-Lee-Nicholl</text:span><text:span text:style-name="T103"> Caso 1</text:span></text:p>
          </draw:text-box>
        </draw:frame>
        <draw:frame draw:style-name="gr162" draw:text-style-name="P47" draw:layer="layout" svg:width="26.556cm" svg:height="2.463cm" svg:x="0.687cm" svg:y="17.091cm">
          <draw:text-box>
            <text:p text:style-name="P30"><text:span text:style-name="T62">Se divide la región al definirle como fronteras líneas </text:span><text:span text:style-name="T63">semiinfinitas</text:span><text:span text:style-name="T62"> que partiendo de </text:span><text:span text:style-name="T143">P</text:span><text:span text:style-name="T144">0</text:span><text:span text:style-name="T62"> pasen por cada una de las esquinas del rectángulo de recorte</text:span></text:p>
          </draw:text-box>
        </draw:frame>
        <draw:g>
          <draw:g>
            <draw:line draw:style-name="gr77" draw:layer="layout" svg:x1="9.418cm" svg:y1="5.043cm" svg:x2="9.417cm" svg:y2="15.581cm">
              <text:p/>
            </draw:line>
            <draw:line draw:style-name="gr77" draw:layer="layout" svg:x1="17.258cm" svg:y1="4.763cm" svg:x2="17.248cm" svg:y2="15.534cm">
              <text:p/>
            </draw:line>
            <draw:line draw:style-name="gr77" draw:layer="layout" svg:x1="4.64cm" svg:y1="8.101cm" svg:x2="21.327cm" svg:y2="8.09cm">
              <text:p/>
            </draw:line>
            <draw:line draw:style-name="gr77" draw:layer="layout" svg:x1="4.656cm" svg:y1="13.267cm" svg:x2="21.566cm" svg:y2="13.267cm">
              <text:p/>
            </draw:line>
            <draw:rect draw:style-name="gr78" draw:layer="layout" svg:width="7.812cm" svg:height="5.136cm" svg:x="9.436cm" svg:y="8.144cm">
              <text:p/>
            </draw:rect>
          </draw:g>
          <draw:g>
            <draw:frame draw:style-name="gr143" draw:text-style-name="P45" draw:layer="layout" svg:width="0.738cm" svg:height="0.975cm" svg:x="12.185cm" svg:y="8.927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12.238cm" svg:y="9.902cm">
              <text:p/>
            </draw:circle>
          </draw:g>
          <draw:g>
            <draw:frame draw:style-name="gr118" draw:text-style-name="P51" draw:layer="layout" svg:width="0.915cm" svg:height="1.168cm" svg:x="8.493cm" svg:y="14.641cm">
              <draw:text-box>
                <text:p text:style-name="P30"><text:span text:style-name="T141">x</text:span><text:span text:style-name="T142">L</text:span></text:p>
              </draw:text-box>
            </draw:frame>
            <draw:frame draw:style-name="gr118" draw:text-style-name="P51" draw:layer="layout" svg:width="0.915cm" svg:height="1.168cm" svg:x="16.301cm" svg:y="14.543cm">
              <draw:text-box>
                <text:p text:style-name="P30"><text:span text:style-name="T141">x</text:span><text:span text:style-name="T142">R</text:span></text:p>
              </draw:text-box>
            </draw:frame>
            <draw:frame draw:style-name="gr118" draw:text-style-name="P51" draw:layer="layout" svg:width="0.915cm" svg:height="1.168cm" svg:x="4.083cm" svg:y="6.932cm">
              <draw:text-box>
                <text:p text:style-name="P30"><text:span text:style-name="T141">y</text:span><text:span text:style-name="T142">T</text:span></text:p>
              </draw:text-box>
            </draw:frame>
            <draw:frame draw:style-name="gr118" draw:text-style-name="P51" draw:layer="layout" svg:width="0.915cm" svg:height="1.168cm" svg:x="3.856cm" svg:y="12.094cm">
              <draw:text-box>
                <text:p text:style-name="P30"><text:span text:style-name="T141">y</text:span><text:span text:style-name="T142">B</text:span></text:p>
              </draw:text-box>
            </draw:frame>
          </draw:g>
        </draw:g>
        <draw:g xml:id="id124" draw:id="id124">
          <draw:line draw:style-name="gr163" draw:layer="layout" svg:x1="12.515cm" svg:y1="10.13cm" svg:x2="4.806cm" svg:y2="5.133cm">
            <text:p/>
          </draw:line>
          <draw:line draw:style-name="gr163" draw:layer="layout" svg:x1="12.547cm" svg:y1="10.196cm" svg:x2="23.195cm" svg:y2="5.427cm">
            <text:p/>
          </draw:line>
          <draw:line draw:style-name="gr163" draw:layer="layout" svg:x1="12.547cm" svg:y1="10.196cm" svg:x2="6.667cm" svg:y2="15.879cm">
            <text:p/>
          </draw:line>
          <draw:line draw:style-name="gr163" draw:layer="layout" svg:x1="12.515cm" svg:y1="10.162cm" svg:x2="21.53cm" svg:y2="16.074cm">
            <text:p/>
          </draw:line>
        </draw:g>
        <draw:g xml:id="id125" draw:id="id125">
          <draw:frame draw:style-name="gr164" draw:text-style-name="P52" draw:layer="layout" svg:width="0.915cm" svg:height="1.06cm" svg:x="12.741cm" svg:y="6.208cm">
            <draw:text-box>
              <text:p text:style-name="P30"><text:span text:style-name="T145">T</text:span></text:p>
            </draw:text-box>
          </draw:frame>
          <draw:frame draw:style-name="gr118" draw:text-style-name="P52" draw:layer="layout" svg:width="0.686cm" svg:height="1.017cm" svg:x="18.489cm" svg:y="10.135cm">
            <draw:text-box>
              <text:p text:style-name="P30"><text:span text:style-name="T145">R</text:span></text:p>
            </draw:text-box>
          </draw:frame>
          <draw:frame draw:style-name="gr118" draw:text-style-name="P52" draw:layer="layout" svg:width="0.686cm" svg:height="1.017cm" svg:x="12.774cm" svg:y="14.055cm">
            <draw:text-box>
              <text:p text:style-name="P30"><text:span text:style-name="T145">B</text:span></text:p>
            </draw:text-box>
          </draw:frame>
          <draw:frame draw:style-name="gr118" draw:text-style-name="P52" draw:layer="layout" svg:width="0.686cm" svg:height="1.017cm" svg:x="6.992cm" svg:y="10.299cm">
            <draw:text-box>
              <text:p text:style-name="P30"><text:span text:style-name="T145">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4" smil:attributeName="visibility" smil:to="visible"/>
                  <anim:transitionFilter smil:dur="1s" smil:targetElement="id12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25" smil:attributeName="visibility" smil:to="visible"/>
                  <anim:transitionFilter smil:dur="1s" smil:targetElement="id12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9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1cm" svg:y="0.557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7.115cm" svg:height="1.017cm" svg:x="0.521cm" svg:y="2.426cm">
          <draw:text-box>
            <text:p text:style-name="P3"><text:span text:style-name="T65">Algoritmo de Nicholl-Lee-Nicholl</text:span><text:span text:style-name="T103"> Caso 2</text:span></text:p>
          </draw:text-box>
        </draw:frame>
        <draw:frame draw:style-name="gr162" draw:text-style-name="P47" draw:layer="layout" svg:width="26.556cm" svg:height="2.463cm" svg:x="0.687cm" svg:y="17.091cm">
          <draw:text-box>
            <text:p text:style-name="P30"><text:span text:style-name="T62">Se divide la región al definirle como fronteras líneas </text:span><text:span text:style-name="T63">semiinfinitas</text:span><text:span text:style-name="T62"> que partiendo de </text:span><text:span text:style-name="T143">P</text:span><text:span text:style-name="T144">0</text:span><text:span text:style-name="T62"> pasen por cada una de las esquinas del rectángulo de recorte</text:span></text:p>
          </draw:text-box>
        </draw:frame>
        <draw:g>
          <draw:g>
            <draw:line draw:style-name="gr77" draw:layer="layout" svg:x1="9.418cm" svg:y1="5.043cm" svg:x2="9.417cm" svg:y2="15.581cm">
              <text:p/>
            </draw:line>
            <draw:line draw:style-name="gr77" draw:layer="layout" svg:x1="17.258cm" svg:y1="4.763cm" svg:x2="17.248cm" svg:y2="15.534cm">
              <text:p/>
            </draw:line>
            <draw:line draw:style-name="gr77" draw:layer="layout" svg:x1="4.64cm" svg:y1="8.101cm" svg:x2="21.327cm" svg:y2="8.09cm">
              <text:p/>
            </draw:line>
            <draw:line draw:style-name="gr77" draw:layer="layout" svg:x1="4.656cm" svg:y1="13.267cm" svg:x2="21.566cm" svg:y2="13.267cm">
              <text:p/>
            </draw:line>
            <draw:rect draw:style-name="gr78" draw:layer="layout" svg:width="7.812cm" svg:height="5.136cm" svg:x="9.436cm" svg:y="8.144cm">
              <text:p/>
            </draw:rect>
          </draw:g>
          <draw:g>
            <draw:frame draw:style-name="gr118" draw:text-style-name="P51" draw:layer="layout" svg:width="0.915cm" svg:height="1.168cm" svg:x="8.493cm" svg:y="14.641cm">
              <draw:text-box>
                <text:p text:style-name="P30"><text:span text:style-name="T141">x</text:span><text:span text:style-name="T142">L</text:span></text:p>
              </draw:text-box>
            </draw:frame>
            <draw:frame draw:style-name="gr118" draw:text-style-name="P51" draw:layer="layout" svg:width="0.915cm" svg:height="1.168cm" svg:x="16.301cm" svg:y="14.543cm">
              <draw:text-box>
                <text:p text:style-name="P30"><text:span text:style-name="T141">x</text:span><text:span text:style-name="T142">R</text:span></text:p>
              </draw:text-box>
            </draw:frame>
            <draw:frame draw:style-name="gr118" draw:text-style-name="P51" draw:layer="layout" svg:width="0.915cm" svg:height="1.168cm" svg:x="4.083cm" svg:y="6.932cm">
              <draw:text-box>
                <text:p text:style-name="P30"><text:span text:style-name="T141">y</text:span><text:span text:style-name="T142">T</text:span></text:p>
              </draw:text-box>
            </draw:frame>
            <draw:frame draw:style-name="gr118" draw:text-style-name="P51" draw:layer="layout" svg:width="0.915cm" svg:height="1.168cm" svg:x="3.856cm" svg:y="12.094cm">
              <draw:text-box>
                <text:p text:style-name="P30"><text:span text:style-name="T141">y</text:span><text:span text:style-name="T142">B</text:span></text:p>
              </draw:text-box>
            </draw:frame>
          </draw:g>
          <draw:g>
            <draw:frame draw:style-name="gr143" draw:text-style-name="P45" draw:layer="layout" svg:width="0.738cm" svg:height="0.975cm" svg:x="6.404cm" svg:y="9.548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6.457cm" svg:y="10.523cm">
              <text:p/>
            </draw:circle>
          </draw:g>
        </draw:g>
        <draw:g xml:id="id127" draw:id="id127">
          <draw:frame draw:style-name="gr11" draw:text-style-name="P4" draw:layer="layout" svg:width="1.438cm" svg:height="1.017cm" svg:x="9.537cm" svg:y="8.241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438cm" svg:height="1.017cm" svg:x="9.439cm" svg:y="12.259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438cm" svg:height="1.017cm" svg:x="14.731cm" svg:y="10.038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438cm" svg:height="1.017cm" svg:x="16.692cm" svg:y="5.792cm">
            <draw:text-box>
              <text:p text:style-name="P3"><text:span text:style-name="T103">LT</text:span></text:p>
            </draw:text-box>
          </draw:frame>
          <draw:frame draw:style-name="gr11" draw:text-style-name="P4" draw:layer="layout" svg:width="1.438cm" svg:height="1.017cm" svg:x="16.725cm" svg:y="13.927cm">
            <draw:text-box>
              <text:p text:style-name="P3"><text:span text:style-name="T103">LB</text:span></text:p>
            </draw:text-box>
          </draw:frame>
          <draw:frame draw:style-name="gr11" draw:text-style-name="P4" draw:layer="layout" svg:width="1.438cm" svg:height="1.017cm" svg:x="18.684cm" svg:y="10.104cm">
            <draw:text-box>
              <text:p text:style-name="P3"><text:span text:style-name="T103">LR</text:span></text:p>
            </draw:text-box>
          </draw:frame>
        </draw:g>
        <draw:g xml:id="id126" draw:id="id126">
          <draw:line draw:style-name="gr163" draw:layer="layout" svg:x1="6.7cm" svg:y1="10.781cm" svg:x2="13.069cm" svg:y2="4.476cm">
            <text:p/>
          </draw:line>
          <draw:line draw:style-name="gr163" draw:layer="layout" svg:x1="6.731cm" svg:y1="10.813cm" svg:x2="23.619cm" svg:y2="6.436cm">
            <text:p/>
          </draw:line>
          <draw:line draw:style-name="gr163" draw:layer="layout" svg:x1="6.732cm" svg:y1="10.813cm" svg:x2="23.359cm" svg:y2="14.7cm">
            <text:p/>
          </draw:line>
          <draw:line draw:style-name="gr163" draw:layer="layout" svg:x1="6.731cm" svg:y1="10.813cm" svg:x2="12.121cm" svg:y2="15.74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6" smil:attributeName="visibility" smil:to="visible"/>
                  <anim:transitionFilter smil:dur="1s" smil:targetElement="id12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27" smil:attributeName="visibility" smil:to="visible"/>
                  <anim:transitionFilter smil:dur="1s" smil:targetElement="id12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0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1cm" svg:y="0.557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7.115cm" svg:height="1.017cm" svg:x="0.522cm" svg:y="2.426cm">
          <draw:text-box>
            <text:p text:style-name="P3"><text:span text:style-name="T65">Algoritmo de Nicholl-Lee-Nicholl</text:span><text:span text:style-name="T103"> Caso 3a</text:span></text:p>
          </draw:text-box>
        </draw:frame>
        <draw:frame draw:style-name="gr162" draw:text-style-name="P47" draw:layer="layout" svg:width="26.556cm" svg:height="2.463cm" svg:x="0.687cm" svg:y="17.091cm">
          <draw:text-box>
            <text:p text:style-name="P30"><text:span text:style-name="T62">Se divide la región al definirle como fronteras líneas </text:span><text:span text:style-name="T63">semiinfinitas</text:span><text:span text:style-name="T62"> que partiendo de </text:span><text:span text:style-name="T143">P</text:span><text:span text:style-name="T144">0</text:span><text:span text:style-name="T62"> pasen por cada una de las esquinas del rectángulo de recorte</text:span></text:p>
          </draw:text-box>
        </draw:frame>
        <draw:g>
          <draw:g>
            <draw:line draw:style-name="gr77" draw:layer="layout" svg:x1="9.418cm" svg:y1="5.043cm" svg:x2="9.417cm" svg:y2="15.581cm">
              <text:p/>
            </draw:line>
            <draw:line draw:style-name="gr77" draw:layer="layout" svg:x1="17.258cm" svg:y1="4.763cm" svg:x2="17.248cm" svg:y2="15.534cm">
              <text:p/>
            </draw:line>
            <draw:line draw:style-name="gr77" draw:layer="layout" svg:x1="4.64cm" svg:y1="8.101cm" svg:x2="21.327cm" svg:y2="8.09cm">
              <text:p/>
            </draw:line>
            <draw:line draw:style-name="gr77" draw:layer="layout" svg:x1="4.656cm" svg:y1="13.267cm" svg:x2="21.566cm" svg:y2="13.267cm">
              <text:p/>
            </draw:line>
            <draw:rect draw:style-name="gr78" draw:layer="layout" svg:width="7.812cm" svg:height="5.136cm" svg:x="9.436cm" svg:y="8.144cm">
              <text:p/>
            </draw:rect>
          </draw:g>
          <draw:g>
            <draw:frame draw:style-name="gr118" draw:text-style-name="P51" draw:layer="layout" svg:width="0.915cm" svg:height="1.168cm" svg:x="8.493cm" svg:y="14.641cm">
              <draw:text-box>
                <text:p text:style-name="P30"><text:span text:style-name="T141">x</text:span><text:span text:style-name="T142">L</text:span></text:p>
              </draw:text-box>
            </draw:frame>
            <draw:frame draw:style-name="gr118" draw:text-style-name="P51" draw:layer="layout" svg:width="0.915cm" svg:height="1.168cm" svg:x="16.301cm" svg:y="14.543cm">
              <draw:text-box>
                <text:p text:style-name="P30"><text:span text:style-name="T141">x</text:span><text:span text:style-name="T142">R</text:span></text:p>
              </draw:text-box>
            </draw:frame>
            <draw:frame draw:style-name="gr118" draw:text-style-name="P51" draw:layer="layout" svg:width="0.915cm" svg:height="1.168cm" svg:x="4.083cm" svg:y="6.932cm">
              <draw:text-box>
                <text:p text:style-name="P30"><text:span text:style-name="T141">y</text:span><text:span text:style-name="T142">T</text:span></text:p>
              </draw:text-box>
            </draw:frame>
            <draw:frame draw:style-name="gr118" draw:text-style-name="P51" draw:layer="layout" svg:width="0.915cm" svg:height="1.168cm" svg:x="3.856cm" svg:y="12.094cm">
              <draw:text-box>
                <text:p text:style-name="P30"><text:span text:style-name="T141">y</text:span><text:span text:style-name="T142">B</text:span></text:p>
              </draw:text-box>
            </draw:frame>
          </draw:g>
          <draw:g>
            <draw:frame draw:style-name="gr143" draw:text-style-name="P45" draw:layer="layout" svg:width="0.738cm" svg:height="0.975cm" svg:x="8.136cm" svg:y="4.91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8.189cm" svg:y="5.885cm">
              <text:p/>
            </draw:circle>
          </draw:g>
          <draw:line draw:style-name="gr77" draw:layer="layout" svg:x1="9.375cm" svg:y1="8.101cm" svg:x2="6.631cm" svg:y2="5.194cm">
            <text:p/>
          </draw:line>
        </draw:g>
        <draw:g xml:id="id129" draw:id="id129">
          <draw:frame draw:style-name="gr11" draw:text-style-name="P4" draw:layer="layout" svg:width="1.274cm" svg:height="1.017cm" svg:x="18.619cm" svg:y="10.919cm">
            <draw:text-box>
              <text:p text:style-name="P3"><text:span text:style-name="T103">TR</text:span></text:p>
            </draw:text-box>
          </draw:frame>
          <draw:frame draw:style-name="gr11" draw:text-style-name="P4" draw:layer="layout" svg:width="1.274cm" svg:height="1.017cm" svg:x="13.523cm" svg:y="13.859cm">
            <draw:text-box>
              <text:p text:style-name="P3"><text:span text:style-name="T103">TB</text:span></text:p>
            </draw:text-box>
          </draw:frame>
          <draw:frame draw:style-name="gr11" draw:text-style-name="P4" draw:layer="layout" svg:width="1.274cm" svg:height="1.017cm" svg:x="9.669cm" svg:y="14.676cm">
            <draw:text-box>
              <text:p text:style-name="P3"><text:span text:style-name="T103">LB</text:span></text:p>
            </draw:text-box>
          </draw:frame>
          <draw:frame draw:style-name="gr11" draw:text-style-name="P4" draw:layer="layout" svg:width="1.274cm" svg:height="1.017cm" svg:x="9.538cm" svg:y="12.095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274cm" svg:height="1.017cm" svg:x="13.523cm" svg:y="11.605cm">
            <draw:text-box>
              <text:p text:style-name="P3"><text:span text:style-name="T103">T</text:span></text:p>
            </draw:text-box>
          </draw:frame>
          <draw:frame draw:style-name="gr11" draw:text-style-name="P4" draw:layer="layout" svg:width="1.274cm" svg:height="1.017cm" svg:x="15.156cm" svg:y="8.632cm">
            <draw:text-box>
              <text:p text:style-name="P3"><text:span text:style-name="T103">T</text:span></text:p>
            </draw:text-box>
          </draw:frame>
        </draw:g>
        <draw:g xml:id="id128" draw:id="id128">
          <draw:line draw:style-name="gr163" draw:layer="layout" svg:x1="8.46cm" svg:y1="6.141cm" svg:x2="24.662cm" svg:y2="9.767cm">
            <text:p/>
          </draw:line>
          <draw:line draw:style-name="gr163" draw:layer="layout" svg:x1="8.46cm" svg:y1="6.175cm" svg:x2="20.906cm" svg:y2="16.268cm">
            <text:p/>
          </draw:line>
          <draw:line draw:style-name="gr163" draw:layer="layout" svg:x1="8.461cm" svg:y1="6.11cm" svg:x2="13.296cm" svg:y2="16.203cm">
            <text:p/>
          </draw:line>
          <draw:line draw:style-name="gr163" draw:layer="layout" svg:x1="8.428cm" svg:y1="6.109cm" svg:x2="9.8cm" svg:y2="16.43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28" smil:attributeName="visibility" smil:to="visible"/>
                  <anim:transitionFilter smil:dur="1s" smil:targetElement="id1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29" smil:attributeName="visibility" smil:to="visible"/>
                  <anim:transitionFilter smil:dur="1s" smil:targetElement="id129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1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721cm" svg:y="0.557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7.115cm" svg:height="1.017cm" svg:x="0.522cm" svg:y="2.426cm">
          <draw:text-box>
            <text:p text:style-name="P3"><text:span text:style-name="T65">Algoritmo de Nicholl-Lee-Nicholl</text:span><text:span text:style-name="T103"> Caso 3b</text:span></text:p>
          </draw:text-box>
        </draw:frame>
        <draw:frame draw:style-name="gr165" draw:text-style-name="P47" draw:layer="layout" svg:width="26.556cm" svg:height="2.174cm" svg:x="0.687cm" svg:y="17.091cm">
          <draw:text-box>
            <text:p text:style-name="P30"><text:span text:style-name="T62">Se divide la región al definirle como fronteras líneas </text:span><text:span text:style-name="T63">semiinfinitas</text:span><text:span text:style-name="T62"> que partiendo de </text:span><text:span text:style-name="T143">P</text:span><text:span text:style-name="T144">0</text:span><text:span text:style-name="T62"> pasen por cada una de las esquinas del rectángulo de recorte</text:span></text:p>
          </draw:text-box>
        </draw:frame>
        <draw:g>
          <draw:g>
            <draw:line draw:style-name="gr77" draw:layer="layout" svg:x1="9.418cm" svg:y1="5.043cm" svg:x2="9.417cm" svg:y2="15.581cm">
              <text:p/>
            </draw:line>
            <draw:line draw:style-name="gr77" draw:layer="layout" svg:x1="17.258cm" svg:y1="4.763cm" svg:x2="17.248cm" svg:y2="15.534cm">
              <text:p/>
            </draw:line>
            <draw:line draw:style-name="gr77" draw:layer="layout" svg:x1="4.64cm" svg:y1="8.101cm" svg:x2="21.327cm" svg:y2="8.09cm">
              <text:p/>
            </draw:line>
            <draw:line draw:style-name="gr77" draw:layer="layout" svg:x1="4.656cm" svg:y1="13.267cm" svg:x2="21.566cm" svg:y2="13.267cm">
              <text:p/>
            </draw:line>
            <draw:rect draw:style-name="gr78" draw:layer="layout" svg:width="7.812cm" svg:height="5.136cm" svg:x="9.436cm" svg:y="8.144cm">
              <text:p/>
            </draw:rect>
          </draw:g>
          <draw:g>
            <draw:frame draw:style-name="gr118" draw:text-style-name="P51" draw:layer="layout" svg:width="0.915cm" svg:height="1.168cm" svg:x="8.493cm" svg:y="14.641cm">
              <draw:text-box>
                <text:p text:style-name="P30"><text:span text:style-name="T141">x</text:span><text:span text:style-name="T142">L</text:span></text:p>
              </draw:text-box>
            </draw:frame>
            <draw:frame draw:style-name="gr118" draw:text-style-name="P51" draw:layer="layout" svg:width="0.915cm" svg:height="1.168cm" svg:x="16.301cm" svg:y="14.543cm">
              <draw:text-box>
                <text:p text:style-name="P30"><text:span text:style-name="T141">x</text:span><text:span text:style-name="T142">R</text:span></text:p>
              </draw:text-box>
            </draw:frame>
            <draw:frame draw:style-name="gr118" draw:text-style-name="P51" draw:layer="layout" svg:width="0.915cm" svg:height="1.168cm" svg:x="4.083cm" svg:y="6.932cm">
              <draw:text-box>
                <text:p text:style-name="P30"><text:span text:style-name="T141">y</text:span><text:span text:style-name="T142">T</text:span></text:p>
              </draw:text-box>
            </draw:frame>
            <draw:frame draw:style-name="gr118" draw:text-style-name="P51" draw:layer="layout" svg:width="0.915cm" svg:height="1.168cm" svg:x="3.856cm" svg:y="12.094cm">
              <draw:text-box>
                <text:p text:style-name="P30"><text:span text:style-name="T141">y</text:span><text:span text:style-name="T142">B</text:span></text:p>
              </draw:text-box>
            </draw:frame>
          </draw:g>
          <draw:g>
            <draw:frame draw:style-name="gr143" draw:text-style-name="P45" draw:layer="layout" svg:width="0.738cm" svg:height="0.975cm" svg:x="6.666cm" svg:y="6.052cm">
              <draw:text-box>
                <text:p text:style-name="P3"><text:span text:style-name="T110">P</text:span><text:span text:style-name="T111">0</text:span></text:p>
              </draw:text-box>
            </draw:frame>
            <draw:circle draw:style-name="gr119" draw:layer="layout" svg:width="0.555cm" svg:height="0.555cm" svg:x="6.719cm" svg:y="7.027cm">
              <text:p/>
            </draw:circle>
          </draw:g>
          <draw:line draw:style-name="gr77" draw:layer="layout" svg:x1="9.375cm" svg:y1="8.101cm" svg:x2="6.697cm" svg:y2="5.194cm">
            <text:p/>
          </draw:line>
        </draw:g>
        <draw:g xml:id="id131" draw:id="id131">
          <draw:frame draw:style-name="gr11" draw:text-style-name="P4" draw:layer="layout" svg:width="1.274cm" svg:height="1.017cm" svg:x="18.815cm" svg:y="9.547cm">
            <draw:text-box>
              <text:p text:style-name="P3"><text:span text:style-name="T103">TR</text:span></text:p>
            </draw:text-box>
          </draw:frame>
          <draw:frame draw:style-name="gr11" draw:text-style-name="P4" draw:layer="layout" svg:width="1.274cm" svg:height="1.017cm" svg:x="17.933cm" svg:y="12.16cm">
            <draw:text-box>
              <text:p text:style-name="P3"><text:span text:style-name="T103">LR</text:span></text:p>
            </draw:text-box>
          </draw:frame>
          <draw:frame draw:style-name="gr11" draw:text-style-name="P4" draw:layer="layout" svg:width="1.274cm" svg:height="1.017cm" svg:x="13.132cm" svg:y="14.12cm">
            <draw:text-box>
              <text:p text:style-name="P3"><text:span text:style-name="T103">LB</text:span></text:p>
            </draw:text-box>
          </draw:frame>
          <draw:frame draw:style-name="gr11" draw:text-style-name="P4" draw:layer="layout" svg:width="1.274cm" svg:height="1.017cm" svg:x="10.617cm" svg:y="11.605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274cm" svg:height="1.017cm" svg:x="15.289cm" svg:y="10.854cm">
            <draw:text-box>
              <text:p text:style-name="P3"><text:span text:style-name="T103">L</text:span></text:p>
            </draw:text-box>
          </draw:frame>
          <draw:frame draw:style-name="gr11" draw:text-style-name="P4" draw:layer="layout" svg:width="1.274cm" svg:height="1.017cm" svg:x="14.602cm" svg:y="8.6cm">
            <draw:text-box>
              <text:p text:style-name="P3"><text:span text:style-name="T103">T</text:span></text:p>
            </draw:text-box>
          </draw:frame>
        </draw:g>
        <draw:g xml:id="id130" draw:id="id130">
          <draw:line draw:style-name="gr163" draw:layer="layout" svg:x1="7.024cm" svg:y1="7.318cm" svg:x2="22.377cm" svg:y2="8.494cm">
            <text:p/>
          </draw:line>
          <draw:line draw:style-name="gr163" draw:layer="layout" svg:x1="6.992cm" svg:y1="7.286cm" svg:x2="21.593cm" svg:y2="12.643cm">
            <text:p/>
          </draw:line>
          <draw:line draw:style-name="gr163" draw:layer="layout" svg:x1="6.991cm" svg:y1="7.318cm" svg:x2="20.873cm" svg:y2="15.386cm">
            <text:p/>
          </draw:line>
          <draw:line draw:style-name="gr163" draw:layer="layout" svg:x1="6.991cm" svg:y1="7.286cm" svg:x2="10.649cm" svg:y2="16.433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0" smil:attributeName="visibility" smil:to="visible"/>
                  <anim:transitionFilter smil:dur="1s" smil:targetElement="id13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31" smil:attributeName="visibility" smil:to="visible"/>
                  <anim:transitionFilter smil:dur="1s" smil:targetElement="id13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2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2.081cm" svg:y="0.263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21cm" svg:y="2.034cm">
          <draw:text-box>
            <text:p text:style-name="P3"><text:span text:style-name="T65">Algoritmo de Nicholl-Lee-Nicholl / </text:span><text:span text:style-name="T103">Cálculo de Intersecciones-Ejemplo</text:span></text:p>
          </draw:text-box>
        </draw:frame>
        <draw:frame draw:style-name="gr166" draw:text-style-name="P47" xml:id="id135" draw:id="id135" draw:layer="layout" svg:width="21.984cm" svg:height="5.38cm" svg:x="2.057cm" svg:y="14.304cm">
          <draw:text-box>
            <text:p xml:id="id136" text:id="id136" text:style-name="P30"><text:span text:style-name="T123">Como </text:span><text:span text:style-name="T143">P</text:span><text:span text:style-name="T144">1</text:span><text:span text:style-name="T123"> se encuentre en </text:span><text:span text:style-name="T63">LT</text:span><text:span text:style-name="T123"> tenemos:</text:span></text:p>
            <text:p xml:id="id137" text:id="id137" text:style-name="P30"><text:span text:style-name="T121">X</text:span><text:span text:style-name="T122">U</text:span><text:span text:style-name="T121"> </text:span><text:span text:style-name="T62">= X</text:span><text:span text:style-name="T117">L</text:span><text:span text:style-name="T62">,</text:span><text:span text:style-name="T121"> Y</text:span><text:span text:style-name="T122">U</text:span><text:span text:style-name="T121"> </text:span><text:span text:style-name="T62">= Y</text:span><text:span text:style-name="T117">0</text:span><text:span text:style-name="T62"> + (X</text:span><text:span text:style-name="T117">L</text:span><text:span text:style-name="T62">-X</text:span><text:span text:style-name="T117">0</text:span><text:span text:style-name="T62">) * (Y</text:span><text:span text:style-name="T117">1</text:span><text:span text:style-name="T62">-Y</text:span><text:span text:style-name="T117">0</text:span><text:span text:style-name="T62">) / (X</text:span><text:span text:style-name="T117">1</text:span><text:span text:style-name="T62">-X</text:span><text:span text:style-name="T117">0</text:span><text:span text:style-name="T62">)</text:span></text:p>
            <text:p xml:id="id138" text:id="id138" text:style-name="P30"><text:span text:style-name="T62"><text:tab/></text:span><text:span text:style-name="T62">La coordenada </text:span><text:span text:style-name="T121">Y</text:span><text:span text:style-name="T122">U</text:span><text:span text:style-name="T62"> resulta al sustituir </text:span><text:span text:style-name="T116">X </text:span><text:span text:style-name="T62">= X</text:span><text:span text:style-name="T117">L</text:span><text:span text:style-name="T62"> en la ecuación paramétrica</text:span></text:p>
            <text:p xml:id="id139" text:id="id139" text:style-name="P30"><text:span text:style-name="T121">Y</text:span><text:span text:style-name="T122">V</text:span><text:span text:style-name="T121"> </text:span><text:span text:style-name="T62">= Y</text:span><text:span text:style-name="T117">T</text:span><text:span text:style-name="T62">,</text:span><text:span text:style-name="T121"> X</text:span><text:span text:style-name="T122">V</text:span><text:span text:style-name="T121"> </text:span><text:span text:style-name="T62">= X</text:span><text:span text:style-name="T117">0</text:span><text:span text:style-name="T62"> + (Y</text:span><text:span text:style-name="T117">T</text:span><text:span text:style-name="T62">-Y</text:span><text:span text:style-name="T117">0</text:span><text:span text:style-name="T62">) * (X</text:span><text:span text:style-name="T117">1</text:span><text:span text:style-name="T62">-X</text:span><text:span text:style-name="T117">0</text:span><text:span text:style-name="T62">) / (Y</text:span><text:span text:style-name="T117">1</text:span><text:span text:style-name="T62">-Y</text:span><text:span text:style-name="T117">0</text:span><text:span text:style-name="T62">)</text:span></text:p>
            <text:p xml:id="id140" text:id="id140" text:style-name="P30"><text:span text:style-name="T62"><text:tab/></text:span><text:span text:style-name="T62">La coordenada </text:span><text:span text:style-name="T121">X</text:span><text:span text:style-name="T122">V</text:span><text:span text:style-name="T62"> resulta al sustituir </text:span><text:span text:style-name="T116">Y </text:span><text:span text:style-name="T62">= Y</text:span><text:span text:style-name="T117">T</text:span><text:span text:style-name="T62"> en la ecuación paramétrica</text:span></text:p>
          </draw:text-box>
        </draw:frame>
        <draw:g>
          <draw:g>
            <draw:g>
              <draw:g>
                <draw:line draw:style-name="gr77" draw:layer="layout" svg:x1="5.957cm" svg:y1="3.803cm" svg:x2="5.956cm" svg:y2="14.341cm">
                  <text:p/>
                </draw:line>
                <draw:line draw:style-name="gr77" draw:layer="layout" svg:x1="13.797cm" svg:y1="3.523cm" svg:x2="13.787cm" svg:y2="14.294cm">
                  <text:p/>
                </draw:line>
                <draw:line draw:style-name="gr77" draw:layer="layout" svg:x1="1.179cm" svg:y1="6.861cm" svg:x2="17.866cm" svg:y2="6.85cm">
                  <text:p/>
                </draw:line>
                <draw:line draw:style-name="gr77" draw:layer="layout" svg:x1="1.195cm" svg:y1="12.027cm" svg:x2="18.105cm" svg:y2="12.027cm">
                  <text:p/>
                </draw:line>
                <draw:rect draw:style-name="gr78" draw:layer="layout" svg:width="7.812cm" svg:height="5.136cm" svg:x="5.975cm" svg:y="6.904cm">
                  <text:p/>
                </draw:rect>
              </draw:g>
              <draw:g>
                <draw:frame draw:style-name="gr167" draw:text-style-name="P51" draw:layer="layout" svg:width="0.915cm" svg:height="1.168cm" svg:x="5.032cm" svg:y="13.401cm">
                  <draw:text-box>
                    <text:p text:style-name="P30"><text:span text:style-name="T141">x</text:span><text:span text:style-name="T142">L</text:span></text:p>
                  </draw:text-box>
                </draw:frame>
                <draw:frame draw:style-name="gr168" draw:text-style-name="P51" draw:layer="layout" svg:width="0.915cm" svg:height="1.168cm" svg:x="12.84cm" svg:y="13.303cm">
                  <draw:text-box>
                    <text:p text:style-name="P30"><text:span text:style-name="T141">x</text:span><text:span text:style-name="T142">R</text:span></text:p>
                  </draw:text-box>
                </draw:frame>
                <draw:frame draw:style-name="gr168" draw:text-style-name="P51" draw:layer="layout" svg:width="0.915cm" svg:height="1.168cm" svg:x="0.622cm" svg:y="5.692cm">
                  <draw:text-box>
                    <text:p text:style-name="P30"><text:span text:style-name="T141">y</text:span><text:span text:style-name="T142">T</text:span></text:p>
                  </draw:text-box>
                </draw:frame>
                <draw:frame draw:style-name="gr168" draw:text-style-name="P51" draw:layer="layout" svg:width="0.915cm" svg:height="1.168cm" svg:x="0.395cm" svg:y="10.854cm">
                  <draw:text-box>
                    <text:p text:style-name="P30"><text:span text:style-name="T141">y</text:span><text:span text:style-name="T142">B</text:span></text:p>
                  </draw:text-box>
                </draw:frame>
              </draw:g>
              <draw:g>
                <draw:frame draw:style-name="gr96" draw:text-style-name="P45" draw:layer="layout" svg:width="0.738cm" svg:height="0.975cm" svg:x="2.943cm" svg:y="8.308cm">
                  <draw:text-box>
                    <text:p text:style-name="P3"><text:span text:style-name="T110">P</text:span><text:span text:style-name="T111">0</text:span></text:p>
                  </draw:text-box>
                </draw:frame>
                <draw:circle draw:style-name="gr119" draw:layer="layout" svg:width="0.555cm" svg:height="0.555cm" svg:x="2.996cm" svg:y="9.283cm">
                  <text:p/>
                </draw:circle>
              </draw:g>
            </draw:g>
            <draw:g>
              <draw:frame draw:style-name="gr98" draw:text-style-name="P4" draw:layer="layout" svg:width="1.438cm" svg:height="1.017cm" svg:x="6.076cm" svg:y="7.001cm">
                <draw:text-box>
                  <text:p text:style-name="P3"><text:span text:style-name="T103">L</text:span></text:p>
                </draw:text-box>
              </draw:frame>
              <draw:frame draw:style-name="gr98" draw:text-style-name="P4" draw:layer="layout" svg:width="1.438cm" svg:height="1.017cm" svg:x="5.978cm" svg:y="11.019cm">
                <draw:text-box>
                  <text:p text:style-name="P3"><text:span text:style-name="T103">L</text:span></text:p>
                </draw:text-box>
              </draw:frame>
              <draw:frame draw:style-name="gr98" draw:text-style-name="P4" draw:layer="layout" svg:width="1.438cm" svg:height="1.017cm" svg:x="11.27cm" svg:y="8.798cm">
                <draw:text-box>
                  <text:p text:style-name="P3"><text:span text:style-name="T103">L</text:span></text:p>
                </draw:text-box>
              </draw:frame>
              <draw:frame draw:style-name="gr98" draw:text-style-name="P4" draw:layer="layout" svg:width="1.438cm" svg:height="1.017cm" svg:x="13.231cm" svg:y="4.552cm">
                <draw:text-box>
                  <text:p text:style-name="P3"><text:span text:style-name="T103">LT</text:span></text:p>
                </draw:text-box>
              </draw:frame>
              <draw:frame draw:style-name="gr98" draw:text-style-name="P4" draw:layer="layout" svg:width="1.438cm" svg:height="1.017cm" svg:x="13.264cm" svg:y="12.687cm">
                <draw:text-box>
                  <text:p text:style-name="P3"><text:span text:style-name="T103">LB</text:span></text:p>
                </draw:text-box>
              </draw:frame>
              <draw:frame draw:style-name="gr98" draw:text-style-name="P4" draw:layer="layout" svg:width="1.438cm" svg:height="1.017cm" svg:x="15.223cm" svg:y="8.864cm">
                <draw:text-box>
                  <text:p text:style-name="P3"><text:span text:style-name="T103">LR</text:span></text:p>
                </draw:text-box>
              </draw:frame>
            </draw:g>
            <draw:g>
              <draw:line draw:style-name="gr163" draw:layer="layout" svg:x1="3.239cm" svg:y1="9.541cm" svg:x2="9.608cm" svg:y2="3.236cm">
                <text:p/>
              </draw:line>
              <draw:line draw:style-name="gr163" draw:layer="layout" svg:x1="3.27cm" svg:y1="9.573cm" svg:x2="20.158cm" svg:y2="5.196cm">
                <text:p/>
              </draw:line>
              <draw:line draw:style-name="gr163" draw:layer="layout" svg:x1="3.271cm" svg:y1="9.573cm" svg:x2="19.898cm" svg:y2="13.46cm">
                <text:p/>
              </draw:line>
              <draw:line draw:style-name="gr163" draw:layer="layout" svg:x1="3.27cm" svg:y1="9.573cm" svg:x2="8.66cm" svg:y2="14.506cm">
                <text:p/>
              </draw:line>
            </draw:g>
          </draw:g>
          <draw:g>
            <draw:line draw:style-name="gr89" draw:text-style-name="P15" draw:layer="layout" svg:x1="3.235cm" svg:y1="9.539cm" svg:x2="11.368cm" svg:y2="5.456cm">
              <text:p/>
            </draw:line>
            <draw:frame draw:style-name="gr169" draw:text-style-name="P47" draw:layer="layout" svg:width="0.816cm" svg:height="0.975cm" svg:x="11.206cm" svg:y="4.058cm">
              <draw:text-box>
                <text:p text:style-name="P30"><text:span text:style-name="T143">P</text:span><text:span text:style-name="T144">1</text:span></text:p>
              </draw:text-box>
            </draw:frame>
            <draw:circle draw:style-name="gr119" draw:layer="layout" svg:width="0.621cm" svg:height="0.621cm" svg:x="11.14cm" svg:y="5.161cm">
              <text:p/>
            </draw:circle>
          </draw:g>
          <draw:g>
            <draw:frame draw:style-name="gr11" draw:text-style-name="P53" draw:layer="layout" svg:width="0.721cm" svg:height="0.941cm" svg:x="14.437cm" svg:y="5.236cm">
              <draw:text-box>
                <text:p text:style-name="P3"><text:span text:style-name="T146">A</text:span></text:p>
              </draw:text-box>
            </draw:frame>
            <draw:line draw:style-name="gr170" draw:layer="layout" svg:x1="14.57cm" svg:y1="5.979cm" svg:x2="13.851cm" svg:y2="6.73cm">
              <text:p/>
            </draw:line>
          </draw:g>
          <draw:g>
            <draw:frame draw:style-name="gr11" draw:text-style-name="P53" draw:layer="layout" svg:width="0.721cm" svg:height="0.941cm" svg:x="4.475cm" svg:y="5.596cm">
              <draw:text-box>
                <text:p text:style-name="P3"><text:span text:style-name="T146">B</text:span></text:p>
              </draw:text-box>
            </draw:frame>
            <draw:line draw:style-name="gr171" draw:layer="layout" svg:x1="5.129cm" svg:y1="5.976cm" svg:x2="5.844cm" svg:y2="6.725cm">
              <text:p/>
            </draw:line>
          </draw:g>
        </draw:g>
        <draw:g xml:id="id132" draw:id="id132">
          <draw:circle draw:style-name="gr130" draw:layer="layout" svg:width="0.424cm" svg:height="0.424cm" svg:x="5.758cm" svg:y="7.972cm">
            <text:p/>
          </draw:circle>
          <draw:frame draw:style-name="gr172" draw:text-style-name="P54" draw:layer="layout" svg:width="3.364cm" svg:height="1.08cm" svg:x="2.189cm" svg:y="6.894cm">
            <draw:text-box>
              <text:p text:style-name="P3"><text:span text:style-name="T147">u=(X</text:span><text:span text:style-name="T148">u</text:span><text:span text:style-name="T147">,Y</text:span><text:span text:style-name="T148">u</text:span><text:span text:style-name="T147">)</text:span></text:p>
            </draw:text-box>
          </draw:frame>
          <draw:line draw:style-name="gr173" draw:layer="layout" svg:x1="4.451cm" svg:y1="7.807cm" svg:x2="5.497cm" svg:y2="7.971cm">
            <text:p/>
          </draw:line>
        </draw:g>
        <draw:frame draw:style-name="gr174" draw:text-style-name="P45" xml:id="id134" draw:id="id134" draw:layer="layout" svg:width="9.832cm" svg:height="4.192cm" svg:x="17.542cm" svg:y="7.714cm">
          <draw:text-box>
            <text:p text:style-name="P3"><text:span text:style-name="T149">Considere la rep. paramétrica del segmento:</text:span></text:p>
            <text:p text:style-name="P3"><text:span text:style-name="T150">X</text:span><text:span text:style-name="T104"> = X</text:span><text:span text:style-name="T105">0</text:span><text:span text:style-name="T104">+ </text:span><text:span text:style-name="T86">t </text:span><text:span text:style-name="T104">(X</text:span><text:span text:style-name="T105">1</text:span><text:span text:style-name="T104">-X</text:span><text:span text:style-name="T105">0</text:span><text:span text:style-name="T104">)</text:span></text:p>
            <text:p text:style-name="P3"><text:span text:style-name="T150">Y</text:span><text:span text:style-name="T104"> = Y</text:span><text:span text:style-name="T105">0</text:span><text:span text:style-name="T104">+ </text:span><text:span text:style-name="T86">t </text:span><text:span text:style-name="T104">(Y</text:span><text:span text:style-name="T105">1</text:span><text:span text:style-name="T104">-Y</text:span><text:span text:style-name="T105">0</text:span><text:span text:style-name="T104">), con </text:span><text:span text:style-name="T86">0 </text:span><text:span text:style-name="T112"></text:span><text:span text:style-name="T86"> t </text:span><text:span text:style-name="T112"></text:span><text:span text:style-name="T86"> 1</text:span></text:p>
          </draw:text-box>
        </draw:frame>
        <draw:g xml:id="id133" draw:id="id133">
          <draw:circle draw:style-name="gr130" draw:layer="layout" svg:width="0.424cm" svg:height="0.424cm" svg:x="8.492cm" svg:y="6.6cm">
            <text:p/>
          </draw:circle>
          <draw:line draw:style-name="gr175" draw:layer="layout" svg:x1="9.146cm" svg:y1="5.423cm" svg:x2="8.783cm" svg:y2="6.34cm">
            <text:p/>
          </draw:line>
          <draw:frame draw:style-name="gr172" draw:text-style-name="P54" draw:layer="layout" svg:width="3.364cm" svg:height="1.08cm" svg:x="7.905cm" svg:y="4.445cm">
            <draw:text-box>
              <text:p text:style-name="P3"><text:span text:style-name="T147">v=(X</text:span><text:span text:style-name="T148">v</text:span><text:span text:style-name="T147">,Y</text:span><text:span text:style-name="T148">v</text:span><text:span text:style-name="T147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2" smil:attributeName="visibility" smil:to="visible"/>
                  <anim:transitionFilter smil:dur="1s" smil:targetElement="id1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3" smil:attributeName="visibility" smil:to="visible"/>
                  <anim:transitionFilter smil:dur="1s" smil:targetElement="id13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4" smil:attributeName="visibility" smil:to="visible"/>
                  <anim:transitionFilter smil:dur="1s" smil:targetElement="id13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35" anim:sub-item="background" smil:attributeName="visibility" smil:to="visible"/>
                  <anim:transitionFilter smil:dur="0.1s" smil:targetElement="id135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6" anim:sub-item="text" smil:attributeName="visibility" smil:to="visible"/>
                  <anim:transitionFilter smil:dur="0.1s" smil:targetElement="id13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7" anim:sub-item="text" smil:attributeName="visibility" smil:to="visible"/>
                  <anim:transitionFilter smil:dur="0.1s" smil:targetElement="id1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8" anim:sub-item="text" smil:attributeName="visibility" smil:to="visible"/>
                  <anim:transitionFilter smil:dur="0.1s" smil:targetElement="id13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9" anim:sub-item="text" smil:attributeName="visibility" smil:to="visible"/>
                  <anim:transitionFilter smil:dur="0.1s" smil:targetElement="id13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40" anim:sub-item="text" smil:attributeName="visibility" smil:to="visible"/>
                  <anim:transitionFilter smil:dur="0.1s" smil:targetElement="id140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3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95cm" svg:y="0.522cm" presentation:class="title" presentation:user-transformed="true">
          <draw:text-box>
            <text:p text:style-name="P1"><text:span text:style-name="T1">RECORTE DE LINEAS</text:span></text:p>
          </draw:text-box>
        </draw:frame>
        <draw:frame draw:style-name="gr11" draw:text-style-name="P4" draw:layer="layout" svg:width="25.297cm" svg:height="1.017cm" svg:x="0.52cm" svg:y="2.426cm">
          <draw:text-box>
            <text:p text:style-name="P3"><text:span text:style-name="T65">Algoritmo de Nicholl-Lee-Nicholl / </text:span><text:span text:style-name="T103">Pertenencia a regiones-Ejemplo</text:span></text:p>
          </draw:text-box>
        </draw:frame>
        <draw:g>
          <draw:g>
            <draw:g>
              <draw:line draw:style-name="gr77" draw:layer="layout" svg:x1="9.419cm" svg:y1="5.044cm" svg:x2="9.418cm" svg:y2="15.582cm">
                <text:p/>
              </draw:line>
              <draw:line draw:style-name="gr77" draw:layer="layout" svg:x1="17.259cm" svg:y1="4.764cm" svg:x2="17.249cm" svg:y2="15.535cm">
                <text:p/>
              </draw:line>
              <draw:line draw:style-name="gr77" draw:layer="layout" svg:x1="4.641cm" svg:y1="8.102cm" svg:x2="21.328cm" svg:y2="8.091cm">
                <text:p/>
              </draw:line>
              <draw:line draw:style-name="gr77" draw:layer="layout" svg:x1="4.657cm" svg:y1="13.268cm" svg:x2="21.567cm" svg:y2="13.268cm">
                <text:p/>
              </draw:line>
              <draw:rect draw:style-name="gr78" draw:layer="layout" svg:width="7.812cm" svg:height="5.136cm" svg:x="9.437cm" svg:y="8.145cm">
                <text:p/>
              </draw:rect>
            </draw:g>
            <draw:g>
              <draw:frame draw:style-name="gr167" draw:text-style-name="P51" draw:layer="layout" svg:width="0.915cm" svg:height="1.168cm" svg:x="8.494cm" svg:y="14.642cm">
                <draw:text-box>
                  <text:p text:style-name="P30"><text:span text:style-name="T141">x</text:span><text:span text:style-name="T142">L</text:span></text:p>
                </draw:text-box>
              </draw:frame>
              <draw:frame draw:style-name="gr168" draw:text-style-name="P51" draw:layer="layout" svg:width="0.915cm" svg:height="1.168cm" svg:x="16.302cm" svg:y="14.544cm">
                <draw:text-box>
                  <text:p text:style-name="P30"><text:span text:style-name="T141">x</text:span><text:span text:style-name="T142">R</text:span></text:p>
                </draw:text-box>
              </draw:frame>
              <draw:frame draw:style-name="gr168" draw:text-style-name="P51" draw:layer="layout" svg:width="0.915cm" svg:height="1.168cm" svg:x="4.084cm" svg:y="6.933cm">
                <draw:text-box>
                  <text:p text:style-name="P30"><text:span text:style-name="T141">y</text:span><text:span text:style-name="T142">T</text:span></text:p>
                </draw:text-box>
              </draw:frame>
              <draw:frame draw:style-name="gr168" draw:text-style-name="P51" draw:layer="layout" svg:width="0.915cm" svg:height="1.168cm" svg:x="3.857cm" svg:y="12.095cm">
                <draw:text-box>
                  <text:p text:style-name="P30"><text:span text:style-name="T141">y</text:span><text:span text:style-name="T142">B</text:span></text:p>
                </draw:text-box>
              </draw:frame>
            </draw:g>
            <draw:g>
              <draw:frame draw:style-name="gr96" draw:text-style-name="P45" draw:layer="layout" svg:width="0.738cm" svg:height="0.975cm" svg:x="6.405cm" svg:y="9.549cm">
                <draw:text-box>
                  <text:p text:style-name="P3"><text:span text:style-name="T110">P</text:span><text:span text:style-name="T111">0</text:span></text:p>
                </draw:text-box>
              </draw:frame>
              <draw:circle draw:style-name="gr119" draw:layer="layout" svg:width="0.555cm" svg:height="0.555cm" svg:x="6.458cm" svg:y="10.524cm">
                <text:p/>
              </draw:circle>
            </draw:g>
          </draw:g>
          <draw:g>
            <draw:frame draw:style-name="gr98" draw:text-style-name="P4" draw:layer="layout" svg:width="1.438cm" svg:height="1.017cm" svg:x="9.538cm" svg:y="8.242cm">
              <draw:text-box>
                <text:p text:style-name="P3"><text:span text:style-name="T103">L</text:span></text:p>
              </draw:text-box>
            </draw:frame>
            <draw:frame draw:style-name="gr98" draw:text-style-name="P4" draw:layer="layout" svg:width="1.438cm" svg:height="1.017cm" svg:x="9.44cm" svg:y="12.26cm">
              <draw:text-box>
                <text:p text:style-name="P3"><text:span text:style-name="T103">L</text:span></text:p>
              </draw:text-box>
            </draw:frame>
            <draw:frame draw:style-name="gr98" draw:text-style-name="P4" draw:layer="layout" svg:width="1.438cm" svg:height="1.017cm" svg:x="14.732cm" svg:y="10.039cm">
              <draw:text-box>
                <text:p text:style-name="P3"><text:span text:style-name="T103">L</text:span></text:p>
              </draw:text-box>
            </draw:frame>
            <draw:frame draw:style-name="gr98" draw:text-style-name="P4" draw:layer="layout" svg:width="1.438cm" svg:height="1.017cm" svg:x="16.693cm" svg:y="5.793cm">
              <draw:text-box>
                <text:p text:style-name="P3"><text:span text:style-name="T103">LT</text:span></text:p>
              </draw:text-box>
            </draw:frame>
            <draw:frame draw:style-name="gr98" draw:text-style-name="P4" draw:layer="layout" svg:width="1.438cm" svg:height="1.017cm" svg:x="16.726cm" svg:y="13.928cm">
              <draw:text-box>
                <text:p text:style-name="P3"><text:span text:style-name="T103">LB</text:span></text:p>
              </draw:text-box>
            </draw:frame>
            <draw:frame draw:style-name="gr98" draw:text-style-name="P4" draw:layer="layout" svg:width="1.438cm" svg:height="1.017cm" svg:x="18.685cm" svg:y="10.105cm">
              <draw:text-box>
                <text:p text:style-name="P3"><text:span text:style-name="T103">LR</text:span></text:p>
              </draw:text-box>
            </draw:frame>
          </draw:g>
          <draw:g>
            <draw:line draw:style-name="gr163" draw:layer="layout" svg:x1="6.701cm" svg:y1="10.782cm" svg:x2="13.07cm" svg:y2="4.477cm">
              <text:p/>
            </draw:line>
            <draw:line draw:style-name="gr163" draw:layer="layout" svg:x1="6.732cm" svg:y1="10.814cm" svg:x2="23.62cm" svg:y2="6.437cm">
              <text:p/>
            </draw:line>
            <draw:line draw:style-name="gr163" draw:layer="layout" svg:x1="6.733cm" svg:y1="10.814cm" svg:x2="23.36cm" svg:y2="14.701cm">
              <text:p/>
            </draw:line>
            <draw:line draw:style-name="gr163" draw:layer="layout" svg:x1="6.732cm" svg:y1="10.814cm" svg:x2="12.122cm" svg:y2="15.747cm">
              <text:p/>
            </draw:line>
          </draw:g>
        </draw:g>
        <draw:frame draw:style-name="gr176" draw:text-style-name="P47" xml:id="id144" draw:id="id144" draw:layer="layout" svg:width="26.556cm" svg:height="3.817cm" svg:x="0.687cm" svg:y="15.751cm">
          <draw:text-box>
            <text:p xml:id="id145" text:id="id145" text:style-name="P30"><text:span text:style-name="T123">Condición para que </text:span><text:span text:style-name="T143">P</text:span><text:span text:style-name="T144">1</text:span><text:span text:style-name="T123"> se encuentre en </text:span><text:span text:style-name="T63">LT</text:span></text:p>
            <text:p xml:id="id146" text:id="id146" text:style-name="P30"><text:span text:style-name="T121">Inclinación</text:span><text:span text:style-name="T63"> P</text:span><text:span text:style-name="T151">0</text:span><text:span text:style-name="T116">A</text:span><text:span text:style-name="T62"> &lt; </text:span><text:span text:style-name="T121">Inclinación</text:span><text:span text:style-name="T63"> P</text:span><text:span text:style-name="T151">0</text:span><text:span text:style-name="T63">P</text:span><text:span text:style-name="T151">1</text:span><text:span text:style-name="T62"> &lt; </text:span><text:span text:style-name="T121">Inclinación</text:span><text:span text:style-name="T63"> P</text:span><text:span text:style-name="T151">0</text:span><text:span text:style-name="T116">B </text:span><text:span text:style-name="T62">(y </text:span><text:span text:style-name="T143">Y</text:span><text:span text:style-name="T144">1</text:span><text:span text:style-name="T63"> </text:span><text:span text:style-name="T62">&gt; Y</text:span><text:span text:style-name="T117">T</text:span><text:span text:style-name="T152">)</text:span></text:p>
            <text:p xml:id="id147" text:id="id147" text:style-name="P30"><text:span text:style-name="T62">(Y</text:span><text:span text:style-name="T117">T</text:span><text:span text:style-name="T62">-</text:span><text:span text:style-name="T143">Y</text:span><text:span text:style-name="T144">0</text:span><text:span text:style-name="T62">) / (X</text:span><text:span text:style-name="T117">R</text:span><text:span text:style-name="T62">- </text:span><text:span text:style-name="T143">X</text:span><text:span text:style-name="T144">0</text:span><text:span text:style-name="T62">) &lt; (</text:span><text:span text:style-name="T143">Y</text:span><text:span text:style-name="T144">1</text:span><text:span text:style-name="T62">-</text:span><text:span text:style-name="T143">Y</text:span><text:span text:style-name="T144">0</text:span><text:span text:style-name="T62">) / (</text:span><text:span text:style-name="T143">X</text:span><text:span text:style-name="T144">1</text:span><text:span text:style-name="T62">-</text:span><text:span text:style-name="T143">X</text:span><text:span text:style-name="T144">0</text:span><text:span text:style-name="T62">) &lt; (Y</text:span><text:span text:style-name="T117">T</text:span><text:span text:style-name="T62"> - </text:span><text:span text:style-name="T143">Y</text:span><text:span text:style-name="T144">0</text:span><text:span text:style-name="T62">) / (X</text:span><text:span text:style-name="T117">L</text:span><text:span text:style-name="T62">-</text:span><text:span text:style-name="T143">X</text:span><text:span text:style-name="T144">0</text:span><text:span text:style-name="T62">) Además </text:span><text:span text:style-name="T143">Y</text:span><text:span text:style-name="T144">1</text:span><text:span text:style-name="T63"> </text:span><text:span text:style-name="T62">&gt; Y</text:span><text:span text:style-name="T117">T</text:span></text:p>
          </draw:text-box>
        </draw:frame>
        <draw:g xml:id="id141" draw:id="id141">
          <draw:line draw:style-name="gr89" draw:text-style-name="P15" draw:layer="layout" svg:x1="6.697cm" svg:y1="10.78cm" svg:x2="14.83cm" svg:y2="6.697cm">
            <text:p/>
          </draw:line>
          <draw:frame draw:style-name="gr169" draw:text-style-name="P47" draw:layer="layout" svg:width="0.816cm" svg:height="0.975cm" svg:x="14.668cm" svg:y="5.299cm">
            <draw:text-box>
              <text:p text:style-name="P30"><text:span text:style-name="T143">P</text:span><text:span text:style-name="T144">1</text:span></text:p>
            </draw:text-box>
          </draw:frame>
          <draw:circle draw:style-name="gr119" draw:layer="layout" svg:width="0.621cm" svg:height="0.621cm" svg:x="14.602cm" svg:y="6.402cm">
            <text:p/>
          </draw:circle>
        </draw:g>
        <draw:g xml:id="id142" draw:id="id142">
          <draw:frame draw:style-name="gr11" draw:text-style-name="P53" draw:layer="layout" svg:width="0.721cm" svg:height="0.941cm" svg:x="17.899cm" svg:y="6.477cm">
            <draw:text-box>
              <text:p text:style-name="P3"><text:span text:style-name="T146">A</text:span></text:p>
            </draw:text-box>
          </draw:frame>
          <draw:line draw:style-name="gr177" draw:layer="layout" svg:x1="18.032cm" svg:y1="7.22cm" svg:x2="17.313cm" svg:y2="7.971cm">
            <text:p/>
          </draw:line>
        </draw:g>
        <draw:g xml:id="id143" draw:id="id143">
          <draw:frame draw:style-name="gr11" draw:text-style-name="P53" draw:layer="layout" svg:width="0.721cm" svg:height="0.941cm" svg:x="7.937cm" svg:y="6.837cm">
            <draw:text-box>
              <text:p text:style-name="P3"><text:span text:style-name="T146">B</text:span></text:p>
            </draw:text-box>
          </draw:frame>
          <draw:line draw:style-name="gr178" draw:layer="layout" svg:x1="8.591cm" svg:y1="7.217cm" svg:x2="9.306cm" svg:y2="7.96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41" smil:attributeName="visibility" smil:to="visible"/>
                  <anim:transitionFilter smil:dur="1s" smil:targetElement="id141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42" smil:attributeName="visibility" smil:to="visible"/>
                  <anim:transitionFilter smil:dur="1s" smil:targetElement="id14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3" smil:attributeName="visibility" smil:to="visible"/>
                  <anim:transitionFilter smil:dur="1s" smil:targetElement="id14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44" anim:sub-item="background" smil:attributeName="visibility" smil:to="visible"/>
                  <anim:transitionFilter smil:dur="0.1s" smil:targetElement="id144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45" anim:sub-item="text" smil:attributeName="visibility" smil:to="visible"/>
                  <anim:transitionFilter smil:dur="0.1s" smil:targetElement="id14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46" anim:sub-item="text" smil:attributeName="visibility" smil:to="visible"/>
                  <anim:transitionFilter smil:dur="0.1s" smil:targetElement="id14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47" anim:sub-item="text" smil:attributeName="visibility" smil:to="visible"/>
                  <anim:transitionFilter smil:dur="0.1s" smil:targetElement="id14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4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69cm" svg:y="0.787cm" presentation:class="title" presentation:user-transformed="true">
          <draw:text-box>
            <text:p text:style-name="P1"><text:span text:style-name="T1">RECORTE DE POLIGONOS</text:span></text:p>
          </draw:text-box>
        </draw:frame>
        <draw:frame draw:style-name="gr11" draw:text-style-name="P4" draw:layer="layout" svg:width="25.297cm" svg:height="1.017cm" svg:x="0.523cm" svg:y="2.95cm">
          <draw:text-box>
            <text:p text:style-name="P3"><text:span text:style-name="T65">Problemática</text:span></text:p>
          </draw:text-box>
        </draw:frame>
        <draw:polygon draw:style-name="gr119" draw:layer="layout" svg:width="7.446cm" svg:height="7.152cm" svg:x="3.169cm" svg:y="8.101cm" svg:viewBox="0 0 7447 7153" draw:points="3188,0 7447,0 7447,2258 4866,3430 7009,5043 2896,7153 0,2785 3188,0 3164,0">
          <text:p/>
        </draw:polygon>
        <draw:g xml:id="id148" draw:id="id148">
          <draw:line draw:style-name="gr77" draw:layer="layout" svg:x1="3.422cm" svg:y1="14.267cm" svg:x2="9.93cm" svg:y2="14.266cm">
            <text:p/>
          </draw:line>
          <draw:rect draw:style-name="gr78" draw:layer="layout" svg:width="4.998cm" svg:height="5.117cm" svg:x="4.152cm" svg:y="9.133cm">
            <text:p/>
          </draw:rect>
          <draw:line draw:style-name="gr77" draw:layer="layout" svg:x1="4.126cm" svg:y1="8.232cm" svg:x2="4.126cm" svg:y2="15.056cm">
            <text:p/>
          </draw:line>
          <draw:line draw:style-name="gr77" draw:layer="layout" svg:x1="3.373cm" svg:y1="9.14cm" svg:x2="9.913cm" svg:y2="9.143cm">
            <text:p/>
          </draw:line>
          <draw:line draw:style-name="gr77" draw:layer="layout" svg:x1="9.172cm" svg:y1="8.333cm" svg:x2="9.172cm" svg:y2="15.157cm">
            <text:p/>
          </draw:line>
        </draw:g>
        <draw:g xml:id="id149" draw:id="id149">
          <draw:g>
            <draw:line draw:style-name="gr89" draw:layer="layout" svg:x1="18.26cm" svg:y1="6.175cm" svg:x2="19.272cm" svg:y2="5.293cm">
              <text:p/>
            </draw:line>
            <draw:line draw:style-name="gr89" draw:layer="layout" svg:x1="18.213cm" svg:y1="8.415cm" svg:x2="19.501cm" svg:y2="10.389cm">
              <text:p/>
            </draw:line>
            <draw:line draw:style-name="gr89" draw:layer="layout" svg:x1="23.257cm" svg:y1="9.801cm" svg:x2="22.035cm" svg:y2="10.408cm">
              <text:p/>
            </draw:line>
            <draw:line draw:style-name="gr89" draw:layer="layout" svg:x1="23.275cm" svg:y1="8.513cm" svg:x2="22.179cm" svg:y2="7.678cm">
              <text:p/>
            </draw:line>
            <draw:line draw:style-name="gr89" draw:layer="layout" svg:x1="23.438cm" svg:y1="7.044cm" svg:x2="22.216cm" svg:y2="7.651cm">
              <text:p/>
            </draw:line>
          </draw:g>
          <draw:line draw:style-name="gr179" draw:layer="layout" svg:x1="11.204cm" svg:y1="8.199cm" svg:x2="17.247cm" svg:y2="8.199cm">
            <text:p/>
          </draw:line>
          <draw:frame draw:style-name="gr11" draw:text-style-name="P34" draw:layer="layout" svg:width="3.33cm" svg:height="2.033cm" svg:x="12.348cm" svg:y="7.23cm">
            <draw:text-box>
              <text:p text:style-name="P30"><text:span text:style-name="T96">recorte </text:span></text:p>
              <text:p text:style-name="P30"><text:span text:style-name="T96">de líneas</text:span></text:p>
            </draw:text-box>
          </draw:frame>
        </draw:g>
        <draw:g xml:id="id150" draw:id="id150">
          <draw:polygon draw:style-name="gr119" draw:layer="layout" svg:width="5.062cm" svg:height="5.128cm" svg:x="18.619cm" svg:y="12.053cm" svg:viewBox="0 0 5063 5129" draw:points="1339,5129 3854,5129 5063,4508 5063,3267 4018,2385 5063,1830 5063,0 1045,0 0,948 0,3201 1372,5096">
            <text:p/>
          </draw:polygon>
          <draw:line draw:style-name="gr180" draw:layer="layout" svg:x1="11.062cm" svg:y1="13.72cm" svg:x2="17.105cm" svg:y2="13.72cm">
            <text:p/>
          </draw:line>
          <draw:frame draw:style-name="gr11" draw:text-style-name="P34" draw:layer="layout" svg:width="3.865cm" svg:height="2.033cm" svg:x="12.206cm" svg:y="12.751cm">
            <draw:text-box>
              <text:p text:style-name="P30"><text:span text:style-name="T96">recorte de</text:span></text:p>
              <text:p text:style-name="P30"><text:span text:style-name="T96">polígono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48" smil:attributeName="visibility" smil:to="visible"/>
                  <anim:transitionFilter smil:dur="1s" smil:targetElement="id14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49" smil:attributeName="visibility" smil:to="visible"/>
                  <anim:transitionFilter smil:dur="1s" smil:targetElement="id14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0" smil:attributeName="visibility" smil:to="visible"/>
                  <anim:transitionFilter smil:dur="1s" smil:targetElement="id15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5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558cm" svg:y="0.198cm" presentation:class="title" presentation:user-transformed="true">
          <draw:text-box>
            <text:p text:style-name="P1"><text:span text:style-name="T1">RECORTE DE POLIGONOS</text:span></text:p>
          </draw:text-box>
        </draw:frame>
        <draw:frame draw:style-name="gr11" draw:text-style-name="P4" draw:layer="layout" svg:width="25.297cm" svg:height="1.017cm" svg:x="0.424cm" svg:y="2.067cm">
          <draw:text-box>
            <text:p text:style-name="P3"><text:span text:style-name="T65">Algoritmo de Sutherland-Hodgeman </text:span><text:span text:style-name="T103">Estrategia Divide y Vencerás</text:span></text:p>
          </draw:text-box>
        </draw:frame>
        <draw:g xml:id="id151" draw:id="id151">
          <draw:polygon draw:style-name="gr181" draw:layer="layout" svg:width="6.826cm" svg:height="5.921cm" svg:x="4.214cm" svg:y="3.747cm" svg:viewBox="0 0 6827 5922" draw:points="1989,0 6827,1382 6085,4269 3087,5922 0,3367">
            <text:p/>
          </draw:polygon>
          <draw:g>
            <draw:line draw:style-name="gr77" draw:layer="layout" svg:x1="4.654cm" svg:y1="8.883cm" svg:x2="10.387cm" svg:y2="8.882cm">
              <text:p/>
            </draw:line>
            <draw:rect draw:style-name="gr78" draw:layer="layout" svg:width="4.405cm" svg:height="4.512cm" svg:x="5.296cm" svg:y="4.357cm">
              <text:p/>
            </draw:rect>
            <draw:line draw:style-name="gr77" draw:layer="layout" svg:x1="5.273cm" svg:y1="3.561cm" svg:x2="5.273cm" svg:y2="9.58cm">
              <text:p/>
            </draw:line>
            <draw:line draw:style-name="gr77" draw:layer="layout" svg:x1="4.609cm" svg:y1="4.361cm" svg:x2="10.355cm" svg:y2="4.345cm">
              <text:p/>
            </draw:line>
            <draw:line draw:style-name="gr77" draw:layer="layout" svg:x1="9.721cm" svg:y1="3.65cm" svg:x2="9.721cm" svg:y2="9.669cm">
              <text:p/>
            </draw:line>
          </draw:g>
          <draw:frame draw:style-name="gr11" draw:text-style-name="P34" draw:layer="layout" svg:width="6.826cm" svg:height="2.033cm" svg:x="12.381cm" svg:y="5.236cm">
            <draw:text-box>
              <text:p text:style-name="P30"><text:span text:style-name="T96">polígono original y</text:span></text:p>
              <text:p text:style-name="P30"><text:span text:style-name="T96">ventana de recorte</text:span></text:p>
            </draw:text-box>
          </draw:frame>
        </draw:g>
        <draw:g xml:id="id152" draw:id="id152">
          <draw:polygon draw:style-name="gr181" draw:layer="layout" svg:width="5.814cm" svg:height="5.879cm" svg:x="1.046cm" svg:y="10.519cm" svg:viewBox="0 0 5815 5880" draw:points="0,4214 0,1601 980,0 5815,1405 4998,4312 2058,5880">
            <text:p/>
          </draw:polygon>
          <draw:g>
            <draw:line draw:style-name="gr77" draw:layer="layout" svg:x1="0.441cm" svg:y1="15.579cm" svg:x2="6.174cm" svg:y2="15.578cm">
              <text:p/>
            </draw:line>
            <draw:rect draw:style-name="gr78" draw:layer="layout" svg:width="4.405cm" svg:height="4.512cm" svg:x="1.083cm" svg:y="11.053cm">
              <text:p/>
            </draw:rect>
            <draw:line draw:style-name="gr77" draw:layer="layout" svg:x1="1.06cm" svg:y1="10.257cm" svg:x2="1.06cm" svg:y2="16.276cm">
              <text:p/>
            </draw:line>
            <draw:line draw:style-name="gr77" draw:layer="layout" svg:x1="0.396cm" svg:y1="11.057cm" svg:x2="6.142cm" svg:y2="11.041cm">
              <text:p/>
            </draw:line>
            <draw:line draw:style-name="gr77" draw:layer="layout" svg:x1="5.508cm" svg:y1="10.346cm" svg:x2="5.508cm" svg:y2="16.365cm">
              <text:p/>
            </draw:line>
          </draw:g>
          <draw:frame draw:style-name="gr182" draw:text-style-name="P12" draw:layer="layout" svg:width="4.41cm" svg:height="2.492cm" svg:x="1.196cm" svg:y="16.83cm">
            <draw:text-box>
              <text:p text:style-name="P29"><text:span text:style-name="T17">recorte izquierda</text:span></text:p>
            </draw:text-box>
          </draw:frame>
        </draw:g>
        <draw:g xml:id="id153" draw:id="id153">
          <draw:polygon draw:style-name="gr119" draw:layer="layout" svg:width="5.748cm" svg:height="5.291cm" svg:x="8.591cm" svg:y="11.008cm" svg:viewBox="0 0 5749 5292" draw:points="0,3593 0,1013 588,0 2972,0 5749,817 4965,3691 2058,5292">
            <text:p/>
          </draw:polygon>
          <draw:g>
            <draw:line draw:style-name="gr77" draw:layer="layout" svg:x1="7.921cm" svg:y1="15.546cm" svg:x2="13.654cm" svg:y2="15.545cm">
              <text:p/>
            </draw:line>
            <draw:rect draw:style-name="gr78" draw:layer="layout" svg:width="4.405cm" svg:height="4.512cm" svg:x="8.563cm" svg:y="11.02cm">
              <text:p/>
            </draw:rect>
            <draw:line draw:style-name="gr77" draw:layer="layout" svg:x1="8.54cm" svg:y1="10.224cm" svg:x2="8.54cm" svg:y2="16.243cm">
              <text:p/>
            </draw:line>
            <draw:line draw:style-name="gr77" draw:layer="layout" svg:x1="7.876cm" svg:y1="11.024cm" svg:x2="13.622cm" svg:y2="11.008cm">
              <text:p/>
            </draw:line>
            <draw:line draw:style-name="gr77" draw:layer="layout" svg:x1="12.988cm" svg:y1="10.313cm" svg:x2="12.988cm" svg:y2="16.332cm">
              <text:p/>
            </draw:line>
          </draw:g>
          <draw:frame draw:style-name="gr183" draw:text-style-name="P12" draw:layer="layout" svg:width="4.858cm" svg:height="2.597cm" svg:x="8.365cm" svg:y="16.798cm">
            <draw:text-box>
              <text:p text:style-name="P29"><text:span text:style-name="T17">recorte</text:span></text:p>
              <text:p text:style-name="P29"><text:span text:style-name="T17">arriba</text:span></text:p>
            </draw:text-box>
          </draw:frame>
          <draw:line draw:style-name="gr184" draw:layer="layout" svg:x1="5.651cm" svg:y1="18.162cm" svg:x2="8.356cm" svg:y2="18.164cm">
            <text:p/>
          </draw:line>
        </draw:g>
        <draw:g xml:id="id154" draw:id="id154">
          <draw:polygon draw:style-name="gr119" draw:layer="layout" svg:width="4.474cm" svg:height="5.258cm" svg:x="15.646cm" svg:y="11.04cm" svg:viewBox="0 0 4475 5259" draw:points="0,3593 0,1013 621,0 3005,0 4475,425 4475,3920 2091,5259">
            <text:p/>
          </draw:polygon>
          <draw:g>
            <draw:line draw:style-name="gr77" draw:layer="layout" svg:x1="15.011cm" svg:y1="15.545cm" svg:x2="20.744cm" svg:y2="15.544cm">
              <text:p/>
            </draw:line>
            <draw:rect draw:style-name="gr78" draw:layer="layout" svg:width="4.405cm" svg:height="4.512cm" svg:x="15.653cm" svg:y="11.019cm">
              <text:p/>
            </draw:rect>
            <draw:line draw:style-name="gr77" draw:layer="layout" svg:x1="15.63cm" svg:y1="10.223cm" svg:x2="15.63cm" svg:y2="16.242cm">
              <text:p/>
            </draw:line>
            <draw:line draw:style-name="gr77" draw:layer="layout" svg:x1="14.966cm" svg:y1="11.023cm" svg:x2="20.712cm" svg:y2="11.007cm">
              <text:p/>
            </draw:line>
            <draw:line draw:style-name="gr77" draw:layer="layout" svg:x1="20.078cm" svg:y1="10.312cm" svg:x2="20.078cm" svg:y2="16.331cm">
              <text:p/>
            </draw:line>
          </draw:g>
          <draw:frame draw:style-name="gr183" draw:text-style-name="P12" draw:layer="layout" svg:width="4.858cm" svg:height="2.597cm" svg:x="15.316cm" svg:y="16.793cm">
            <draw:text-box>
              <text:p text:style-name="P29"><text:span text:style-name="T17">recorte</text:span></text:p>
              <text:p text:style-name="P29"><text:span text:style-name="T17">derecha</text:span></text:p>
            </draw:text-box>
          </draw:frame>
          <draw:line draw:style-name="gr185" draw:layer="layout" svg:x1="13.316cm" svg:y1="18.183cm" svg:x2="15.287cm" svg:y2="18.194cm">
            <text:p/>
          </draw:line>
        </draw:g>
        <draw:g xml:id="id155" draw:id="id155">
          <draw:polygon draw:style-name="gr119" draw:layer="layout" svg:width="4.507cm" svg:height="4.572cm" svg:x="22.375cm" svg:y="10.975cm" svg:viewBox="0 0 4508 4573" draw:points="0,3593 0,1013 621,0 2940,0 4508,458 4508,3887 3495,4573 1176,4573 1143,4541">
            <text:p/>
          </draw:polygon>
          <draw:g>
            <draw:line draw:style-name="gr77" draw:layer="layout" svg:x1="21.738cm" svg:y1="15.513cm" svg:x2="27.471cm" svg:y2="15.512cm">
              <text:p/>
            </draw:line>
            <draw:rect draw:style-name="gr78" draw:layer="layout" svg:width="4.405cm" svg:height="4.512cm" svg:x="22.38cm" svg:y="10.987cm">
              <text:p/>
            </draw:rect>
            <draw:line draw:style-name="gr77" draw:layer="layout" svg:x1="22.357cm" svg:y1="10.191cm" svg:x2="22.357cm" svg:y2="16.21cm">
              <text:p/>
            </draw:line>
            <draw:line draw:style-name="gr77" draw:layer="layout" svg:x1="21.693cm" svg:y1="10.991cm" svg:x2="27.439cm" svg:y2="10.975cm">
              <text:p/>
            </draw:line>
            <draw:line draw:style-name="gr77" draw:layer="layout" svg:x1="26.805cm" svg:y1="10.28cm" svg:x2="26.805cm" svg:y2="16.299cm">
              <text:p/>
            </draw:line>
          </draw:g>
          <draw:frame draw:style-name="gr183" draw:text-style-name="P12" draw:layer="layout" svg:width="4.858cm" svg:height="2.597cm" svg:x="22.274cm" svg:y="16.76cm">
            <draw:text-box>
              <text:p text:style-name="P29"><text:span text:style-name="T17">recorte</text:span></text:p>
              <text:p text:style-name="P29"><text:span text:style-name="T17">abajo</text:span></text:p>
            </draw:text-box>
          </draw:frame>
          <draw:line draw:style-name="gr186" draw:layer="layout" svg:x1="20.273cm" svg:y1="18.183cm" svg:x2="22.278cm" svg:y2="18.19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1" smil:attributeName="visibility" smil:to="visible"/>
                  <anim:transitionFilter smil:dur="1s" smil:targetElement="id15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2" smil:attributeName="visibility" smil:to="visible"/>
                  <anim:transitionFilter smil:dur="1s" smil:targetElement="id15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3" smil:attributeName="visibility" smil:to="visible"/>
                  <anim:transitionFilter smil:dur="1s" smil:targetElement="id15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4" smil:attributeName="visibility" smil:to="visible"/>
                  <anim:transitionFilter smil:dur="1s" smil:targetElement="id15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5" smil:attributeName="visibility" smil:to="visible"/>
                  <anim:transitionFilter smil:dur="1s" smil:targetElement="id155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6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657cm" svg:y="0.721cm" presentation:class="title" presentation:user-transformed="true">
          <draw:text-box>
            <text:p text:style-name="P1"><text:span text:style-name="T1">RECORTE DE POLIGONOS</text:span></text:p>
          </draw:text-box>
        </draw:frame>
        <draw:frame draw:style-name="gr11" draw:text-style-name="P40" draw:layer="layout" svg:width="27.275cm" svg:height="2.033cm" svg:x="0.261cm" svg:y="2.589cm">
          <draw:text-box>
            <text:p text:style-name="P30"><text:span text:style-name="T65">Algoritmo de Sutherland-Hodgeman / </text:span><text:span text:style-name="T65"><text:tab/></text:span><text:span text:style-name="T103">Casos al procesar vértices en secuencia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contra una frontera de la ventana</text:span></text:p>
          </draw:text-box>
        </draw:frame>
        <draw:frame draw:style-name="gr182" draw:text-style-name="P12" xml:id="id159" draw:id="id159" draw:layer="layout" svg:width="5.992cm" svg:height="2.492cm" svg:x="0.541cm" svg:y="16.144cm">
          <draw:text-box>
            <text:p text:style-name="P29"><text:span text:style-name="T10">caso 1</text:span></text:p>
            <text:p text:style-name="P29"><text:span text:style-name="T11">no hay salida</text:span></text:p>
          </draw:text-box>
        </draw:frame>
        <draw:g xml:id="id157" draw:id="id157">
          <draw:rect draw:style-name="gr119" draw:layer="layout" svg:width="3.462cm" svg:height="3.706cm" svg:x="0.566cm" svg:y="10.068cm">
            <text:p/>
          </draw:rect>
          <draw:rect draw:style-name="gr78" draw:layer="layout" svg:width="4.254cm" svg:height="5.454cm" svg:x="2.378cm" svg:y="9.161cm">
            <text:p/>
          </draw:rect>
          <draw:line draw:style-name="gr77" draw:layer="layout" svg:x1="2.355cm" svg:y1="8.199cm" svg:x2="2.355cm" svg:y2="15.474cm">
            <text:p/>
          </draw:line>
        </draw:g>
        <draw:frame draw:style-name="gr187" draw:text-style-name="P31" xml:id="id156" draw:id="id156" draw:layer="layout" svg:width="13.195cm" svg:height="3.063cm" svg:x="0.361cm" svg:y="4.419cm">
          <draw:text-box>
            <text:p text:style-name="P30"><text:span text:style-name="T149">Ejemplo con frontera izquierda</text:span></text:p>
            <text:p text:style-name="P30"><text:span text:style-name="T86">s: </text:span><text:span text:style-name="T104">vértice procesado en la iteración anterior</text:span></text:p>
            <text:p text:style-name="P30"><text:span text:style-name="T150">p</text:span><text:span text:style-name="T86">:</text:span><text:span text:style-name="T104"> vértice en procesamiento</text:span></text:p>
          </draw:text-box>
        </draw:frame>
        <draw:g xml:id="id158" draw:id="id158">
          <draw:g>
            <draw:frame draw:style-name="gr188" draw:text-style-name="P55" draw:layer="layout" svg:width="0.385cm" svg:height="0.941cm" svg:x="0.422cm" svg:y="8.904cm">
              <draw:text-box>
                <text:p text:style-name="P3"><text:span text:style-name="T107">s</text:span></text:p>
              </draw:text-box>
            </draw:frame>
            <draw:frame draw:style-name="gr188" draw:text-style-name="P55" draw:layer="layout" svg:width="0.385cm" svg:height="0.941cm" svg:x="0.423cm" svg:y="8.904cm">
              <draw:text-box>
                <text:p text:style-name="P3"><text:span text:style-name="T107">s</text:span></text:p>
              </draw:text-box>
            </draw:frame>
            <draw:frame draw:style-name="gr188" draw:text-style-name="P55" draw:layer="layout" svg:width="0.385cm" svg:height="0.941cm" svg:x="0.423cm" svg:y="8.904cm">
              <draw:text-box>
                <text:p text:style-name="P3"><text:span text:style-name="T107">s</text:span></text:p>
              </draw:text-box>
            </draw:frame>
            <draw:frame draw:style-name="gr188" draw:text-style-name="P55" draw:layer="layout" svg:width="0.385cm" svg:height="0.941cm" svg:x="0.423cm" svg:y="8.904cm">
              <draw:text-box>
                <text:p text:style-name="P3"><text:span text:style-name="T107">s</text:span></text:p>
              </draw:text-box>
            </draw:frame>
            <draw:frame draw:style-name="gr188" draw:text-style-name="P55" draw:layer="layout" svg:width="0.385cm" svg:height="0.941cm" svg:x="0.423cm" svg:y="8.904cm">
              <draw:text-box>
                <text:p text:style-name="P3"><text:span text:style-name="T107">s</text:span></text:p>
              </draw:text-box>
            </draw:frame>
            <draw:ellipse draw:style-name="gr12" draw:layer="layout" svg:width="0.384cm" svg:height="0.411cm" svg:x="0.392cm" svg:y="9.811cm">
              <text:p/>
            </draw:ellipse>
          </draw:g>
          <draw:g>
            <draw:frame draw:style-name="gr189" draw:text-style-name="P53" draw:layer="layout" svg:width="0.385cm" svg:height="1.004cm" svg:x="0.484cm" svg:y="13.78cm">
              <draw:text-box>
                <text:p text:style-name="P3"><text:span text:style-name="T146">p</text:span></text:p>
              </draw:text-box>
            </draw:frame>
            <draw:ellipse draw:style-name="gr190" draw:layer="layout" svg:width="0.384cm" svg:height="0.411cm" svg:x="0.422cm" svg:y="13.518cm">
              <text:p/>
            </draw:ellipse>
          </draw:g>
          <draw:line draw:style-name="gr191" draw:layer="layout" svg:x1="0.57cm" svg:y1="10.033cm" svg:x2="0.57cm" svg:y2="13.581cm">
            <text:p/>
          </draw:line>
        </draw:g>
        <draw:frame draw:style-name="gr192" draw:text-style-name="P12" xml:id="id163" draw:id="id163" draw:layer="layout" svg:width="5.992cm" svg:height="3.363cm" svg:x="7.31cm" svg:y="15.77cm">
          <draw:text-box>
            <text:p text:style-name="P29"><text:span text:style-name="T10">caso 2</text:span></text:p>
            <text:p text:style-name="P29"><text:span text:style-name="T11">1a.salida: </text:span><text:span text:style-name="T10">q</text:span></text:p>
            <text:p text:style-name="P29"><text:span text:style-name="T11">2a. salida: p</text:span></text:p>
          </draw:text-box>
        </draw:frame>
        <draw:g xml:id="id160" draw:id="id160">
          <draw:rect draw:style-name="gr119" draw:layer="layout" svg:width="3.462cm" svg:height="3.706cm" svg:x="7.335cm" svg:y="10.067cm">
            <text:p/>
          </draw:rect>
          <draw:rect draw:style-name="gr78" draw:layer="layout" svg:width="4.254cm" svg:height="5.454cm" svg:x="9.147cm" svg:y="9.16cm">
            <text:p/>
          </draw:rect>
          <draw:line draw:style-name="gr77" draw:layer="layout" svg:x1="9.124cm" svg:y1="8.198cm" svg:x2="9.124cm" svg:y2="15.473cm">
            <text:p/>
          </draw:line>
        </draw:g>
        <draw:frame draw:style-name="gr182" draw:text-style-name="P12" xml:id="id166" draw:id="id166" draw:layer="layout" svg:width="5.992cm" svg:height="2.492cm" svg:x="14.202cm" svg:y="16.111cm">
          <draw:text-box>
            <text:p text:style-name="P29"><text:span text:style-name="T10">caso 3</text:span></text:p>
            <text:p text:style-name="P29"><text:span text:style-name="T11">salida: p</text:span></text:p>
          </draw:text-box>
        </draw:frame>
        <draw:g xml:id="id164" draw:id="id164">
          <draw:rect draw:style-name="gr119" draw:layer="layout" svg:width="3.462cm" svg:height="3.706cm" svg:x="14.227cm" svg:y="10.035cm">
            <text:p/>
          </draw:rect>
          <draw:rect draw:style-name="gr78" draw:layer="layout" svg:width="4.254cm" svg:height="5.454cm" svg:x="16.039cm" svg:y="9.128cm">
            <text:p/>
          </draw:rect>
          <draw:line draw:style-name="gr77" draw:layer="layout" svg:x1="16.016cm" svg:y1="8.166cm" svg:x2="16.016cm" svg:y2="15.441cm">
            <text:p/>
          </draw:line>
        </draw:g>
        <draw:frame draw:style-name="gr182" draw:text-style-name="P12" xml:id="id170" draw:id="id170" draw:layer="layout" svg:width="5.992cm" svg:height="2.492cm" svg:x="21.192cm" svg:y="16.111cm">
          <draw:text-box>
            <text:p text:style-name="P29"><text:span text:style-name="T10">caso 4</text:span></text:p>
            <text:p text:style-name="P29"><text:span text:style-name="T11">salida: </text:span><text:span text:style-name="T10">q</text:span></text:p>
          </draw:text-box>
        </draw:frame>
        <draw:g xml:id="id167" draw:id="id167">
          <draw:rect draw:style-name="gr119" draw:layer="layout" svg:width="3.462cm" svg:height="3.706cm" svg:x="21.217cm" svg:y="10.035cm">
            <text:p/>
          </draw:rect>
          <draw:rect draw:style-name="gr78" draw:layer="layout" svg:width="4.254cm" svg:height="5.454cm" svg:x="23.029cm" svg:y="9.128cm">
            <text:p/>
          </draw:rect>
          <draw:line draw:style-name="gr77" draw:layer="layout" svg:x1="23.006cm" svg:y1="8.166cm" svg:x2="23.006cm" svg:y2="15.441cm">
            <text:p/>
          </draw:line>
        </draw:g>
        <draw:g xml:id="id161" draw:id="id161">
          <draw:frame draw:style-name="gr193" draw:text-style-name="P53" draw:layer="layout" svg:width="0.422cm" svg:height="0.941cm" svg:x="10.651cm" svg:y="13.72cm">
            <draw:text-box>
              <text:p text:style-name="P3"><text:span text:style-name="T146">p</text:span></text:p>
            </draw:text-box>
          </draw:frame>
          <draw:frame draw:style-name="gr194" draw:text-style-name="P55" draw:layer="layout" svg:width="0.488cm" svg:height="0.941cm" svg:x="7.254cm" svg:y="13.827cm">
            <draw:text-box>
              <text:p text:style-name="P3"><text:span text:style-name="T107">s</text:span></text:p>
            </draw:text-box>
          </draw:frame>
          <draw:circle draw:style-name="gr12" draw:layer="layout" svg:width="0.424cm" svg:height="0.424cm" svg:x="7.219cm" svg:y="13.556cm">
            <text:p/>
          </draw:circle>
          <draw:circle draw:style-name="gr190" draw:layer="layout" svg:width="0.424cm" svg:height="0.424cm" svg:x="10.551cm" svg:y="13.492cm">
            <text:p/>
          </draw:circle>
          <draw:line draw:style-name="gr195" draw:layer="layout" svg:x1="7.372cm" svg:y1="13.774cm" svg:x2="10.551cm" svg:y2="13.785cm">
            <text:p/>
          </draw:line>
        </draw:g>
        <draw:g xml:id="id162" draw:id="id162">
          <draw:frame draw:style-name="gr196" draw:text-style-name="P54" draw:layer="layout" svg:width="0.425cm" svg:height="1.035cm" svg:x="8.627cm" svg:y="13.893cm">
            <draw:text-box>
              <text:p text:style-name="P3"><text:span text:style-name="T147">q</text:span></text:p>
            </draw:text-box>
          </draw:frame>
          <draw:circle draw:style-name="gr130" draw:layer="layout" svg:width="0.424cm" svg:height="0.424cm" svg:x="8.918cm" svg:y="13.556cm">
            <text:p/>
          </draw:circle>
        </draw:g>
        <draw:g xml:id="id165" draw:id="id165">
          <draw:frame draw:style-name="gr196" draw:text-style-name="P55" draw:layer="layout" svg:width="0.425cm" svg:height="1.035cm" svg:x="17.51cm" svg:y="13.762cm">
            <draw:text-box>
              <text:p text:style-name="P3"><text:span text:style-name="T107">s</text:span></text:p>
            </draw:text-box>
          </draw:frame>
          <draw:frame draw:style-name="gr196" draw:text-style-name="P53" draw:layer="layout" svg:width="0.425cm" svg:height="1.035cm" svg:x="17.416cm" svg:y="8.93cm">
            <draw:text-box>
              <text:p text:style-name="P3"><text:span text:style-name="T146">p</text:span></text:p>
            </draw:text-box>
          </draw:frame>
          <draw:circle draw:style-name="gr12" draw:layer="layout" svg:width="0.424cm" svg:height="0.424cm" svg:x="17.476cm" svg:y="13.458cm">
            <text:p/>
          </draw:circle>
          <draw:circle draw:style-name="gr190" draw:layer="layout" svg:width="0.424cm" svg:height="0.424cm" svg:x="17.476cm" svg:y="9.899cm">
            <text:p/>
          </draw:circle>
          <draw:line draw:style-name="gr197" draw:layer="layout" svg:x1="17.682cm" svg:y1="13.696cm" svg:x2="17.672cm" svg:y2="10.257cm">
            <text:p/>
          </draw:line>
        </draw:g>
        <draw:g xml:id="id168" draw:id="id168">
          <draw:frame draw:style-name="gr196" draw:text-style-name="P55" draw:layer="layout" svg:width="0.425cm" svg:height="1.035cm" svg:x="24.96cm" svg:y="9.222cm">
            <draw:text-box>
              <text:p text:style-name="P3"><text:span text:style-name="T107">s</text:span></text:p>
            </draw:text-box>
          </draw:frame>
          <draw:frame draw:style-name="gr196" draw:text-style-name="P53" draw:layer="layout" svg:width="0.425cm" svg:height="1.035cm" svg:x="20.91cm" svg:y="8.831cm">
            <draw:text-box>
              <text:p text:style-name="P3"><text:span text:style-name="T146">p</text:span></text:p>
            </draw:text-box>
          </draw:frame>
          <draw:circle draw:style-name="gr12" draw:layer="layout" svg:width="0.424cm" svg:height="0.424cm" svg:x="24.466cm" svg:y="9.832cm">
            <text:p/>
          </draw:circle>
          <draw:circle draw:style-name="gr190" draw:layer="layout" svg:width="0.424cm" svg:height="0.424cm" svg:x="21.036cm" svg:y="9.866cm">
            <text:p/>
          </draw:circle>
          <draw:line draw:style-name="gr198" draw:layer="layout" svg:x1="24.672cm" svg:y1="10.037cm" svg:x2="21.494cm" svg:y2="10.028cm">
            <text:p/>
          </draw:line>
        </draw:g>
        <draw:g xml:id="id169" draw:id="id169">
          <draw:frame draw:style-name="gr196" draw:text-style-name="P54" draw:layer="layout" svg:width="0.425cm" svg:height="1.035cm" svg:x="22.479cm" svg:y="8.865cm">
            <draw:text-box>
              <text:p text:style-name="P3"><text:span text:style-name="T147">q</text:span></text:p>
            </draw:text-box>
          </draw:frame>
          <draw:circle draw:style-name="gr130" draw:layer="layout" svg:width="0.424cm" svg:height="0.424cm" svg:x="22.8cm" svg:y="9.801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56" smil:attributeName="visibility" smil:to="visible"/>
                  <anim:transitionFilter smil:dur="1s" smil:targetElement="id15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57" smil:attributeName="visibility" smil:to="visible"/>
                  <anim:transitionFilter smil:dur="1s" smil:targetElement="id15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58" smil:attributeName="visibility" smil:to="visible"/>
                  <anim:transitionFilter smil:dur="1s" smil:targetElement="id15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59" smil:attributeName="visibility" smil:to="visible"/>
                  <anim:transitionFilter smil:dur="1s" smil:targetElement="id15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60" smil:attributeName="visibility" smil:to="visible"/>
                  <anim:transitionFilter smil:dur="1s" smil:targetElement="id16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1" smil:attributeName="visibility" smil:to="visible"/>
                  <anim:transitionFilter smil:dur="1s" smil:targetElement="id16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2" smil:attributeName="visibility" smil:to="visible"/>
                  <anim:transitionFilter smil:dur="1s" smil:targetElement="id16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3" smil:attributeName="visibility" smil:to="visible"/>
                  <anim:transitionFilter smil:dur="1s" smil:targetElement="id16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64" smil:attributeName="visibility" smil:to="visible"/>
                  <anim:transitionFilter smil:dur="1s" smil:targetElement="id16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65" smil:attributeName="visibility" smil:to="visible"/>
                  <anim:transitionFilter smil:dur="1s" smil:targetElement="id16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6" smil:attributeName="visibility" smil:to="visible"/>
                  <anim:transitionFilter smil:dur="1s" smil:targetElement="id16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67" smil:attributeName="visibility" smil:to="visible"/>
                  <anim:transitionFilter smil:dur="1s" smil:targetElement="id16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168" smil:attributeName="visibility" smil:to="visible"/>
                  <anim:transitionFilter smil:dur="1s" smil:targetElement="id16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169" smil:attributeName="visibility" smil:to="visible"/>
                  <anim:transitionFilter smil:dur="1s" smil:targetElement="id16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70" smil:attributeName="visibility" smil:to="visible"/>
                  <anim:transitionFilter smil:dur="1s" smil:targetElement="id17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7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691cm" svg:y="0.787cm" presentation:class="title" presentation:user-transformed="true">
          <draw:text-box>
            <text:p text:style-name="P1"><text:span text:style-name="T1">RECORTE DE POLIGONOS</text:span></text:p>
          </draw:text-box>
        </draw:frame>
        <draw:frame draw:style-name="gr11" draw:text-style-name="P4" draw:layer="layout" svg:width="25.297cm" svg:height="1.017cm" svg:x="0.524cm" svg:y="2.949cm">
          <draw:text-box>
            <text:p text:style-name="P3"><text:span text:style-name="T65">Algoritmo de Sutherland-Hodgeman /</text:span><text:span text:style-name="T103"> Polígonos Cóncavos</text:span></text:p>
          </draw:text-box>
        </draw:frame>
        <draw:polygon draw:style-name="gr119" draw:layer="layout" svg:width="7.446cm" svg:height="7.152cm" svg:x="0.622cm" svg:y="5.488cm" svg:viewBox="0 0 7447 7153" draw:points="3188,0 7447,0 7447,2258 4866,3430 7009,5043 2896,7153 0,2785 3188,0 3164,0">
          <text:p/>
        </draw:polygon>
        <draw:g xml:id="id171" draw:id="id171">
          <draw:line draw:style-name="gr77" draw:layer="layout" svg:x1="5.938cm" svg:y1="11.72cm" svg:x2="12.446cm" svg:y2="11.719cm">
            <text:p/>
          </draw:line>
          <draw:rect draw:style-name="gr78" draw:layer="layout" svg:width="4.998cm" svg:height="5.117cm" svg:x="6.668cm" svg:y="6.586cm">
            <text:p/>
          </draw:rect>
          <draw:line draw:style-name="gr77" draw:layer="layout" svg:x1="6.642cm" svg:y1="5.685cm" svg:x2="6.642cm" svg:y2="12.509cm">
            <text:p/>
          </draw:line>
          <draw:line draw:style-name="gr77" draw:layer="layout" svg:x1="5.889cm" svg:y1="6.593cm" svg:x2="12.429cm" svg:y2="6.596cm">
            <text:p/>
          </draw:line>
          <draw:line draw:style-name="gr77" draw:layer="layout" svg:x1="11.688cm" svg:y1="5.786cm" svg:x2="11.688cm" svg:y2="12.61cm">
            <text:p/>
          </draw:line>
        </draw:g>
        <draw:g xml:id="id172" draw:id="id172">
          <draw:line draw:style-name="gr199" draw:layer="layout" svg:x1="13.85cm" svg:y1="9.114cm" svg:x2="17.933cm" svg:y2="9.114cm">
            <text:p/>
          </draw:line>
          <draw:g>
            <draw:polygon draw:style-name="gr119" draw:layer="layout" svg:width="1.436cm" svg:height="1.795cm" svg:x="20.384cm" svg:y="6.631cm" svg:viewBox="0 0 1437 1796" draw:points="0,1796 0,0 1437,0 1437,1143">
              <text:p/>
            </draw:polygon>
            <draw:polygon draw:style-name="gr119" draw:layer="layout" svg:width="0.979cm" svg:height="1.306cm" svg:x="20.383cm" svg:y="9.897cm" svg:viewBox="0 0 980 1307" draw:points="0,1307 0,0 980,784">
              <text:p/>
            </draw:polygon>
            <draw:line draw:style-name="gr89" draw:layer="layout" svg:x1="20.383cm" svg:y1="8.329cm" svg:x2="20.383cm" svg:y2="10.093cm">
              <text:p/>
            </draw:line>
          </draw:g>
        </draw:g>
        <draw:frame draw:style-name="gr200" draw:text-style-name="P43" xml:id="id173" draw:id="id173" draw:layer="layout" svg:width="26.063cm" svg:height="5.344cm" svg:x="1.114cm" svg:y="13.631cm">
          <draw:text-box>
            <text:p xml:id="id174" text:id="id174" text:style-name="P30"><text:span text:style-name="T153">Posibles Soluciones</text:span></text:p>
            <text:p text:style-name="P30"><text:span text:style-name="T153"/></text:p>
            <text:p xml:id="id175" text:id="id175" text:style-name="P30"><text:span text:style-name="T107">1. </text:span><text:span text:style-name="T106">Dividir el polígono en varios polígonos convexos</text:span></text:p>
            <text:p xml:id="id176" text:id="id176" text:style-name="P30"><text:span text:style-name="T107">2. </text:span><text:span text:style-name="T106">Depurar la lista de vértices de salida para que esta corresponda a un polígono</text:span></text:p>
            <text:p xml:id="id177" text:id="id177" text:style-name="P30"><text:span text:style-name="T107">3. </text:span><text:span text:style-name="T106">Emplear otro algoritm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71" smil:attributeName="visibility" smil:to="visible"/>
                  <anim:transitionFilter smil:dur="1s" smil:targetElement="id17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72" smil:attributeName="visibility" smil:to="visible"/>
                  <anim:transitionFilter smil:dur="1s" smil:targetElement="id17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73" anim:sub-item="background" smil:attributeName="visibility" smil:to="visible"/>
                  <anim:transitionFilter smil:dur="0.1s" smil:targetElement="id173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4" anim:sub-item="text" smil:attributeName="visibility" smil:to="visible"/>
                  <anim:transitionFilter smil:dur="0.1s" smil:targetElement="id17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5" anim:sub-item="text" smil:attributeName="visibility" smil:to="visible"/>
                  <anim:transitionFilter smil:dur="0.1s" smil:targetElement="id17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6" anim:sub-item="text" smil:attributeName="visibility" smil:to="visible"/>
                  <anim:transitionFilter smil:dur="0.1s" smil:targetElement="id17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7" anim:sub-item="text" smil:attributeName="visibility" smil:to="visible"/>
                  <anim:transitionFilter smil:dur="0.1s" smil:targetElement="id17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8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draw:frame presentation:style-name="pr7" draw:text-style-name="P2" draw:layer="layout" svg:width="23.91cm" svg:height="1.405cm" svg:x="1.69cm" svg:y="0.787cm" presentation:class="title" presentation:user-transformed="true">
          <draw:text-box>
            <text:p text:style-name="P1"><text:span text:style-name="T1">RECORTE DE POLIGONOS</text:span></text:p>
          </draw:text-box>
        </draw:frame>
        <draw:frame draw:style-name="gr11" draw:text-style-name="P4" draw:layer="layout" svg:width="25.297cm" svg:height="1.017cm" svg:x="0.523cm" svg:y="2.754cm">
          <draw:text-box>
            <text:p text:style-name="P3"><text:span text:style-name="T65">Algoritmo de Weiler-Atherton</text:span></text:p>
          </draw:text-box>
        </draw:frame>
        <draw:g xml:id="id183" draw:id="id183">
          <draw:line draw:style-name="gr77" draw:layer="layout" svg:x1="5.786cm" svg:y1="16.958cm" svg:x2="13.49cm" svg:y2="16.957cm">
            <text:p/>
          </draw:line>
          <draw:rect draw:style-name="gr78" draw:layer="layout" svg:width="5.915cm" svg:height="6.374cm" svg:x="6.651cm" svg:y="10.563cm">
            <text:p/>
          </draw:rect>
          <draw:line draw:style-name="gr77" draw:layer="layout" svg:x1="6.619cm" svg:y1="9.441cm" svg:x2="6.619cm" svg:y2="17.941cm">
            <text:p/>
          </draw:line>
          <draw:line draw:style-name="gr77" draw:layer="layout" svg:x1="5.728cm" svg:y1="10.572cm" svg:x2="13.469cm" svg:y2="10.576cm">
            <text:p/>
          </draw:line>
          <draw:line draw:style-name="gr77" draw:layer="layout" svg:x1="12.592cm" svg:y1="9.567cm" svg:x2="12.592cm" svg:y2="18.067cm">
            <text:p/>
          </draw:line>
        </draw:g>
        <draw:frame draw:style-name="gr201" draw:text-style-name="P43" xml:id="id178" draw:id="id178" draw:layer="layout" svg:width="26.063cm" svg:height="5.021cm" svg:x="1.115cm" svg:y="4.322cm">
          <draw:text-box>
            <text:p xml:id="id179" text:id="id179" text:style-name="P30"><text:span text:style-name="T153">Reglas</text:span></text:p>
            <text:p text:style-name="P30"><text:span text:style-name="T153"/></text:p>
            <text:p xml:id="id180" text:id="id180" text:style-name="P30"><text:span text:style-name="T107">1. </text:span><text:span text:style-name="T107"><text:tab/></text:span><text:span text:style-name="T106">Para un par de vértices del exterior al interior, siga la frontera del polígono</text:span></text:p>
            <text:p xml:id="id181" text:id="id181" text:style-name="P30"><text:span text:style-name="T107">2.</text:span><text:span text:style-name="T107"><text:tab/></text:span><text:span text:style-name="T106">Para un par de vértices del interior al exterior, siga la frontera de la ventana en </text:span><text:span text:style-name="T106"><text:tab/></text:span><text:span text:style-name="T106">la dirección de las manecillas del reloj</text:span></text:p>
          </draw:text-box>
        </draw:frame>
        <draw:g xml:id="id182" draw:id="id182">
          <draw:polygon draw:style-name="gr202" draw:layer="layout" svg:width="6.009cm" svg:height="5.094cm" svg:x="2.777cm" svg:y="11.14cm" svg:viewBox="0 0 6010 5095" draw:points="0,4965 523,2352 6010,0 5488,2319 2973,2613 5880,5095 98,5030 65,5030">
            <text:p/>
          </draw:polygon>
          <draw:circle draw:style-name="gr203" draw:layer="layout" svg:width="0.457cm" svg:height="0.457cm" svg:x="3.071cm" svg:y="13.327cm">
            <text:p/>
          </draw:circle>
          <draw:circle draw:style-name="gr203" draw:layer="layout" svg:width="0.457cm" svg:height="0.457cm" svg:x="8.462cm" svg:y="10.943cm">
            <text:p/>
          </draw:circle>
          <draw:circle draw:style-name="gr203" draw:layer="layout" svg:width="0.457cm" svg:height="0.457cm" svg:x="7.94cm" svg:y="13.23cm">
            <text:p/>
          </draw:circle>
          <draw:circle draw:style-name="gr203" draw:layer="layout" svg:width="0.457cm" svg:height="0.457cm" svg:x="5.556cm" svg:y="13.525cm">
            <text:p/>
          </draw:circle>
          <draw:circle draw:style-name="gr203" draw:layer="layout" svg:width="0.457cm" svg:height="0.457cm" svg:x="8.334cm" svg:y="15.944cm">
            <text:p/>
          </draw:circle>
          <draw:circle draw:style-name="gr203" draw:layer="layout" svg:width="0.457cm" svg:height="0.457cm" svg:x="2.586cm" svg:y="15.88cm">
            <text:p/>
          </draw:circle>
        </draw:g>
        <draw:g xml:id="id184" draw:id="id184">
          <draw:circle draw:style-name="gr204" draw:layer="layout" svg:width="0.457cm" svg:height="0.457cm" svg:x="6.405cm" svg:y="11.793cm">
            <text:p/>
          </draw:circle>
          <draw:line draw:style-name="gr205" draw:text-style-name="P44" draw:layer="layout" svg:x1="3.757cm" svg:y1="12.968cm" svg:x2="5.847cm" svg:y2="12.054cm">
            <text:p/>
          </draw:line>
        </draw:g>
        <draw:polyline draw:style-name="gr206" xml:id="id186" draw:id="id186" draw:layer="layout" svg:width="2.024cm" svg:height="0.913cm" svg:x="18.847cm" svg:y="10.944cm" svg:viewBox="0 0 2025 914" draw:points="0,914 2025,0">
          <text:p text:style-name="P3"/>
        </draw:polyline>
        <draw:polyline draw:style-name="gr206" xml:id="id188" draw:id="id188" draw:layer="layout" svg:width="0.521cm" svg:height="2.187cm" svg:x="20.384cm" svg:y="10.943cm" svg:viewBox="0 0 522 2188" draw:points="522,0 0,2188">
          <text:p text:style-name="P3"/>
        </draw:polyline>
        <draw:polyline draw:style-name="gr206" xml:id="id190" draw:id="id190" draw:layer="layout" svg:width="1.599cm" svg:height="0.228cm" svg:x="18.816cm" svg:y="13.1cm" svg:viewBox="0 0 1600 229" draw:points="1600,0 0,229">
          <text:p text:style-name="P3"/>
        </draw:polyline>
        <draw:polygon draw:style-name="gr207" xml:id="id192" draw:id="id192" draw:layer="layout" svg:width="2.122cm" svg:height="2.383cm" svg:x="18.817cm" svg:y="10.976cm" svg:viewBox="0 0 2123 2384" draw:points="0,2384 0,947 2123,0 1576,2156">
          <text:p text:style-name="P3"/>
        </draw:polygon>
        <draw:polyline draw:style-name="gr208" draw:text-style-name="P44" xml:id="id185" draw:id="id185" draw:layer="layout" svg:width="1.371cm" svg:height="0.587cm" svg:x="6.794cm" svg:y="10.976cm" svg:viewBox="0 0 1372 588" draw:points="0,588 1372,0">
          <text:p text:style-name="P3"/>
        </draw:polyline>
        <draw:polyline draw:style-name="gr209" draw:text-style-name="P44" xml:id="id187" draw:id="id187" draw:layer="layout" svg:width="0.313cm" svg:height="1.578cm" svg:x="8.787cm" svg:y="11.389cm" svg:viewBox="0 0 314 1579" draw:points="314,0 0,1579">
          <text:p text:style-name="P3"/>
        </draw:polyline>
        <draw:g xml:id="id189" draw:id="id189">
          <draw:circle draw:style-name="gr204" draw:layer="layout" svg:width="0.457cm" svg:height="0.457cm" svg:x="6.373cm" svg:y="13.394cm">
            <text:p/>
          </draw:circle>
          <draw:line draw:style-name="gr210" draw:text-style-name="P44" draw:layer="layout" svg:x1="7.807cm" svg:y1="13.817cm" svg:x2="6.893cm" svg:y2="13.915cm">
            <text:p/>
          </draw:line>
        </draw:g>
        <draw:polyline draw:style-name="gr211" draw:text-style-name="P44" xml:id="id193" draw:id="id193" draw:layer="layout" svg:width="0.913cm" svg:height="0.097cm" svg:x="5.379cm" svg:y="13.217cm" svg:viewBox="0 0 914 98" draw:points="914,0 0,98">
          <text:p text:style-name="P3"/>
        </draw:polyline>
        <draw:g xml:id="id194" draw:id="id194">
          <draw:circle draw:style-name="gr204" draw:layer="layout" svg:width="0.457cm" svg:height="0.457cm" svg:x="6.373cm" svg:y="14.341cm">
            <text:p/>
          </draw:circle>
          <draw:line draw:style-name="gr212" draw:text-style-name="P44" draw:layer="layout" svg:x1="5.595cm" svg:y1="14.055cm" svg:x2="6.174cm" svg:y2="14.667cm">
            <text:p/>
          </draw:line>
        </draw:g>
        <draw:polyline draw:style-name="gr213" draw:text-style-name="P44" xml:id="id195" draw:id="id195" draw:layer="layout" svg:width="1.307cm" svg:height="1.145cm" svg:x="7.087cm" svg:y="14.435cm" svg:viewBox="0 0 1308 1146" draw:points="0,0 1308,1146">
          <text:p text:style-name="P3"/>
        </draw:polyline>
        <draw:g xml:id="id197" draw:id="id197">
          <draw:circle draw:style-name="gr204" draw:layer="layout" svg:width="0.457cm" svg:height="0.457cm" svg:x="6.374cm" svg:y="15.975cm">
            <text:p/>
          </draw:circle>
          <draw:line draw:style-name="gr214" draw:text-style-name="P44" draw:layer="layout" svg:x1="8.199cm" svg:y1="16.561cm" svg:x2="6.794cm" svg:y2="16.562cm">
            <text:p/>
          </draw:line>
        </draw:g>
        <draw:polyline draw:style-name="gr215" draw:text-style-name="P44" xml:id="id201" draw:id="id201" draw:layer="layout" svg:width="2.885cm" svg:height="0.009cm" svg:x="3.386cm" svg:y="16.453cm" svg:viewBox="0 0 2886 10" draw:points="2886,10 0,0">
          <text:p text:style-name="P3"/>
        </draw:polyline>
        <draw:polyline draw:style-name="gr216" draw:text-style-name="P44" xml:id="id202" draw:id="id202" draw:layer="layout" svg:width="0.468cm" svg:height="2.144cm" svg:x="2.438cm" svg:y="13.621cm" svg:viewBox="0 0 469 2145" draw:points="0,2145 469,0">
          <text:p text:style-name="P3"/>
        </draw:polyline>
        <draw:polyline draw:style-name="gr217" xml:id="id191" draw:id="id191" draw:layer="layout" svg:width="0cm" svg:height="0.783cm" svg:x="6.599cm" svg:y="12.379cm" svg:viewBox="0 0 0 784" draw:points="0,784 0,0">
          <text:p text:style-name="P3"/>
        </draw:polyline>
        <draw:polyline draw:style-name="gr218" xml:id="id199" draw:id="id199" draw:layer="layout" svg:width="0.011cm" svg:height="1cm" svg:x="6.586cm" svg:y="14.829cm" svg:viewBox="0 0 12 1001" draw:points="0,1001 12,0">
          <text:p text:style-name="P3"/>
        </draw:polyline>
        <draw:polyline draw:style-name="gr206" xml:id="id196" draw:id="id196" draw:layer="layout" svg:width="2.024cm" svg:height="1.731cm" svg:x="18.848cm" svg:y="14.536cm" svg:viewBox="0 0 2025 1732" draw:points="0,0 2025,1732">
          <text:p text:style-name="P3"/>
        </draw:polyline>
        <draw:polyline draw:style-name="gr206" xml:id="id198" draw:id="id198" draw:layer="layout" svg:width="2.024cm" svg:height="0cm" svg:x="18.848cm" svg:y="16.3cm" svg:viewBox="0 0 2025 0" draw:points="2025,0 0,0">
          <text:p text:style-name="P3"/>
        </draw:polyline>
        <draw:polygon draw:style-name="gr207" xml:id="id200" draw:id="id200" draw:layer="layout" svg:width="2.09cm" svg:height="1.763cm" svg:x="18.847cm" svg:y="14.569cm" svg:viewBox="0 0 2091 1764" draw:points="0,1764 0,0 2091,1764">
          <text:p text:style-name="P3"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78" anim:sub-item="background" smil:attributeName="visibility" smil:to="visible"/>
                  <anim:transitionFilter smil:dur="0.1s" smil:targetElement="id178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9" anim:sub-item="text" smil:attributeName="visibility" smil:to="visible"/>
                  <anim:transitionFilter smil:dur="0.1s" smil:targetElement="id17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80" anim:sub-item="text" smil:attributeName="visibility" smil:to="visible"/>
                  <anim:transitionFilter smil:dur="0.1s" smil:targetElement="id18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81" anim:sub-item="text" smil:attributeName="visibility" smil:to="visible"/>
                  <anim:transitionFilter smil:dur="0.1s" smil:targetElement="id18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82" smil:attributeName="visibility" smil:to="visible"/>
                  <anim:transitionFilter smil:dur="1s" smil:targetElement="id18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83" smil:attributeName="visibility" smil:to="visible"/>
                  <anim:transitionFilter smil:dur="1s" smil:targetElement="id18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84" smil:attributeName="visibility" smil:to="visible"/>
                  <anim:transitionFilter smil:dur="1s" smil:targetElement="id184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85" smil:attributeName="visibility" smil:to="visible"/>
                  <anim:transitionFilter smil:dur="1s" smil:targetElement="id185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86" smil:attributeName="visibility" smil:to="visible"/>
                  <anim:transitionFilter smil:dur="1s" smil:targetElement="id18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87" smil:attributeName="visibility" smil:to="visible"/>
                  <anim:transitionFilter smil:dur="1s" smil:targetElement="id18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88" smil:attributeName="visibility" smil:to="visible"/>
                  <anim:transitionFilter smil:dur="1s" smil:targetElement="id188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89" smil:attributeName="visibility" smil:to="visible"/>
                  <anim:transitionFilter smil:dur="1s" smil:targetElement="id18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90" smil:attributeName="visibility" smil:to="visible"/>
                  <anim:transitionFilter smil:dur="1s" smil:targetElement="id19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91" smil:attributeName="visibility" smil:to="visible"/>
                  <anim:transitionFilter smil:dur="1s" smil:targetElement="id19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92" smil:attributeName="visibility" smil:to="visible"/>
                  <anim:transitionFilter smil:dur="1s" smil:targetElement="id19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93" smil:attributeName="visibility" smil:to="visible"/>
                  <anim:transitionFilter smil:dur="1s" smil:targetElement="id19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94" smil:attributeName="visibility" smil:to="visible"/>
                  <anim:transitionFilter smil:dur="1s" smil:targetElement="id19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95" smil:attributeName="visibility" smil:to="visible"/>
                  <anim:transitionFilter smil:dur="1s" smil:targetElement="id19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96" smil:attributeName="visibility" smil:to="visible"/>
                  <anim:transitionFilter smil:dur="1s" smil:targetElement="id19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197" smil:attributeName="visibility" smil:to="visible"/>
                  <anim:transitionFilter smil:dur="1s" smil:targetElement="id19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198" smil:attributeName="visibility" smil:to="visible"/>
                  <anim:transitionFilter smil:dur="1s" smil:targetElement="id19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99" smil:attributeName="visibility" smil:to="visible"/>
                  <anim:transitionFilter smil:dur="1s" smil:targetElement="id19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0" smil:attributeName="visibility" smil:to="visible"/>
                  <anim:transitionFilter smil:dur="1s" smil:targetElement="id20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201" smil:attributeName="visibility" smil:to="visible"/>
                  <anim:transitionFilter smil:dur="1s" smil:targetElement="id20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02" smil:attributeName="visibility" smil:to="visible"/>
                  <anim:transitionFilter smil:dur="1s" smil:targetElement="id202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9" presentation:class="page"/>
          <draw:frame presentation:style-name="pr4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Lucidabright1" svg:font-family="Lucidabright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Lucidabright" svg:font-family="Lucidabright" style:font-family-generic="roman"/>
    <style:font-face style:name="Times" svg:font-family="Times" style:font-family-generic="roman"/>
    <style:font-face style:name="Times New Roman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.02cm" draw:rotation="0"/>
    <draw:marker draw:name="Arrow" svg:viewBox="0 0 20 30" svg:d="M10 0l-10 30h20"/>
    <draw:marker draw:name="Arrowheads_20_15" draw:display-name="Arrowheads 15" svg:viewBox="0 0 250 250" svg:d="M125 0l125 250h-250z"/>
    <draw:marker draw:name="Arrowheads_20_16" draw:display-name="Arrowheads 16" svg:viewBox="0 0 250 250" svg:d="M125 0l125 250h-250z"/>
    <draw:marker draw:name="Arrowheads_20_17" draw:display-name="Arrowheads 17" svg:viewBox="0 0 250 250" svg:d="M125 0l125 250h-250z"/>
    <draw:marker draw:name="Arrowheads_20_18" draw:display-name="Arrowheads 18" svg:viewBox="0 0 250 250" svg:d="M125 0l125 250h-250z"/>
    <draw:marker draw:name="Arrowheads_20_182" draw:display-name="Arrowheads 182" svg:viewBox="0 0 250 250" svg:d="M125 0l125 250h-250z"/>
    <draw:marker draw:name="Arrowheads_20_183" draw:display-name="Arrowheads 183" svg:viewBox="0 0 250 250" svg:d="M125 0l125 250h-250z"/>
    <draw:marker draw:name="Arrowheads_20_184" draw:display-name="Arrowheads 184" svg:viewBox="0 0 250 250" svg:d="M125 0l125 250h-250z"/>
    <draw:marker draw:name="Arrowheads_20_19" draw:display-name="Arrowheads 19" svg:viewBox="0 0 250 250" svg:d="M125 0l125 250h-250z"/>
    <draw:marker draw:name="Arrowheads_20_20" draw:display-name="Arrowheads 20" svg:viewBox="0 0 250 250" svg:d="M125 0l125 250h-250z"/>
    <draw:marker draw:name="Arrowheads_20_21" draw:display-name="Arrowheads 21" svg:viewBox="0 0 250 250" svg:d="M125 0l125 250h-250z"/>
    <draw:marker draw:name="Arrowheads_20_22" draw:display-name="Arrowheads 22" svg:viewBox="0 0 250 250" svg:d="M125 0l125 250h-250z"/>
    <draw:marker draw:name="Arrowheads_20_23" draw:display-name="Arrowheads 23" svg:viewBox="0 0 250 250" svg:d="M125 0l125 250h-250z"/>
    <draw:marker draw:name="Arrowheads_20_24" draw:display-name="Arrowheads 24" svg:viewBox="0 0 250 250" svg:d="M125 0l125 250h-250z"/>
    <draw:marker draw:name="Arrowheads_20_25" draw:display-name="Arrowheads 25" svg:viewBox="0 0 250 250" svg:d="M125 0l125 250h-250z"/>
    <draw:marker draw:name="Arrowheads_20_26" draw:display-name="Arrowheads 26" svg:viewBox="0 0 250 250" svg:d="M125 0l125 250h-250z"/>
    <draw:marker draw:name="Arrowheads_20_27" draw:display-name="Arrowheads 27" svg:viewBox="0 0 250 250" svg:d="M125 0l125 250h-250z"/>
    <draw:marker draw:name="Arrowheads_20_28" draw:display-name="Arrowheads 28" svg:viewBox="0 0 250 250" svg:d="M125 0l125 250h-250z"/>
    <draw:marker draw:name="Arrowheads_20_29" draw:display-name="Arrowheads 29" svg:viewBox="0 0 250 250" svg:d="M125 0l125 250h-250z"/>
    <draw:marker draw:name="Arrowheads_20_30" draw:display-name="Arrowheads 30" svg:viewBox="0 0 250 250" svg:d="M125 0l125 250h-250z"/>
    <draw:marker draw:name="Arrowheads_20_31" draw:display-name="Arrowheads 31" svg:viewBox="0 0 250 250" svg:d="M125 0l125 250h-250z"/>
    <draw:marker draw:name="Arrowheads_20_32" draw:display-name="Arrowheads 32" svg:viewBox="0 0 250 250" svg:d="M125 0l125 250h-250z"/>
    <draw:marker draw:name="Arrowheads_20_33" draw:display-name="Arrowheads 33" svg:viewBox="0 0 250 250" svg:d="M125 0l125 250h-250z"/>
    <draw:marker draw:name="Arrowheads_20_34" draw:display-name="Arrowheads 34" svg:viewBox="0 0 250 250" svg:d="M125 0l125 250h-250z"/>
    <draw:marker draw:name="Arrowheads_20_35" draw:display-name="Arrowheads 35" svg:viewBox="0 0 250 250" svg:d="M125 0l125 250h-250z"/>
    <draw:marker draw:name="Arrowheads_20_36" draw:display-name="Arrowheads 36" svg:viewBox="0 0 250 250" svg:d="M125 0l125 250h-250z"/>
    <draw:marker draw:name="Arrowheads_20_37" draw:display-name="Arrowheads 37" svg:viewBox="0 0 250 250" svg:d="M125 0l125 250h-250z"/>
    <draw:marker draw:name="Arrowheads_20_38" draw:display-name="Arrowheads 38" svg:viewBox="0 0 250 250" svg:d="M125 0l125 250h-250z"/>
    <draw:marker draw:name="Arrowheads_20_39" draw:display-name="Arrowheads 39" svg:viewBox="0 0 250 250" svg:d="M125 0l125 250h-250z"/>
    <draw:marker draw:name="Arrowheads_20_40" draw:display-name="Arrowheads 40" svg:viewBox="0 0 250 250" svg:d="M125 0l125 250h-250z"/>
    <draw:marker draw:name="Arrowheads_20_41" draw:display-name="Arrowheads 41" svg:viewBox="0 0 250 250" svg:d="M125 0l125 250h-250z"/>
    <draw:marker draw:name="Arrowheads_20_42" draw:display-name="Arrowheads 42" svg:viewBox="0 0 250 250" svg:d="M125 0l125 250h-250z"/>
    <draw:marker draw:name="Arrowheads_20_43" draw:display-name="Arrowheads 43" svg:viewBox="0 0 250 250" svg:d="M125 0l125 250h-250z"/>
    <draw:marker draw:name="Arrowheads_20_44" draw:display-name="Arrowheads 44" svg:viewBox="0 0 250 250" svg:d="M125 0l125 250h-250z"/>
    <draw:marker draw:name="Arrowheads_20_45" draw:display-name="Arrowheads 45" svg:viewBox="0 0 250 250" svg:d="M125 0l125 250h-250z"/>
    <draw:marker draw:name="Arrowheads_20_46" draw:display-name="Arrowheads 46" svg:viewBox="0 0 250 250" svg:d="M125 0l125 250h-250z"/>
    <draw:marker draw:name="Arrowheads_20_47" draw:display-name="Arrowheads 47" svg:viewBox="0 0 250 250" svg:d="M125 0l125 250h-250z"/>
    <draw:marker draw:name="Arrowheads_20_48" draw:display-name="Arrowheads 48" svg:viewBox="0 0 250 250" svg:d="M125 0l125 250h-250z"/>
    <draw:marker draw:name="Arrowheads_20_49" draw:display-name="Arrowheads 49" svg:viewBox="0 0 250 250" svg:d="M125 0l125 250h-250z"/>
    <draw:marker draw:name="Arrowheads_20_50" draw:display-name="Arrowheads 50" svg:viewBox="0 0 250 250" svg:d="M125 0l125 250h-250z"/>
    <draw:marker draw:name="Arrowheads_20_51" draw:display-name="Arrowheads 51" svg:viewBox="0 0 250 250" svg:d="M125 0l125 250h-250z"/>
    <draw:marker draw:name="Arrowheads_20_52" draw:display-name="Arrowheads 52" svg:viewBox="0 0 250 250" svg:d="M125 0l125 250h-250z"/>
    <draw:marker draw:name="Arrowheads_20_53" draw:display-name="Arrowheads 53" svg:viewBox="0 0 250 250" svg:d="M125 0l125 250h-250z"/>
    <draw:marker draw:name="Arrowheads_20_54" draw:display-name="Arrowheads 54" svg:viewBox="0 0 250 250" svg:d="M125 0l125 250h-250z"/>
    <draw:marker draw:name="Arrowheads_20_55" draw:display-name="Arrowheads 55" svg:viewBox="0 0 250 250" svg:d="M125 0l125 250h-250z"/>
    <draw:marker draw:name="Arrowheads_20_56" draw:display-name="Arrowheads 56" svg:viewBox="0 0 250 250" svg:d="M125 0l125 250h-250z"/>
    <draw:marker draw:name="Arrowheads_20_57" draw:display-name="Arrowheads 57" svg:viewBox="0 0 250 250" svg:d="M125 0l125 250h-250z"/>
    <draw:marker draw:name="Arrowheads_20_58" draw:display-name="Arrowheads 58" svg:viewBox="0 0 250 250" svg:d="M125 0l125 250h-250z"/>
    <draw:marker draw:name="Arrowheads_20_59" draw:display-name="Arrowheads 59" svg:viewBox="0 0 250 250" svg:d="M125 0l125 250h-250z"/>
    <draw:marker draw:name="Arrowheads_20_60" draw:display-name="Arrowheads 60" svg:viewBox="0 0 250 250" svg:d="M125 0l125 250h-250z"/>
    <draw:marker draw:name="Arrowheads_20_61" draw:display-name="Arrowheads 61" svg:viewBox="0 0 250 250" svg:d="M125 0l125 250h-250z"/>
    <draw:marker draw:name="Arrowheads_20_62" draw:display-name="Arrowheads 62" svg:viewBox="0 0 250 250" svg:d="M125 0l125 250h-250z"/>
    <draw:marker draw:name="Arrowheads_20_63" draw:display-name="Arrowheads 63" svg:viewBox="0 0 250 250" svg:d="M125 0l125 250h-250z"/>
    <draw:marker draw:name="Arrowheads_20_64" draw:display-name="Arrowheads 64" svg:viewBox="0 0 250 250" svg:d="M125 0l125 250h-250z"/>
    <draw:marker draw:name="Arrowheads_20_65" draw:display-name="Arrowheads 65" svg:viewBox="0 0 250 250" svg:d="M125 0l125 250h-250z"/>
    <draw:marker draw:name="Arrowheads_20_66" draw:display-name="Arrowheads 66" svg:viewBox="0 0 250 250" svg:d="M125 0l125 250h-250z"/>
    <draw:marker draw:name="Arrowheads_20_67" draw:display-name="Arrowheads 67" svg:viewBox="0 0 250 250" svg:d="M125 0l125 250h-250z"/>
    <draw:marker draw:name="Arrowheads_20_68" draw:display-name="Arrowheads 68" svg:viewBox="0 0 250 250" svg:d="M125 0l125 250h-250z"/>
    <draw:marker draw:name="Arrowheads_20_69" draw:display-name="Arrowheads 69" svg:viewBox="0 0 250 250" svg:d="M125 0l125 250h-250z"/>
    <draw:marker draw:name="Arrowheads_20_70" draw:display-name="Arrowheads 70" svg:viewBox="0 0 250 250" svg:d="M125 0l125 250h-250z"/>
    <draw:marker draw:name="Arrowheads_20_71" draw:display-name="Arrowheads 71" svg:viewBox="0 0 250 250" svg:d="M125 0l125 250h-250z"/>
    <draw:marker draw:name="Arrowheads_20_72" draw:display-name="Arrowheads 72" svg:viewBox="0 0 250 250" svg:d="M125 0l125 250h-250z"/>
    <draw:marker draw:name="Arrowheads_20_73" draw:display-name="Arrowheads 73" svg:viewBox="0 0 250 250" svg:d="M125 0l125 250h-250z"/>
    <draw:marker draw:name="Arrowheads_20_74" draw:display-name="Arrowheads 74" svg:viewBox="0 0 250 250" svg:d="M125 0l125 250h-250z"/>
    <draw:marker draw:name="Arrowheads_20_75" draw:display-name="Arrowheads 75" svg:viewBox="0 0 250 250" svg:d="M125 0l125 250h-250z"/>
    <draw:marker draw:name="Arrowheads_20_76" draw:display-name="Arrowheads 76" svg:viewBox="0 0 250 250" svg:d="M125 0l125 250h-250z"/>
    <draw:marker draw:name="Arrowheads_20_77" draw:display-name="Arrowheads 77" svg:viewBox="0 0 250 250" svg:d="M125 0l125 250h-250z"/>
    <draw:marker draw:name="Arrowheads_20_78" draw:display-name="Arrowheads 78" svg:viewBox="0 0 250 250" svg:d="M125 0l125 250h-250z"/>
    <draw:marker draw:name="Arrowheads_20_79" draw:display-name="Arrowheads 79" svg:viewBox="0 0 250 250" svg:d="M125 0l125 250h-250z"/>
    <draw:marker draw:name="Arrowheads_20_80" draw:display-name="Arrowheads 80" svg:viewBox="0 0 250 250" svg:d="M125 0l125 250h-250z"/>
    <draw:marker draw:name="Arrowheads_20_81" draw:display-name="Arrowheads 81" svg:viewBox="0 0 250 250" svg:d="M125 0l125 250h-250z"/>
    <draw:marker draw:name="Arrowheads_20_82" draw:display-name="Arrowheads 82" svg:viewBox="0 0 250 250" svg:d="M125 0l125 250h-250z"/>
    <draw:marker draw:name="Arrowheads_20_83" draw:display-name="Arrowheads 83" svg:viewBox="0 0 250 250" svg:d="M125 0l125 250h-250z"/>
    <draw:marker draw:name="Arrowheads_20_84" draw:display-name="Arrowheads 84" svg:viewBox="0 0 250 250" svg:d="M125 0l125 250h-250z"/>
    <draw:marker draw:name="Arrowheads_20_85" draw:display-name="Arrowheads 85" svg:viewBox="0 0 250 250" svg:d="M125 0l125 250h-250z"/>
    <draw:marker draw:name="Arrowheads_20_86" draw:display-name="Arrowheads 86" svg:viewBox="0 0 250 250" svg:d="M125 0l125 250h-25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ffff" style:font-name="Lucidabright" fo:font-size="26pt" fo:language="es" fo:country="ES" style:font-name-asian="DejaVuSan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" style:display-name="Una imagen de una película con orificios de arrastre. Fondo celeste. El efecto &quot;desplazamiento desde abajo&quot; queda muy bien en una presentación con este fondo-background" style:family="presentation">
      <style:graphic-properties draw:stroke="none" draw:fill="solid" draw:fill-color="#4c4c4c" draw:fill-image-width="1cm" draw:fill-image-height="1cm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objects" style:display-name="Una imagen de una película con orificios de arrastre. Fondo celeste. El efecto &quot;desplazamiento desde abajo&quot; queda muy bien en una presentación con este fondo-backgroundobjects" style:family="presentation">
      <style:graphic-properties draw:shadow="hidden" draw:shadow-offset-x="0.3cm" draw:shadow-offset-y="0.3cm" draw:shadow-color="#808080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notes" style:display-name="Una imagen de una película con orificios de arrastre. Fondo celeste. El efecto &quot;desplazamiento desde abajo&quot; queda muy bien en una presentación con este fondo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1" fo:font-family="'Times New Roman', Times" style:font-family-generic="roman" style:font-pitch="variable" fo:font-size="24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 style:family="presentation">
      <style:graphic-properties draw:stroke="solid" svg:stroke-color="#999999" draw:fill="solid" draw:fill-color="#666666" draw:fill-image-width="1cm" draw:fill-image-height="1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>
          <text:list-level-style-bullet text:level="1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2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3" text:bullet-char="">
            <style:list-level-properties text:space-before="0.3cm" text:min-label-width="1.2cm"/>
            <style:text-properties fo:font-family="StarSymbol" fo:color="#e6e6e6" fo:font-size="75%"/>
          </text:list-level-style-bullet>
          <text:list-level-style-bullet text:level="4" text:bullet-char="">
            <style:list-level-properties text:space-before="1.08cm" text:min-label-width="1.2cm"/>
            <style:text-properties fo:font-family="StarSymbol" fo:color="#e6e6e6" fo:font-size="75%"/>
          </text:list-level-style-bullet>
          <text:list-level-style-bullet text:level="5" text:bullet-char="">
            <style:list-level-properties text:space-before="1.56cm" text:min-label-width="1.2cm"/>
            <style:text-properties fo:font-family="StarSymbol" fo:color="#e6e6e6" fo:font-size="75%"/>
          </text:list-level-style-bullet>
          <text:list-level-style-bullet text:level="6" text:bullet-char="">
            <style:list-level-properties text:space-before="2.04cm" text:min-label-width="1.2cm"/>
            <style:text-properties fo:font-family="StarSymbol" fo:color="#e6e6e6" fo:font-size="75%"/>
          </text:list-level-style-bullet>
          <text:list-level-style-bullet text:level="7" text:bullet-char="">
            <style:list-level-properties text:space-before="2.519cm" text:min-label-width="1.2cm"/>
            <style:text-properties fo:font-family="StarSymbol" fo:color="#e6e6e6" fo:font-size="75%"/>
          </text:list-level-style-bullet>
          <text:list-level-style-bullet text:level="8" text:bullet-char="">
            <style:list-level-properties text:space-before="3cm" text:min-label-width="1.2cm"/>
            <style:text-properties fo:font-family="StarSymbol" fo:color="#e6e6e6" fo:font-size="75%"/>
          </text:list-level-style-bullet>
          <text:list-level-style-bullet text:level="9" text:bullet-char="">
            <style:list-level-properties text:space-before="3.48cm" text:min-label-width="1.2cm"/>
            <style:text-properties fo:font-family="StarSymbol" fo:color="#e6e6e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style:text-line-through-type="none" style:font-name="Arial2" fo:font-family="Arial, Helvetica" style:font-style-name="Standard" fo:font-size="12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2" style:display-name="Una imagen de una película con orificios de arrastre. Fondo celeste. El efecto &quot;desplazamiento desde abajo&quot; queda muy bien en una presentación con este fondo-outline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1">
      <style:graphic-properties draw:stroke="solid" svg:stroke-color="#999999" draw:fill="solid" draw:fill-color="#666666" draw:fill-image-width="1cm" draw:fill-image-height="1cm"/>
      <style:paragraph-properties fo:margin-left="1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3" style:display-name="Una imagen de una película con orificios de arrastre. Fondo celeste. El efecto &quot;desplazamiento desde abajo&quot; queda muy bien en una presentación con este fondo-outline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2">
      <style:graphic-properties draw:stroke="solid" svg:stroke-color="#999999" draw:fill="solid" draw:fill-color="#666666" draw:fill-image-width="1cm" draw:fill-image-height="1cm"/>
      <style:paragraph-properties fo:margin-left="1.5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4" style:display-name="Una imagen de una película con orificios de arrastre. Fondo celeste. El efecto &quot;desplazamiento desde abajo&quot; queda muy bien en una presentación con este fondo-outline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3">
      <style:graphic-properties draw:stroke="solid" svg:stroke-color="#999999" draw:fill="solid" draw:fill-color="#666666" draw:fill-image-width="1cm" draw:fill-image-height="1cm"/>
      <style:paragraph-properties fo:margin-left="2.2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5" style:display-name="Una imagen de una película con orificios de arrastre. Fondo celeste. El efecto &quot;desplazamiento desde abajo&quot; queda muy bien en una presentación con este fondo-outline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4">
      <style:graphic-properties draw:stroke="solid" svg:stroke-color="#999999" draw:fill="solid" draw:fill-color="#666666" draw:fill-image-width="1cm" draw:fill-image-height="1cm"/>
      <style:paragraph-properties fo:margin-left="2.76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6" style:display-name="Una imagen de una película con orificios de arrastre. Fondo celeste. El efecto &quot;desplazamiento desde abajo&quot; queda muy bien en una presentación con este fondo-outline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5">
      <style:graphic-properties draw:stroke="solid" svg:stroke-color="#999999" draw:fill="solid" draw:fill-color="#666666" draw:fill-image-width="1cm" draw:fill-image-height="1cm"/>
      <style:paragraph-properties fo:margin-left="3.24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7" style:display-name="Una imagen de una película con orificios de arrastre. Fondo celeste. El efecto &quot;desplazamiento desde abajo&quot; queda muy bien en una presentación con este fondo-outline7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6">
      <style:graphic-properties draw:stroke="solid" svg:stroke-color="#999999" draw:fill="solid" draw:fill-color="#666666" draw:fill-image-width="1cm" draw:fill-image-height="1cm"/>
      <style:paragraph-properties fo:margin-left="3.719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8" style:display-name="Una imagen de una película con orificios de arrastre. Fondo celeste. El efecto &quot;desplazamiento desde abajo&quot; queda muy bien en una presentación con este fondo-outline8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7">
      <style:graphic-properties draw:stroke="solid" svg:stroke-color="#999999" draw:fill="solid" draw:fill-color="#666666" draw:fill-image-width="1cm" draw:fill-image-height="1cm"/>
      <style:paragraph-properties fo:margin-left="4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9" style:display-name="Una imagen de una película con orificios de arrastre. Fondo celeste. El efecto &quot;desplazamiento desde abajo&quot; queda muy bien en una presentación con este fondo-outline9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8">
      <style:graphic-properties draw:stroke="solid" svg:stroke-color="#999999" draw:fill="solid" draw:fill-color="#666666" draw:fill-image-width="1cm" draw:fill-image-height="1cm"/>
      <style:paragraph-properties fo:margin-left="4.6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 style:family="presentation">
      <style:graphic-properties draw:stroke="solid" draw:stroke-dash="Dashed_20__28_var_29__20_2" svg:stroke-width="0cm" svg:stroke-color="#999999" svg:stroke-opacity="100%" draw:stroke-linejoin="round" draw:fill="solid" draw:fill-color="#666666" draw:fill-gradient-name="Gradient_20_8" draw:gradient-step-count="0" draw:fill-hatch-name="Hatch_20_1" draw:fill-hatch-solid="tru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0.5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margin-top="0cm" fo:margin-bottom="0cm" fo:line-height="100%" fo:text-align="center" fo:text-indent="0cm">
        <style:tab-stops/>
      </style:paragraph-properties>
      <style:text-properties fo:color="#e6e6e6" style:text-outline="false" style:text-line-through-style="none" style:text-line-through-type="none" style:text-position="0% 100%" style:font-name="Arial2" fo:font-family="Arial, Helvetica" style:font-style-name="Standard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 style:family="presentation">
      <style:graphic-properties draw:stroke="solid" svg:stroke-color="#999999" draw:fill="solid" draw:fill-color="#666666" draw:fill-image-width="1cm" draw:fill-image-height="1cm" draw:textarea-vertical-align="middle">
        <text:list-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rial2" fo:font-family="Arial, Helvetica" style:font-style-name="Standard" fo:font-size="16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4c4c4c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style:mirror="none" style:protect="position size"/>
    </style:style>
    <style:style style:name="M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b3b3b3" draw:textarea-horizontal-align="center" draw:textarea-vertical-align="middle" style:protect="position size"/>
    </style:style>
    <style:style style:name="M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666666" draw:fill="none" draw:fill-color="#333333" draw:fill-image-width="1cm" draw:fill-image-height="1cm" draw:textarea-horizontal-align="center" draw:textarea-vertical-align="middle" style:protect="position size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/>
    </style:style>
    <style:style style:name="MP3" style:family="paragraph">
      <style:paragraph-properties fo:text-align="center"/>
      <style:text-properties fo:color="#00ff00" style:font-name="Conga1" fo:font-size="14pt"/>
    </style:style>
    <style:style style:name="MT1" style:family="text">
      <style:text-properties fo:color="#00ff00" style:font-name="Conga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Una_20_imagen_20_de_20_una_20_película_20_con_20_orificios_20_de_20_arrastre._20_Fondo_20_celeste._20_El_20_efecto_20__22_desplazamiento_20_desde_20_abajo_22__20_queda_20_muy_20_bien_20_en_20_una_20_presentación_20_con_20_este_20_fondo" style:display-name="Una imagen de una película con orificios de arrastre. Fondo celeste. El efecto &quot;desplazamiento desde abajo&quot; queda muy bien en una presentación con este fondo" style:page-layout-name="PM1" draw:style-name="Mdp1">
      <draw:frame draw:style-name="Mgr1" draw:text-style-name="MP1" draw:layer="backgroundobjects" svg:width="0.846cm" svg:height="0.846cm" svg:x="26.95cm" svg:y="20cm">
        <draw:image xlink:href="Pictures/100002000000002000000020E45777E2.png" xlink:type="simple" xlink:show="embed" xlink:actuate="onLoad">
          <text:p/>
        </draw:image>
        <office:event-listeners>
          <presentation:event-listener script:event-name="dom:click" presentation:action="next-page"/>
        </office:event-listeners>
      </draw:frame>
      <draw:frame draw:style-name="Mgr1" draw:text-style-name="MP1" draw:layer="backgroundobjects" svg:width="0.845cm" svg:height="0.845cm" svg:x="25.5cm" svg:y="20cm">
        <draw:image xlink:href="Pictures/100002000000002000000020832FC288.png" xlink:type="simple" xlink:show="embed" xlink:actuate="onLoad">
          <text:p/>
        </draw:image>
        <office:event-listeners>
          <presentation:event-listener script:event-name="dom:click" presentation:action="previous-page"/>
        </office:event-listeners>
      </draw:frame>
      <draw:line presentation:style-name="Mpr1" draw:text-style-name="MP1" draw:layer="backgroundobjects" svg:x1="0.2cm" svg:y1="19.8cm" svg:x2="27.8cm" svg:y2="19.8cm">
        <text:p/>
      </draw:line>
      <draw:rect presentation:style-name="Mpr2" draw:text-style-name="MP3" draw:layer="backgroundobjects" svg:width="21.17cm" svg:height="0.6cm" svg:x="3.415cm" svg:y="20.1cm">
        <text:p text:style-name="MP2"><text:span text:style-name="MT1">Vista Bidimensional y Recortes</text:span></text:p>
      </draw:rect>
      <draw:frame draw:style-name="Mgr1" draw:text-style-name="MP1" draw:layer="backgroundobjects" svg:width="0.846cm" svg:height="0.846cm" svg:x="0.2cm" svg:y="20cm">
        <draw:image xlink:href="Pictures/1000020000000020000000206FB901C8.png" xlink:type="simple" xlink:show="embed" xlink:actuate="onLoad">
          <text:p/>
        </draw:image>
        <office:event-listeners>
          <presentation:event-listener script:event-name="dom:click" presentation:action="first-page"/>
        </office:event-listeners>
      </draw:frame>
      <draw:frame draw:style-name="Mgr1" draw:text-style-name="MP1" draw:layer="backgroundobjects" svg:width="0.846cm" svg:height="0.846cm" svg:x="1.65cm" svg:y="20cm">
        <draw:image xlink:href="Pictures/1000020000000020000000205CE34C52.png" xlink:type="simple" xlink:show="embed" xlink:actuate="onLoad">
          <text:p/>
        </draw:image>
        <office:event-listeners>
          <presentation:event-listener script:event-name="dom:click" presentation:action="stop"/>
        </office:event-listeners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25.199cm" svg:height="3.506cm" svg:x="1.4cm" svg:y="0.837cm" presentation:class="title" presentation:placeholder="true">
        <draw:text-box/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14.181cm" svg:height="9.538cm" svg:x="3.773cm" svg:y="2.647cm" presentation:class="page"/>
  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notes" draw:layer="backgroundobjects" svg:width="15.021cm" svg:height="10.586cm" svg:x="3.361cm" svg:y="13.11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meta:creation-date>2001-01-10T21:13:26</meta:creation-date>
    <dc:date>2014-05-07T11:28:57.557489300</dc:date>
    <meta:editing-cycles>252</meta:editing-cycles>
    <meta:editing-duration>P1DT6H24M34S</meta:editing-duration>
    <meta:document-statistic meta:object-count="1242"/>
    <meta:user-defined meta:name="Info 0"/>
    <meta:user-defined meta:name="Info 1"/>
    <meta:user-defined meta:name="Info 2"/>
    <meta:user-defined meta:name="Info 3"/>
  </office:meta>
</office:document-meta>
</file>